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Calibri" svg:font-family="Calibri"/>
    <style:font-face style:name="Calibri1" svg:font-family="Calibri1"/>
    <style:font-face style:name="Calibri2" svg:font-family="Calibri2"/>
    <style:font-face style:name="Calibri3" svg:font-family="Calibri3"/>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6" style:family="table-column">
      <style:table-column-properties fo:break-before="auto" style:column-width="1.2047in"/>
    </style:style>
    <style:style style:name="co12" style:family="table-column">
      <style:table-column-properties fo:break-before="auto" style:column-width="0.8925in"/>
    </style:style>
    <style:style style:name="co57" style:family="table-column">
      <style:table-column-properties fo:break-before="auto" style:column-width="2.0508in"/>
    </style:style>
    <style:style style:name="co58" style:family="table-column">
      <style:table-column-properties fo:break-before="auto" style:column-width="1.2146in"/>
    </style:style>
    <style:style style:name="co59" style:family="table-column">
      <style:table-column-properties fo:break-before="auto" style:column-width="1.9307in"/>
    </style:style>
    <style:style style:name="co16" style:family="table-column">
      <style:table-column-properties fo:break-before="auto" style:column-width="1.2717in"/>
    </style:style>
    <style:style style:name="co17" style:family="table-column">
      <style:table-column-properties fo:break-before="auto" style:column-width="1.7543in"/>
    </style:style>
    <style:style style:name="co18" style:family="table-column">
      <style:table-column-properties fo:break-before="auto" style:column-width="1.6701in"/>
    </style:style>
    <style:style style:name="co19" style:family="table-column">
      <style:table-column-properties fo:break-before="auto" style:column-width="1.2618in"/>
    </style:style>
    <style:style style:name="co20" style:family="table-column">
      <style:table-column-properties fo:break-before="auto" style:column-width="1.0854in"/>
    </style:style>
    <style:style style:name="co21" style:family="table-column">
      <style:table-column-properties fo:break-before="auto" style:column-width="0.9465in"/>
    </style:style>
    <style:style style:name="co22" style:family="table-column">
      <style:table-column-properties fo:break-before="auto" style:column-width="2.1992in"/>
    </style:style>
    <style:style style:name="co23" style:family="table-column">
      <style:table-column-properties fo:break-before="auto" style:column-width="1.522in"/>
    </style:style>
    <style:style style:name="co24" style:family="table-column">
      <style:table-column-properties fo:break-before="auto" style:column-width="1.2154in"/>
    </style:style>
    <style:style style:name="co25" style:family="table-column">
      <style:table-column-properties fo:break-before="auto" style:column-width="1.8929in"/>
    </style:style>
    <style:style style:name="co26" style:family="table-column">
      <style:table-column-properties fo:break-before="auto" style:column-width="2.2091in"/>
    </style:style>
    <style:style style:name="co27" style:family="table-column">
      <style:table-column-properties fo:break-before="auto" style:column-width="1.698in"/>
    </style:style>
    <style:style style:name="co28" style:family="table-column">
      <style:table-column-properties fo:break-before="auto" style:column-width="1.8189in"/>
    </style:style>
    <style:style style:name="co29" style:family="table-column">
      <style:table-column-properties fo:break-before="auto" style:column-width="2.4965in"/>
    </style:style>
    <style:style style:name="co30" style:family="table-column">
      <style:table-column-properties fo:break-before="auto" style:column-width="1.5126in"/>
    </style:style>
    <style:style style:name="co31" style:family="table-column">
      <style:table-column-properties fo:break-before="auto" style:column-width="1.6799in"/>
    </style:style>
    <style:style style:name="co32" style:family="table-column">
      <style:table-column-properties fo:break-before="auto" style:column-width="1.7354in"/>
    </style:style>
    <style:style style:name="co33" style:family="table-column">
      <style:table-column-properties fo:break-before="auto" style:column-width="1.4846in"/>
    </style:style>
    <style:style style:name="co34" style:family="table-column">
      <style:table-column-properties fo:break-before="auto" style:column-width="1.5035in"/>
    </style:style>
    <style:style style:name="co35" style:family="table-column">
      <style:table-column-properties fo:break-before="auto" style:column-width="1.7909in"/>
    </style:style>
    <style:style style:name="co36" style:family="table-column">
      <style:table-column-properties fo:break-before="auto" style:column-width="1.039in"/>
    </style:style>
    <style:style style:name="co37" style:family="table-column">
      <style:table-column-properties fo:break-before="auto" style:column-width="1.448in"/>
    </style:style>
    <style:style style:name="co38" style:family="table-column">
      <style:table-column-properties fo:break-before="auto" style:column-width="1.2992in"/>
    </style:style>
    <style:style style:name="co39" style:family="table-column">
      <style:table-column-properties fo:break-before="auto" style:column-width="1.5866in"/>
    </style:style>
    <style:style style:name="co60" style:family="table-column">
      <style:table-column-properties fo:break-before="auto" style:column-width="1.2252in"/>
    </style:style>
    <style:style style:name="co41" style:family="table-column">
      <style:table-column-properties fo:break-before="auto" style:column-width="1.2429in"/>
    </style:style>
    <style:style style:name="co42" style:family="table-column">
      <style:table-column-properties fo:break-before="auto" style:column-width="2.4957in"/>
    </style:style>
    <style:style style:name="co43" style:family="table-column">
      <style:table-column-properties fo:break-before="auto" style:column-width="1.9228in"/>
    </style:style>
    <style:style style:name="co44" style:family="table-column">
      <style:table-column-properties fo:break-before="auto" style:column-width="0.9035in"/>
    </style:style>
    <style:style style:name="co45" style:family="table-column">
      <style:table-column-properties fo:break-before="auto" style:column-width="1.748in"/>
    </style:style>
    <style:style style:name="co61" style:family="table-column">
      <style:table-column-properties fo:break-before="auto" style:column-width="1.6055in"/>
    </style:style>
    <style:style style:name="co62" style:family="table-column">
      <style:table-column-properties fo:break-before="auto" style:column-width="1.9209in"/>
    </style:style>
    <style:style style:name="co48" style:family="table-column">
      <style:table-column-properties fo:break-before="auto" style:column-width="0.7189in"/>
    </style:style>
    <style:style style:name="co49" style:family="table-column">
      <style:table-column-properties fo:break-before="auto" style:column-width="5.0417in"/>
    </style:style>
    <style:style style:name="co50" style:family="table-column">
      <style:table-column-properties fo:break-before="auto" style:column-width="1.2728in"/>
    </style:style>
    <style:style style:name="co51" style:family="table-column">
      <style:table-column-properties fo:break-before="auto" style:column-width="0.8055in"/>
    </style:style>
    <style:style style:name="co52" style:family="table-column">
      <style:table-column-properties fo:break-before="auto" style:column-width="0.6693in"/>
    </style:style>
    <style:style style:name="co53" style:family="table-column">
      <style:table-column-properties fo:break-before="auto" style:column-width="0.7957in"/>
    </style:style>
    <style:style style:name="co54" style:family="table-column">
      <style:table-column-properties fo:break-before="auto" style:column-width="2.5965in"/>
    </style:style>
    <style:style style:name="co55" style:family="table-column">
      <style:table-column-properties fo:break-before="auto" style:column-width="1.1543in"/>
    </style:style>
    <style:style style:name="co63" style:family="table-column">
      <style:table-column-properties fo:break-before="auto" style:column-width="1.4957in"/>
    </style:style>
    <style:style style:name="co64" style:family="table-column">
      <style:table-column-properties fo:break-before="auto" style:column-width="0.9075in"/>
    </style:style>
    <style:style style:name="co65" style:family="table-column">
      <style:table-column-properties fo:break-before="auto" style:column-width="2.0228in"/>
    </style:style>
    <style:style style:name="ro84" style:family="table-row">
      <style:table-row-properties style:row-height="0.7161in" fo:break-before="auto" style:use-optimal-row-height="false"/>
    </style:style>
    <style:style style:name="ro6" style:family="table-row">
      <style:table-row-properties style:row-height="1.3264in" fo:break-before="auto" style:use-optimal-row-height="true"/>
    </style:style>
    <style:style style:name="ro7" style:family="table-row">
      <style:table-row-properties style:row-height="0.3937in" fo:break-before="auto" style:use-optimal-row-height="true"/>
    </style:style>
    <style:style style:name="ro8" style:family="table-row">
      <style:table-row-properties style:row-height="0.7665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1398in" fo:break-before="auto" style:use-optimal-row-height="true"/>
    </style:style>
    <style:style style:name="ro85" style:family="table-row">
      <style:table-row-properties style:row-height="0.848in" fo:break-before="auto" style:use-optimal-row-height="false"/>
    </style:style>
    <style:style style:name="ro12" style:family="table-row">
      <style:table-row-properties style:row-height="0.6972in" fo:break-before="auto" style:use-optimal-row-height="false"/>
    </style:style>
    <style:style style:name="ro86" style:family="table-row">
      <style:table-row-properties style:row-height="0.9535in" fo:break-before="auto" style:use-optimal-row-height="true"/>
    </style:style>
    <style:style style:name="ro87" style:family="table-row">
      <style:table-row-properties style:row-height="2.6327in" fo:break-before="auto" style:use-optimal-row-height="true"/>
    </style:style>
    <style:style style:name="ro1" style:family="table-row">
      <style:table-row-properties style:row-height="0.1953in" fo:break-before="auto" style:use-optimal-row-height="true"/>
    </style:style>
    <style:style style:name="ro88" style:family="table-row">
      <style:table-row-properties style:row-height="0.1866in" fo:break-before="auto" style:use-optimal-row-height="true"/>
    </style:style>
    <style:style style:name="ro15" style:family="table-row">
      <style:table-row-properties style:row-height="0.6311in" fo:break-before="auto" style:use-optimal-row-height="false"/>
    </style:style>
    <style:style style:name="ro16" style:family="table-row">
      <style:table-row-properties style:row-height="0.5799in" fo:break-before="auto" style:use-optimal-row-height="true"/>
    </style:style>
    <style:style style:name="ro17" style:family="table-row">
      <style:table-row-properties style:row-height="1.5071in" fo:break-before="auto" style:use-optimal-row-height="false"/>
    </style:style>
    <style:style style:name="ro18" style:family="table-row">
      <style:table-row-properties style:row-height="1.5134in" fo:break-before="auto" style:use-optimal-row-height="true"/>
    </style:style>
    <style:style style:name="ro19" style:family="table-row">
      <style:table-row-properties style:row-height="1.8862in" fo:break-before="auto" style:use-optimal-row-height="true"/>
    </style:style>
    <style:style style:name="ro20" style:family="table-row">
      <style:table-row-properties style:row-height="2.4457in" fo:break-before="auto" style:use-optimal-row-height="true"/>
    </style:style>
    <style:style style:name="ro21" style:family="table-row">
      <style:table-row-properties style:row-height="0.5799in" fo:break-before="auto" style:use-optimal-row-height="true"/>
    </style:style>
    <style:style style:name="ro22" style:family="table-row">
      <style:table-row-properties style:row-height="1.6992in" fo:break-before="auto" style:use-optimal-row-height="true"/>
    </style:style>
    <style:style style:name="ro23" style:family="table-row">
      <style:table-row-properties style:row-height="1.7992in" fo:break-before="auto" style:use-optimal-row-height="false"/>
    </style:style>
    <style:style style:name="ro24" style:family="table-row">
      <style:table-row-properties style:row-height="3.1925in" fo:break-before="auto" style:use-optimal-row-height="true"/>
    </style:style>
    <style:style style:name="ro25" style:family="table-row">
      <style:table-row-properties style:row-height="3.3783in" fo:break-before="auto" style:use-optimal-row-height="true"/>
    </style:style>
    <style:style style:name="ro26" style:family="table-row">
      <style:table-row-properties style:row-height="2.0728in" fo:break-before="auto" style:use-optimal-row-height="true"/>
    </style:style>
    <style:style style:name="ro27" style:family="table-row">
      <style:table-row-properties style:row-height="2.2591in" fo:break-before="auto" style:use-optimal-row-height="true"/>
    </style:style>
    <style:style style:name="ro28" style:family="table-row">
      <style:table-row-properties style:row-height="1.498in" fo:break-before="auto" style:use-optimal-row-height="false"/>
    </style:style>
    <style:style style:name="ro29" style:family="table-row">
      <style:table-row-properties style:row-height="1.7146in" fo:break-before="auto" style:use-optimal-row-height="false"/>
    </style:style>
    <style:style style:name="ro30" style:family="table-row">
      <style:table-row-properties style:row-height="1.3661in" fo:break-before="auto" style:use-optimal-row-height="false"/>
    </style:style>
    <style:style style:name="ro31" style:family="table-row">
      <style:table-row-properties style:row-height="0.7772in" fo:break-before="auto" style:use-optimal-row-height="true"/>
    </style:style>
    <style:style style:name="ro32" style:family="table-row">
      <style:table-row-properties style:row-height="1.3472in" fo:break-before="auto" style:use-optimal-row-height="false"/>
    </style:style>
    <style:style style:name="ro33" style:family="table-row">
      <style:table-row-properties style:row-height="1.6484in" fo:break-before="auto" style:use-optimal-row-height="false"/>
    </style:style>
    <style:style style:name="ro34" style:family="table-row">
      <style:table-row-properties style:row-height="1.6201in" fo:break-before="auto" style:use-optimal-row-height="false"/>
    </style:style>
    <style:style style:name="ro35" style:family="table-row">
      <style:table-row-properties style:row-height="1.6016in" fo:break-before="auto" style:use-optimal-row-height="false"/>
    </style:style>
    <style:style style:name="ro36" style:family="table-row">
      <style:table-row-properties style:row-height="1.9311in" fo:break-before="auto" style:use-optimal-row-height="false"/>
    </style:style>
    <style:style style:name="ro37" style:family="table-row">
      <style:table-row-properties style:row-height="2.1193in" fo:break-before="auto" style:use-optimal-row-height="false"/>
    </style:style>
    <style:style style:name="ro38" style:family="table-row">
      <style:table-row-properties style:row-height="2.0728in" fo:break-before="auto" style:use-optimal-row-height="false"/>
    </style:style>
    <style:style style:name="ro39" style:family="table-row">
      <style:table-row-properties style:row-height="2.1008in" fo:break-before="auto" style:use-optimal-row-height="false"/>
    </style:style>
    <style:style style:name="ro40" style:family="table-row">
      <style:table-row-properties style:row-height="2.1291in" fo:break-before="auto" style:use-optimal-row-height="false"/>
    </style:style>
    <style:style style:name="ro41" style:family="table-row">
      <style:table-row-properties style:row-height="1.6673in" fo:break-before="auto" style:use-optimal-row-height="false"/>
    </style:style>
    <style:style style:name="ro42" style:family="table-row">
      <style:table-row-properties style:row-height="2.2138in" fo:break-before="auto" style:use-optimal-row-height="false"/>
    </style:style>
    <style:style style:name="ro43" style:family="table-row">
      <style:table-row-properties style:row-height="1.4508in" fo:break-before="auto" style:use-optimal-row-height="false"/>
    </style:style>
    <style:style style:name="ro44" style:family="table-row">
      <style:table-row-properties style:row-height="1.639in" fo:break-before="auto" style:use-optimal-row-height="false"/>
    </style:style>
    <style:style style:name="ro45" style:family="table-row">
      <style:table-row-properties style:row-height="2.0071in" fo:break-before="auto" style:use-optimal-row-height="false"/>
    </style:style>
    <style:style style:name="ro46" style:family="table-row">
      <style:table-row-properties style:row-height="1.9598in" fo:break-before="auto" style:use-optimal-row-height="false"/>
    </style:style>
    <style:style style:name="ro47" style:family="table-row">
      <style:table-row-properties style:row-height="1.9783in" fo:break-before="auto" style:use-optimal-row-height="false"/>
    </style:style>
    <style:style style:name="ro48" style:family="table-row">
      <style:table-row-properties style:row-height="1.9028in" fo:break-before="auto" style:use-optimal-row-height="false"/>
    </style:style>
    <style:style style:name="ro49" style:family="table-row">
      <style:table-row-properties style:row-height="2.0161in" fo:break-before="auto" style:use-optimal-row-height="false"/>
    </style:style>
    <style:style style:name="ro50" style:family="table-row">
      <style:table-row-properties style:row-height="2.2425in" fo:break-before="auto" style:use-optimal-row-height="false"/>
    </style:style>
    <style:style style:name="ro51" style:family="table-row">
      <style:table-row-properties style:row-height="2.139in" fo:break-before="auto" style:use-optimal-row-height="false"/>
    </style:style>
    <style:style style:name="ro52" style:family="table-row">
      <style:table-row-properties style:row-height="1.8937in" fo:break-before="auto" style:use-optimal-row-height="false"/>
    </style:style>
    <style:style style:name="ro53" style:family="table-row">
      <style:table-row-properties style:row-height="2.5437in" fo:break-before="auto" style:use-optimal-row-height="false"/>
    </style:style>
    <style:style style:name="ro54" style:family="table-row">
      <style:table-row-properties style:row-height="2.6in" fo:break-before="auto" style:use-optimal-row-height="false"/>
    </style:style>
    <style:style style:name="ro55" style:family="table-row">
      <style:table-row-properties style:row-height="2.478in" fo:break-before="auto" style:use-optimal-row-height="false"/>
    </style:style>
    <style:style style:name="ro56" style:family="table-row">
      <style:table-row-properties style:row-height="3.1752in" fo:break-before="auto" style:use-optimal-row-height="false"/>
    </style:style>
    <style:style style:name="ro57" style:family="table-row">
      <style:table-row-properties style:row-height="2.5154in" fo:break-before="auto" style:use-optimal-row-height="false"/>
    </style:style>
    <style:style style:name="ro58" style:family="table-row">
      <style:table-row-properties style:row-height="2.1764in" fo:break-before="auto" style:use-optimal-row-height="false"/>
    </style:style>
    <style:style style:name="ro59" style:family="table-row">
      <style:table-row-properties style:row-height="2.3835in" fo:break-before="auto" style:use-optimal-row-height="false"/>
    </style:style>
    <style:style style:name="ro60" style:family="table-row">
      <style:table-row-properties style:row-height="2.148in" fo:break-before="auto" style:use-optimal-row-height="false"/>
    </style:style>
    <style:style style:name="ro61" style:family="table-row">
      <style:table-row-properties style:row-height="2.2327in" fo:break-before="auto" style:use-optimal-row-height="false"/>
    </style:style>
    <style:style style:name="ro62" style:family="table-row">
      <style:table-row-properties style:row-height="2.902in" fo:break-before="auto" style:use-optimal-row-height="false"/>
    </style:style>
    <style:style style:name="ro63" style:family="table-row">
      <style:table-row-properties style:row-height="2.9681in" fo:break-before="auto" style:use-optimal-row-height="false"/>
    </style:style>
    <style:style style:name="ro64" style:family="table-row">
      <style:table-row-properties style:row-height="1.2244in" fo:break-before="auto" style:use-optimal-row-height="false"/>
    </style:style>
    <style:style style:name="ro65" style:family="table-row">
      <style:table-row-properties style:row-height="1.4693in" fo:break-before="auto" style:use-optimal-row-height="false"/>
    </style:style>
    <style:style style:name="ro66" style:family="table-row">
      <style:table-row-properties style:row-height="1.3in" fo:break-before="auto" style:use-optimal-row-height="false"/>
    </style:style>
    <style:style style:name="ro67" style:family="table-row">
      <style:table-row-properties style:row-height="1.3945in" fo:break-before="auto" style:use-optimal-row-height="false"/>
    </style:style>
    <style:style style:name="ro68" style:family="table-row">
      <style:table-row-properties style:row-height="1.5453in" fo:break-before="auto" style:use-optimal-row-height="false"/>
    </style:style>
    <style:style style:name="ro69" style:family="table-row">
      <style:table-row-properties style:row-height="1.1492in" fo:break-before="auto" style:use-optimal-row-height="false"/>
    </style:style>
    <style:style style:name="ro70" style:family="table-row">
      <style:table-row-properties style:row-height="1.1866in" fo:break-before="auto" style:use-optimal-row-height="false"/>
    </style:style>
    <style:style style:name="ro71" style:family="table-row">
      <style:table-row-properties style:row-height="1.7807in" fo:break-before="auto" style:use-optimal-row-height="false"/>
    </style:style>
    <style:style style:name="ro13" style:family="table-row">
      <style:table-row-properties style:row-height="2.4457in" fo:break-before="auto" style:use-optimal-row-height="true"/>
    </style:style>
    <style:style style:name="ro72" style:family="table-row">
      <style:table-row-properties style:row-height="2.3083in" fo:break-before="auto" style:use-optimal-row-height="false"/>
    </style:style>
    <style:style style:name="ro73" style:family="table-row">
      <style:table-row-properties style:row-height="0.9799in" fo:break-before="auto" style:use-optimal-row-height="false"/>
    </style:style>
    <style:style style:name="ro74" style:family="table-row">
      <style:table-row-properties style:row-height="1.5134in" fo:break-before="auto" style:use-optimal-row-height="true"/>
    </style:style>
    <style:style style:name="ro75" style:family="table-row">
      <style:table-row-properties style:row-height="2.8189in" fo:break-before="auto" style:use-optimal-row-height="true"/>
    </style:style>
    <style:style style:name="ro76" style:family="table-row">
      <style:table-row-properties style:row-height="3.0055in" fo:break-before="auto" style:use-optimal-row-height="true"/>
    </style:style>
    <style:style style:name="ro77" style:family="table-row">
      <style:table-row-properties style:row-height="1.6992in" fo:break-before="auto" style:use-optimal-row-height="true"/>
    </style:style>
    <style:style style:name="ro89" style:family="table-row">
      <style:table-row-properties style:row-height="0.7665in" fo:break-before="auto" style:use-optimal-row-height="true"/>
    </style:style>
    <style:style style:name="ro90" style:family="table-row">
      <style:table-row-properties style:row-height="2.4874in" fo:break-before="auto" style:use-optimal-row-height="false"/>
    </style:style>
    <style:style style:name="ro79" style:family="table-row">
      <style:table-row-properties style:row-height="0.9535in" fo:break-before="auto" style:use-optimal-row-height="true"/>
    </style:style>
    <style:style style:name="ro91" style:family="table-row">
      <style:table-row-properties style:row-height="0.3937in" fo:break-before="auto" style:use-optimal-row-height="true"/>
    </style:style>
    <style:style style:name="ro92" style:family="table-row">
      <style:table-row-properties style:row-height="0.5799in" fo:break-before="auto" style:use-optimal-row-height="true"/>
    </style:style>
    <style:style style:name="ro93" style:family="table-row">
      <style:table-row-properties style:row-height="1.5134in" fo:break-before="auto" style:use-optimal-row-height="true"/>
    </style:style>
    <style:style style:name="ro94" style:family="table-row">
      <style:table-row-properties style:row-height="1.6992in" fo:break-before="auto" style:use-optimal-row-height="true"/>
    </style:style>
    <style:style style:name="ro95" style:family="table-row">
      <style:table-row-properties style:row-height="0.1965in" fo:break-before="auto" style:use-optimal-row-height="true"/>
    </style:style>
    <style:style style:name="ro96" style:family="table-row">
      <style:table-row-properties style:row-height="0.2118in" fo:break-before="auto" style:use-optimal-row-height="true"/>
    </style:style>
    <style:style style:name="ro97" style:family="table-row">
      <style:table-row-properties style:row-height="0.2173in" fo:break-before="auto" style:use-optimal-row-height="true"/>
    </style:style>
    <style:style style:name="ro98" style:family="table-row">
      <style:table-row-properties style:row-height="0.1972in" fo:break-before="auto" style:use-optimal-row-height="true"/>
    </style:style>
    <style:style style:name="ro99" style:family="table-row">
      <style:table-row-properties style:row-height="0.3953in" fo:break-before="auto" style:use-optimal-row-height="true"/>
    </style:style>
    <style:style style:name="ro100" style:family="table-row">
      <style:table-row-properties style:row-height="0.5744in" fo:break-before="auto" style:use-optimal-row-height="tru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5036" number:language="en" number:country="IN" number:automatic-order="true">
      <number:day number:style="long"/>
      <number:text>/</number:text>
      <number:month number:style="long"/>
      <number:text>/</number:text>
      <number:year number:style="long"/>
    </number:date-style>
    <number:date-style style:name="N5037" number:language="en" number:country="IN" number:automatic-order="true">
      <number:day number:style="long"/>
      <number:text>/</number:text>
      <number:month number:style="long"/>
      <number:text>/</number:text>
      <number:year/>
    </number:date-style>
    <style:style style:name="ce5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4" fo:font-size="11pt" fo:font-weight="bold" style:font-name-asian="Calibri" style:font-size-asian="11pt" style:font-weight-asian="bold" style:font-name-complex="Calibri" style:font-size-complex="11pt" style:font-weight-complex="bold"/>
    </style:style>
    <style:style style:name="ce57" style:family="table-cell" style:parent-style-name="Default">
      <style:table-cell-properties style:text-align-source="fix" style:repeat-content="false"/>
      <style:paragraph-properties fo:text-align="justify" fo:margin-left="0in"/>
      <style:text-properties style:font-name="Calibri4" fo:font-size="11pt" style:font-size-asian="11pt" style:font-size-complex="11pt"/>
    </style:style>
    <style:style style:name="ce58" style:family="table-cell" style:parent-style-name="Default">
      <style:table-cell-properties fo:background-color="#ff3333" style:text-align-source="fix" style:repeat-content="false"/>
      <style:paragraph-properties fo:text-align="justify" fo:margin-left="0in"/>
      <style:text-properties style:font-name="Calibri4" fo:font-size="11pt" style:font-size-asian="11pt" style:font-size-complex="11pt"/>
    </style:style>
    <style:style style:name="ce59" style:family="table-cell" style:parent-style-name="Default">
      <style:table-cell-properties fo:background-color="#ffffff" style:text-align-source="fix" style:repeat-content="false"/>
      <style:paragraph-properties fo:text-align="justify" fo:margin-left="0in"/>
      <style:text-properties style:font-name="Calibri4" fo:font-size="11pt" style:font-size-asian="11pt" style:font-size-complex="11pt"/>
    </style:style>
    <style:style style:name="ce6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fo:font-size="11pt" style:font-name-asian="Calibri" style:font-size-asian="11pt" style:font-name-complex="Calibri" style:font-size-complex="11pt"/>
    </style:style>
    <style:style style:name="ce61" style:family="table-cell" style:parent-style-name="Default">
      <style:table-cell-properties style:text-align-source="fix" style:repeat-content="false"/>
      <style:paragraph-properties fo:text-align="justify" fo:margin-left="0in"/>
      <style:text-properties style:font-name="Calibri4" fo:font-size="10.5pt" style:font-size-asian="10.5pt" style:font-size-complex="10.5pt"/>
    </style:style>
    <style:style style:name="ce62"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fo:font-size="11pt" style:font-name-asian="Arial1" style:font-size-asian="11pt" style:font-name-complex="Arial1" style:font-size-complex="11pt"/>
    </style:style>
    <style:style style:name="ce63"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4" fo:font-size="11pt" style:font-name-asian="Calibri" style:font-size-asian="11pt" style:font-name-complex="Calibri" style:font-size-complex="11pt"/>
    </style:style>
    <style:style style:name="ce64" style:family="table-cell" style:parent-style-name="Default">
      <style:text-properties style:font-name="Calibri4" fo:font-size="11pt" style:font-size-asian="11pt" style:font-size-complex="11pt"/>
    </style:style>
    <style:style style:name="ce65" style:family="table-cell" style:parent-style-name="Excel_20_Built-in_20_Normal" style:data-style-name="N5000">
      <style:table-cell-properties fo:background-color="#ffffff" style:vertical-align="automatic"/>
      <style:text-properties style:font-name="Calibri4" fo:font-size="11pt" style:font-name-asian="Calibri" style:font-size-asian="11pt" style:font-name-complex="Calibri" style:font-size-complex="11pt"/>
    </style:style>
    <style:style style:name="ce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67" style:family="table-cell" style:parent-style-name="Default">
      <style:table-cell-properties fo:background-color="#ff3333" style:text-align-source="fix" style:repeat-content="false"/>
      <style:paragraph-properties fo:text-align="justify" fo:margin-left="0in"/>
      <style:text-properties style:font-name="Calibri4" fo:font-size="10.5pt" style:font-size-asian="10.5pt" style:font-size-complex="10.5pt"/>
    </style:style>
    <style:style style:name="ce68" style:family="table-cell" style:parent-style-name="Default">
      <style:table-cell-properties fo:background-color="#ffffff" style:text-align-source="fix" style:repeat-content="false"/>
      <style:paragraph-properties fo:text-align="justify" fo:margin-left="0in"/>
      <style:text-properties style:font-name="Calibri4" fo:font-size="10.5pt" style:font-size-asian="10.5pt" style:font-size-complex="10.5pt"/>
    </style:style>
    <style:style style:name="ce6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0" style:family="table-cell" style:parent-style-name="Default">
      <style:table-cell-properties fo:background-color="#ffffff"/>
    </style:style>
    <style:style style:name="ce71" style:family="table-cell" style:parent-style-name="Default">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4" fo:font-size="10.5pt" fo:font-weight="bold" style:font-name-asian="Calibri" style:font-size-asian="10.5pt" style:font-weight-asian="bold" style:font-name-complex="Calibri" style:font-size-complex="10.5pt" style:font-weight-complex="bold"/>
    </style:style>
    <style:style style:name="ce73" style:family="table-cell" style:parent-style-name="Default">
      <style:table-cell-properties fo:background-color="#ffffff" style:text-align-source="fix" style:repeat-content="false"/>
      <style:paragraph-properties fo:text-align="start" fo:margin-left="0in"/>
      <style:text-properties style:font-name="Calibri4" fo:font-size="11pt" style:font-size-asian="11pt" style:font-size-complex="11pt"/>
    </style:style>
    <style:style style:name="ce7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normal" style:font-name-asian="Calibri" style:font-size-asian="11pt" style:font-weight-asian="normal" style:font-name-complex="Calibri" style:font-size-complex="11pt" style:font-weight-complex="normal"/>
    </style:style>
    <style:style style:name="ce75" style:family="table-cell" style:parent-style-name="Default">
      <style:table-cell-properties style:text-align-source="fix" style:repeat-content="false"/>
      <style:paragraph-properties fo:text-align="justify" fo:margin-left="0in"/>
      <style:text-properties style:font-name="Calibri4"/>
    </style:style>
    <style:style style:name="ce76" style:family="table-cell" style:parent-style-name="Default">
      <style:table-cell-properties fo:background-color="#ff3333" style:text-align-source="fix" style:repeat-content="false"/>
      <style:paragraph-properties fo:text-align="justify" fo:margin-left="0in"/>
      <style:text-properties style:font-name="Calibri4"/>
    </style:style>
    <style:style style:name="ce77" style:family="table-cell" style:parent-style-name="Default">
      <style:table-cell-properties style:text-align-source="fix" style:repeat-content="false" fo:background-color="transparent"/>
      <style:paragraph-properties fo:text-align="justify" fo:margin-left="0in"/>
      <style:text-properties style:font-name="Calibri4"/>
    </style:style>
    <style:style style:name="ce78" style:family="table-cell" style:parent-style-name="Default">
      <style:table-cell-properties fo:background-color="#ffffff" style:text-align-source="fix" style:repeat-content="false"/>
      <style:paragraph-properties fo:text-align="justify" fo:margin-left="0in"/>
      <style:text-properties style:font-name="Calibri4"/>
    </style:style>
    <style:style style:name="ce79" style:family="table-cell" style:parent-style-name="Default">
      <style:table-cell-properties fo:background-color="#ff0000" style:text-align-source="fix" style:repeat-content="false"/>
      <style:paragraph-properties fo:text-align="justify" fo:margin-left="0in"/>
      <style:text-properties style:font-name="Calibri4"/>
    </style:style>
    <style:style style:name="ce8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table-cell-properties style:text-align-source="fix" style:repeat-content="false" fo:background-color="transparent"/>
      <style:paragraph-properties fo:text-align="justify" fo:margin-left="0in"/>
      <style:text-properties style:font-name="Calibri4" fo:font-size="11pt" style:font-size-asian="11pt" style:font-size-complex="11pt"/>
    </style:style>
    <style:style style:name="ce82" style:family="table-cell" style:parent-style-name="Default">
      <style:table-cell-properties fo:background-color="#ff0000" style:text-align-source="fix" style:repeat-content="false"/>
      <style:paragraph-properties fo:text-align="justify" fo:margin-left="0in"/>
      <style:text-properties style:font-name="Calibri4" fo:font-size="11pt" style:font-size-asian="11pt" style:font-size-complex="11pt"/>
    </style:style>
    <style:style style:name="ce83"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normal" style:font-name-asian="Arial1" style:font-size-asian="11pt" style:font-weight-asian="normal" style:font-name-complex="Arial1" style:font-size-complex="11pt" style:font-weight-complex="normal"/>
    </style:style>
    <style:style style:name="ce8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style:font-name-asian="Arial1" style:font-name-complex="Arial1"/>
    </style:style>
    <style:style style:name="ce85"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bold" style:font-name-asian="Calibri" style:font-size-asian="11pt" style:font-weight-asian="bold" style:font-name-complex="Calibri" style:font-size-complex="11pt" style:font-weight-complex="bold"/>
    </style:style>
    <style:style style:name="ce86" style:family="table-cell" style:parent-style-name="Default" style:data-style-name="N43">
      <style:table-cell-properties style:text-align-source="fix" style:repeat-content="false"/>
      <style:paragraph-properties fo:text-align="justify" fo:margin-left="0in"/>
      <style:text-properties style:font-name="Calibri4" fo:font-size="11pt" style:font-size-asian="11pt" style:font-size-complex="11pt"/>
    </style:style>
    <style:style style:name="ce87"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Default">
      <style:table-cell-properties style:text-align-source="fix" style:repeat-content="false"/>
      <style:paragraph-properties fo:text-align="justify" fo:margin-left="0in"/>
      <style:text-properties style:use-window-font-color="true" style:font-name="Calibri4" fo:language="en" fo:country="US" style:font-name-asian="Arial Unicode MS" style:language-asian="en" style:country-asian="US" style:font-name-complex="Tahoma" style:language-complex="en" style:country-complex="US"/>
    </style:style>
    <style:style style:name="ce89" style:family="table-cell" style:parent-style-name="Default" style:data-style-name="N104">
      <style:table-cell-properties style:text-align-source="fix" style:repeat-content="false"/>
      <style:paragraph-properties fo:text-align="justify" fo:margin-left="0in"/>
      <style:text-properties style:font-name="Calibri4"/>
    </style:style>
    <style:style style:name="ce127" style:family="table-cell" style:parent-style-name="Default">
      <style:table-cell-properties style:text-align-source="fix" style:repeat-content="false"/>
      <style:paragraph-properties fo:text-align="justify" fo:margin-left="0in"/>
      <style:text-properties style:use-window-font-color="true" style:font-name="Calibri4" fo:font-size="11pt" fo:language="en" fo:country="US" style:font-size-asian="11pt" style:language-asian="en" style:country-asian="US" style:font-size-complex="11pt" style:language-complex="en" style:country-complex="US"/>
    </style:style>
    <style:style style:name="ce47" style:family="table-cell" style:parent-style-name="Default">
      <style:text-properties style:font-name="Calibri4"/>
    </style:style>
    <style:style style:name="ce91" style:family="table-cell" style:parent-style-name="Default">
      <style:table-cell-properties style:text-align-source="fix" style:repeat-content="false"/>
      <style:paragraph-properties fo:text-align="justify" fo:margin-left="0in"/>
    </style:style>
    <style:style style:name="ce128"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40"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41"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2" style:family="table-cell" style:parent-style-name="Excel_5f_BuiltIn_5f_Heading_20_1_20_1" style:data-style-name="N10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43" style:family="table-cell" style:parent-style-name="Excel_20_Built-in_20_Normal" style:data-style-name="N5000">
      <style:table-cell-properties fo:background-color="#ffff99" fo:border="0.0008in solid #000000" style:vertical-align="automatic"/>
      <style:text-properties style:font-name="Calibri" fo:font-weight="bold" style:font-name-asian="Calibri" style:font-weight-asian="bold" style:font-name-complex="Calibri" style:font-weight-complex="bold"/>
    </style:style>
    <style:style style:name="ce44" style:family="table-cell" style:parent-style-name="Excel_20_Built-in_20_Normal" style:data-style-name="N5000">
      <style:table-cell-properties fo:background-color="#ffcc99" fo:border="0.0008in solid #000000" style:vertical-align="automatic"/>
      <style:text-properties style:font-name="Calibri" fo:font-weight="bold" style:font-name-asian="Calibri" style:font-weight-asian="bold" style:font-name-complex="Calibri" style:font-weight-complex="bold"/>
    </style:style>
    <style:style style:name="ce45"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46" style:family="table-cell" style:parent-style-name="Excel_20_Built-in_20_Normal" style:data-style-name="N5000">
      <style:table-cell-properties fo:background-color="#ffff99" fo:border="none" style:vertical-align="automatic"/>
      <style:text-properties style:font-name="Calibri" fo:font-weight="bold" style:font-name-asian="Calibri" style:font-weight-asian="bold" style:font-name-complex="Calibri" style:font-weight-complex="bold"/>
    </style:style>
    <style:style style:name="ce48" style:family="table-cell" style:parent-style-name="Excel_20_Built-in_20_Normal" style:data-style-name="N5000">
      <style:table-cell-properties fo:background-color="#ffcc99" fo:border="none" style:vertical-align="automatic"/>
      <style:text-properties style:font-name="Calibri" fo:font-weight="bold" style:font-name-asian="Calibri" style:font-weight-asian="bold" style:font-name-complex="Calibri" style:font-weight-complex="bold"/>
    </style:style>
    <style:style style:name="ce49" style:family="table-cell" style:parent-style-name="Excel_20_Built-in_20_Normal" style:data-style-name="N5000">
      <style:table-cell-properties fo:background-color="#ffff99" style:text-align-source="fix" style:repeat-content="false" fo:border="non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50"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51"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5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5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54" style:family="table-cell" style:parent-style-name="Default">
      <style:table-cell-properties style:text-align-source="fix" style:repeat-content="false"/>
      <style:paragraph-properties fo:text-align="center" fo:margin-left="0in"/>
    </style:style>
    <style:style style:name="ce55"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end" fo:margin-left="0in"/>
      <style:text-properties style:font-name="Calibri" style:font-name-asian="Calibri" style:font-name-complex="Calibri"/>
    </style:style>
    <style:style style:name="ce90" style:family="table-cell" style:parent-style-name="Excel_20_Built-in_20_Normal" style:data-style-name="N5000">
      <style:table-cell-properties style:text-align-source="fix" style:repeat-content="false" fo:background-color="transparent" fo:border="0.0008in solid #000000" style:vertical-align="automatic"/>
      <style:paragraph-properties fo:text-align="end" fo:margin-left="0in"/>
      <style:text-properties style:font-name="Calibri" style:font-name-asian="Calibri" style:font-name-complex="Calibri"/>
    </style:style>
    <style:style style:name="ce92" style:family="table-cell" style:parent-style-name="Excel_20_Built-in_20_Normal" style:data-style-name="N5000">
      <style:table-cell-properties fo:background-color="#ffff99" style:text-align-source="fix" style:repeat-content="false" fo:border="none" style:vertical-align="automatic"/>
      <style:paragraph-properties fo:text-align="end"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fo:border="none" style:vertical-align="automatic"/>
      <style:paragraph-properties fo:text-align="end" fo:margin-left="0in"/>
      <style:text-properties style:font-name="Calibri" style:font-name-asian="Calibri" style:font-name-complex="Calibri"/>
    </style:style>
    <style:style style:name="ce94" style:family="table-cell" style:parent-style-name="Excel_5f_BuiltIn_5f_Heading_20_2_20_1" style:data-style-name="N10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9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96"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fo:font-size="12pt" style:font-name-asian="Calibri" style:font-size-asian="12pt" style:font-name-complex="Calibri" style:font-size-complex="12pt"/>
    </style:style>
    <style:style style:name="ce97"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9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fo:margin-left="0in"/>
      <style:text-properties style:font-name="Calibri" fo:font-size="12pt" style:font-name-asian="Calibri" style:font-size-asian="12pt" style:font-name-complex="Calibri" style:font-size-complex="12pt"/>
    </style:style>
    <style:style style:name="ce99" style:family="table-cell" style:parent-style-name="Default">
      <style:table-cell-properties style:text-align-source="fix" style:repeat-content="false"/>
      <style:paragraph-properties fo:text-align="end" fo:margin-left="0in"/>
    </style:style>
    <style:style style:name="ce100" style:family="table-cell" style:parent-style-name="Excel_20_Built-in_20_Normal" style:data-style-name="N5000">
      <style:table-cell-properties fo:background-color="#ffff99" style:text-align-source="fix" style:repeat-content="false" style:vertical-align="automatic"/>
      <style:paragraph-properties fo:text-align="end" fo:margin-left="0in"/>
      <style:text-properties style:font-name="Calibri" style:font-name-asian="Calibri" style:font-name-complex="Calibri"/>
    </style:style>
    <style:style style:name="ce101"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102"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04" style:family="table-cell" style:parent-style-name="Excel_20_Built-in_20_Normal" style:data-style-name="N5036">
      <style:table-cell-properties fo:background-color="transparent" style:vertical-align="automatic"/>
      <style:text-properties style:font-name="Calibri" style:font-name-asian="Calibri" style:font-name-complex="Calibri"/>
    </style:style>
    <style:style style:name="ce105" style:family="table-cell" style:parent-style-name="Default" style:data-style-name="N0">
      <style:text-properties style:font-name="Calibri2" style:font-name-asian="Calibri2" style:font-name-complex="Calibri2"/>
    </style:style>
    <style:style style:name="ce106"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07" style:family="table-cell" style:parent-style-name="Default" style:data-style-name="N0">
      <style:table-cell-properties fo:background-color="#cccccc"/>
    </style:style>
    <style:style style:name="ce108"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109" style:family="table-cell" style:parent-style-name="Default" style:data-style-name="N0">
      <style:table-cell-properties fo:background-color="#00ffff"/>
    </style:style>
    <style:style style:name="ce110" style:family="table-cell" style:parent-style-name="Default" style:data-style-name="N0">
      <style:table-cell-properties fo:background-color="transparent"/>
    </style:style>
    <style:style style:name="ce111" style:family="table-cell" style:parent-style-name="Excel_5f_BuiltIn_5f_Heading_20_2_20_1" style:data-style-name="N10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12" style:family="table-cell" style:parent-style-name="Excel_20_Built-in_20_Normal" style:data-style-name="N5000">
      <style:table-cell-properties fo:background-color="transparent" style:vertical-align="automatic"/>
      <style:text-properties style:font-name="Calibri4" fo:font-size="12pt" style:font-name-asian="Calibri" style:font-size-asian="12pt" style:font-name-complex="Calibri" style:font-size-complex="12pt"/>
    </style:style>
    <style:style style:name="ce113" style:family="table-cell" style:parent-style-name="Default">
      <style:text-properties style:font-name="Calibri4" fo:font-size="12pt" style:font-size-asian="12pt" style:font-size-complex="12pt"/>
    </style:style>
    <style:style style:name="ce114" style:family="table-cell" style:parent-style-name="Excel_5f_BuiltIn_5f_Heading_20_2_20_1" style:data-style-name="N10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1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16" style:family="table-cell" style:parent-style-name="Default" style:data-style-name="N0"/>
    <style:style style:name="ce117"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4" fo:font-size="12pt" style:font-name-asian="Calibri" style:font-size-asian="12pt" style:font-name-complex="Calibri" style:font-size-complex="12pt"/>
    </style:style>
    <style:style style:name="ce118" style:family="table-cell" style:parent-style-name="Default">
      <style:table-cell-properties style:text-align-source="fix" style:repeat-content="false"/>
      <style:paragraph-properties fo:text-align="center" fo:margin-left="0in"/>
      <style:text-properties style:font-name="Calibri4"/>
    </style:style>
    <style:style style:name="ce119" style:family="table-cell" style:parent-style-name="Default">
      <style:table-cell-properties fo:background-color="#ffffff" style:text-align-source="fix" style:repeat-content="false"/>
      <style:paragraph-properties fo:text-align="center" fo:margin-left="0in"/>
      <style:text-properties style:font-name="Calibri4"/>
    </style:style>
    <style:style style:name="ce120"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12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22"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12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2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4" style:font-name-asian="Calibri" style:font-name-complex="Calibri"/>
    </style:style>
    <style:style style:name="ce12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29" style:family="table-cell" style:parent-style-name="Excel_5f_BuiltIn_5f_Heading_20_2_20_1" style:data-style-name="N10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0"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1"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font-weight="normal" style:font-name-asian="Arial1" style:font-weight-asian="normal" style:font-name-complex="Arial1" style:font-weight-complex="normal"/>
    </style:style>
    <style:style style:name="T2" style:family="text">
      <style:text-properties style:font-name="Calibri4"/>
    </style:style>
    <style:style style:name="T3" style:family="text">
      <style:text-properties style:font-name="Calibri4" style:font-name-asian="Arial1" style:font-name-complex="Arial1"/>
    </style:style>
    <style:style style:name="T7" style:family="text">
      <style:text-properties fo:font-weight="bold" style:font-weight-asian="bold" style:font-weight-complex="bold"/>
    </style:style>
    <style:style style:name="T4" style:family="text">
      <style:text-properties style:font-name="Calibri4" fo:font-weight="normal" style:font-name-asian="Arial1" style:font-weight-asian="normal" style:font-name-complex="Arial1" style:font-weight-complex="normal"/>
    </style:style>
    <style:style style:name="T5" style:family="text">
      <style:text-properties style:font-name="Calibri4" fo:font-size="11pt" style:font-size-asian="11pt" style:font-size-complex="11pt"/>
    </style:style>
    <style:style style:name="T6" style:family="text">
      <style:text-properties fo:font-size="12pt"/>
    </style:style>
    <style:style style:name="T9" style:family="text">
      <style:text-properties style:font-name="Calibri4" fo:font-size="11pt" fo:font-weight="normal" style:font-name-asian="Arial1" style:font-size-asian="11pt" style:font-weight-asian="normal" style:font-name-complex="Arial1" style:font-size-complex="11pt" style:font-weight-complex="normal"/>
    </style:style>
  </office:automatic-styles>
  <office:body>
    <office:spreadsheet>
      <table:calculation-settings table:case-sensitive="false" table:search-criteria-must-apply-to-whole-cell="false"/>
      <table:table table:name="Summary" table:style-name="ta3">
        <table:table-column table:style-name="co48" table:number-columns-repeated="2" table:default-cell-style-name="ce39"/>
        <table:table-column table:style-name="co49" table:default-cell-style-name="ce39"/>
        <table:table-column table:style-name="co48" table:default-cell-style-name="ce39"/>
        <table:table-column table:style-name="co50" table:default-cell-style-name="ce39"/>
        <table:table-column table:style-name="co48" table:default-cell-style-name="ce39"/>
        <table:table-column table:style-name="co51" table:default-cell-style-name="ce39"/>
        <table:table-column table:style-name="co52" table:default-cell-style-name="ce39"/>
        <table:table-column table:style-name="co53" table:default-cell-style-name="ce39"/>
        <table:table-column table:style-name="co48" table:number-columns-repeated="3" table:default-cell-style-name="ce39"/>
        <table:table-column table:style-name="co54" table:default-cell-style-name="ce39"/>
        <table:table-column table:style-name="co55" table:default-cell-style-name="ce39"/>
        <table:table-column table:style-name="co48" table:number-columns-repeated="2" table:default-cell-style-name="ce39"/>
        <table:table-column table:style-name="co63" table:default-cell-style-name="ce39"/>
        <table:table-column table:style-name="co64" table:default-cell-style-name="ce39"/>
        <table:table-column table:style-name="co48" table:number-columns-repeated="993" table:default-cell-style-name="ce39"/>
        <table:table-column table:style-name="co48" table:number-columns-repeated="13" table:default-cell-style-name="Default"/>
        <table:table-row table:style-name="ro1">
          <table:table-cell table:number-columns-repeated="1024"/>
        </table:table-row>
        <table:table-row table:style-name="ro96">
          <table:table-cell table:number-columns-repeated="2"/>
          <table:table-cell table:style-name="ce42" office:value-type="string">
            <text:p>Mind-Alliance Analyst Test</text:p>
          </table:table-cell>
          <table:table-cell table:number-columns-repeated="2"/>
          <table:table-cell office:value-type="string">
            <text:p>Date</text:p>
          </table:table-cell>
          <table:table-cell table:style-name="ce102" office:value-type="string">
            <text:p>01/15/2013</text:p>
          </table:table-cell>
          <table:table-cell office:value-type="string">
            <text:p>Modified </text:p>
          </table:table-cell>
          <table:table-cell table:style-name="ce104" table:formula="of:=NOW()" office:value-type="date" office:date-value="2013-05-01T12:25:08.32">
            <text:p>01/05/2013</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96">
          <table:table-cell/>
          <table:table-cell table:style-name="ce40"/>
          <table:table-cell table:style-name="ce40" office:value-type="string">
            <text:p>Category</text:p>
          </table:table-cell>
          <table:table-cell office:value-type="string">
            <text:p>Priority</text:p>
          </table:table-cell>
          <table:table-cell table:style-name="ce50" office:value-type="string">
            <text:p>Total Test Cases</text:p>
          </table:table-cell>
          <table:table-cell table:style-name="ce94" office:value-type="string">
            <text:p>Pass</text:p>
          </table:table-cell>
          <table:table-cell table:style-name="ce94" office:value-type="string">
            <text:p>Fail</text:p>
          </table:table-cell>
          <table:table-cell table:style-name="ce94" office:value-type="string">
            <text:p>Not Run</text:p>
          </table:table-cell>
          <table:table-cell table:style-name="ce94" office:value-type="string">
            <text:p>Block</text:p>
          </table:table-cell>
          <table:table-cell table:style-name="ce94"/>
          <table:table-cell/>
          <table:table-cell office:value-type="string">
            <text:p>L1</text:p>
          </table:table-cell>
          <table:table-cell office:value-type="string">
            <text:p>Other functional positive test case variations</text:p>
          </table:table-cell>
          <table:table-cell table:number-columns-repeated="1011"/>
        </table:table-row>
        <table:table-row table:style-name="ro96">
          <table:table-cell/>
          <table:table-cell table:style-name="ce41"/>
          <table:table-cell table:style-name="ce41" office:value-type="string">
            <text:p>Analyst Login</text:p>
          </table:table-cell>
          <table:table-cell table:style-name="ce41"/>
          <table:table-cell table:style-name="ce51"/>
          <table:table-cell table:style-name="ce9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96">
          <table:table-cell/>
          <table:table-cell table:style-name="ce40" table:number-columns-repeated="2"/>
          <table:table-cell table:style-name="ce40" office:value-type="string">
            <text:p>L0</text:p>
          </table:table-cell>
          <table:table-cell table:style-name="ce52" table:formula="of:=COUNTIF([Analyst_Login.B2:.B156];&quot;L0&quot;)" office:value-type="float" office:value="2">
            <text:p>2</text:p>
          </table:table-cell>
          <table:table-cell table:style-name="ce96" table:formula="of:=SUMPRODUCT(([Analyst_Login.B2:.B156]=&quot;L0&quot;)*([Analyst_Login.J2:.J156]=&quot;PASS&quot;))" office:value-type="float" office:value="2">
            <text:p>2</text:p>
          </table:table-cell>
          <table:table-cell table:style-name="ce97" table:formula="of:=SUMPRODUCT(([Analyst_Login.B2:.B156]=&quot;L0&quot;)*([Analyst_Login.J2:.J156]=&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2"/>
          <table:table-cell office:value-type="string">
            <text:p>L3</text:p>
          </table:table-cell>
          <table:table-cell office:value-type="string">
            <text:p>Boundary test cases and other test cases (e.g. UI / UX, Browser Compatibility, etc.)</text:p>
          </table:table-cell>
          <table:table-cell table:number-columns-repeated="1011"/>
        </table:table-row>
        <table:table-row table:style-name="ro96">
          <table:table-cell/>
          <table:table-cell table:style-name="ce40" table:number-columns-repeated="2"/>
          <table:table-cell table:style-name="ce40" office:value-type="string">
            <text:p>L1</text:p>
          </table:table-cell>
          <table:table-cell table:style-name="ce52" table:formula="of:=COUNTIF([Analyst_Login.B3:.B156];&quot;L1&quot;)" office:value-type="float" office:value="8">
            <text:p>8</text:p>
          </table:table-cell>
          <table:table-cell table:style-name="ce97" table:formula="of:=SUMPRODUCT(([Analyst_Login.B2:.B156]=&quot;L1&quot;)*([Analyst_Login.J2:.J156]=&quot;PASS&quot;))" office:value-type="float" office:value="7">
            <text:p>7</text:p>
          </table:table-cell>
          <table:table-cell table:style-name="ce97" table:formula="of:=SUMPRODUCT(([Analyst_Login.B2:.B156]=&quot;L1&quot;)*([Analyst_Login.J2:.J156]=&quot;FAIL&quot;))" office:value-type="float" office:value="1">
            <text:p>1</text:p>
          </table:table-cell>
          <table:table-cell table:style-name="ce97" office:value-type="float" office:value="0">
            <text:p>0</text:p>
          </table:table-cell>
          <table:table-cell table:style-name="ce40" office:value-type="float" office:value="0">
            <text:p>0</text:p>
          </table:table-cell>
          <table:table-cell table:number-columns-repeated="3"/>
          <table:table-cell table:style-name="Default"/>
          <table:table-cell table:number-columns-repeated="1011"/>
        </table:table-row>
        <table:table-row table:style-name="ro96">
          <table:table-cell/>
          <table:table-cell table:style-name="ce40" table:number-columns-repeated="2"/>
          <table:table-cell table:style-name="ce40" office:value-type="string">
            <text:p>L2</text:p>
          </table:table-cell>
          <table:table-cell table:style-name="ce53" table:formula="of:=COUNTIF([Analyst_Login.B3:.B156];&quot;L2&quot;)" office:value-type="float" office:value="6">
            <text:p>6</text:p>
          </table:table-cell>
          <table:table-cell table:style-name="ce97" table:formula="of:=SUMPRODUCT(([Analyst_Login.J2:.J156]=&quot;PASS&quot;)*([Analyst_Login.B3:.B156]=&quot;L2&quot;))" office:value-type="float" office:value="6">
            <text:p>6</text:p>
          </table:table-cell>
          <table:table-cell table:style-name="ce97" table:formula="of:=SUMPRODUCT(([Analyst_Login.B3:.B156]=&quot;L2&quot;)*([Analyst_Login.J2:.J156]=&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1015"/>
        </table:table-row>
        <table:table-row table:style-name="ro96">
          <table:table-cell/>
          <table:table-cell table:style-name="ce40" table:number-columns-repeated="2"/>
          <table:table-cell table:style-name="ce40" office:value-type="string">
            <text:p>L3</text:p>
          </table:table-cell>
          <table:table-cell table:style-name="ce52" table:formula="of:=COUNTIF([Analyst_Login.B3:.B156];&quot;L3&quot;)" office:value-type="float" office:value="2">
            <text:p>2</text:p>
          </table:table-cell>
          <table:table-cell table:style-name="ce97" table:formula="of:=SUMPRODUCT(([Analyst_Login.B2:.B156]=&quot;L3&quot;)*([Analyst_Login.J2:.J156]=&quot;PASS&quot;))" office:value-type="float" office:value="2">
            <text:p>2</text:p>
          </table:table-cell>
          <table:table-cell table:style-name="ce97" table:formula="of:=SUMPRODUCT(([Analyst_Login.B2:.B156]=&quot;L3&quot;)*([Analyst_Login.J2:.J156]=&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2"/>
          <table:table-cell office:value-type="string">
            <text:p>Defect</text:p>
          </table:table-cell>
          <table:table-cell table:style-name="ce106"/>
          <table:table-cell table:number-columns-repeated="1011"/>
        </table:table-row>
        <table:table-row table:style-name="ro96">
          <table:table-cell/>
          <table:table-cell table:style-name="ce40" table:number-columns-repeated="2"/>
          <table:table-cell table:style-name="Default" table:number-columns-repeated="6"/>
          <table:table-cell table:number-columns-repeated="2"/>
          <table:table-cell office:value-type="string">
            <text:p>Enhancements</text:p>
          </table:table-cell>
          <table:table-cell table:style-name="ce51"/>
          <table:table-cell table:number-columns-repeated="1011"/>
        </table:table-row>
        <table:table-row table:style-name="ro96">
          <table:table-cell/>
          <table:table-cell table:style-name="ce41"/>
          <table:table-cell table:style-name="ce41" office:value-type="string">
            <text:p>Analyst Header</text:p>
          </table:table-cell>
          <table:table-cell table:style-name="ce41" table:number-columns-repeated="2"/>
          <table:table-cell table:style-name="ce95" table:number-columns-repeated="4"/>
          <table:table-cell table:number-columns-repeated="2"/>
          <table:table-cell table:style-name="ce105" office:value-type="string">
            <text:p>Closed</text:p>
          </table:table-cell>
          <table:table-cell table:style-name="ce107"/>
          <table:table-cell table:number-columns-repeated="1011"/>
        </table:table-row>
        <table:table-row table:style-name="ro96">
          <table:table-cell/>
          <table:table-cell table:style-name="ce40" table:number-columns-repeated="2"/>
          <table:table-cell table:style-name="ce40" office:value-type="string">
            <text:p>L0</text:p>
          </table:table-cell>
          <table:table-cell table:style-name="ce52" table:formula="of:=COUNTIF([Analyst_Header.B2:.B59];&quot;L0&quot;)" office:value-type="float" office:value="2">
            <text:p>2</text:p>
          </table:table-cell>
          <table:table-cell table:style-name="ce97" table:formula="of:=SUMPRODUCT(([Analyst_Header.B2:.B151]=&quot;L0&quot;)*([Analyst_Header.J2:.J151]=&quot;PASS&quot;))" office:value-type="float" office:value="2">
            <text:p>2</text:p>
          </table:table-cell>
          <table:table-cell table:style-name="ce97" table:formula="of:=SUMPRODUCT(([Analyst_Header.B2:.B151]=&quot;L0&quot;)*([Analyst_Header.J2:.J151]=&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2"/>
          <table:table-cell office:value-type="string">
            <text:p>Query</text:p>
          </table:table-cell>
          <table:table-cell table:style-name="ce108"/>
          <table:table-cell table:number-columns-repeated="1011"/>
        </table:table-row>
        <table:table-row table:style-name="ro96">
          <table:table-cell/>
          <table:table-cell table:style-name="ce40" table:number-columns-repeated="2"/>
          <table:table-cell table:style-name="ce40" office:value-type="string">
            <text:p>L1</text:p>
          </table:table-cell>
          <table:table-cell table:style-name="ce52" table:formula="of:=COUNTIF([Analyst_Header.B2:.B59];&quot;L1&quot;)" office:value-type="float" office:value="2">
            <text:p>2</text:p>
          </table:table-cell>
          <table:table-cell table:style-name="ce97" table:formula="of:=SUMPRODUCT(([Analyst_Header.B2:.B151]=&quot;L1&quot;)*([Analyst_Header.J2:.J151]=&quot;PASS&quot;))" office:value-type="float" office:value="2">
            <text:p>2</text:p>
          </table:table-cell>
          <table:table-cell table:style-name="ce97" table:formula="of:=SUMPRODUCT(([Analyst_Header.B2:.B151]=&quot;L1&quot;)*([Analyst_Header.J2:.J151]=&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2"/>
          <table:table-cell table:style-name="ce105" office:value-type="string">
            <text:p>Blocked</text:p>
          </table:table-cell>
          <table:table-cell table:style-name="ce109"/>
          <table:table-cell table:style-name="ce116" table:number-columns-repeated="4"/>
          <table:table-cell table:number-columns-repeated="1007"/>
        </table:table-row>
        <table:table-row table:style-name="ro96">
          <table:table-cell/>
          <table:table-cell table:style-name="ce40" table:number-columns-repeated="2"/>
          <table:table-cell table:style-name="ce40" office:value-type="string">
            <text:p>L2</text:p>
          </table:table-cell>
          <table:table-cell table:style-name="ce52" table:formula="of:=COUNTIF([Analyst_Header.B2:.B59];&quot;L2&quot;)" office:value-type="float" office:value="0">
            <text:p>0</text:p>
          </table:table-cell>
          <table:table-cell table:style-name="ce97" table:formula="of:=SUMPRODUCT(([Analyst_Header.B2:.B151]=&quot;L2&quot;)*([Analyst_Header.J2:.J151]=&quot;PASS&quot;))" office:value-type="float" office:value="0">
            <text:p>0</text:p>
          </table:table-cell>
          <table:table-cell table:style-name="ce97" table:formula="of:=SUMPRODUCT(([Analyst_Header.B2:.B151]=&quot;L2&quot;)*([Analyst_Header.J2:.J151]=&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2"/>
          <table:table-cell table:style-name="ce105"/>
          <table:table-cell table:style-name="ce110"/>
          <table:table-cell table:style-name="ce116" table:number-columns-repeated="4"/>
          <table:table-cell/>
          <table:table-cell table:style-name="ce129" office:value-type="string">
            <text:p>Internet Explorer</text:p>
          </table:table-cell>
          <table:table-cell table:number-columns-repeated="1005"/>
        </table:table-row>
        <table:table-row table:style-name="ro96">
          <table:table-cell/>
          <table:table-cell table:style-name="ce40" table:number-columns-repeated="2"/>
          <table:table-cell table:style-name="ce40" office:value-type="string">
            <text:p>L3</text:p>
          </table:table-cell>
          <table:table-cell table:style-name="ce52" table:formula="of:=COUNTIF([Analyst_Header.B2:.B59];&quot;L3&quot;)" office:value-type="float" office:value="1">
            <text:p>1</text:p>
          </table:table-cell>
          <table:table-cell table:style-name="ce97" table:formula="of:=SUMPRODUCT(([Analyst_Header.B2:.B151]=&quot;L3&quot;)*([Analyst_Header.J2:.J151]=&quot;PASS&quot;))" office:value-type="float" office:value="1">
            <text:p>1</text:p>
          </table:table-cell>
          <table:table-cell table:style-name="ce97" table:formula="of:=SUMPRODUCT(([Analyst_Header.B2:.B151]=&quot;L3&quot;)*([Analyst_Header.J2:.J151]=&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2"/>
          <table:table-cell table:style-name="Default"/>
          <table:table-cell table:style-name="ce111" office:value-type="string">
            <text:p>Category</text:p>
          </table:table-cell>
          <table:table-cell table:style-name="ce50" office:value-type="string">
            <text:p>Total Test Cases</text:p>
          </table:table-cell>
          <table:table-cell table:style-name="ce50" office:value-type="string">
            <text:p>Pass</text:p>
          </table:table-cell>
          <table:table-cell table:style-name="ce50" office:value-type="string">
            <text:p>Fail</text:p>
          </table:table-cell>
          <table:table-cell table:style-name="ce50" office:value-type="string">
            <text:p>Can be Automated?</text:p>
          </table:table-cell>
          <table:table-cell table:style-name="ce122" office:value-type="string">
            <text:p>Automated</text:p>
          </table:table-cell>
          <table:table-cell table:style-name="ce130" office:value-type="string">
            <text:p>Pass</text:p>
          </table:table-cell>
          <table:table-cell table:style-name="ce130" office:value-type="string">
            <text:p>Fail</text:p>
          </table:table-cell>
          <table:table-cell table:number-columns-repeated="1004"/>
        </table:table-row>
        <table:table-row table:style-name="ro96">
          <table:table-cell/>
          <table:table-cell table:style-name="ce40" table:number-columns-repeated="2"/>
          <table:table-cell table:style-name="Default" table:number-columns-repeated="6"/>
          <table:table-cell table:number-columns-repeated="2"/>
          <table:table-cell table:style-name="Default"/>
          <table:table-cell table:style-name="ce40" office:value-type="string">
            <text:p>Analyst Login</text:p>
          </table:table-cell>
          <table:table-cell table:style-name="ce52" table:formula="of:=COUNTA([Analyst_Login.A2:.A57])" office:value-type="float" office:value="18">
            <text:p>18</text:p>
          </table:table-cell>
          <table:table-cell table:style-name="ce52" table:formula="of:=COUNTIF([Analyst_Login.J2:.J35];&quot;PASS&quot;)" office:value-type="float" office:value="17">
            <text:p>17</text:p>
          </table:table-cell>
          <table:table-cell table:style-name="ce52" table:formula="of:=COUNTIF([Analyst_Login.J2:.J35];&quot;FAIL&quot;)" office:value-type="float" office:value="1">
            <text:p>1</text:p>
          </table:table-cell>
          <table:table-cell table:style-name="ce52" table:formula="of:=COUNTIF([Analyst_Login.H2:.H35];&quot;YES&quot;)" office:value-type="float" office:value="1">
            <text:p>1</text:p>
          </table:table-cell>
          <table:table-cell table:style-name="ce123" table:formula="of:=COUNTIF([Analyst_Login.J2:.J114];&quot;YES&quot;)" office:value-type="float" office:value="0">
            <text:p>0</text:p>
          </table:table-cell>
          <table:table-cell table:formula="of:=COUNTIF([Analyst_Login.R2:.R101];&quot;YES&quot;)" office:value-type="float" office:value="0">
            <text:p>0</text:p>
          </table:table-cell>
          <table:table-cell table:formula="of:=COUNTIF([Analyst_Login.R2:.R107];&quot;No&quot;)" office:value-type="float" office:value="0">
            <text:p>0</text:p>
          </table:table-cell>
          <table:table-cell table:number-columns-repeated="1004"/>
        </table:table-row>
        <table:table-row table:style-name="ro96">
          <table:table-cell/>
          <table:table-cell table:style-name="ce41"/>
          <table:table-cell table:style-name="ce41" office:value-type="string">
            <text:p>Analyst Projects</text:p>
          </table:table-cell>
          <table:table-cell table:style-name="ce41" table:number-columns-repeated="2"/>
          <table:table-cell table:style-name="ce95" table:number-columns-repeated="4"/>
          <table:table-cell table:number-columns-repeated="2"/>
          <table:table-cell table:style-name="Default"/>
          <table:table-cell table:style-name="ce40" office:value-type="string">
            <text:p>Analyst Headers</text:p>
          </table:table-cell>
          <table:table-cell table:style-name="ce52" table:formula="of:=COUNTA([Analyst_Header.A2:.A24])" office:value-type="float" office:value="5">
            <text:p>5</text:p>
          </table:table-cell>
          <table:table-cell table:style-name="ce52" table:formula="of:=COUNTIF([Analyst_Header.J2:.J330];&quot;PASS&quot;)" office:value-type="float" office:value="5">
            <text:p>5</text:p>
          </table:table-cell>
          <table:table-cell table:style-name="ce52" table:formula="of:=COUNTIF([Analyst_Header.J2:.J530];&quot;FAIL&quot;)" office:value-type="float" office:value="0">
            <text:p>0</text:p>
          </table:table-cell>
          <table:table-cell table:style-name="ce52" table:formula="of:=COUNTA([Analyst_Header.H2:.H30];&quot;YES&quot;)" office:value-type="float" office:value="5">
            <text:p>5</text:p>
          </table:table-cell>
          <table:table-cell table:style-name="ce124" table:formula="of:=COUNTIF([Analyst_Header.J1:.J85];&quot;YES&quot;)" office:value-type="float" office:value="0">
            <text:p>0</text:p>
          </table:table-cell>
          <table:table-cell table:formula="of:=COUNTIF([Analyst_Header.R2:.R81];&quot;YES&quot;)" office:value-type="float" office:value="0">
            <text:p>0</text:p>
          </table:table-cell>
          <table:table-cell table:formula="of:=COUNTIF([Analyst_Header.R1:.R124];&quot;NO&quot;)" office:value-type="float" office:value="0">
            <text:p>0</text:p>
          </table:table-cell>
          <table:table-cell table:number-columns-repeated="1004"/>
        </table:table-row>
        <table:table-row table:style-name="ro96">
          <table:table-cell/>
          <table:table-cell table:style-name="ce40" table:number-columns-repeated="2"/>
          <table:table-cell table:style-name="ce40" office:value-type="string">
            <text:p>L0</text:p>
          </table:table-cell>
          <table:table-cell table:style-name="ce52" table:formula="of:=COUNTIF([Analyst_Projects.B2:.B150];&quot;L0&quot;)" office:value-type="float" office:value="2">
            <text:p>2</text:p>
          </table:table-cell>
          <table:table-cell table:style-name="ce97" table:formula="of:=SUMPRODUCT(([Analyst_Projects.B2:.B151]=&quot;L0&quot;)*([Analyst_Projects.J2:.J151]=&quot;PASS&quot;))" office:value-type="float" office:value="2">
            <text:p>2</text:p>
          </table:table-cell>
          <table:table-cell table:style-name="ce97" table:formula="of:=SUMPRODUCT(([Analyst_Projects.B2:.B151]=&quot;L0&quot;)*([Analyst_Projects.J2:.J151]=&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Projects</text:p>
          </table:table-cell>
          <table:table-cell table:style-name="ce52" table:formula="of:=COUNTA([Analyst_Projects.A2:.A68])" office:value-type="float" office:value="25">
            <text:p>25</text:p>
          </table:table-cell>
          <table:table-cell table:style-name="ce52" table:formula="of:=COUNTIF([Analyst_Projects.J2:.J330];&quot;PASS&quot;)" office:value-type="float" office:value="20">
            <text:p>20</text:p>
          </table:table-cell>
          <table:table-cell table:style-name="ce52" table:formula="of:=COUNTIF([Analyst_Projects.J2:.J530];&quot;FAIL&quot;)" office:value-type="float" office:value="5">
            <text:p>5</text:p>
          </table:table-cell>
          <table:table-cell table:style-name="ce52" table:formula="of:=COUNTA([Analyst_Projects.H2:.H30];&quot;YES&quot;)" office:value-type="float" office:value="1">
            <text:p>1</text:p>
          </table:table-cell>
          <table:table-cell table:style-name="ce124" office:value-type="float" office:value="0">
            <text:p>0</text:p>
          </table:table-cell>
          <table:table-cell table:number-columns-repeated="1006"/>
        </table:table-row>
        <table:table-row table:style-name="ro96">
          <table:table-cell/>
          <table:table-cell table:style-name="ce40" table:number-columns-repeated="2"/>
          <table:table-cell table:style-name="ce40" office:value-type="string">
            <text:p>L1</text:p>
          </table:table-cell>
          <table:table-cell table:style-name="ce52" table:formula="of:=COUNTIF([Analyst_Projects.B2:.B150];&quot;L1&quot;)" office:value-type="float" office:value="15">
            <text:p>15</text:p>
          </table:table-cell>
          <table:table-cell table:style-name="ce97" table:formula="of:=SUMPRODUCT(([Analyst_Projects.B2:.B151]=&quot;L1&quot;)*([Analyst_Projects.J2:.J151]=&quot;PASS&quot;))" office:value-type="float" office:value="14">
            <text:p>14</text:p>
          </table:table-cell>
          <table:table-cell table:style-name="ce97" table:formula="of:=SUMPRODUCT(([Analyst_Projects.B2:.B151]=&quot;L1&quot;)*([Analyst_Projects.J2:.J151]=&quot;FAIL&quot;))" office:value-type="float" office:value="1">
            <text:p>1</text:p>
          </table:table-cell>
          <table:table-cell table:style-name="ce97"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Interviews</text:p>
          </table:table-cell>
          <table:table-cell table:style-name="ce52" table:formula="of:=COUNTA([Analyst_Interviews.A2:.A493])" office:value-type="float" office:value="64">
            <text:p>64</text:p>
          </table:table-cell>
          <table:table-cell table:style-name="ce52" table:formula="of:=COUNTIF([Analyst_Interviews.J2:.J330];&quot;PASS&quot;)" office:value-type="float" office:value="53">
            <text:p>53</text:p>
          </table:table-cell>
          <table:table-cell table:style-name="ce52" table:formula="of:=COUNTIF([Analyst_Interviews.J2:.J530];&quot;FAIL&quot;)" office:value-type="float" office:value="11">
            <text:p>11</text:p>
          </table:table-cell>
          <table:table-cell table:style-name="ce52" table:formula="of:=COUNTA([Analyst_Interviews.H2:.H30];&quot;YES&quot;)" office:value-type="float" office:value="9">
            <text:p>9</text:p>
          </table:table-cell>
          <table:table-cell table:style-name="ce124" table:formula="of:=COUNTIF([Analyst_Interviews.J1:.J120];&quot;YES&quot;)" office:value-type="float" office:value="0">
            <text:p>0</text:p>
          </table:table-cell>
          <table:table-cell table:formula="of:=COUNTIF([Analyst_Interviews.R2:.R78];&quot;YES&quot;)" office:value-type="float" office:value="0">
            <text:p>0</text:p>
          </table:table-cell>
          <table:table-cell table:formula="of:=COUNTIF([Analyst_Interviews.R1:.R121];&quot;NO&quot;)" office:value-type="float" office:value="0">
            <text:p>0</text:p>
          </table:table-cell>
          <table:table-cell table:number-columns-repeated="1004"/>
        </table:table-row>
        <table:table-row table:style-name="ro96">
          <table:table-cell/>
          <table:table-cell table:style-name="ce40" table:number-columns-repeated="2"/>
          <table:table-cell table:style-name="ce40" office:value-type="string">
            <text:p>L2</text:p>
          </table:table-cell>
          <table:table-cell table:style-name="ce52" table:formula="of:=COUNTIF([Analyst_Projects.B2:.B150];&quot;L2&quot;)" office:value-type="float" office:value="4">
            <text:p>4</text:p>
          </table:table-cell>
          <table:table-cell table:style-name="ce97" table:formula="of:=SUMPRODUCT(([Analyst_Projects.B2:.B151]=&quot;L2&quot;)*([Analyst_Projects.J2:.J151]=&quot;PASS&quot;))" office:value-type="float" office:value="1">
            <text:p>1</text:p>
          </table:table-cell>
          <table:table-cell table:style-name="ce97" table:formula="of:=SUMPRODUCT(([Analyst_Projects.B2:.B151]=&quot;L2&quot;)*([Analyst_Projects.J2:.J151]=&quot;FAIL&quot;))" office:value-type="float" office:value="3">
            <text:p>3</text:p>
          </table:table-cell>
          <table:table-cell table:style-name="ce97"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Summary</text:p>
          </table:table-cell>
          <table:table-cell table:style-name="ce52" table:formula="of:=COUNTA([Analyst_Summarys.A2:.A335])" office:value-type="float" office:value="66">
            <text:p>66</text:p>
          </table:table-cell>
          <table:table-cell table:style-name="ce52" table:formula="of:=COUNTIF([Analyst_Summarys.J2:.J332];&quot;PASS&quot;)" office:value-type="float" office:value="60">
            <text:p>60</text:p>
          </table:table-cell>
          <table:table-cell table:style-name="ce52" table:formula="of:=COUNTIF([Analyst_Summarys.J2:.J532];&quot;FAIL&quot;)" office:value-type="float" office:value="6">
            <text:p>6</text:p>
          </table:table-cell>
          <table:table-cell table:style-name="ce52" table:formula="of:=COUNTA([Analyst_Summarys.H2:.H32];&quot;YES&quot;)" office:value-type="float" office:value="13">
            <text:p>13</text:p>
          </table:table-cell>
          <table:table-cell table:style-name="ce124" table:formula="of:=COUNTIF([Analyst_Flows.J1:.J120];&quot;YES&quot;)" office:value-type="float" office:value="0">
            <text:p>0</text:p>
          </table:table-cell>
          <table:table-cell table:formula="of:=COUNTIF([Analyst_Flows.R2:.R78];&quot;YES&quot;)" office:value-type="float" office:value="0">
            <text:p>0</text:p>
          </table:table-cell>
          <table:table-cell table:formula="of:=COUNTIF([Analyst_Flows.R1:.R121];&quot;NO&quot;)" office:value-type="float" office:value="0">
            <text:p>0</text:p>
          </table:table-cell>
          <table:table-cell table:number-columns-repeated="1004"/>
        </table:table-row>
        <table:table-row table:style-name="ro96">
          <table:table-cell/>
          <table:table-cell table:style-name="ce40" table:number-columns-repeated="2"/>
          <table:table-cell table:style-name="ce40" office:value-type="string">
            <text:p>L3</text:p>
          </table:table-cell>
          <table:table-cell table:style-name="ce52" table:formula="of:=COUNTIF([Analyst_Projects.B2:.B150];&quot;L3&quot;)" office:value-type="float" office:value="4">
            <text:p>4</text:p>
          </table:table-cell>
          <table:table-cell table:style-name="ce97" table:formula="of:=SUMPRODUCT(([Analyst_Projects.B2:.B151]=&quot;L3&quot;)*([Analyst_Projects.J2:.J151]=&quot;PASS&quot;))" office:value-type="float" office:value="3">
            <text:p>3</text:p>
          </table:table-cell>
          <table:table-cell table:style-name="ce97" table:formula="of:=SUMPRODUCT(([Analyst_Projects.B2:.B151]=&quot;L3&quot;)*([Analyst_Projects.J2:.J151]=&quot;FAIL&quot;))" office:value-type="float" office:value="1">
            <text:p>1</text:p>
          </table:table-cell>
          <table:table-cell table:style-name="ce97"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Issues</text:p>
          </table:table-cell>
          <table:table-cell table:style-name="ce52" table:formula="of:=COUNTA([Analyst_Issues.A2:.A269])" office:value-type="float" office:value="144">
            <text:p>144</text:p>
          </table:table-cell>
          <table:table-cell table:style-name="ce52" table:formula="of:=COUNTIF([Analyst_Issues.J2:.J330];&quot;PASS&quot;)" office:value-type="float" office:value="131">
            <text:p>131</text:p>
          </table:table-cell>
          <table:table-cell table:style-name="ce52" table:formula="of:=COUNTIF([Analyst_Issues.J2:.J530];&quot;FAIL&quot;)" office:value-type="float" office:value="13">
            <text:p>13</text:p>
          </table:table-cell>
          <table:table-cell table:style-name="ce52" table:formula="of:=COUNTA([Analyst_Issues.H2:.H330];&quot;YES&quot;)" office:value-type="float" office:value="1">
            <text:p>1</text:p>
          </table:table-cell>
          <table:table-cell table:style-name="ce124" table:formula="of:=COUNTIF([Analyst_Documents.J1:.J84];&quot;YES&quot;)" office:value-type="float" office:value="0">
            <text:p>0</text:p>
          </table:table-cell>
          <table:table-cell table:formula="of:=COUNTIF([Analyst_Documents.R2:.R78];&quot;YES&quot;)" office:value-type="float" office:value="0">
            <text:p>0</text:p>
          </table:table-cell>
          <table:table-cell table:formula="of:=COUNTIF([Analyst_Documents.R1:.R121];&quot;NO&quot;)" office:value-type="float" office:value="0">
            <text:p>0</text:p>
          </table:table-cell>
          <table:table-cell table:number-columns-repeated="1004"/>
        </table:table-row>
        <table:table-row table:style-name="ro96">
          <table:table-cell/>
          <table:table-cell table:style-name="ce40" table:number-columns-repeated="2"/>
          <table:table-cell table:style-name="Default" table:number-columns-repeated="6"/>
          <table:table-cell table:number-columns-repeated="2"/>
          <table:table-cell table:style-name="Default"/>
          <table:table-cell table:style-name="ce40" office:value-type="string">
            <text:p>Analyst Flows</text:p>
          </table:table-cell>
          <table:table-cell table:style-name="ce52" table:formula="of:=COUNTA([Analyst_Flows.A2:.A100])" office:value-type="float" office:value="58">
            <text:p>58</text:p>
          </table:table-cell>
          <table:table-cell table:style-name="ce52" table:formula="of:=COUNTIF([Analyst_Flows.J2:.J130];&quot;PASS&quot;)" office:value-type="float" office:value="50">
            <text:p>50</text:p>
          </table:table-cell>
          <table:table-cell table:style-name="ce52" table:formula="of:=COUNTIF([Analyst_Flows.J2:.J130];&quot;FAIL&quot;)" office:value-type="float" office:value="8">
            <text:p>8</text:p>
          </table:table-cell>
          <table:table-cell table:style-name="ce52" table:formula="of:=COUNTA([Analyst_Flows.H2:.H30];&quot;YES&quot;)" office:value-type="float" office:value="1">
            <text:p>1</text:p>
          </table:table-cell>
          <table:table-cell table:style-name="ce124" table:formula="of:=COUNTIF([Analyst_TestData.J1:.J84];&quot;YES&quot;)" office:value-type="float" office:value="0">
            <text:p>0</text:p>
          </table:table-cell>
          <table:table-cell table:formula="of:=COUNTIF([Analyst_TestData.R2:.R78];&quot;YES&quot;)" office:value-type="float" office:value="0">
            <text:p>0</text:p>
          </table:table-cell>
          <table:table-cell table:formula="of:=COUNTIF([Analyst_TestData.R1:.R121];&quot;NO&quot;)" office:value-type="float" office:value="0">
            <text:p>0</text:p>
          </table:table-cell>
          <table:table-cell table:number-columns-repeated="1004"/>
        </table:table-row>
        <table:table-row table:style-name="ro96">
          <table:table-cell/>
          <table:table-cell table:style-name="ce41"/>
          <table:table-cell table:style-name="ce41" office:value-type="string">
            <text:p>Analyst Interviews</text:p>
          </table:table-cell>
          <table:table-cell table:style-name="ce41" table:number-columns-repeated="2"/>
          <table:table-cell table:style-name="ce95" table:number-columns-repeated="4"/>
          <table:table-cell table:number-columns-repeated="2"/>
          <table:table-cell table:style-name="Default"/>
          <table:table-cell table:style-name="ce40" office:value-type="string">
            <text:p>Analyst Approaches</text:p>
          </table:table-cell>
          <table:table-cell table:style-name="ce52" table:formula="of:=COUNTA([Analyst_Approaches.A2:.A369])" office:value-type="float" office:value="59">
            <text:p>59</text:p>
          </table:table-cell>
          <table:table-cell table:style-name="ce52" table:formula="of:=COUNTIF([Analyst_Approaches.J2:.J331];&quot;PASS&quot;)" office:value-type="float" office:value="52">
            <text:p>52</text:p>
          </table:table-cell>
          <table:table-cell table:style-name="ce52" table:formula="of:=COUNTIF([Analyst_Approaches.J2:.J531];&quot;FAIL&quot;)" office:value-type="float" office:value="7">
            <text:p>7</text:p>
          </table:table-cell>
          <table:table-cell table:style-name="ce52" table:formula="of:=COUNTA([Analyst_Approaches.H2:.H30];&quot;YES&quot;)" office:value-type="float" office:value="1">
            <text:p>1</text:p>
          </table:table-cell>
          <table:table-cell table:style-name="ce124" table:formula="of:=COUNTIF([Analyst_TestData.J2:.J85];&quot;YES&quot;)" office:value-type="float" office:value="0">
            <text:p>0</text:p>
          </table:table-cell>
          <table:table-cell table:formula="of:=COUNTIF([Security_Tests.R1:.R174];&quot;YES&quot;)" office:value-type="float" office:value="0">
            <text:p>0</text:p>
          </table:table-cell>
          <table:table-cell table:formula="of:=COUNTIF([Security_Tests.R1:.R192];&quot;NO&quot;)" office:value-type="float" office:value="0">
            <text:p>0</text:p>
          </table:table-cell>
          <table:table-cell table:number-columns-repeated="1004"/>
        </table:table-row>
        <table:table-row table:style-name="ro96">
          <table:table-cell/>
          <table:table-cell table:style-name="ce40" table:number-columns-repeated="2"/>
          <table:table-cell table:style-name="ce40" office:value-type="string">
            <text:p>L0</text:p>
          </table:table-cell>
          <table:table-cell table:style-name="ce52" table:formula="of:=COUNTIF([Analyst_Interviews.B2:.B150];&quot;L0&quot;)" office:value-type="float" office:value="1">
            <text:p>1</text:p>
          </table:table-cell>
          <table:table-cell table:style-name="ce97" table:formula="of:=SUMPRODUCT(([Analyst_Interviews.B2:.B151]=&quot;L0&quot;)*([Analyst_Interviews.J2:.J151]=&quot;PASS&quot;))" office:value-type="float" office:value="1">
            <text:p>1</text:p>
          </table:table-cell>
          <table:table-cell table:style-name="ce97" table:formula="of:=SUMPRODUCT(([Analyst_Interviews.B2:.B151]=&quot;L0&quot;)*([Analyst_Interviews.J2:.J151]=&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Documents</text:p>
          </table:table-cell>
          <table:table-cell table:style-name="ce52" table:formula="of:=COUNTA([Analyst_Documents.A2:.A369])" office:value-type="float" office:value="33">
            <text:p>33</text:p>
          </table:table-cell>
          <table:table-cell table:style-name="ce52" table:formula="of:=COUNTIF([Analyst_Documents.J2:.J330];&quot;PASS&quot;)" office:value-type="float" office:value="24">
            <text:p>24</text:p>
          </table:table-cell>
          <table:table-cell table:style-name="ce52" table:formula="of:=COUNTIF([Analyst_Documents.J2:.J530];&quot;FAIL&quot;)" office:value-type="float" office:value="9">
            <text:p>9</text:p>
          </table:table-cell>
          <table:table-cell table:style-name="ce52" table:formula="of:=COUNTA([Analyst_Documents.H2:.H30];&quot;YES&quot;)" office:value-type="float" office:value="1">
            <text:p>1</text:p>
          </table:table-cell>
          <table:table-cell table:style-name="ce124" table:formula="of:=COUNTIF([Analyst_TestData.J3:.J86];&quot;YES&quot;)" office:value-type="float" office:value="0">
            <text:p>0</text:p>
          </table:table-cell>
          <table:table-cell table:formula="of:=COUNTIF([Security_Tests.R2:.R175];&quot;YES&quot;)" office:value-type="float" office:value="0">
            <text:p>0</text:p>
          </table:table-cell>
          <table:table-cell table:formula="of:=COUNTIF([Security_Tests.R2:.R193];&quot;NO&quot;)" office:value-type="float" office:value="0">
            <text:p>0</text:p>
          </table:table-cell>
          <table:table-cell table:number-columns-repeated="1004"/>
        </table:table-row>
        <table:table-row table:style-name="ro96">
          <table:table-cell/>
          <table:table-cell table:style-name="ce40" table:number-columns-repeated="2"/>
          <table:table-cell table:style-name="ce40" office:value-type="string">
            <text:p>L1</text:p>
          </table:table-cell>
          <table:table-cell table:style-name="ce52" table:formula="of:=COUNTIF([Analyst_Interviews.B2:.B150];&quot;L1&quot;)" office:value-type="float" office:value="44">
            <text:p>44</text:p>
          </table:table-cell>
          <table:table-cell table:style-name="ce97" table:formula="of:=SUMPRODUCT(([Analyst_Interviews.B2:.B151]=&quot;L1&quot;)*([Analyst_Interviews.J2:.J151]=&quot;PASS&quot;))" office:value-type="float" office:value="44">
            <text:p>44</text:p>
          </table:table-cell>
          <table:table-cell table:style-name="ce97" table:formula="of:=SUMPRODUCT(([Analyst_Interviews.B2:.B151]=&quot;L1&quot;)*([Analyst_Interviews.J2:.J151]=&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Accessibility Tests</text:p>
          </table:table-cell>
          <table:table-cell table:style-name="ce52" table:formula="of:=COUNTA([Accessibility_Test.A2:.A4])" office:value-type="float" office:value="3">
            <text:p>3</text:p>
          </table:table-cell>
          <table:table-cell table:style-name="ce52" table:formula="of:=COUNTIF([Accessibility_Test.G2:.G156];&quot;PASS&quot;)" office:value-type="float" office:value="1">
            <text:p>1</text:p>
          </table:table-cell>
          <table:table-cell table:style-name="ce52" table:formula="of:=COUNTIF([Accessibility_Test.G2:.G53];&quot;FAIL&quot;)" office:value-type="float" office:value="2">
            <text:p>2</text:p>
          </table:table-cell>
          <table:table-cell table:style-name="ce52" table:formula="of:=COUNTA([Accessibility_Test.H2:.H29];&quot;YES&quot;)" office:value-type="float" office:value="1">
            <text:p>1</text:p>
          </table:table-cell>
          <table:table-cell table:style-name="ce124" table:formula="of:=COUNTIF([Analyst_TestData.J4:.J87];&quot;YES&quot;)" office:value-type="float" office:value="0">
            <text:p>0</text:p>
          </table:table-cell>
          <table:table-cell table:formula="of:=COUNTIF([Security_Tests.R3:.R176];&quot;YES&quot;)" office:value-type="float" office:value="0">
            <text:p>0</text:p>
          </table:table-cell>
          <table:table-cell table:formula="of:=COUNTIF([Security_Tests.R3:.R194];&quot;NO&quot;)" office:value-type="float" office:value="0">
            <text:p>0</text:p>
          </table:table-cell>
          <table:table-cell table:number-columns-repeated="1004"/>
        </table:table-row>
        <table:table-row table:style-name="ro96">
          <table:table-cell/>
          <table:table-cell table:style-name="ce40" table:number-columns-repeated="2"/>
          <table:table-cell table:style-name="ce40" office:value-type="string">
            <text:p>L2</text:p>
          </table:table-cell>
          <table:table-cell table:style-name="ce52" table:formula="of:=COUNTIF([Analyst_Interviews.B2:.B150];&quot;L2&quot;)" office:value-type="float" office:value="17">
            <text:p>17</text:p>
          </table:table-cell>
          <table:table-cell table:style-name="ce97" table:formula="of:=SUMPRODUCT(([Analyst_Interviews.B2:.B151]=&quot;L2&quot;)*([Analyst_Interviews.J2:.J151]=&quot;PASS&quot;))" office:value-type="float" office:value="6">
            <text:p>6</text:p>
          </table:table-cell>
          <table:table-cell table:style-name="ce97" table:formula="of:=SUMPRODUCT(([Analyst_Interviews.B2:.B151]=&quot;L2&quot;)*([Analyst_Interviews.J2:.J151]=&quot;FAIL&quot;))" office:value-type="float" office:value="11">
            <text:p>11</text:p>
          </table:table-cell>
          <table:table-cell table:style-name="ce97"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Security Tests</text:p>
          </table:table-cell>
          <table:table-cell table:style-name="ce52" table:formula="of:=COUNTA([Security_Tests.A2:.A371])" office:value-type="float" office:value="8">
            <text:p>8</text:p>
          </table:table-cell>
          <table:table-cell table:style-name="ce52" table:formula="of:=COUNTIF([Security_Tests.G2:.G330];&quot;PASS&quot;)" office:value-type="float" office:value="2">
            <text:p>2</text:p>
          </table:table-cell>
          <table:table-cell table:style-name="ce52" table:formula="of:=COUNTIF([Security_Tests.G2:.G330];&quot;FAIL&quot;)" office:value-type="float" office:value="6">
            <text:p>6</text:p>
          </table:table-cell>
          <table:table-cell table:style-name="ce52" table:formula="of:=COUNTIF([Security_Tests.H2:.H330];&quot;YES&quot;)" office:value-type="float" office:value="0">
            <text:p>0</text:p>
          </table:table-cell>
          <table:table-cell table:style-name="ce124" table:formula="of:=COUNTIF([Analyst_TestData.J5:.J88];&quot;YES&quot;)" office:value-type="float" office:value="0">
            <text:p>0</text:p>
          </table:table-cell>
          <table:table-cell table:formula="of:=COUNTIF([Security_Tests.R4:.R177];&quot;YES&quot;)" office:value-type="float" office:value="0">
            <text:p>0</text:p>
          </table:table-cell>
          <table:table-cell table:formula="of:=COUNTIF([Security_Tests.R4:.R195];&quot;NO&quot;)" office:value-type="float" office:value="0">
            <text:p>0</text:p>
          </table:table-cell>
          <table:table-cell table:number-columns-repeated="1004"/>
        </table:table-row>
        <table:table-row table:style-name="ro96">
          <table:table-cell/>
          <table:table-cell table:style-name="ce40" table:number-columns-repeated="2"/>
          <table:table-cell table:style-name="ce40" office:value-type="string">
            <text:p>L3</text:p>
          </table:table-cell>
          <table:table-cell table:style-name="ce52" table:formula="of:=COUNTIF([Analyst_Interviews.B2:.B150];&quot;L3&quot;)" office:value-type="float" office:value="2">
            <text:p>2</text:p>
          </table:table-cell>
          <table:table-cell table:style-name="ce97" table:formula="of:=SUMPRODUCT(([Analyst_Interviews.B2:.B151]=&quot;L3&quot;)*([Analyst_Interviews.J2:.J151]=&quot;PASS&quot;))" office:value-type="float" office:value="2">
            <text:p>2</text:p>
          </table:table-cell>
          <table:table-cell table:style-name="ce97" table:formula="of:=SUMPRODUCT(([Analyst_Interviews.B2:.B151]=&quot;L3&quot;)*([Analyst_Interviews.J2:.J151]=&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2"/>
          <table:table-cell table:style-name="Default"/>
          <table:table-cell table:style-name="ce40" office:value-type="string">
            <text:p>Analyst Test Data</text:p>
          </table:table-cell>
          <table:table-cell table:style-name="ce52" table:formula="of:=COUNTA([Analyst_TestData.A2:.A372])" office:value-type="float" office:value="0">
            <text:p>0</text:p>
          </table:table-cell>
          <table:table-cell table:style-name="ce52" table:formula="of:=COUNTIF([Security_Tests.I2:.I158];&quot;PASS&quot;)" office:value-type="float" office:value="0">
            <text:p>0</text:p>
          </table:table-cell>
          <table:table-cell table:style-name="ce52" table:formula="of:=COUNTIF([Security_Tests.J2:.J530];&quot;FAIL&quot;)" office:value-type="float" office:value="0">
            <text:p>0</text:p>
          </table:table-cell>
          <table:table-cell table:style-name="ce52" table:formula="of:=COUNTA([Analyst_TestData.D6:.D372])" office:value-type="float" office:value="0">
            <text:p>0</text:p>
          </table:table-cell>
          <table:table-cell table:style-name="ce124" table:formula="of:=COUNTIF([Analyst_TestData.J6:.J89];&quot;YES&quot;)" office:value-type="float" office:value="0">
            <text:p>0</text:p>
          </table:table-cell>
          <table:table-cell table:formula="of:=COUNTIF([Security_Tests.R5:.R178];&quot;YES&quot;)" office:value-type="float" office:value="0">
            <text:p>0</text:p>
          </table:table-cell>
          <table:table-cell table:formula="of:=COUNTIF([Security_Tests.R5:.R196];&quot;NO&quot;)" office:value-type="float" office:value="0">
            <text:p>0</text:p>
          </table:table-cell>
          <table:table-cell table:number-columns-repeated="1004"/>
        </table:table-row>
        <table:table-row table:style-name="ro96">
          <table:table-cell/>
          <table:table-cell table:style-name="ce40" table:number-columns-repeated="2"/>
          <table:table-cell table:style-name="Default" table:number-columns-repeated="6"/>
          <table:table-cell table:number-columns-repeated="2"/>
          <table:table-cell table:style-name="Default"/>
          <table:table-cell table:style-name="ce112" office:value-type="string">
            <text:p>Defects Test cases</text:p>
          </table:table-cell>
          <table:table-cell table:style-name="ce117" table:formula="of:=COUNTA([Defects_Tests.A2:.A150])" office:value-type="float" office:value="88">
            <text:p>88</text:p>
          </table:table-cell>
          <table:table-cell table:style-name="ce117" table:formula="of:=COUNTIF([Defects_Tests.J2:.J100];&quot;PASS&quot;)" office:value-type="float" office:value="38">
            <text:p>38</text:p>
          </table:table-cell>
          <table:table-cell table:style-name="ce117" table:formula="of:=COUNTIF([Defects_Tests.J2:.J100];&quot;FAIL&quot;)" office:value-type="float" office:value="50">
            <text:p>50</text:p>
          </table:table-cell>
          <table:table-cell table:style-name="ce117" table:formula="of:=COUNTA([Analyst_TestData.D7:.D373])" office:value-type="float" office:value="0">
            <text:p>0</text:p>
          </table:table-cell>
          <table:table-cell table:style-name="ce125" table:formula="of:=COUNTIF([Analyst_TestData.J7:.J90];&quot;YES&quot;)" office:value-type="float" office:value="0">
            <text:p>0</text:p>
          </table:table-cell>
          <table:table-cell table:style-name="ce47" office:value-type="float" office:value="0">
            <text:p>0</text:p>
          </table:table-cell>
          <table:table-cell table:style-name="ce47" office:value-type="float" office:value="0">
            <text:p>0</text:p>
          </table:table-cell>
          <table:table-cell table:style-name="Default"/>
          <table:table-cell table:number-columns-repeated="1003"/>
        </table:table-row>
        <table:table-row table:style-name="ro96">
          <table:table-cell/>
          <table:table-cell table:style-name="ce41"/>
          <table:table-cell table:style-name="ce41" office:value-type="string">
            <text:p>Analyst Summary</text:p>
          </table:table-cell>
          <table:table-cell table:style-name="ce41" table:number-columns-repeated="2"/>
          <table:table-cell table:style-name="ce95" table:number-columns-repeated="4"/>
          <table:table-cell table:number-columns-repeated="2"/>
          <table:table-cell table:style-name="Default"/>
          <table:table-cell table:style-name="ce113" office:value-type="string">
            <text:p>End-To-End</text:p>
          </table:table-cell>
          <table:table-cell table:style-name="ce52" table:formula="of:=COUNTA([End_To_End.A2:.A277])" office:value-type="float" office:value="13">
            <text:p>13</text:p>
          </table:table-cell>
          <table:table-cell table:style-name="ce118" table:formula="of:=COUNTIF([End_To_End.J2:.J159];&quot;PASS&quot;)" office:value-type="float" office:value="13">
            <text:p>13</text:p>
          </table:table-cell>
          <table:table-cell table:style-name="ce118" table:formula="of:=COUNTIF([End_To_End.J2:.J159];&quot;FAIL&quot;)" office:value-type="float" office:value="0">
            <text:p>0</text:p>
          </table:table-cell>
          <table:table-cell table:style-name="ce47" table:number-columns-repeated="4"/>
          <table:table-cell table:style-name="Default"/>
          <table:table-cell table:number-columns-repeated="1003"/>
        </table:table-row>
        <table:table-row table:style-name="ro96">
          <table:table-cell/>
          <table:table-cell table:style-name="ce40" table:number-columns-repeated="2"/>
          <table:table-cell table:style-name="ce40" office:value-type="string">
            <text:p>L0</text:p>
          </table:table-cell>
          <table:table-cell table:style-name="ce52" table:formula="of:=COUNTIF([Analyst_Summarys.B2:.B160];&quot;L0&quot;)" office:value-type="float" office:value="3">
            <text:p>3</text:p>
          </table:table-cell>
          <table:table-cell table:style-name="ce97" table:formula="of:=SUMPRODUCT(([Analyst_Summarys.B2:.B153]=&quot;L0&quot;)*([Analyst_Summarys.J2:.J153]=&quot;PASS&quot;))" office:value-type="float" office:value="3">
            <text:p>3</text:p>
          </table:table-cell>
          <table:table-cell table:style-name="ce97" table:formula="of:=SUMPRODUCT(([Analyst_Summarys.B2:.B153]=&quot;L0&quot;)*([Analyst_Summarys.J2:.J153]=&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2"/>
          <table:table-cell table:style-name="Default"/>
          <table:table-cell table:style-name="ce113" office:value-type="string">
            <text:p>Logs and Reports</text:p>
          </table:table-cell>
          <table:table-cell table:style-name="ce52" table:formula="of:=COUNTA([Logs_And_Reports.A2:.A278])" office:value-type="float" office:value="1">
            <text:p>1</text:p>
          </table:table-cell>
          <table:table-cell table:style-name="ce118" table:formula="of:=COUNTIF([Logs_And_Reports.I2:.I159];&quot;PASS&quot;)" office:value-type="float" office:value="0">
            <text:p>0</text:p>
          </table:table-cell>
          <table:table-cell table:style-name="ce118" table:formula="of:=COUNTIF([Logs_And_Reports.I2:.I159];&quot;FAIL&quot;)" office:value-type="float" office:value="0">
            <text:p>0</text:p>
          </table:table-cell>
          <table:table-cell table:style-name="ce47" table:number-columns-repeated="4"/>
          <table:table-cell table:style-name="Default"/>
          <table:table-cell table:number-columns-repeated="1003"/>
        </table:table-row>
        <table:table-row table:style-name="ro96">
          <table:table-cell/>
          <table:table-cell table:style-name="ce40" table:number-columns-repeated="2"/>
          <table:table-cell table:style-name="ce40" office:value-type="string">
            <text:p>L1</text:p>
          </table:table-cell>
          <table:table-cell table:style-name="ce52" table:formula="of:=COUNTIF([Analyst_Summarys.B2:.B160];&quot;L1&quot;)" office:value-type="float" office:value="54">
            <text:p>54</text:p>
          </table:table-cell>
          <table:table-cell table:style-name="ce97" table:formula="of:=SUMPRODUCT(([Analyst_Summarys.B2:.B153]=&quot;L1&quot;)*([Analyst_Summarys.J2:.J153]=&quot;PASS&quot;))" office:value-type="float" office:value="52">
            <text:p>52</text:p>
          </table:table-cell>
          <table:table-cell table:style-name="ce97" table:formula="of:=SUMPRODUCT(([Analyst_Summarys.B2:.B153]=&quot;L1&quot;)*([Analyst_Summarys.J2:.J153]=&quot;FAIL&quot;))" office:value-type="float" office:value="2">
            <text:p>2</text:p>
          </table:table-cell>
          <table:table-cell table:style-name="ce97" office:value-type="float" office:value="0">
            <text:p>0</text:p>
          </table:table-cell>
          <table:table-cell table:style-name="ce40" office:value-type="float" office:value="0">
            <text:p>0</text:p>
          </table:table-cell>
          <table:table-cell table:number-columns-repeated="3"/>
          <table:table-cell table:style-name="ce113" office:value-type="string">
            <text:p>Cross browser compatibility</text:p>
          </table:table-cell>
          <table:table-cell table:style-name="ce118" table:formula="of:=COUNTA([Cross_Browser_Compatibility.A2:.A278])" office:value-type="float" office:value="18">
            <text:p>18</text:p>
          </table:table-cell>
          <table:table-cell table:style-name="ce118" table:formula="of:=COUNTIF([Cross_Browser_Compatibility.G2:.G159];&quot;PASS&quot;)" office:value-type="float" office:value="18">
            <text:p>18</text:p>
          </table:table-cell>
          <table:table-cell table:style-name="ce118" table:formula="of:=COUNTIF([Cross_Browser_Compatibility.G2:.G159];&quot;FAIL&quot;)" office:value-type="float" office:value="0">
            <text:p>0</text:p>
          </table:table-cell>
          <table:table-cell table:style-name="Default" table:number-columns-repeated="5"/>
          <table:table-cell table:number-columns-repeated="1003"/>
        </table:table-row>
        <table:table-row table:style-name="ro96">
          <table:table-cell/>
          <table:table-cell table:style-name="ce40" table:number-columns-repeated="2"/>
          <table:table-cell table:style-name="ce40" office:value-type="string">
            <text:p>L2</text:p>
          </table:table-cell>
          <table:table-cell table:style-name="ce52" table:formula="of:=COUNTIF([Analyst_Summarys.B2:.B160];&quot;L2&quot;)" office:value-type="float" office:value="4">
            <text:p>4</text:p>
          </table:table-cell>
          <table:table-cell table:style-name="ce97" table:formula="of:=SUMPRODUCT(([Analyst_Summarys.B2:.B153]=&quot;L2&quot;)*([Analyst_Summarys.J2:.J153]=&quot;PASS&quot;))" office:value-type="float" office:value="0">
            <text:p>0</text:p>
          </table:table-cell>
          <table:table-cell table:style-name="ce97" table:formula="of:=SUMPRODUCT(([Analyst_Summarys.B2:.B153]=&quot;L2&quot;)*([Analyst_Summarys.J2:.J153]=&quot;FAIL&quot;))" office:value-type="float" office:value="4">
            <text:p>4</text:p>
          </table:table-cell>
          <table:table-cell table:style-name="ce97" office:value-type="float" office:value="0">
            <text:p>0</text:p>
          </table:table-cell>
          <table:table-cell table:style-name="ce40" office:value-type="float" office:value="0">
            <text:p>0</text:p>
          </table:table-cell>
          <table:table-cell table:number-columns-repeated="3"/>
          <table:table-cell table:style-name="ce113" office:value-type="string">
            <text:p>Backup and Recovery</text:p>
          </table:table-cell>
          <table:table-cell table:style-name="ce119" table:formula="of:=COUNTA([Backup_Recovery.A2:.A278])" office:value-type="float" office:value="2">
            <text:p>2</text:p>
          </table:table-cell>
          <table:table-cell table:style-name="ce118" table:formula="of:=COUNTIF([Backup_Recovery.I2:.I159];&quot;PASS&quot;)" office:value-type="float" office:value="0">
            <text:p>0</text:p>
          </table:table-cell>
          <table:table-cell table:style-name="ce118" table:formula="of:=COUNTIF([Backup_Recovery.I2:.I159];&quot;FAIL&quot;)" office:value-type="float" office:value="0">
            <text:p>0</text:p>
          </table:table-cell>
          <table:table-cell table:style-name="Default" table:number-columns-repeated="5"/>
          <table:table-cell table:number-columns-repeated="1003"/>
        </table:table-row>
        <table:table-row table:style-name="ro96">
          <table:table-cell/>
          <table:table-cell table:style-name="ce40" table:number-columns-repeated="2"/>
          <table:table-cell table:style-name="ce40" office:value-type="string">
            <text:p>L3</text:p>
          </table:table-cell>
          <table:table-cell table:style-name="ce52" table:formula="of:=COUNTIF([Analyst_Summarys.B2:.B160];&quot;L3&quot;)" office:value-type="float" office:value="5">
            <text:p>5</text:p>
          </table:table-cell>
          <table:table-cell table:style-name="ce97" table:formula="of:=SUMPRODUCT(([Analyst_Summarys.B2:.B153]=&quot;L3&quot;)*([Analyst_Summarys.J2:.J153]=&quot;PASS&quot;))" office:value-type="float" office:value="5">
            <text:p>5</text:p>
          </table:table-cell>
          <table:table-cell table:style-name="ce97" table:formula="of:=SUMPRODUCT(([Analyst_Summarys.B2:.B153]=&quot;L3&quot;)*([Analyst_Summarys.J2:.J153]=&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3"/>
          <table:table-cell table:style-name="Default" table:number-columns-repeated="9"/>
          <table:table-cell table:number-columns-repeated="1003"/>
        </table:table-row>
        <table:table-row table:style-name="ro96">
          <table:table-cell/>
          <table:table-cell table:style-name="ce40"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96">
          <table:table-cell/>
          <table:table-cell table:style-name="ce41"/>
          <table:table-cell table:style-name="ce41" office:value-type="string">
            <text:p>Analyst Issues</text:p>
          </table:table-cell>
          <table:table-cell table:style-name="ce41" table:number-columns-repeated="2"/>
          <table:table-cell table:style-name="ce95" table:number-columns-repeated="4"/>
          <table:table-cell table:number-columns-repeated="3"/>
          <table:table-cell table:style-name="Default" table:number-columns-repeated="9"/>
          <table:table-cell table:number-columns-repeated="1003"/>
        </table:table-row>
        <table:table-row table:style-name="ro96">
          <table:table-cell/>
          <table:table-cell table:style-name="ce40" table:number-columns-repeated="2"/>
          <table:table-cell table:style-name="ce40" office:value-type="string">
            <text:p>L0</text:p>
          </table:table-cell>
          <table:table-cell table:style-name="ce52" table:formula="of:=COUNTIF([Analyst_Issues.B2:.B150];&quot;L0&quot;)" office:value-type="float" office:value="2">
            <text:p>2</text:p>
          </table:table-cell>
          <table:table-cell table:style-name="ce97" table:formula="of:=SUMPRODUCT(([Analyst_Issues.B2:.B151]=&quot;L0&quot;)*([Analyst_Issues.J2:.J151]=&quot;PASS&quot;))" office:value-type="float" office:value="2">
            <text:p>2</text:p>
          </table:table-cell>
          <table:table-cell table:style-name="ce97" table:formula="of:=SUMPRODUCT(([Analyst_Issues.B2:.B151]=&quot;L0&quot;)*([Analyst_Issues.J2:.J151]=&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3"/>
          <table:table-cell table:style-name="Default" table:number-columns-repeated="9"/>
          <table:table-cell table:number-columns-repeated="1003"/>
        </table:table-row>
        <table:table-row table:style-name="ro96">
          <table:table-cell/>
          <table:table-cell table:style-name="ce40" table:number-columns-repeated="2"/>
          <table:table-cell table:style-name="ce40" office:value-type="string">
            <text:p>L1</text:p>
          </table:table-cell>
          <table:table-cell table:style-name="ce52" table:formula="of:=COUNTIF([Analyst_Issues.B2:.B150];&quot;L1&quot;)" office:value-type="float" office:value="128">
            <text:p>128</text:p>
          </table:table-cell>
          <table:table-cell table:style-name="ce97" table:formula="of:=SUMPRODUCT(([Analyst_Issues.B2:.B151]=&quot;L1&quot;)*([Analyst_Issues.J2:.J151]=&quot;PASS&quot;))" office:value-type="float" office:value="118">
            <text:p>118</text:p>
          </table:table-cell>
          <table:table-cell table:style-name="ce97" table:formula="of:=SUMPRODUCT(([Analyst_Issues.B2:.B151]=&quot;L1&quot;)*([Analyst_Issues.J2:.J151]=&quot;FAIL&quot;))" office:value-type="float" office:value="10">
            <text:p>10</text:p>
          </table:table-cell>
          <table:table-cell table:style-name="ce97" office:value-type="float" office:value="0">
            <text:p>0</text:p>
          </table:table-cell>
          <table:table-cell table:style-name="ce40" office:value-type="float" office:value="0">
            <text:p>0</text:p>
          </table:table-cell>
          <table:table-cell table:number-columns-repeated="3"/>
          <table:table-cell table:style-name="Default" table:number-columns-repeated="9"/>
          <table:table-cell table:number-columns-repeated="1003"/>
        </table:table-row>
        <table:table-row table:style-name="ro96">
          <table:table-cell/>
          <table:table-cell table:style-name="ce40" table:number-columns-repeated="2"/>
          <table:table-cell table:style-name="ce40" office:value-type="string">
            <text:p>L2</text:p>
          </table:table-cell>
          <table:table-cell table:style-name="ce52" table:formula="of:=COUNTIF([Analyst_Issues.B2:.B150];&quot;L2&quot;)" office:value-type="float" office:value="10">
            <text:p>10</text:p>
          </table:table-cell>
          <table:table-cell table:style-name="ce97" table:formula="of:=SUMPRODUCT(([Analyst_Issues.B2:.B151]=&quot;L2&quot;)*([Analyst_Issues.J2:.J151]=&quot;PASS&quot;))" office:value-type="float" office:value="7">
            <text:p>7</text:p>
          </table:table-cell>
          <table:table-cell table:style-name="ce97" table:formula="of:=SUMPRODUCT(([Analyst_Issues.B2:.B151]=&quot;L2&quot;)*([Analyst_Issues.J2:.J151]=&quot;FAIL&quot;))" office:value-type="float" office:value="3">
            <text:p>3</text:p>
          </table:table-cell>
          <table:table-cell table:style-name="ce97" office:value-type="float" office:value="0">
            <text:p>0</text:p>
          </table:table-cell>
          <table:table-cell table:style-name="ce40" office:value-type="float" office:value="0">
            <text:p>0</text:p>
          </table:table-cell>
          <table:table-cell table:number-columns-repeated="3"/>
          <table:table-cell table:style-name="Default" table:number-columns-repeated="9"/>
          <table:table-cell table:number-columns-repeated="1003"/>
        </table:table-row>
        <table:table-row table:style-name="ro96">
          <table:table-cell/>
          <table:table-cell table:style-name="ce40" table:number-columns-repeated="2"/>
          <table:table-cell table:style-name="ce40" office:value-type="string">
            <text:p>L3</text:p>
          </table:table-cell>
          <table:table-cell table:style-name="ce52" table:formula="of:=COUNTIF([Analyst_Issues.B2:.B150];&quot;L3&quot;)" office:value-type="float" office:value="4">
            <text:p>4</text:p>
          </table:table-cell>
          <table:table-cell table:style-name="ce97" table:formula="of:=SUMPRODUCT(([Analyst_Issues.B2:.B151]=&quot;L3&quot;)*([Analyst_Issues.J2:.J151]=&quot;PASS&quot;))" office:value-type="float" office:value="4">
            <text:p>4</text:p>
          </table:table-cell>
          <table:table-cell table:style-name="ce97" table:formula="of:=SUMPRODUCT(([Analyst_Issues.B2:.B151]=&quot;L3&quot;)*([Analyst_Issues.J2:.J151]=&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3"/>
          <table:table-cell table:style-name="Default" table:number-columns-repeated="9"/>
          <table:table-cell table:number-columns-repeated="1003"/>
        </table:table-row>
        <table:table-row table:style-name="ro96">
          <table:table-cell/>
          <table:table-cell table:style-name="ce40"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96">
          <table:table-cell/>
          <table:table-cell table:style-name="ce41"/>
          <table:table-cell table:style-name="ce41" office:value-type="string">
            <text:p>Analyst Flows</text:p>
          </table:table-cell>
          <table:table-cell table:style-name="ce41" table:number-columns-repeated="2"/>
          <table:table-cell table:style-name="ce95" table:number-columns-repeated="4"/>
          <table:table-cell table:number-columns-repeated="3"/>
          <table:table-cell table:style-name="Default" table:number-columns-repeated="9"/>
          <table:table-cell table:number-columns-repeated="989"/>
          <table:table-cell table:style-name="Default"/>
          <table:table-cell table:number-columns-repeated="13"/>
        </table:table-row>
        <table:table-row table:style-name="ro96">
          <table:table-cell/>
          <table:table-cell table:style-name="ce40" table:number-columns-repeated="2"/>
          <table:table-cell table:style-name="ce40" office:value-type="string">
            <text:p>L0</text:p>
          </table:table-cell>
          <table:table-cell table:style-name="ce52" table:formula="of:=COUNTIF([Analyst_Flows.B2:.B180];&quot;L0&quot;)" office:value-type="float" office:value="1">
            <text:p>1</text:p>
          </table:table-cell>
          <table:table-cell table:style-name="ce97" table:formula="of:=SUMPRODUCT(([Analyst_Flows.B2:.B151]=&quot;L0&quot;)*([Analyst_Flows.J2:.J151]=&quot;PASS&quot;))" office:value-type="float" office:value="1">
            <text:p>1</text:p>
          </table:table-cell>
          <table:table-cell table:style-name="ce97" table:formula="of:=SUMPRODUCT(([Analyst_Flows.B2:.B151]=&quot;L0&quot;)*([Analyst_Flows.J2:.J151]=&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3"/>
          <table:table-cell table:style-name="Default" table:number-columns-repeated="9"/>
          <table:table-cell table:number-columns-repeated="1003"/>
        </table:table-row>
        <table:table-row table:style-name="ro96">
          <table:table-cell/>
          <table:table-cell table:style-name="ce40" table:number-columns-repeated="2"/>
          <table:table-cell table:style-name="ce40" office:value-type="string">
            <text:p>L1</text:p>
          </table:table-cell>
          <table:table-cell table:style-name="ce52" table:formula="of:=COUNTIF([Analyst_Flows.B2:.B380];&quot;L1&quot;)" office:value-type="float" office:value="43">
            <text:p>43</text:p>
          </table:table-cell>
          <table:table-cell table:style-name="ce97" table:formula="of:=SUMPRODUCT(([Analyst_Flows.B2:.B151]=&quot;L1&quot;)*([Analyst_Flows.J2:.J151]=&quot;PASS&quot;))" office:value-type="float" office:value="42">
            <text:p>42</text:p>
          </table:table-cell>
          <table:table-cell table:style-name="ce97" table:formula="of:=SUMPRODUCT(([Analyst_Flows.B2:.B151]=&quot;L1&quot;)*([Analyst_Flows.J2:.J151]=&quot;FAIL&quot;))" office:value-type="float" office:value="1">
            <text:p>1</text:p>
          </table:table-cell>
          <table:table-cell table:style-name="ce97" office:value-type="float" office:value="0">
            <text:p>0</text:p>
          </table:table-cell>
          <table:table-cell table:style-name="ce40" office:value-type="float" office:value="0">
            <text:p>0</text:p>
          </table:table-cell>
          <table:table-cell table:number-columns-repeated="3"/>
          <table:table-cell table:style-name="Default"/>
          <table:table-cell table:style-name="ce120"/>
          <table:table-cell table:style-name="ce118" table:number-columns-repeated="3"/>
          <table:table-cell table:style-name="ce124"/>
          <table:table-cell table:number-columns-repeated="1006"/>
        </table:table-row>
        <table:table-row table:style-name="ro96">
          <table:table-cell/>
          <table:table-cell table:style-name="ce40" table:number-columns-repeated="2"/>
          <table:table-cell table:style-name="ce40" office:value-type="string">
            <text:p>L2</text:p>
          </table:table-cell>
          <table:table-cell table:style-name="ce52" table:formula="of:=COUNTIF([Analyst_Flows.B2:.B180];&quot;L2&quot;)" office:value-type="float" office:value="10">
            <text:p>10</text:p>
          </table:table-cell>
          <table:table-cell table:style-name="ce97" table:formula="of:=SUMPRODUCT(([Analyst_Flows.B2:.B151]=&quot;L2&quot;)*([Analyst_Flows.J2:.J151]=&quot;PASS&quot;))" office:value-type="float" office:value="3">
            <text:p>3</text:p>
          </table:table-cell>
          <table:table-cell table:style-name="ce97" table:formula="of:=SUMPRODUCT(([Analyst_Flows.B2:.B151]=&quot;L2&quot;)*([Analyst_Flows.J2:.J151]=&quot;FAIL&quot;))" office:value-type="float" office:value="7">
            <text:p>7</text:p>
          </table:table-cell>
          <table:table-cell table:style-name="ce97" office:value-type="float" office:value="0">
            <text:p>0</text:p>
          </table:table-cell>
          <table:table-cell table:style-name="ce40" office:value-type="float" office:value="0">
            <text:p>0</text:p>
          </table:table-cell>
          <table:table-cell table:number-columns-repeated="3"/>
          <table:table-cell table:style-name="Default" table:number-columns-repeated="6"/>
          <table:table-cell table:number-columns-repeated="1006"/>
        </table:table-row>
        <table:table-row table:style-name="ro96">
          <table:table-cell/>
          <table:table-cell table:style-name="ce40" table:number-columns-repeated="2"/>
          <table:table-cell table:style-name="ce40" office:value-type="string">
            <text:p>L3</text:p>
          </table:table-cell>
          <table:table-cell table:style-name="ce52" table:formula="of:=COUNTIF([Analyst_Flows.B2:.B180];&quot;L3&quot;)" office:value-type="float" office:value="4">
            <text:p>4</text:p>
          </table:table-cell>
          <table:table-cell table:style-name="ce97" table:formula="of:=SUMPRODUCT(([Analyst_Flows.B2:.B151]=&quot;L3&quot;)*([Analyst_Flows.J2:.J151]=&quot;PASS&quot;))" office:value-type="float" office:value="4">
            <text:p>4</text:p>
          </table:table-cell>
          <table:table-cell table:style-name="ce97" table:formula="of:=SUMPRODUCT(([Analyst_Flows.B2:.B151]=&quot;L3&quot;)*([Analyst_Flows.J2:.J151]=&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3"/>
          <table:table-cell table:style-name="Default" table:number-columns-repeated="6"/>
          <table:table-cell table:number-columns-repeated="1006"/>
        </table:table-row>
        <table:table-row table:style-name="ro96">
          <table:table-cell/>
          <table:table-cell table:style-name="ce40" table:number-columns-repeated="2"/>
          <table:table-cell table:style-name="Default" table:number-columns-repeated="6"/>
          <table:table-cell table:number-columns-repeated="3"/>
          <table:table-cell table:style-name="ce40"/>
          <table:table-cell table:style-name="ce120"/>
          <table:table-cell table:style-name="ce118" table:number-columns-repeated="3"/>
          <table:table-cell table:style-name="ce124"/>
          <table:table-cell table:number-columns-repeated="1006"/>
        </table:table-row>
        <table:table-row table:style-name="ro96">
          <table:table-cell/>
          <table:table-cell table:style-name="ce41"/>
          <table:table-cell table:style-name="ce41" office:value-type="string">
            <text:p>Analyst Approaches</text:p>
          </table:table-cell>
          <table:table-cell table:style-name="ce41" table:number-columns-repeated="2"/>
          <table:table-cell table:style-name="ce95" table:number-columns-repeated="4"/>
          <table:table-cell table:number-columns-repeated="3"/>
          <table:table-cell table:style-name="Default" table:number-columns-repeated="8"/>
          <table:table-cell table:number-columns-repeated="1004"/>
        </table:table-row>
        <table:table-row table:style-name="ro96">
          <table:table-cell/>
          <table:table-cell table:style-name="ce40" table:number-columns-repeated="2"/>
          <table:table-cell table:style-name="ce40" office:value-type="string">
            <text:p>L0</text:p>
          </table:table-cell>
          <table:table-cell table:style-name="ce52" table:formula="of:=COUNTIF([Analyst_Approaches.B2:.B157];&quot;L0&quot;)" office:value-type="float" office:value="1">
            <text:p>1</text:p>
          </table:table-cell>
          <table:table-cell table:style-name="ce97" table:formula="of:=SUMPRODUCT(([Analyst_Approaches.B2:.B152]=&quot;L0&quot;)*([Analyst_Approaches.J2:.J152]=&quot;PASS&quot;))" office:value-type="float" office:value="1">
            <text:p>1</text:p>
          </table:table-cell>
          <table:table-cell table:style-name="ce97" table:formula="of:=SUMPRODUCT(([Analyst_Approaches.B2:.B152]=&quot;L0&quot;)*([Analyst_Approaches.J2:.J152]=&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3"/>
          <table:table-cell table:style-name="ce114" office:value-type="string">
            <text:p>Total</text:p>
          </table:table-cell>
          <table:table-cell table:style-name="ce121" table:formula="of:=SUM([.N16:.N47])" office:value-type="float" office:value="605">
            <text:p>605</text:p>
          </table:table-cell>
          <table:table-cell table:style-name="ce121" table:formula="of:=SUM([.O16:.O47])" office:value-type="float" office:value="484">
            <text:p>484</text:p>
          </table:table-cell>
          <table:table-cell table:style-name="ce121" table:formula="of:=SUM([.P16:.P47])" office:value-type="float" office:value="118">
            <text:p>118</text:p>
          </table:table-cell>
          <table:table-cell table:style-name="ce121"/>
          <table:table-cell table:style-name="ce126" table:formula="of:=SUM([.R16:.R34])" office:value-type="float" office:value="0">
            <text:p>0</text:p>
          </table:table-cell>
          <table:table-cell table:style-name="ce131" table:formula="of:=SUM([.S16:.S34])" office:value-type="float" office:value="0">
            <text:p>0</text:p>
          </table:table-cell>
          <table:table-cell table:style-name="ce131" table:formula="of:=SUM([.T16:.T34])" office:value-type="float" office:value="0">
            <text:p>0</text:p>
          </table:table-cell>
          <table:table-cell table:number-columns-repeated="1004"/>
        </table:table-row>
        <table:table-row table:style-name="ro96">
          <table:table-cell/>
          <table:table-cell table:style-name="ce40" table:number-columns-repeated="2"/>
          <table:table-cell table:style-name="ce40" office:value-type="string">
            <text:p>L1</text:p>
          </table:table-cell>
          <table:table-cell table:style-name="ce52" table:formula="of:=COUNTIF([Analyst_Approaches.B2:.B157];&quot;L1&quot;)" office:value-type="float" office:value="44">
            <text:p>44</text:p>
          </table:table-cell>
          <table:table-cell table:style-name="ce97" table:formula="of:=SUMPRODUCT(([Analyst_Approaches.B2:.B152]=&quot;L1&quot;)*([Analyst_Approaches.J2:.J152]=&quot;PASS&quot;))" office:value-type="float" office:value="43">
            <text:p>43</text:p>
          </table:table-cell>
          <table:table-cell table:style-name="ce97" table:formula="of:=SUMPRODUCT(([Analyst_Approaches.B2:.B152]=&quot;L1&quot;)*([Analyst_Approaches.J2:.J152]=&quot;FAIL&quot;))" office:value-type="float" office:value="1">
            <text:p>1</text:p>
          </table:table-cell>
          <table:table-cell table:style-name="ce97" office:value-type="float" office:value="0">
            <text:p>0</text:p>
          </table:table-cell>
          <table:table-cell table:style-name="ce40" office:value-type="float" office:value="0">
            <text:p>0</text:p>
          </table:table-cell>
          <table:table-cell table:number-columns-repeated="1015"/>
        </table:table-row>
        <table:table-row table:style-name="ro96">
          <table:table-cell/>
          <table:table-cell table:style-name="ce40" table:number-columns-repeated="2"/>
          <table:table-cell table:style-name="ce40" office:value-type="string">
            <text:p>L2</text:p>
          </table:table-cell>
          <table:table-cell table:style-name="ce52" table:formula="of:=COUNTIF([Analyst_Approaches.B2:.B157];&quot;L2&quot;)" office:value-type="float" office:value="11">
            <text:p>11</text:p>
          </table:table-cell>
          <table:table-cell table:style-name="ce97" table:formula="of:=SUMPRODUCT(([Analyst_Approaches.B2:.B152]=&quot;L2&quot;)*([Analyst_Approaches.J2:.J152]=&quot;PASS&quot;))" office:value-type="float" office:value="5">
            <text:p>5</text:p>
          </table:table-cell>
          <table:table-cell table:style-name="ce97" table:formula="of:=SUMPRODUCT(([Analyst_Approaches.B2:.B152]=&quot;L2&quot;)*([Analyst_Approaches.J2:.J152]=&quot;FAIL&quot;))" office:value-type="float" office:value="6">
            <text:p>6</text:p>
          </table:table-cell>
          <table:table-cell table:style-name="ce97" office:value-type="float" office:value="0">
            <text:p>0</text:p>
          </table:table-cell>
          <table:table-cell table:style-name="ce40" office:value-type="float" office:value="0">
            <text:p>0</text:p>
          </table:table-cell>
          <table:table-cell table:number-columns-repeated="1015"/>
        </table:table-row>
        <table:table-row table:style-name="ro96">
          <table:table-cell/>
          <table:table-cell table:style-name="ce40" table:number-columns-repeated="2"/>
          <table:table-cell table:style-name="ce40" office:value-type="string">
            <text:p>L3</text:p>
          </table:table-cell>
          <table:table-cell table:style-name="ce52" table:formula="of:=COUNTIF([Analyst_Approaches.B2:.B157];&quot;L3&quot;)" office:value-type="float" office:value="3">
            <text:p>3</text:p>
          </table:table-cell>
          <table:table-cell table:style-name="ce97" table:formula="of:=SUMPRODUCT(([Analyst_Approaches.B2:.B152]=&quot;L3&quot;)*([Analyst_Approaches.J2:.J152]=&quot;PASS&quot;))" office:value-type="float" office:value="3">
            <text:p>3</text:p>
          </table:table-cell>
          <table:table-cell table:style-name="ce97" table:formula="of:=SUMPRODUCT(([Analyst_Approaches.B2:.B152]=&quot;L3&quot;)*([Analyst_Approaches.J2:.J152]=&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1015"/>
        </table:table-row>
        <table:table-row table:style-name="ro96">
          <table:table-cell/>
          <table:table-cell table:style-name="ce40" table:number-columns-repeated="2"/>
          <table:table-cell table:style-name="Default" table:number-columns-repeated="6"/>
          <table:table-cell table:number-columns-repeated="1015"/>
        </table:table-row>
        <table:table-row table:style-name="ro96">
          <table:table-cell/>
          <table:table-cell table:style-name="ce41"/>
          <table:table-cell table:style-name="ce41" office:value-type="string">
            <text:p>Analyst Documents</text:p>
          </table:table-cell>
          <table:table-cell table:style-name="ce41" table:number-columns-repeated="2"/>
          <table:table-cell table:style-name="ce95" table:number-columns-repeated="4"/>
          <table:table-cell table:number-columns-repeated="5"/>
          <table:table-cell table:style-name="ce40"/>
          <table:table-cell table:number-columns-repeated="1009"/>
        </table:table-row>
        <table:table-row table:style-name="ro96">
          <table:table-cell/>
          <table:table-cell table:style-name="ce40" table:number-columns-repeated="2"/>
          <table:table-cell table:style-name="ce40" office:value-type="string">
            <text:p>L0</text:p>
          </table:table-cell>
          <table:table-cell table:style-name="ce52" table:formula="of:=COUNTIF([Analyst_Documents.B2:.B303];&quot;L0&quot;)" office:value-type="float" office:value="3">
            <text:p>3</text:p>
          </table:table-cell>
          <table:table-cell table:style-name="ce97" table:formula="of:=SUMPRODUCT(([Analyst_Documents.B2:.B151]=&quot;L0&quot;)*([Analyst_Documents.J2:.J151]=&quot;PASS&quot;))" office:value-type="float" office:value="3">
            <text:p>3</text:p>
          </table:table-cell>
          <table:table-cell table:style-name="ce97" table:formula="of:=SUMPRODUCT(([Analyst_Documents.B2:.B151]=&quot;L0&quot;)*([Analyst_Documents.J2:.J151]=&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5"/>
          <table:table-cell table:style-name="ce40"/>
          <table:table-cell table:number-columns-repeated="1009"/>
        </table:table-row>
        <table:table-row table:style-name="ro96">
          <table:table-cell/>
          <table:table-cell table:style-name="ce40" table:number-columns-repeated="2"/>
          <table:table-cell table:style-name="ce40" office:value-type="string">
            <text:p>L1</text:p>
          </table:table-cell>
          <table:table-cell table:style-name="ce52" table:formula="of:=COUNTIF([Analyst_Documents.B2:.B303];&quot;L1&quot;)" office:value-type="float" office:value="19">
            <text:p>19</text:p>
          </table:table-cell>
          <table:table-cell table:style-name="ce97" table:formula="of:=SUMPRODUCT(([Analyst_Documents.B2:.B151]=&quot;L1&quot;)*([Analyst_Documents.J2:.J151]=&quot;PASS&quot;))" office:value-type="float" office:value="17">
            <text:p>17</text:p>
          </table:table-cell>
          <table:table-cell table:style-name="ce97" table:formula="of:=SUMPRODUCT(([Analyst_Documents.B2:.B151]=&quot;L1&quot;)*([Analyst_Documents.J2:.J151]=&quot;FAIL&quot;))" office:value-type="float" office:value="2">
            <text:p>2</text:p>
          </table:table-cell>
          <table:table-cell table:style-name="ce97" office:value-type="float" office:value="0">
            <text:p>0</text:p>
          </table:table-cell>
          <table:table-cell table:style-name="ce40" office:value-type="float" office:value="0">
            <text:p>0</text:p>
          </table:table-cell>
          <table:table-cell table:number-columns-repeated="5"/>
          <table:table-cell table:style-name="ce40"/>
          <table:table-cell table:number-columns-repeated="1009"/>
        </table:table-row>
        <table:table-row table:style-name="ro96">
          <table:table-cell/>
          <table:table-cell table:style-name="ce40" table:number-columns-repeated="2"/>
          <table:table-cell table:style-name="ce40" office:value-type="string">
            <text:p>L2</text:p>
          </table:table-cell>
          <table:table-cell table:style-name="ce52" table:formula="of:=COUNTIF([Analyst_Documents.B2:.B303];&quot;L2&quot;)" office:value-type="float" office:value="8">
            <text:p>8</text:p>
          </table:table-cell>
          <table:table-cell table:style-name="ce97" table:formula="of:=SUMPRODUCT(([Analyst_Documents.B2:.B151]=&quot;L2&quot;)*([Analyst_Documents.J2:.J151]=&quot;PASS&quot;))" office:value-type="float" office:value="1">
            <text:p>1</text:p>
          </table:table-cell>
          <table:table-cell table:style-name="ce97" table:formula="of:=SUMPRODUCT(([Analyst_Documents.B2:.B151]=&quot;L2&quot;)*([Analyst_Documents.J2:.J151]=&quot;FAIL&quot;))" office:value-type="float" office:value="7">
            <text:p>7</text:p>
          </table:table-cell>
          <table:table-cell table:style-name="ce97" office:value-type="float" office:value="0">
            <text:p>0</text:p>
          </table:table-cell>
          <table:table-cell table:style-name="ce40" office:value-type="float" office:value="0">
            <text:p>0</text:p>
          </table:table-cell>
          <table:table-cell table:number-columns-repeated="5"/>
          <table:table-cell table:style-name="ce40"/>
          <table:table-cell table:number-columns-repeated="1009"/>
        </table:table-row>
        <table:table-row table:style-name="ro96">
          <table:table-cell/>
          <table:table-cell table:style-name="ce40" table:number-columns-repeated="2"/>
          <table:table-cell table:style-name="ce40" office:value-type="string">
            <text:p>L3</text:p>
          </table:table-cell>
          <table:table-cell table:style-name="ce52" table:formula="of:=COUNTIF([Analyst_Documents.B2:.B303];&quot;L3&quot;)" office:value-type="float" office:value="3">
            <text:p>3</text:p>
          </table:table-cell>
          <table:table-cell table:style-name="ce97" table:formula="of:=SUMPRODUCT(([Analyst_Documents.B2:.B151]=&quot;L3&quot;)*([Analyst_Documents.J2:.J151]=&quot;PASS&quot;))" office:value-type="float" office:value="3">
            <text:p>3</text:p>
          </table:table-cell>
          <table:table-cell table:style-name="ce97" table:formula="of:=SUMPRODUCT(([Analyst_Documents.B2:.B151]=&quot;L3&quot;)*([Analyst_Documents.J2:.J151]=&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5"/>
          <table:table-cell table:style-name="ce40"/>
          <table:table-cell table:number-columns-repeated="1009"/>
        </table:table-row>
        <table:table-row table:style-name="ro96">
          <table:table-cell/>
          <table:table-cell table:style-name="ce40" table:number-columns-repeated="2"/>
          <table:table-cell table:style-name="Default" table:number-columns-repeated="6"/>
          <table:table-cell table:number-columns-repeated="1015"/>
        </table:table-row>
        <table:table-row table:style-name="ro97">
          <table:table-cell/>
          <table:table-cell table:style-name="ce41"/>
          <table:table-cell table:style-name="ce41" office:value-type="string">
            <text:p>Analyst TestData</text:p>
          </table:table-cell>
          <table:table-cell table:style-name="ce41" table:number-columns-repeated="2"/>
          <table:table-cell table:style-name="ce95" table:number-columns-repeated="4"/>
          <table:table-cell table:number-columns-repeated="1015"/>
        </table:table-row>
        <table:table-row table:style-name="ro96">
          <table:table-cell/>
          <table:table-cell table:style-name="ce40" table:number-columns-repeated="2"/>
          <table:table-cell table:style-name="ce40" office:value-type="string">
            <text:p>L0</text:p>
          </table:table-cell>
          <table:table-cell table:style-name="ce52" table:formula="of:=COUNTIF([Analyst_TestData.B2:.B299];&quot;L0&quot;)" office:value-type="float" office:value="0">
            <text:p>0</text:p>
          </table:table-cell>
          <table:table-cell table:style-name="ce97" table:formula="of:=SUMPRODUCT(([Analyst_TestData.B8:.B157]=&quot;L0&quot;)*([Analyst_TestData.J8:.J157]=&quot;PASS&quot;))" office:value-type="float" office:value="0">
            <text:p>0</text:p>
          </table:table-cell>
          <table:table-cell table:style-name="ce97" table:formula="of:=SUMPRODUCT(([Analyst_TestData.B8:.B157]=&quot;L0&quot;)*([Analyst_TestData.J8:.J157]=&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1015"/>
        </table:table-row>
        <table:table-row table:style-name="ro96">
          <table:table-cell/>
          <table:table-cell table:style-name="ce40" table:number-columns-repeated="2"/>
          <table:table-cell table:style-name="ce40" office:value-type="string">
            <text:p>L1</text:p>
          </table:table-cell>
          <table:table-cell table:style-name="ce52" table:formula="of:=COUNTIF([Analyst_TestData.B2:.B299];&quot;L1&quot;)" office:value-type="float" office:value="0">
            <text:p>0</text:p>
          </table:table-cell>
          <table:table-cell table:style-name="ce97" table:formula="of:=SUMPRODUCT(([Analyst_TestData.B8:.B157]=&quot;L1&quot;)*([Analyst_TestData.J8:.J157]=&quot;PASS&quot;))" office:value-type="float" office:value="0">
            <text:p>0</text:p>
          </table:table-cell>
          <table:table-cell table:style-name="ce97" table:formula="of:=SUMPRODUCT(([Analyst_TestData.B8:.B157]=&quot;L1&quot;)*([Analyst_TestData.J8:.J157]=&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3"/>
          <table:table-cell table:style-name="ce115"/>
          <table:table-cell/>
          <table:table-cell table:style-name="ce115"/>
          <table:table-cell table:number-columns-repeated="1009"/>
        </table:table-row>
        <table:table-row table:style-name="ro96">
          <table:table-cell/>
          <table:table-cell table:style-name="ce40" table:number-columns-repeated="2"/>
          <table:table-cell table:style-name="ce40" office:value-type="string">
            <text:p>L2</text:p>
          </table:table-cell>
          <table:table-cell table:style-name="ce52" table:formula="of:=COUNTIF([Analyst_TestData.B2:.B299];&quot;L2&quot;)" office:value-type="float" office:value="0">
            <text:p>0</text:p>
          </table:table-cell>
          <table:table-cell table:style-name="ce97" table:formula="of:=SUMPRODUCT(([Analyst_TestData.B2:.B157]=&quot;L2&quot;)*([Analyst_TestData.J2:.J157]=&quot;PASS&quot;))" office:value-type="float" office:value="0">
            <text:p>0</text:p>
          </table:table-cell>
          <table:table-cell table:style-name="ce97" table:formula="of:=SUMPRODUCT(([Analyst_TestData.B8:.B157]=&quot;L2&quot;)*([Analyst_TestData.J8:.J157]=&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1015"/>
        </table:table-row>
        <table:table-row table:style-name="ro96">
          <table:table-cell/>
          <table:table-cell table:style-name="ce40" table:number-columns-repeated="2"/>
          <table:table-cell table:style-name="ce40" office:value-type="string">
            <text:p>L3</text:p>
          </table:table-cell>
          <table:table-cell table:style-name="ce52" table:formula="of:=COUNTIF([Analyst_TestData.B2:.B299];&quot;L3&quot;)" office:value-type="float" office:value="0">
            <text:p>0</text:p>
          </table:table-cell>
          <table:table-cell table:style-name="ce97" table:formula="of:=SUMPRODUCT(([Analyst_TestData.B2:.B157]=&quot;L3&quot;)*([Analyst_TestData.J2:.J157]=&quot;PASS&quot;))" office:value-type="float" office:value="0">
            <text:p>0</text:p>
          </table:table-cell>
          <table:table-cell table:style-name="ce97" table:formula="of:=SUMPRODUCT(([Analyst_TestData.B8:.B157]=&quot;L3&quot;)*([Analyst_TestData.J8:.J157]=&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1015"/>
        </table:table-row>
        <table:table-row table:style-name="ro96">
          <table:table-cell/>
          <table:table-cell table:style-name="ce40" table:number-columns-repeated="2"/>
          <table:table-cell table:style-name="Default" table:number-columns-repeated="6"/>
          <table:table-cell table:number-columns-repeated="1015"/>
        </table:table-row>
        <table:table-row table:style-name="ro96">
          <table:table-cell/>
          <table:table-cell table:style-name="ce41"/>
          <table:table-cell table:style-name="ce41" office:value-type="string">
            <text:p>Analyst Accessibility Test</text:p>
          </table:table-cell>
          <table:table-cell table:style-name="ce41" table:number-columns-repeated="2"/>
          <table:table-cell table:style-name="ce95" table:number-columns-repeated="4"/>
          <table:table-cell table:number-columns-repeated="1015"/>
        </table:table-row>
        <table:table-row table:style-name="ro96">
          <table:table-cell/>
          <table:table-cell table:style-name="ce40" table:number-columns-repeated="2"/>
          <table:table-cell table:style-name="ce40" office:value-type="string">
            <text:p>L0</text:p>
          </table:table-cell>
          <table:table-cell table:style-name="ce52" table:formula="of:=COUNTIF([Accessibility_Test.B2:.B302];&quot;L0&quot;)" office:value-type="float" office:value="0">
            <text:p>0</text:p>
          </table:table-cell>
          <table:table-cell table:style-name="ce97" table:formula="of:=SUMPRODUCT(([Accessibility_Test.B2:.B163]=&quot;L0&quot;)*([Accessibility_Test.J2:.J163]=&quot;PASS&quot;))" office:value-type="float" office:value="0">
            <text:p>0</text:p>
          </table:table-cell>
          <table:table-cell table:style-name="ce97" table:formula="of:=SUMPRODUCT(([Accessibility_Test.B2:.B163]=&quot;L0&quot;)*([Accessibility_Test.G2:.G163]=&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1015"/>
        </table:table-row>
        <table:table-row table:style-name="ro96">
          <table:table-cell/>
          <table:table-cell table:style-name="ce40" table:number-columns-repeated="2"/>
          <table:table-cell table:style-name="ce40" office:value-type="string">
            <text:p>L1</text:p>
          </table:table-cell>
          <table:table-cell table:style-name="ce52" table:formula="of:=COUNTIF([Accessibility_Test.B2:.B303];&quot;L1&quot;)" office:value-type="float" office:value="3">
            <text:p>3</text:p>
          </table:table-cell>
          <table:table-cell table:style-name="ce97" table:formula="of:=SUMPRODUCT(([Accessibility_Test.B2:.B363]=&quot;L1&quot;)*([Accessibility_Test.G2:.G363]=&quot;PASS&quot;))" office:value-type="float" office:value="1">
            <text:p>1</text:p>
          </table:table-cell>
          <table:table-cell table:style-name="ce97" table:formula="of:=SUMPRODUCT(([Accessibility_Test.B2:.B163]=&quot;L1&quot;)*([Accessibility_Test.G2:.G163]=&quot;FAIL&quot;))" office:value-type="float" office:value="2">
            <text:p>2</text:p>
          </table:table-cell>
          <table:table-cell table:style-name="ce97" office:value-type="float" office:value="0">
            <text:p>0</text:p>
          </table:table-cell>
          <table:table-cell table:style-name="ce40" office:value-type="float" office:value="0">
            <text:p>0</text:p>
          </table:table-cell>
          <table:table-cell table:number-columns-repeated="1015"/>
        </table:table-row>
        <table:table-row table:style-name="ro96">
          <table:table-cell/>
          <table:table-cell table:style-name="ce40" table:number-columns-repeated="2"/>
          <table:table-cell table:style-name="ce40" office:value-type="string">
            <text:p>L2</text:p>
          </table:table-cell>
          <table:table-cell table:style-name="ce52" table:formula="of:=COUNTIF([Accessibility_Test.B2:.B304];&quot;L2&quot;)" office:value-type="float" office:value="0">
            <text:p>0</text:p>
          </table:table-cell>
          <table:table-cell table:style-name="ce97" table:formula="of:=SUMPRODUCT(([Accessibility_Test.B2:.B163]=&quot;L2&quot;)*([Accessibility_Test.G2:.G163]=&quot;PASS&quot;))" office:value-type="float" office:value="0">
            <text:p>0</text:p>
          </table:table-cell>
          <table:table-cell table:style-name="ce97" table:formula="of:=SUMPRODUCT(([Accessibility_Test.B2:.B163]=&quot;L2&quot;)*([Accessibility_Test.J2:.J163]=&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1015"/>
        </table:table-row>
        <table:table-row table:style-name="ro96">
          <table:table-cell/>
          <table:table-cell table:style-name="ce40" table:number-columns-repeated="2"/>
          <table:table-cell table:style-name="ce40" office:value-type="string">
            <text:p>L3</text:p>
          </table:table-cell>
          <table:table-cell table:style-name="ce52" table:formula="of:=COUNTIF([Accessibility_Test.B2:.B305];&quot;L2&quot;)" office:value-type="float" office:value="0">
            <text:p>0</text:p>
          </table:table-cell>
          <table:table-cell table:style-name="ce97" table:formula="of:=SUMPRODUCT(([Accessibility_Test.B2:.B163]=&quot;L3&quot;)*([Accessibility_Test.G2:.G163]=&quot;PASS&quot;))" office:value-type="float" office:value="0">
            <text:p>0</text:p>
          </table:table-cell>
          <table:table-cell table:style-name="ce97" table:formula="of:=SUMPRODUCT(([Accessibility_Test.B2:.B163]=&quot;L3&quot;)*([Accessibility_Test.J2:.J163]=&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96">
          <table:table-cell/>
          <table:table-cell table:style-name="ce41"/>
          <table:table-cell table:style-name="ce41" office:value-type="string">
            <text:p>Analyst Security Test</text:p>
          </table:table-cell>
          <table:table-cell table:style-name="ce41" table:number-columns-repeated="2"/>
          <table:table-cell table:style-name="ce95" table:number-columns-repeated="4"/>
          <table:table-cell table:number-columns-repeated="1015"/>
        </table:table-row>
        <table:table-row table:style-name="ro96">
          <table:table-cell/>
          <table:table-cell table:style-name="ce40" table:number-columns-repeated="2"/>
          <table:table-cell table:style-name="ce40" office:value-type="string">
            <text:p>L0</text:p>
          </table:table-cell>
          <table:table-cell table:style-name="ce52" table:formula="of:=COUNTIF([Security_Tests.B2:.B305];&quot;L0&quot;)" office:value-type="float" office:value="0">
            <text:p>0</text:p>
          </table:table-cell>
          <table:table-cell table:style-name="ce97" table:formula="of:=SUMPRODUCT(([Security_Tests.B2:.B169]=&quot;L0&quot;)*([Security_Tests.J2:.J169]=&quot;PASS&quot;))" office:value-type="float" office:value="0">
            <text:p>0</text:p>
          </table:table-cell>
          <table:table-cell table:style-name="ce97" table:formula="of:=SUMPRODUCT(([Security_Tests.B2:.B169]=&quot;L0&quot;)*([Security_Tests.J2:.J169]=&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1015"/>
        </table:table-row>
        <table:table-row table:style-name="ro96">
          <table:table-cell/>
          <table:table-cell table:style-name="ce40" table:number-columns-repeated="2"/>
          <table:table-cell table:style-name="ce40" office:value-type="string">
            <text:p>L1</text:p>
          </table:table-cell>
          <table:table-cell table:style-name="ce52" table:formula="of:=COUNTIF([Security_Tests.B2:.B305];&quot;L1&quot;)" office:value-type="float" office:value="0">
            <text:p>0</text:p>
          </table:table-cell>
          <table:table-cell table:style-name="ce97" table:formula="of:=SUMPRODUCT(([Security_Tests.B2:.B169]=&quot;L1&quot;)*([Security_Tests.G2:.G169]=&quot;PASS&quot;))" office:value-type="float" office:value="0">
            <text:p>0</text:p>
          </table:table-cell>
          <table:table-cell table:style-name="ce97" table:formula="of:=SUMPRODUCT(([Security_Tests.B2:.B169]=&quot;L1&quot;)*([Security_Tests.J2:.J169]=&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1015"/>
        </table:table-row>
        <table:table-row table:style-name="ro96">
          <table:table-cell/>
          <table:table-cell table:style-name="ce40" table:number-columns-repeated="2"/>
          <table:table-cell table:style-name="ce40" office:value-type="string">
            <text:p>L2</text:p>
          </table:table-cell>
          <table:table-cell table:style-name="ce52" table:formula="of:=COUNTIF([Security_Tests.B2:.B30];&quot;L2&quot;)" office:value-type="float" office:value="8">
            <text:p>8</text:p>
          </table:table-cell>
          <table:table-cell table:style-name="ce97" table:formula="of:=SUMPRODUCT(([Security_Tests.B2:.B169]=&quot;L2&quot;)*([Security_Tests.G2:.G169]=&quot;PASS&quot;))" office:value-type="float" office:value="2">
            <text:p>2</text:p>
          </table:table-cell>
          <table:table-cell table:style-name="ce97" table:formula="of:=SUMPRODUCT(([Security_Tests.B2:.B169]=&quot;L2&quot;)*([Security_Tests.G2:.G169]=&quot;FAIL&quot;))" office:value-type="float" office:value="6">
            <text:p>6</text:p>
          </table:table-cell>
          <table:table-cell table:style-name="ce97" office:value-type="float" office:value="0">
            <text:p>0</text:p>
          </table:table-cell>
          <table:table-cell table:style-name="ce40" office:value-type="float" office:value="0">
            <text:p>0</text:p>
          </table:table-cell>
          <table:table-cell table:number-columns-repeated="1015"/>
        </table:table-row>
        <table:table-row table:style-name="ro96">
          <table:table-cell/>
          <table:table-cell table:style-name="ce40" table:number-columns-repeated="2"/>
          <table:table-cell table:style-name="ce40" office:value-type="string">
            <text:p>L3</text:p>
          </table:table-cell>
          <table:table-cell table:style-name="ce52" table:formula="of:=COUNTIF([Security_Tests.B2:.B305];&quot;L3&quot;)" office:value-type="float" office:value="0">
            <text:p>0</text:p>
          </table:table-cell>
          <table:table-cell table:style-name="ce97" table:formula="of:=SUMPRODUCT(([Security_Tests.B2:.B169]=&quot;L3&quot;)*([Security_Tests.J2:.J169]=&quot;PASS&quot;))" office:value-type="float" office:value="0">
            <text:p>0</text:p>
          </table:table-cell>
          <table:table-cell table:style-name="ce97" table:formula="of:=SUMPRODUCT(([Security_Tests.B2:.B169]=&quot;L3&quot;)*([Security_Tests.J2:.J169]=&quot;FAIL&quot;))" office:value-type="float" office:value="0">
            <text:p>0</text:p>
          </table:table-cell>
          <table:table-cell table:style-name="ce97" office:value-type="float" office:value="0">
            <text:p>0</text:p>
          </table:table-cell>
          <table:table-cell table:style-name="ce40"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96">
          <table:table-cell/>
          <table:table-cell table:style-name="ce41"/>
          <table:table-cell table:style-name="ce41" office:value-type="string">
            <text:p>Defects Test</text:p>
          </table:table-cell>
          <table:table-cell table:style-name="ce41" table:number-columns-repeated="6"/>
          <table:table-cell table:number-columns-repeated="1015"/>
        </table:table-row>
        <table:table-row table:style-name="ro96">
          <table:table-cell/>
          <table:table-cell table:style-name="Default" table:number-columns-repeated="2"/>
          <table:table-cell table:style-name="ce40" office:value-type="string">
            <text:p>L0</text:p>
          </table:table-cell>
          <table:table-cell table:style-name="ce52" table:formula="of:=COUNTIF([Defects_Tests.B2:.B100];&quot;blocker&quot;)" office:value-type="float" office:value="2">
            <text:p>2</text:p>
          </table:table-cell>
          <table:table-cell table:style-name="ce97" table:formula="of:=SUMPRODUCT(([Defects_Tests.B2:.B175]=&quot;BLOCKER&quot;)*([Defects_Tests.J2:.J175]=&quot;PASS&quot;))" office:value-type="float" office:value="2">
            <text:p>2</text:p>
          </table:table-cell>
          <table:table-cell table:style-name="ce97" table:formula="of:=SUMPRODUCT(([Defects_Tests.C2:.C175]=&quot;BLOCKER&quot;)*([Defects_Tests.K2:.K175]=&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96">
          <table:table-cell/>
          <table:table-cell table:style-name="Default" table:number-columns-repeated="2"/>
          <table:table-cell table:style-name="ce40" office:value-type="string">
            <text:p>L1</text:p>
          </table:table-cell>
          <table:table-cell table:style-name="ce52" table:formula="of:=COUNTIF([Defects_Tests.B2:.B100];&quot;critical&quot;)" office:value-type="float" office:value="4">
            <text:p>4</text:p>
          </table:table-cell>
          <table:table-cell table:style-name="ce97" table:formula="of:=SUMPRODUCT(([Defects_Tests.B2:.B176]=&quot;CRITICAL&quot;)*([Defects_Tests.J2:.J176]=&quot;PASS&quot;))" office:value-type="float" office:value="1">
            <text:p>1</text:p>
          </table:table-cell>
          <table:table-cell table:style-name="Default" table:formula="of:=SUMPRODUCT(([Defects_Tests.B3:.B176]=&quot;CRITICAL&quot;)*([Defects_Tests.J3:.J176]=&quot;FAIL&quot;))" office:value-type="float" office:value="3">
            <text:p>3</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96">
          <table:table-cell/>
          <table:table-cell table:style-name="Default" table:number-columns-repeated="2"/>
          <table:table-cell table:style-name="ce40" office:value-type="string">
            <text:p>L2</text:p>
          </table:table-cell>
          <table:table-cell table:style-name="ce52" table:formula="of:=COUNTIF([Defects_Tests.B2:.B100];&quot;major&quot;)" office:value-type="float" office:value="61">
            <text:p>61</text:p>
          </table:table-cell>
          <table:table-cell table:style-name="ce97" table:formula="of:=SUMPRODUCT(([Defects_Tests.B2:.B177]=&quot;MAJOR&quot;)*([Defects_Tests.J2:.J177]=&quot;PASS&quot;))" office:value-type="float" office:value="24">
            <text:p>24</text:p>
          </table:table-cell>
          <table:table-cell table:style-name="Default" table:formula="of:=SUMPRODUCT(([Defects_Tests.B2:.B177]=&quot;MAJOR&quot;)*([Defects_Tests.J2:.J177]=&quot;FAIL&quot;))" office:value-type="float" office:value="37">
            <text:p>37</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96">
          <table:table-cell/>
          <table:table-cell table:style-name="Default" table:number-columns-repeated="2"/>
          <table:table-cell table:style-name="ce40" office:value-type="string">
            <text:p>L3</text:p>
          </table:table-cell>
          <table:table-cell table:style-name="ce52" table:formula="of:=COUNTIF([Defects_Tests.B2:.B100];&quot;minor&quot;)" office:value-type="float" office:value="21">
            <text:p>21</text:p>
          </table:table-cell>
          <table:table-cell table:style-name="ce97" table:formula="of:=SUMPRODUCT(([Defects_Tests.B2:.B178]=&quot;MINOR&quot;)*([Defects_Tests.J2:.J178]=&quot;PASS&quot;))" office:value-type="float" office:value="11">
            <text:p>11</text:p>
          </table:table-cell>
          <table:table-cell table:style-name="Default" table:formula="of:=SUMPRODUCT(([Defects_Tests.B2:.B178]=&quot;MINOR&quot;)*([Defects_Tests.J2:.J178]=&quot;FAIL&quot;))" office:value-type="float" office:value="10">
            <text:p>1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5"/>
          <table:table-cell table:style-name="Default"/>
          <table:table-cell table:style-name="Default" table:number-columns-repeated="2"/>
          <table:table-cell table:number-columns-repeated="1015"/>
        </table:table-row>
        <table:table-row table:style-name="ro96">
          <table:table-cell/>
          <table:table-cell table:style-name="ce41"/>
          <table:table-cell table:style-name="ce41" office:value-type="string">
            <text:p>End-To-End</text:p>
          </table:table-cell>
          <table:table-cell table:style-name="ce41" table:number-columns-repeated="3"/>
          <table:table-cell table:style-name="ce41"/>
          <table:table-cell table:style-name="ce41" table:number-columns-repeated="2"/>
          <table:table-cell table:number-columns-repeated="1015"/>
        </table:table-row>
        <table:table-row table:style-name="ro96">
          <table:table-cell/>
          <table:table-cell table:style-name="Default" table:number-columns-repeated="2"/>
          <table:table-cell table:style-name="ce40" office:value-type="string">
            <text:p>L0</text:p>
          </table:table-cell>
          <table:table-cell table:style-name="ce52" table:formula="of:=COUNTIF([End_To_End.B2:.B317];&quot;L0&quot;)" office:value-type="float" office:value="4">
            <text:p>4</text:p>
          </table:table-cell>
          <table:table-cell table:style-name="ce97" table:formula="of:=SUMPRODUCT(([End_To_End.B2:.B181]=&quot;L0&quot;)*([End_To_End.J2:.J181]=&quot;PASS&quot;))" office:value-type="float" office:value="4">
            <text:p>4</text:p>
          </table:table-cell>
          <table:table-cell table:style-name="Default" table:formula="of:=SUMPRODUCT(([End_To_End.B2:.B181]=&quot;L0&quot;)*([End_To_End.J2:.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96">
          <table:table-cell/>
          <table:table-cell table:style-name="Default" table:number-columns-repeated="2"/>
          <table:table-cell table:style-name="ce40" office:value-type="string">
            <text:p>L1</text:p>
          </table:table-cell>
          <table:table-cell table:style-name="ce52" table:formula="of:=COUNTIF([End_To_End.B2:.B318];&quot;L1&quot;)" office:value-type="float" office:value="9">
            <text:p>9</text:p>
          </table:table-cell>
          <table:table-cell table:style-name="ce97" table:formula="of:=SUMPRODUCT(([End_To_End.B1:.B181]=&quot;L1&quot;)*([End_To_End.J1:.J181]=&quot;PASS&quot;))" office:value-type="float" office:value="9">
            <text:p>9</text:p>
          </table:table-cell>
          <table:table-cell table:style-name="Default" table:formula="of:=SUMPRODUCT(([End_To_End.B1:.B181]=&quot;L1&quot;)*([End_To_End.J1:.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96">
          <table:table-cell/>
          <table:table-cell table:style-name="Default" table:number-columns-repeated="2"/>
          <table:table-cell table:style-name="ce40" office:value-type="string">
            <text:p>L2</text:p>
          </table:table-cell>
          <table:table-cell table:style-name="ce52" table:formula="of:=COUNTIF([End_To_End.B2:.B319];&quot;L2&quot;)" office:value-type="float" office:value="0">
            <text:p>0</text:p>
          </table:table-cell>
          <table:table-cell table:style-name="ce97" table:formula="of:=SUMPRODUCT(([End_To_End.B4:.B183]=&quot;L2&quot;)*([End_To_End.J4:.J183]=&quot;PASS&quot;))" office:value-type="float" office:value="0">
            <text:p>0</text:p>
          </table:table-cell>
          <table:table-cell table:style-name="Default" table:formula="of:=SUMPRODUCT(([End_To_End.B4:.B183]=&quot;L2&quot;)*([End_To_End.J4:.J183]=&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96">
          <table:table-cell/>
          <table:table-cell table:style-name="Default" table:number-columns-repeated="2"/>
          <table:table-cell table:style-name="ce40" office:value-type="string">
            <text:p>L3</text:p>
          </table:table-cell>
          <table:table-cell table:style-name="ce52" table:formula="of:=COUNTIF([End_To_End.B2:.B320];&quot;L3&quot;)" office:value-type="float" office:value="0">
            <text:p>0</text:p>
          </table:table-cell>
          <table:table-cell table:style-name="ce97" table:formula="of:=SUMPRODUCT(([End_To_End.B2:.B184]=&quot;L3&quot;)*([End_To_End.J5:.J184]=&quot;PASS&quot;))" office:value-type="float" office:value="0">
            <text:p>0</text:p>
          </table:table-cell>
          <table:table-cell table:style-name="Default" table:formula="of:=SUMPRODUCT(([End_To_End.B5:.B184]=&quot;L3&quot;)*([End_To_End.J5:.J184]=&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96">
          <table:table-cell/>
          <table:table-cell table:style-name="ce41"/>
          <table:table-cell table:style-name="ce41" office:value-type="string">
            <text:p>Logs and Reports</text:p>
          </table:table-cell>
          <table:table-cell table:style-name="ce41" table:number-columns-repeated="6"/>
          <table:table-cell table:number-columns-repeated="1015"/>
        </table:table-row>
        <table:table-row table:style-name="ro96">
          <table:table-cell/>
          <table:table-cell table:style-name="Default" table:number-columns-repeated="2"/>
          <table:table-cell table:style-name="ce40" office:value-type="string">
            <text:p>L0</text:p>
          </table:table-cell>
          <table:table-cell table:style-name="ce52" table:formula="of:=COUNTIF([Logs_And_Reports.B2:.B323];&quot;L0&quot;)" office:value-type="float" office:value="0">
            <text:p>0</text:p>
          </table:table-cell>
          <table:table-cell table:style-name="ce98" table:formula="of:=SUMPRODUCT(([Logs_And_Reports.B38:.B187]=&quot;L0&quot;)*([Logs_And_Reports.J38:.J187]=&quot;PASS&quot;))" office:value-type="float" office:value="0">
            <text:p>0</text:p>
          </table:table-cell>
          <table:table-cell table:style-name="ce99" table:formula="of:=SUMPRODUCT(([Logs_And_Reports.B38:.B187]=&quot;L0&quot;)*([Logs_And_Reports.J38:.J187]=&quot;FAIL&quot;))" office:value-type="float" office:value="0">
            <text:p>0</text:p>
          </table:table-cell>
          <table:table-cell table:style-name="ce99" office:value-type="float" office:value="0">
            <text:p>0</text:p>
          </table:table-cell>
          <table:table-cell table:style-name="ce99" office:value-type="float" office:value="0">
            <text:p>0</text:p>
          </table:table-cell>
          <table:table-cell table:number-columns-repeated="1015"/>
        </table:table-row>
        <table:table-row table:style-name="ro96">
          <table:table-cell/>
          <table:table-cell table:style-name="Default" table:number-columns-repeated="2"/>
          <table:table-cell table:style-name="ce40" office:value-type="string">
            <text:p>L1</text:p>
          </table:table-cell>
          <table:table-cell table:style-name="ce52" table:formula="of:=COUNTIF([Logs_And_Reports.B2:.B324];&quot;L1&quot;)" office:value-type="float" office:value="1">
            <text:p>1</text:p>
          </table:table-cell>
          <table:table-cell table:style-name="ce98" table:formula="of:=SUMPRODUCT(([Logs_And_Reports.B2:.B187]=&quot;L1&quot;)*([Logs_And_Reports.G2:.G18]=&quot;PASS&quot;))" office:value-type="float" office:value="0">
            <text:p>0</text:p>
          </table:table-cell>
          <table:table-cell table:style-name="ce99" table:formula="of:=SUMPRODUCT(([Logs_And_Reports.B2:.B187]=&quot;L1&quot;)*([Logs_And_Reports.G2:.G187]=&quot;FAIL&quot;))" office:value-type="float" office:value="1">
            <text:p>1</text:p>
          </table:table-cell>
          <table:table-cell table:style-name="ce99" office:value-type="float" office:value="0">
            <text:p>0</text:p>
          </table:table-cell>
          <table:table-cell table:style-name="ce99" office:value-type="float" office:value="0">
            <text:p>0</text:p>
          </table:table-cell>
          <table:table-cell table:number-columns-repeated="1015"/>
        </table:table-row>
        <table:table-row table:style-name="ro96">
          <table:table-cell/>
          <table:table-cell table:style-name="Default" table:number-columns-repeated="2"/>
          <table:table-cell table:style-name="ce40" office:value-type="string">
            <text:p>L2</text:p>
          </table:table-cell>
          <table:table-cell table:style-name="ce52" table:formula="of:=COUNTIF([Logs_And_Reports.B2:.B325];&quot;L2&quot;)" office:value-type="float" office:value="0">
            <text:p>0</text:p>
          </table:table-cell>
          <table:table-cell table:style-name="ce98" table:formula="of:=SUMPRODUCT(([Logs_And_Reports.B38:.B187]=&quot;L2&quot;)*([Logs_And_Reports.J38:.J187]=&quot;PASS&quot;))" office:value-type="float" office:value="0">
            <text:p>0</text:p>
          </table:table-cell>
          <table:table-cell table:style-name="ce99" table:formula="of:=SUMPRODUCT(([Logs_And_Reports.B38:.B187]=&quot;L2&quot;)*([Logs_And_Reports.J38:.J187]=&quot;FAIL&quot;))" office:value-type="float" office:value="0">
            <text:p>0</text:p>
          </table:table-cell>
          <table:table-cell table:style-name="ce99" office:value-type="float" office:value="0">
            <text:p>0</text:p>
          </table:table-cell>
          <table:table-cell table:style-name="ce99" office:value-type="float" office:value="0">
            <text:p>0</text:p>
          </table:table-cell>
          <table:table-cell table:number-columns-repeated="1015"/>
        </table:table-row>
        <table:table-row table:style-name="ro96">
          <table:table-cell/>
          <table:table-cell table:style-name="Default" table:number-columns-repeated="2"/>
          <table:table-cell table:style-name="ce40" office:value-type="string">
            <text:p>L3</text:p>
          </table:table-cell>
          <table:table-cell table:style-name="ce52" table:formula="of:=COUNTIF([Logs_And_Reports.B2:.B326];&quot;L3&quot;)" office:value-type="float" office:value="0">
            <text:p>0</text:p>
          </table:table-cell>
          <table:table-cell table:style-name="ce98" table:formula="of:=SUMPRODUCT(([Logs_And_Reports.B38:.B187]=&quot;L3&quot;)*([Logs_And_Reports.J38:.J187]=&quot;PASS&quot;))" office:value-type="float" office:value="0">
            <text:p>0</text:p>
          </table:table-cell>
          <table:table-cell table:style-name="ce99" table:formula="of:=SUMPRODUCT(([Logs_And_Reports.B38:.B187]=&quot;L3&quot;)*([Logs_And_Reports.J38:.J187]=&quot;FAIL&quot;))" office:value-type="float" office:value="0">
            <text:p>0</text:p>
          </table:table-cell>
          <table:table-cell table:style-name="ce99" office:value-type="float" office:value="0">
            <text:p>0</text:p>
          </table:table-cell>
          <table:table-cell table:style-name="ce99" office:value-type="float" office:value="0">
            <text:p>0</text:p>
          </table:table-cell>
          <table:table-cell table:number-columns-repeated="1015"/>
        </table:table-row>
        <table:table-row table:style-name="ro1">
          <table:table-cell/>
          <table:table-cell table:style-name="Default" table:number-columns-repeated="4"/>
          <table:table-cell table:style-name="ce99" table:number-columns-repeated="4"/>
          <table:table-cell table:number-columns-repeated="1015"/>
        </table:table-row>
        <table:table-row table:style-name="ro96">
          <table:table-cell/>
          <table:table-cell table:style-name="ce41"/>
          <table:table-cell table:style-name="ce41" office:value-type="string">
            <text:p>Backup &amp; Recovery</text:p>
          </table:table-cell>
          <table:table-cell table:style-name="ce41" table:number-columns-repeated="6"/>
          <table:table-cell table:number-columns-repeated="1015"/>
        </table:table-row>
        <table:table-row table:style-name="ro96">
          <table:table-cell/>
          <table:table-cell table:style-name="Default" table:number-columns-repeated="2"/>
          <table:table-cell table:style-name="ce40" office:value-type="string">
            <text:p>L0</text:p>
          </table:table-cell>
          <table:table-cell table:style-name="ce52" table:formula="of:=COUNTIF([Backup_Recovery.B2:.B329];&quot;L0&quot;)" office:value-type="float" office:value="0">
            <text:p>0</text:p>
          </table:table-cell>
          <table:table-cell table:style-name="ce98" table:formula="of:=SUMPRODUCT(([Backup_Recovery.B2:.B193]=&quot;L0&quot;)*([Backup_Recovery.G2:.G193]=&quot;PASS&quot;))" office:value-type="float" office:value="0">
            <text:p>0</text:p>
          </table:table-cell>
          <table:table-cell table:style-name="ce99" table:formula="of:=SUMPRODUCT(([Backup_Recovery.B2:.B193]=&quot;L0&quot;)*([Backup_Recovery.G4:.G193]=&quot;FAIL&quot;))" office:value-type="float" office:value="0">
            <text:p>0</text:p>
          </table:table-cell>
          <table:table-cell table:style-name="ce99" office:value-type="float" office:value="0">
            <text:p>0</text:p>
          </table:table-cell>
          <table:table-cell table:style-name="ce99" office:value-type="float" office:value="0">
            <text:p>0</text:p>
          </table:table-cell>
          <table:table-cell table:number-columns-repeated="1015"/>
        </table:table-row>
        <table:table-row table:style-name="ro96">
          <table:table-cell/>
          <table:table-cell table:style-name="Default" table:number-columns-repeated="2"/>
          <table:table-cell table:style-name="ce40" office:value-type="string">
            <text:p>L1</text:p>
          </table:table-cell>
          <table:table-cell table:style-name="ce52" table:formula="of:=COUNTIF([Backup_Recovery.B2:.B330];&quot;L1&quot;)" office:value-type="float" office:value="2">
            <text:p>2</text:p>
          </table:table-cell>
          <table:table-cell table:style-name="ce98" table:formula="of:=SUMPRODUCT(([Backup_Recovery.B2:.B193]=&quot;L1&quot;)*([Backup_Recovery.G2:.G24]=&quot;PASS&quot;))" office:value-type="float" office:value="2">
            <text:p>2</text:p>
          </table:table-cell>
          <table:table-cell table:style-name="ce99" table:formula="of:=SUMPRODUCT(([Backup_Recovery.B2:.B193]=&quot;L1&quot;)*([Backup_Recovery.G2:.G193]=&quot;FAIL&quot;))" office:value-type="float" office:value="0">
            <text:p>0</text:p>
          </table:table-cell>
          <table:table-cell table:style-name="ce99" office:value-type="float" office:value="0">
            <text:p>0</text:p>
          </table:table-cell>
          <table:table-cell table:style-name="ce99" office:value-type="float" office:value="0">
            <text:p>0</text:p>
          </table:table-cell>
          <table:table-cell table:number-columns-repeated="1015"/>
        </table:table-row>
        <table:table-row table:style-name="ro96">
          <table:table-cell/>
          <table:table-cell table:style-name="Default" table:number-columns-repeated="2"/>
          <table:table-cell table:style-name="ce40" office:value-type="string">
            <text:p>L2</text:p>
          </table:table-cell>
          <table:table-cell table:style-name="ce52" table:formula="of:=COUNTIF([Backup_Recovery.B2:.B331];&quot;L2&quot;)" office:value-type="float" office:value="0">
            <text:p>0</text:p>
          </table:table-cell>
          <table:table-cell table:style-name="ce98" table:formula="of:=SUMPRODUCT(([Backup_Recovery.B2:.B193]=&quot;L2&quot;)*([Backup_Recovery.G2:.G193]=&quot;PASS&quot;))" office:value-type="float" office:value="0">
            <text:p>0</text:p>
          </table:table-cell>
          <table:table-cell table:style-name="ce99" table:formula="of:=SUMPRODUCT(([Backup_Recovery.B2:.B193]=&quot;L2&quot;)*([Backup_Recovery.J2:.J193]=&quot;FAIL&quot;))" office:value-type="float" office:value="0">
            <text:p>0</text:p>
          </table:table-cell>
          <table:table-cell table:style-name="ce99" office:value-type="float" office:value="0">
            <text:p>0</text:p>
          </table:table-cell>
          <table:table-cell table:style-name="ce99" office:value-type="float" office:value="0">
            <text:p>0</text:p>
          </table:table-cell>
          <table:table-cell table:number-columns-repeated="1015"/>
        </table:table-row>
        <table:table-row table:style-name="ro96">
          <table:table-cell/>
          <table:table-cell table:style-name="Default" table:number-columns-repeated="2"/>
          <table:table-cell table:style-name="ce40" office:value-type="string">
            <text:p>L3</text:p>
          </table:table-cell>
          <table:table-cell table:style-name="ce52" table:formula="of:=COUNTIF([Backup_Recovery.B2:.B332];&quot;L3&quot;)" office:value-type="float" office:value="0">
            <text:p>0</text:p>
          </table:table-cell>
          <table:table-cell table:style-name="ce98" table:formula="of:=SUMPRODUCT(([Backup_Recovery.B2:.B193]=&quot;L3&quot;)*([Logs_And_Reports.G2:.G193]=&quot;PASS&quot;))" office:value-type="float" office:value="0">
            <text:p>0</text:p>
          </table:table-cell>
          <table:table-cell table:style-name="ce99" table:formula="of:=SUMPRODUCT(([Backup_Recovery.B2:.B193]=&quot;L3&quot;)*([Backup_Recovery.J2:.J193]=&quot;FAIL&quot;))" office:value-type="float" office:value="0">
            <text:p>0</text:p>
          </table:table-cell>
          <table:table-cell table:style-name="ce99" office:value-type="float" office:value="0">
            <text:p>0</text:p>
          </table:table-cell>
          <table:table-cell table:style-name="ce99" office:value-type="float" office:value="0">
            <text:p>0</text:p>
          </table:table-cell>
          <table:table-cell table:number-columns-repeated="1015"/>
        </table:table-row>
        <table:table-row table:style-name="ro1">
          <table:table-cell table:number-columns-repeated="2"/>
          <table:table-cell table:style-name="Default" table:number-columns-repeated="5"/>
          <table:table-cell table:number-columns-repeated="1017"/>
        </table:table-row>
        <table:table-row table:style-name="ro96">
          <table:table-cell/>
          <table:table-cell table:style-name="ce41"/>
          <table:table-cell table:style-name="ce41" office:value-type="string">
            <text:p>Cross Browser Compatibility</text:p>
          </table:table-cell>
          <table:table-cell table:style-name="ce41" table:number-columns-repeated="6"/>
          <table:table-cell table:number-columns-repeated="1015"/>
        </table:table-row>
        <table:table-row table:style-name="ro96">
          <table:table-cell/>
          <table:table-cell table:style-name="Default" table:number-columns-repeated="2"/>
          <table:table-cell table:style-name="ce40" office:value-type="string">
            <text:p>L0</text:p>
          </table:table-cell>
          <table:table-cell table:style-name="ce52" table:formula="of:=COUNTIF([Cross_Browser_Compatibility.B2:.B335];&quot;L0&quot;)" office:value-type="float" office:value="0">
            <text:p>0</text:p>
          </table:table-cell>
          <table:table-cell table:style-name="ce98" table:formula="of:=SUMPRODUCT(([Cross_Browser_Compatibility.B2:.B199]=&quot;L0&quot;)*([Cross_Browser_Compatibility.G2:.G199]=&quot;PASS&quot;))" office:value-type="float" office:value="0">
            <text:p>0</text:p>
          </table:table-cell>
          <table:table-cell table:style-name="ce99" table:formula="of:=SUMPRODUCT(([Cross_Browser_Compatibility.B2:.B199]=&quot;L0&quot;)*([Cross_Browser_Compatibility.G2:.G199]=&quot;FAIL&quot;))" office:value-type="float" office:value="0">
            <text:p>0</text:p>
          </table:table-cell>
          <table:table-cell table:style-name="ce99" office:value-type="float" office:value="0">
            <text:p>0</text:p>
          </table:table-cell>
          <table:table-cell table:style-name="ce99" office:value-type="float" office:value="0">
            <text:p>0</text:p>
          </table:table-cell>
          <table:table-cell table:number-columns-repeated="1015"/>
        </table:table-row>
        <table:table-row table:style-name="ro96">
          <table:table-cell/>
          <table:table-cell table:style-name="Default" table:number-columns-repeated="2"/>
          <table:table-cell table:style-name="ce40" office:value-type="string">
            <text:p>L1</text:p>
          </table:table-cell>
          <table:table-cell table:style-name="ce52" table:formula="of:=COUNTIF([Cross_Browser_Compatibility.B2:.B336];&quot;L1&quot;)" office:value-type="float" office:value="0">
            <text:p>0</text:p>
          </table:table-cell>
          <table:table-cell table:style-name="ce98" table:formula="of:=SUMPRODUCT(([Cross_Browser_Compatibility.B2:.B199]=&quot;L1&quot;)*([Cross_Browser_Compatibility.G2:.G30]=&quot;PASS&quot;))" office:value-type="float" office:value="0">
            <text:p>0</text:p>
          </table:table-cell>
          <table:table-cell table:style-name="ce99" table:formula="of:=SUMPRODUCT(([Cross_Browser_Compatibility.B2:.B199]=&quot;L1&quot;)*([Cross_Browser_Compatibility.G2:.G199]=&quot;FAIL&quot;))" office:value-type="float" office:value="0">
            <text:p>0</text:p>
          </table:table-cell>
          <table:table-cell table:style-name="ce99" office:value-type="float" office:value="0">
            <text:p>0</text:p>
          </table:table-cell>
          <table:table-cell table:style-name="ce99" office:value-type="float" office:value="0">
            <text:p>0</text:p>
          </table:table-cell>
          <table:table-cell table:number-columns-repeated="1015"/>
        </table:table-row>
        <table:table-row table:style-name="ro96">
          <table:table-cell/>
          <table:table-cell table:style-name="Default" table:number-columns-repeated="2"/>
          <table:table-cell table:style-name="ce40" office:value-type="string">
            <text:p>L2</text:p>
          </table:table-cell>
          <table:table-cell table:style-name="ce52" table:formula="of:=COUNTIF([Cross_Browser_Compatibility.B2:.B337];&quot;L2&quot;)" office:value-type="float" office:value="0">
            <text:p>0</text:p>
          </table:table-cell>
          <table:table-cell table:style-name="ce98" table:formula="of:=SUMPRODUCT(([Cross_Browser_Compatibility.B2:.B199]=&quot;L2&quot;)*([Cross_Browser_Compatibility.G2:.G199]=&quot;PASS&quot;))" office:value-type="float" office:value="0">
            <text:p>0</text:p>
          </table:table-cell>
          <table:table-cell table:style-name="ce99" table:formula="of:=SUMPRODUCT(([Cross_Browser_Compatibility.B2:.B199]=&quot;L2&quot;)*([Cross_Browser_Compatibility.G2:.G199]=&quot;FAIL&quot;))" office:value-type="float" office:value="0">
            <text:p>0</text:p>
          </table:table-cell>
          <table:table-cell table:style-name="ce99" office:value-type="float" office:value="0">
            <text:p>0</text:p>
          </table:table-cell>
          <table:table-cell table:style-name="ce99" office:value-type="float" office:value="0">
            <text:p>0</text:p>
          </table:table-cell>
          <table:table-cell table:number-columns-repeated="1015"/>
        </table:table-row>
        <table:table-row table:style-name="ro96">
          <table:table-cell/>
          <table:table-cell table:style-name="Default" table:number-columns-repeated="2"/>
          <table:table-cell table:style-name="ce40" office:value-type="string">
            <text:p>L3</text:p>
          </table:table-cell>
          <table:table-cell table:style-name="ce52" table:formula="of:=COUNTIF([Cross_Browser_Compatibility.B2:.B338];&quot;L3&quot;)" office:value-type="float" office:value="18">
            <text:p>18</text:p>
          </table:table-cell>
          <table:table-cell table:style-name="ce98" table:formula="of:=SUMPRODUCT(([Cross_Browser_Compatibility.B2:.B199]=&quot;L3&quot;)*([Cross_Browser_Compatibility.G2:.G199]=&quot;PASS&quot;))" office:value-type="float" office:value="18">
            <text:p>18</text:p>
          </table:table-cell>
          <table:table-cell table:style-name="ce99" table:formula="of:=SUMPRODUCT(([Cross_Browser_Compatibility.B2:.B199]=&quot;L3&quot;)*([Cross_Browser_Compatibility.G2:.G199]=&quot;FAIL&quot;))" office:value-type="float" office:value="0">
            <text:p>0</text:p>
          </table:table-cell>
          <table:table-cell table:style-name="ce99" office:value-type="float" office:value="0">
            <text:p>0</text:p>
          </table:table-cell>
          <table:table-cell table:style-name="ce99" office:value-type="float" office:value="0">
            <text:p>0</text:p>
          </table:table-cell>
          <table:table-cell table:number-columns-repeated="1015"/>
        </table:table-row>
        <table:table-row table:style-name="ro1" table:number-rows-repeated="4">
          <table:table-cell table:number-columns-repeated="3"/>
          <table:table-cell table:style-name="Default" table:number-columns-repeated="4"/>
          <table:table-cell table:number-columns-repeated="1017"/>
        </table:table-row>
        <table:table-row table:style-name="ro1">
          <table:table-cell table:number-columns-repeated="3"/>
          <table:table-cell table:style-name="Default"/>
          <table:table-cell table:style-name="ce54" table:formula="of:=SUM([.E6:.E105])" office:value-type="float" office:value="605">
            <text:p>605</text:p>
          </table:table-cell>
          <table:table-cell table:style-name="ce54" table:formula="of:=SUM([.F6:.F105])" office:value-type="float" office:value="486">
            <text:p>486</text:p>
          </table:table-cell>
          <table:table-cell table:style-name="ce54" table:formula="of:=SUM([.G6:.G105])" office:value-type="float" office:value="119">
            <text:p>119</text:p>
          </table:table-cell>
          <table:table-cell table:style-name="ce54" table:formula="of:=SUM([.H6:.H105])" office:value-type="float" office:value="0">
            <text:p>0</text:p>
          </table:table-cell>
          <table:table-cell table:style-name="ce54" table:formula="of:=SUM([.I6:.I105])" office:value-type="float" office:value="0">
            <text:p>0</text:p>
          </table:table-cell>
          <table:table-cell table:number-columns-repeated="1015"/>
        </table:table-row>
        <table:table-row table:style-name="ro1" table:number-rows-repeated="3">
          <table:table-cell table:number-columns-repeated="3"/>
          <table:table-cell table:style-name="Default" table:number-columns-repeated="4"/>
          <table:table-cell table:number-columns-repeated="1017"/>
        </table:table-row>
        <table:table-row table:style-name="ro1">
          <table:table-cell table:number-columns-repeated="3"/>
          <table:table-cell table:style-name="ce43" office:value-type="string">
            <text:p>Total Priority Wise Test Cases</text:p>
          </table:table-cell>
          <table:table-cell table:style-name="ce55"/>
          <table:table-cell table:number-columns-repeated="1019"/>
        </table:table-row>
        <table:table-row table:style-name="ro1">
          <table:table-cell table:number-columns-repeated="3"/>
          <table:table-cell table:style-name="ce44" office:value-type="string">
            <text:p>L0</text:p>
          </table:table-cell>
          <table:table-cell table:style-name="ce90" table:formula="of:=SUM([.E6];[.E12];[.E18];[.E24];[.E30];[.E36];[.E42];[.E48];[.E54];[.E60];[.E66];[.E72];[.E78];[.E84];[.E90];[.E96];[.E102])" office:value-type="float" office:value="23">
            <text:p>23</text:p>
          </table:table-cell>
          <table:table-cell table:number-columns-repeated="1019"/>
        </table:table-row>
        <table:table-row table:style-name="ro1">
          <table:table-cell table:number-columns-repeated="3"/>
          <table:table-cell table:style-name="ce44" office:value-type="string">
            <text:p>L1</text:p>
          </table:table-cell>
          <table:table-cell table:style-name="ce90" table:formula="of:=SUM([.E7];[.E13];[.E19];[.E25];[.E31];[.E37];[.E43];[.E49];[.E55];[.E61];[.E67];[.E73];[.E79];[.E85];[.E91];[.E97];[.E103])" office:value-type="float" office:value="376">
            <text:p>376</text:p>
          </table:table-cell>
          <table:table-cell table:number-columns-repeated="1019"/>
        </table:table-row>
        <table:table-row table:style-name="ro1">
          <table:table-cell table:number-columns-repeated="3"/>
          <table:table-cell table:style-name="ce44" office:value-type="string">
            <text:p>L2</text:p>
          </table:table-cell>
          <table:table-cell table:style-name="ce90" table:formula="of:=SUM([.E8];[.E14];[.E20];[.E26];[.E32];[.E38];[.E44];[.E50];[.E56];[.E62];[.E68];[.E74];[.E80];[.E86];[.E92];[.E98];[.E104])" office:value-type="float" office:value="139">
            <text:p>139</text:p>
          </table:table-cell>
          <table:table-cell table:number-columns-repeated="1019"/>
        </table:table-row>
        <table:table-row table:style-name="ro1">
          <table:table-cell table:number-columns-repeated="3"/>
          <table:table-cell table:style-name="ce44" office:value-type="string">
            <text:p>L3</text:p>
          </table:table-cell>
          <table:table-cell table:style-name="ce90" table:formula="of:=SUM([.E9];[.E15];[.E21];[.E27];[.E33];[.E39];[.E45];[.E51];[.E57];[.E63];[.E69];[.E75];[.E81];[.E87];[.E93];[.E99];[.E105])" office:value-type="float" office:value="67">
            <text:p>67</text:p>
          </table:table-cell>
          <table:table-cell table:number-columns-repeated="1019"/>
        </table:table-row>
        <table:table-row table:style-name="ro98">
          <table:table-cell table:number-columns-repeated="3"/>
          <table:table-cell table:style-name="ce45" office:value-type="string">
            <text:p>Total</text:p>
          </table:table-cell>
          <table:table-cell table:style-name="ce55" table:formula="of:=SUM([.E115:.E118])" office:value-type="float" office:value="605">
            <text:p>605</text:p>
          </table:table-cell>
          <table:table-cell table:number-columns-repeated="1019"/>
        </table:table-row>
        <table:table-row table:style-name="ro1" table:number-rows-repeated="3">
          <table:table-cell table:number-columns-repeated="1024"/>
        </table:table-row>
        <table:table-row table:style-name="ro1">
          <table:table-cell table:number-columns-repeated="3"/>
          <table:table-cell table:style-name="ce46"/>
          <table:table-cell table:style-name="ce92" office:value-type="string">
            <text:p>Pass</text:p>
          </table:table-cell>
          <table:table-cell table:style-name="ce100" office:value-type="string">
            <text:p>Fail</text:p>
          </table:table-cell>
          <table:table-cell table:style-name="ce103"/>
          <table:table-cell table:number-columns-repeated="1017"/>
        </table:table-row>
        <table:table-row table:style-name="ro1">
          <table:table-cell table:number-columns-repeated="3"/>
          <table:table-cell table:style-name="ce48" office:value-type="string">
            <text:p>L0</text:p>
          </table:table-cell>
          <table:table-cell table:style-name="ce93" table:formula="of:=SUM([.F6];[.F12];[.F18];[.F24];[.F30];[.F36];[.F42];[.F48];[.F54];[.F60];[.F66];[.F72];[.F78];[.F84];[.F90];[.F96];[.F102])" office:value-type="float" office:value="23">
            <text:p>23</text:p>
          </table:table-cell>
          <table:table-cell table:formula="of:=SUM([.G6];[.G12];[.G18];[.G24];[.G30];[.G36];[.G42];[.G48];[.G54];[.G60];[.G66];[.G72];[.G78];[.G82];[.G84];[.G90];[.G96];[.G102])" office:value-type="float" office:value="0">
            <text:p>0</text:p>
          </table:table-cell>
          <table:table-cell table:number-columns-repeated="1018"/>
        </table:table-row>
        <table:table-row table:style-name="ro1">
          <table:table-cell table:number-columns-repeated="3"/>
          <table:table-cell table:style-name="ce48" office:value-type="string">
            <text:p>L1</text:p>
          </table:table-cell>
          <table:table-cell table:style-name="ce93" table:formula="of:=SUM([.F7];[.F13];[.F19];[.F25];[.F31];[.F37];[.F43];[.F49];[.F55];[.F61];[.F67];[.F73];[.F79];[.F85];[.F91];[.F97];[.F103])" office:value-type="float" office:value="352">
            <text:p>352</text:p>
          </table:table-cell>
          <table:table-cell table:formula="of:=SUM([.G7];[.G13];[.G19];[.G25];[.G31];[.G37];[.G43];[.G49];[.G55];[.G61];[.G67];[.G73];[.G79];[.G83];[.G85];[.G91];[.G97];[.G103])" office:value-type="float" office:value="24">
            <text:p>24</text:p>
          </table:table-cell>
          <table:table-cell table:number-columns-repeated="1018"/>
        </table:table-row>
        <table:table-row table:style-name="ro1">
          <table:table-cell table:number-columns-repeated="3"/>
          <table:table-cell table:style-name="ce48" office:value-type="string">
            <text:p>L2</text:p>
          </table:table-cell>
          <table:table-cell table:style-name="ce93" table:formula="of:=SUM([.F8];[.F14];[.F20];[.F26];[.F32];[.F38];[.F44];[.F50];[.F56];[.F62];[.F68];[.F74];[.F80];[.F86];[.F92];[.F98];[.F104])" office:value-type="float" office:value="55">
            <text:p>55</text:p>
          </table:table-cell>
          <table:table-cell table:formula="of:=SUM([.G8];[.G14];[.G20];[.G26];[.G32];[.G38];[.G44];[.G50];[.G56];[.G62];[.G68];[.G74];[.G80];[.G84];[.G86];[.G92];[.G98];[.G104])" office:value-type="float" office:value="84">
            <text:p>84</text:p>
          </table:table-cell>
          <table:table-cell table:number-columns-repeated="1018"/>
        </table:table-row>
        <table:table-row table:style-name="ro1">
          <table:table-cell table:number-columns-repeated="3"/>
          <table:table-cell table:style-name="ce48" office:value-type="string">
            <text:p>L3</text:p>
          </table:table-cell>
          <table:table-cell table:style-name="ce93" table:formula="of:=SUM([.F9];[.F15];[.F21];[.F27];[.F33];[.F39];[.F45];[.F51];[.F57];[.F63];[.F69];[.F75];[.F81];[.F87];[.F93];[.F99];[.F105])" office:value-type="float" office:value="56">
            <text:p>56</text:p>
          </table:table-cell>
          <table:table-cell table:formula="of:=SUM([.G9];[.G15];[.G21];[.G27];[.G33];[.G39];[.G45];[.G51];[.G57];[.G63];[.G69];[.G75];[.G81];[.G87];[.G93];[.G99];[.G105])" office:value-type="float" office:value="11">
            <text:p>11</text:p>
          </table:table-cell>
          <table:table-cell table:number-columns-repeated="1018"/>
        </table:table-row>
        <table:table-row table:style-name="ro98">
          <table:table-cell table:number-columns-repeated="3"/>
          <table:table-cell table:style-name="ce49" office:value-type="string">
            <text:p>Total</text:p>
          </table:table-cell>
          <table:table-cell table:style-name="ce92" table:formula="of:=SUM([.E124:.E127])" office:value-type="float" office:value="486">
            <text:p>486</text:p>
          </table:table-cell>
          <table:table-cell table:style-name="ce101" table:formula="of:=SUM([.F124:.F127])" office:value-type="float" office:value="119">
            <text:p>119</text:p>
          </table:table-cell>
          <table:table-cell table:formula="of:=SUM([.E128:.F128])" office:value-type="float" office:value="605">
            <text:p>605</text:p>
          </table:table-cell>
          <table:table-cell table:number-columns-repeated="1017"/>
        </table:table-row>
        <table:table-row table:style-name="ro1" table:number-rows-repeated="65407">
          <table:table-cell table:number-columns-repeated="1024"/>
        </table:table-row>
        <table:table-row table:style-name="ro1">
          <table:table-cell table:number-columns-repeated="1024"/>
        </table:table-row>
      </table:table>
      <table:table table:name="Analyst_Login" table:style-name="ta2" table:print="false">
        <table:table-column table:style-name="co56" table:default-cell-style-name="ce61"/>
        <table:table-column table:style-name="co12" table:number-columns-repeated="2" table:default-cell-style-name="ce61"/>
        <table:table-column table:style-name="co57" table:default-cell-style-name="ce61"/>
        <table:table-column table:style-name="co58" table:number-columns-repeated="2" table:default-cell-style-name="ce61"/>
        <table:table-column table:style-name="co12" table:number-columns-repeated="8" table:default-cell-style-name="ce61"/>
        <table:table-column table:style-name="co59" table:default-cell-style-name="ce61"/>
        <table:table-column table:style-name="co12" table:number-columns-repeated="1009" table:default-cell-style-name="ce61"/>
        <table:table-row table:style-name="ro84">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6">
          <table:table-cell table:style-name="ce57" office:value-type="string">
            <text:p>AL0001_LoginURL</text:p>
          </table:table-cell>
          <table:table-cell table:style-name="ce57" office:value-type="string">
            <text:p>L0</text:p>
          </table:table-cell>
          <table:table-cell table:style-name="ce57" office:value-type="string">
            <text:p>Analyst Login URL</text:p>
          </table:table-cell>
          <table:table-cell table:style-name="ce57" office:value-type="string">
            <text:p>1. Enter Analyst URL</text:p>
          </table:table-cell>
          <table:table-cell table:style-name="ce57"/>
          <table:table-cell table:style-name="ce57" office:value-type="string">
            <text:p>1. Verify that Analyst URL is entered and Analyst Login Page is displayed with title “Analys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
          <table:table-cell table:style-name="ce57" office:value-type="string">
            <text:p>AL0002_LoginButton</text:p>
          </table:table-cell>
          <table:table-cell table:style-name="ce57" office:value-type="string">
            <text:p>L1</text:p>
          </table:table-cell>
          <table:table-cell table:style-name="ce57" office:value-type="string">
            <text:p>Login button is present</text:p>
          </table:table-cell>
          <table:table-cell table:style-name="ce57" office:value-type="string">
            <text:p>1. Enter Analyst URL</text:p>
          </table:table-cell>
          <table:table-cell table:style-name="ce57"/>
          <table:table-cell table:style-name="ce57" office:value-type="string">
            <text:p>1. Verify that login button is present</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3_UsernameTextfieldPresent</text:p>
          </table:table-cell>
          <table:table-cell table:style-name="ce57" office:value-type="string">
            <text:p>L1</text:p>
          </table:table-cell>
          <table:table-cell table:style-name="ce57" office:value-type="string">
            <text:p>Verify Username text field present</text:p>
          </table:table-cell>
          <table:table-cell table:style-name="ce57" office:value-type="string">
            <text:p>1. Enter Analyst URL</text:p>
          </table:table-cell>
          <table:table-cell table:style-name="ce57"/>
          <table:table-cell table:style-name="ce57" office:value-type="string">
            <text:p>1. Verify that the Username text field is present on the login page</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4_PasswordTestfieldPresent</text:p>
          </table:table-cell>
          <table:table-cell table:style-name="ce57" office:value-type="string">
            <text:p>L1</text:p>
          </table:table-cell>
          <table:table-cell table:style-name="ce57" office:value-type="string">
            <text:p>Verify Password text field present</text:p>
          </table:table-cell>
          <table:table-cell table:style-name="ce57" office:value-type="string">
            <text:p>1. Enter Analyst URL</text:p>
          </table:table-cell>
          <table:table-cell table:style-name="ce57"/>
          <table:table-cell table:style-name="ce57" office:value-type="string">
            <text:p>1. Verify that the Password text field is present on the login page</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5_LoginButtonPresent</text:p>
          </table:table-cell>
          <table:table-cell table:style-name="ce57" office:value-type="string">
            <text:p>L1</text:p>
          </table:table-cell>
          <table:table-cell table:style-name="ce57" office:value-type="string">
            <text:p>Verify Login button is present</text:p>
          </table:table-cell>
          <table:table-cell table:style-name="ce57" office:value-type="string">
            <text:p>1. Enter Analyst URL</text:p>
          </table:table-cell>
          <table:table-cell table:style-name="ce57"/>
          <table:table-cell table:style-name="ce57" office:value-type="string">
            <text:p>1. Verify that the Login button is present on the Login page</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L0006_EnterUsername</text:p>
          </table:table-cell>
          <table:table-cell table:style-name="ce57" office:value-type="string">
            <text:p>L1</text:p>
          </table:table-cell>
          <table:table-cell table:style-name="ce57" office:value-type="string">
            <text:p>Enter username</text:p>
          </table:table-cell>
          <table:table-cell table:style-name="ce57" office:value-type="string">
            <text:p>1. Enter Analyst URL</text:p>
            <text:p>2. Enter username in the Username text field</text:p>
          </table:table-cell>
          <table:table-cell table:style-name="ce57" office:value-type="string">
            <text:p>“scott”</text:p>
          </table:table-cell>
          <table:table-cell table:style-name="ce57" office:value-type="string">
            <text:p>1. Verify that the username is displayed in the Username text fiel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L0007_Enter password</text:p>
          </table:table-cell>
          <table:table-cell table:style-name="ce57" office:value-type="string">
            <text:p>L1</text:p>
          </table:table-cell>
          <table:table-cell table:style-name="ce57" office:value-type="string">
            <text:p>Enter password</text:p>
          </table:table-cell>
          <table:table-cell table:style-name="ce57" office:value-type="string">
            <text:p>1. Enter Analyst URL</text:p>
            <text:p>2. Enter password in the Password text field</text:p>
          </table:table-cell>
          <table:table-cell table:style-name="ce57" office:value-type="string">
            <text:p>“demo”</text:p>
          </table:table-cell>
          <table:table-cell table:style-name="ce57" office:value-type="string">
            <text:p>1. Verify that the password is displayed in the Password text field in the encrypted format</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5">
          <table:table-cell table:style-name="ce57" office:value-type="string">
            <text:p>AL0008_LoginAnalyst</text:p>
          </table:table-cell>
          <table:table-cell table:style-name="ce57" office:value-type="string">
            <text:p>L1</text:p>
          </table:table-cell>
          <table:table-cell table:style-name="ce57" office:value-type="string">
            <text:p>Login to Analyst</text:p>
          </table:table-cell>
          <table:table-cell table:style-name="ce57" office:value-type="string">
            <text:p>1. Enter Analyst URL</text:p>
            <text:p>2. Enter username and Password</text:p>
            <text:p>3. Click on login button</text:p>
          </table:table-cell>
          <table:table-cell table:style-name="ce57"/>
          <table:table-cell table:style-name="ce57" office:value-type="string">
            <text:p>1. Verify that the user can be logged in successfully</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L0009_ValidUserNamePassword</text:p>
          </table:table-cell>
          <table:table-cell table:style-name="ce57" office:value-type="string">
            <text:p>L0</text:p>
          </table:table-cell>
          <table:table-cell table:style-name="ce57" office:value-type="string">
            <text:p>Login to Analyst with valid username &amp; password</text:p>
          </table:table-cell>
          <table:table-cell table:style-name="ce57" office:value-type="string">
            <text:p>1. Enter Analyst URL</text:p>
            <text:p>2. Enter valid username and Password</text:p>
            <text:p>3. Click on login button</text:p>
          </table:table-cell>
          <table:table-cell table:style-name="ce57" office:value-type="string">
            <text:p>“scott” </text:p>
            <text:p>“demo”</text:p>
          </table:table-cell>
          <table:table-cell table:style-name="ce57" office:value-type="string">
            <text:p>1. Verify that the user log in successfully</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L0010_InvalidUsername</text:p>
          </table:table-cell>
          <table:table-cell table:style-name="ce57" office:value-type="string">
            <text:p>L2</text:p>
          </table:table-cell>
          <table:table-cell table:style-name="ce57" office:value-type="string">
            <text:p>Login to Analyst with invalid username</text:p>
          </table:table-cell>
          <table:table-cell table:style-name="ce57" office:value-type="string">
            <text:p>1. Enter Analyst URL</text:p>
            <text:p>2. Enter invalid username and a valid Password</text:p>
            <text:p>3. Click on login button</text:p>
          </table:table-cell>
          <table:table-cell table:style-name="ce57" office:value-type="string">
            <text:p>“scooot”</text:p>
            <text:p>“demo”</text:p>
          </table:table-cell>
          <table:table-cell table:style-name="ce57" office:value-type="string">
            <text:p>1. Verify that Analyst gives error when wrong username is enter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L0011_InvalidPassword</text:p>
          </table:table-cell>
          <table:table-cell table:style-name="ce57" office:value-type="string">
            <text:p>L2</text:p>
          </table:table-cell>
          <table:table-cell table:style-name="ce57" office:value-type="string">
            <text:p>Login to Analyst with invalid password</text:p>
          </table:table-cell>
          <table:table-cell table:style-name="ce57" office:value-type="string">
            <text:p>1. Enter Analyst URL</text:p>
            <text:p>2. Enter valid username and an invalid <text:s/>Password</text:p>
            <text:p>3. Click on login button</text:p>
          </table:table-cell>
          <table:table-cell table:style-name="ce57" office:value-type="string">
            <text:p>“scott”</text:p>
            <text:p>“demo1”</text:p>
          </table:table-cell>
          <table:table-cell table:style-name="ce57" office:value-type="string">
            <text:p>1. Verify that Analyst gives error when wrong password is enter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L0012_InvalidUsernamePassword</text:p>
          </table:table-cell>
          <table:table-cell table:style-name="ce57" office:value-type="string">
            <text:p>L2</text:p>
          </table:table-cell>
          <table:table-cell table:style-name="ce57" office:value-type="string">
            <text:p>Login to Analyst with invalid username &amp; password</text:p>
          </table:table-cell>
          <table:table-cell table:style-name="ce57" office:value-type="string">
            <text:p>1. Enter Analyst URL</text:p>
            <text:p>2. Enter invalid username and valid Password</text:p>
            <text:p>3. Click on login button</text:p>
          </table:table-cell>
          <table:table-cell table:style-name="ce57" office:value-type="string">
            <text:p>“scott1” </text:p>
            <text:p>“demo1”</text:p>
          </table:table-cell>
          <table:table-cell table:style-name="ce57" office:value-type="string">
            <text:p>1. Verify that Analyst gives error when wrong details are enter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L0013_NoUsername</text:p>
          </table:table-cell>
          <table:table-cell table:style-name="ce57" office:value-type="string">
            <text:p>L2</text:p>
          </table:table-cell>
          <table:table-cell table:style-name="ce57" office:value-type="string">
            <text:p>Blank user name</text:p>
          </table:table-cell>
          <table:table-cell table:style-name="ce57" office:value-type="string">
            <text:p>1. Enter Analyst URL</text:p>
            <text:p>2. Enter blank username and a valid Password</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L0014_NoPassword</text:p>
          </table:table-cell>
          <table:table-cell table:style-name="ce57" office:value-type="string">
            <text:p>L2</text:p>
          </table:table-cell>
          <table:table-cell table:style-name="ce57" office:value-type="string">
            <text:p>Blank password</text:p>
          </table:table-cell>
          <table:table-cell table:style-name="ce57" office:value-type="string">
            <text:p>1. Enter Analyst URL</text:p>
            <text:p>2. Enter username and keep Password text field blank</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15_BlankUsernamePassword</text:p>
          </table:table-cell>
          <table:table-cell table:style-name="ce57" office:value-type="string">
            <text:p>L2</text:p>
          </table:table-cell>
          <table:table-cell table:style-name="ce57" office:value-type="string">
            <text:p>Blank username <text:s/>&amp; password</text:p>
          </table:table-cell>
          <table:table-cell table:style-name="ce57" office:value-type="string">
            <text:p>1. Enter Analyst URL</text:p>
            <text:p>2. Leave the username &amp; password fields blank</text:p>
            <text:p>3. Click on login button</text:p>
          </table:table-cell>
          <table:table-cell table:style-name="ce57"/>
          <table:table-cell table:style-name="ce57" office:value-type="string">
            <text:p>1. Verify that the user is unable to login</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2">
          <table:table-cell table:style-name="ce58" office:value-type="string">
            <text:p>AL0016_CancelButtonPresent</text:p>
          </table:table-cell>
          <table:table-cell table:style-name="ce58" office:value-type="string">
            <text:p>L1</text:p>
          </table:table-cell>
          <table:table-cell table:style-name="ce58" office:value-type="string">
            <text:p>Cancel button present</text:p>
          </table:table-cell>
          <table:table-cell table:style-name="ce58" office:value-type="string">
            <text:p>1. Enter Analyst URL</text:p>
          </table:table-cell>
          <table:table-cell table:style-name="ce58"/>
          <table:table-cell table:style-name="ce58" office:value-type="string">
            <text:p>1. Verify that the Cancel button is present</text:p>
          </table:table-cell>
          <table:table-cell table:style-name="ce58" office:value-type="string">
            <text:p>1. Cancel button is not present</text:p>
          </table:table-cell>
          <table:table-cell table:style-name="ce58" table:number-columns-repeated="2"/>
          <table:table-cell table:style-name="ce58" office:value-type="string">
            <text:p>FAIL</text:p>
          </table:table-cell>
          <table:table-cell table:style-name="ce58" table:number-columns-repeated="4"/>
          <table:table-cell table:style-name="ce67" office:value-type="string">
            <text:p>YES</text:p>
          </table:table-cell>
          <table:table-cell table:style-name="ce67" table:number-columns-repeated="1009"/>
        </table:table-row>
        <table:table-row table:style-name="ro86">
          <table:table-cell table:style-name="ce59" office:value-type="string">
            <text:p>AP0017_Grammar&amp;SpellingMistake</text:p>
          </table:table-cell>
          <table:table-cell table:style-name="ce59" office:value-type="string">
            <text:p>L3</text:p>
          </table:table-cell>
          <table:table-cell table:style-name="ce59" office:value-type="string">
            <text:p>Verify there is no grammar/spelling mistake on login page</text:p>
          </table:table-cell>
          <table:table-cell table:style-name="ce59" office:value-type="string">
            <text:p>1. Enter Analyst URL</text:p>
          </table:table-cell>
          <table:table-cell table:style-name="ce59"/>
          <table:table-cell table:style-name="ce59" office:value-type="string">
            <text:p>1. Verify that <text:s/>there is no grammar/spelling mistake on the login page</text:p>
          </table:table-cell>
          <table:table-cell table:style-name="ce59" office:value-type="string">
            <text:p>PASS</text:p>
          </table:table-cell>
          <table:table-cell table:style-name="ce59" table:number-columns-repeated="2"/>
          <table:table-cell table:style-name="ce59" office:value-type="string">
            <text:p>PASS</text:p>
          </table:table-cell>
          <table:table-cell table:style-name="ce59" table:number-columns-repeated="4"/>
          <table:table-cell table:style-name="ce68" office:value-type="string">
            <text:p>YES</text:p>
          </table:table-cell>
          <table:table-cell table:style-name="ce68" table:number-columns-repeated="1009"/>
        </table:table-row>
        <table:table-row table:style-name="ro87">
          <table:table-cell table:style-name="ce60" office:value-type="string">
            <text:p>AI0018__FontType</text:p>
          </table:table-cell>
          <table:table-cell table:style-name="ce60" office:value-type="string">
            <text:p>L3</text:p>
          </table:table-cell>
          <table:table-cell table:style-name="ce60" office:value-type="string">
            <text:p>Screen Font type on Login page</text:p>
          </table:table-cell>
          <table:table-cell table:style-name="ce62" office:value-type="string">
            <text:p>1. Enter Analyst URL</text:p>
          </table:table-cell>
          <table:table-cell table:style-name="ce63"/>
          <table:table-cell table:style-name="ce6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60" office:value-type="string">
            <text:p>PASS</text:p>
          </table:table-cell>
          <table:table-cell table:style-name="ce64" table:number-columns-repeated="2"/>
          <table:table-cell table:style-name="ce60" office:value-type="string">
            <text:p>PASS</text:p>
          </table:table-cell>
          <table:table-cell table:style-name="ce60" table:number-columns-repeated="3"/>
          <table:table-cell table:style-name="ce65"/>
          <table:table-cell table:style-name="ce69" office:value-type="string">
            <text:p>YES</text:p>
          </table:table-cell>
          <table:table-cell table:style-name="ce69" table:number-columns-repeated="1006"/>
          <table:table-cell table:style-name="ce70" table:number-columns-repeated="3"/>
        </table:table-row>
        <table:table-row table:style-name="ro1" table:number-rows-repeated="3">
          <table:table-cell table:style-name="ce57" table:number-columns-repeated="14"/>
          <table:table-cell table:number-columns-repeated="1010"/>
        </table:table-row>
        <table:table-row table:style-name="ro88" table:number-rows-repeated="65513">
          <table:table-cell table:number-columns-repeated="1024"/>
        </table:table-row>
        <table:table-row table:style-name="ro88">
          <table:table-cell table:number-columns-repeated="1024"/>
        </table:table-row>
      </table:table>
      <table:table table:name="Analyst_Header" table:style-name="ta2" table:print="false">
        <table:table-column table:style-name="co12" table:number-columns-repeated="5" table:default-cell-style-name="ce57"/>
        <table:table-column table:style-name="co16" table:default-cell-style-name="ce57"/>
        <table:table-column table:style-name="co12" table:number-columns-repeated="8" table:default-cell-style-name="ce57"/>
        <table:table-column table:style-name="co17" table:default-cell-style-name="ce57"/>
        <table:table-column table:style-name="co12" table:number-columns-repeated="1009" table:default-cell-style-name="ce57"/>
        <table:table-row table:style-name="ro15">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office:value-type="string">
            <text:p>AH0001_ChannelsAnalystLogo</text:p>
          </table:table-cell>
          <table:table-cell table:style-name="ce64" office:value-type="string">
            <text:p>L3</text:p>
          </table:table-cell>
          <table:table-cell office:value-type="string">
            <text:p>Channels Analyst Logo</text:p>
          </table:table-cell>
          <table:table-cell office:value-type="string">
            <text:p>1. Login to Analyst</text:p>
          </table:table-cell>
          <table:table-cell/>
          <table:table-cell office:value-type="string">
            <text:p>1. Verify that Channels Analyst Logo is present</text:p>
          </table:table-cell>
          <table:table-cell office:value-type="string">
            <text:p>PASS</text:p>
          </table:table-cell>
          <table:table-cell table:style-name="ce64"/>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H0002_LogoutButton</text:p>
          </table:table-cell>
          <table:table-cell office:value-type="string">
            <text:p>L1</text:p>
          </table:table-cell>
          <table:table-cell office:value-type="string">
            <text:p>Logout button is present</text:p>
          </table:table-cell>
          <table:table-cell office:value-type="string">
            <text:p>1. Login to Analyst</text:p>
          </table:table-cell>
          <table:table-cell/>
          <table:table-cell office:value-type="string">
            <text:p>1. Verify that Logou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H0003_LogoutAnalyst</text:p>
          </table:table-cell>
          <table:table-cell office:value-type="string">
            <text:p>L0</text:p>
          </table:table-cell>
          <table:table-cell office:value-type="string">
            <text:p>Logout from Analyst</text:p>
          </table:table-cell>
          <table:table-cell office:value-type="string">
            <text:p>1. Login to Analyst</text:p>
          </table:table-cell>
          <table:table-cell/>
          <table:table-cell office:value-type="string">
            <text:p>1. Verify that Logout button is working</text:p>
            <text:p>2. Verify that when clicked on Logout button, Analyst login page rende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H0004_ProjectsHeader</text:p>
          </table:table-cell>
          <table:table-cell office:value-type="string">
            <text:p>L0</text:p>
          </table:table-cell>
          <table:table-cell office:value-type="string">
            <text:p>Project header is present on header</text:p>
          </table:table-cell>
          <table:table-cell office:value-type="string">
            <text:p>1. Login to Analyst</text:p>
          </table:table-cell>
          <table:table-cell/>
          <table:table-cell office:value-type="string">
            <text:p>1. Verify that Projects heade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H0005_MessageOfProjects</text:p>
          </table:table-cell>
          <table:table-cell office:value-type="string">
            <text:p>L1</text:p>
          </table:table-cell>
          <table:table-cell table:style-name="ce71" office:value-type="string">
            <text:p>Pick or create a project to work on. </text:p>
          </table:table-cell>
          <table:table-cell office:value-type="string">
            <text:p>1. Login to Analyst</text:p>
          </table:table-cell>
          <table:table-cell/>
          <table:table-cell office:value-type="string">
            <text:p>1. Verify that message “Pick or create a project to work 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 table:number-rows-repeated="65529">
          <table:table-cell table:number-columns-repeated="1024"/>
        </table:table-row>
        <table:table-row table:style-name="ro1">
          <table:table-cell table:number-columns-repeated="1024"/>
        </table:table-row>
      </table:table>
      <table:table table:name="Analyst_Projects" table:style-name="ta2" table:print="false">
        <table:table-column table:style-name="co12" table:number-columns-repeated="3" table:default-cell-style-name="ce61"/>
        <table:table-column table:style-name="co18" table:default-cell-style-name="ce61"/>
        <table:table-column table:style-name="co12" table:default-cell-style-name="ce61"/>
        <table:table-column table:style-name="co19" table:default-cell-style-name="ce61"/>
        <table:table-column table:style-name="co20" table:default-cell-style-name="ce61"/>
        <table:table-column table:style-name="co12" table:number-columns-repeated="7" table:default-cell-style-name="ce61"/>
        <table:table-column table:style-name="co17" table:default-cell-style-name="ce57"/>
        <table:table-column table:style-name="co12" table:number-columns-repeated="1009" table:default-cell-style-name="ce61"/>
        <table:table-row table:style-name="ro16">
          <table:table-cell table:style-name="ce72" office:value-type="string">
            <text:p>TEST CASE ID</text:p>
          </table:table-cell>
          <table:table-cell table:style-name="ce72" office:value-type="string">
            <text:p>PRIORITY</text:p>
          </table:table-cell>
          <table:table-cell table:style-name="ce72" office:value-type="string">
            <text:p>TITLE</text:p>
          </table:table-cell>
          <table:table-cell table:style-name="ce72" office:value-type="string">
            <text:p>STEPS</text:p>
          </table:table-cell>
          <table:table-cell table:style-name="ce72" office:value-type="string">
            <text:p>TEST DATA</text:p>
          </table:table-cell>
          <table:table-cell table:style-name="ce72" office:value-type="string">
            <text:p>EXPECTED RESULT</text:p>
          </table:table-cell>
          <table:table-cell table:style-name="ce72" office:value-type="string">
            <text:p>ACTUAL RESULT</text:p>
          </table:table-cell>
          <table:table-cell table:style-name="ce72" office:value-type="string">
            <text:p>CAN BE AUTOMATED</text:p>
          </table:table-cell>
          <table:table-cell table:style-name="ce72" office:value-type="string">
            <text:p>AUTOMATED</text:p>
          </table:table-cell>
          <table:table-cell table:style-name="ce72" office:value-type="string">
            <text:p>RESULT</text:p>
          </table:table-cell>
          <table:table-cell table:style-name="ce72" office:value-type="string">
            <text:p>SCRIPT EXCEPTION</text:p>
          </table:table-cell>
          <table:table-cell table:style-name="ce72" office:value-type="string">
            <text:p>ERROR</text:p>
          </table:table-cell>
          <table:table-cell table:style-name="ce72" office:value-type="string">
            <text:p>TICKET NO.</text:p>
          </table:table-cell>
          <table:table-cell table:style-name="ce72" office:value-type="string">
            <text:p>COMMENT</text:p>
          </table:table-cell>
          <table:table-cell table:style-name="ce66" office:value-type="string">
            <text:p>DATE : <text:s/>MARCH 22,2013</text:p>
            <text:p>REVISION: 4775</text:p>
            <text:p>BROWSER: IE9</text:p>
          </table:table-cell>
          <table:table-cell table:style-name="ce72" table:number-columns-repeated="1009"/>
        </table:table-row>
        <table:table-row table:style-name="ro8">
          <table:table-cell table:style-name="ce57" office:value-type="string">
            <text:p>AP0001_NameDescription</text:p>
          </table:table-cell>
          <table:table-cell table:style-name="ce57" office:value-type="string">
            <text:p>L1</text:p>
          </table:table-cell>
          <table:table-cell table:style-name="ce57" office:value-type="string">
            <text:p>Name and description header</text:p>
          </table:table-cell>
          <table:table-cell table:style-name="ce57" office:value-type="string">
            <text:p>1. Login to Analyst</text:p>
          </table:table-cell>
          <table:table-cell table:style-name="ce57"/>
          <table:table-cell table:style-name="ce57" office:value-type="string">
            <text:p>1. Verify that Header- name and description are present</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02_AddNewProjectIcon</text:p>
          </table:table-cell>
          <table:table-cell table:style-name="ce57" office:value-type="string">
            <text:p>L0</text:p>
          </table:table-cell>
          <table:table-cell table:style-name="ce57" office:value-type="string">
            <text:p>Add new project icon present</text:p>
          </table:table-cell>
          <table:table-cell table:style-name="ce57" office:value-type="string">
            <text:p>1. Login to Analyst</text:p>
          </table:table-cell>
          <table:table-cell table:style-name="ce57"/>
          <table:table-cell table:style-name="ce57" office:value-type="string">
            <text:p>1. Verify that (+) is present for adding new present</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P0003_NameTextFieldPresent</text:p>
          </table:table-cell>
          <table:table-cell table:style-name="ce57" office:value-type="string">
            <text:p>L1</text:p>
          </table:table-cell>
          <table:table-cell table:style-name="ce57" office:value-type="string">
            <text:p>Verify Name text field is present on the <text:s/>projects page</text:p>
          </table:table-cell>
          <table:table-cell table:style-name="ce57" office:value-type="string">
            <text:p>1. Login to Analyst</text:p>
            <text:p>2. Click on add project (+) button </text:p>
          </table:table-cell>
          <table:table-cell table:style-name="ce57"/>
          <table:table-cell table:style-name="ce57" office:value-type="string">
            <text:p>1. Verify that the Name text field is present for entering project name</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P0004_EnterProjectName</text:p>
          </table:table-cell>
          <table:table-cell table:style-name="ce57" office:value-type="string">
            <text:p>L1</text:p>
          </table:table-cell>
          <table:table-cell table:style-name="ce57" office:value-type="string">
            <text:p>Enter project name</text:p>
          </table:table-cell>
          <table:table-cell table:style-name="ce57" office:value-type="string">
            <text:p>1. Login to Analyst</text:p>
            <text:p>2. Click on add project (+) button </text:p>
            <text:p>3. Enter name in the Name text field</text:p>
          </table:table-cell>
          <table:table-cell table:style-name="ce57"/>
          <table:table-cell table:style-name="ce57" office:value-type="string">
            <text:p>1. Verify that the name can be entered in the Name text field &amp; is shown properly</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7">
          <table:table-cell table:style-name="ce57" office:value-type="string">
            <text:p>AP0005_AddNewProject</text:p>
          </table:table-cell>
          <table:table-cell table:style-name="ce57" office:value-type="string">
            <text:p>L1</text:p>
          </table:table-cell>
          <table:table-cell table:style-name="ce57" office:value-type="string">
            <text:p>Add new Project</text:p>
          </table:table-cell>
          <table:table-cell table:style-name="ce57" office:value-type="string">
            <text:p>1. Login to Analyst</text:p>
            <text:p>2. Click on (+) button to add new project</text:p>
            <text:p>3. Click the Save button</text:p>
          </table:table-cell>
          <table:table-cell table:style-name="ce57"/>
          <table:table-cell table:style-name="ce57" office:value-type="string">
            <text:p>1. Verify that when clicked on (+) with title (New Project) appears</text:p>
            <text:p>2. Enter project name and verify that project is successfully add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P0006_NameFieldOfProject</text:p>
          </table:table-cell>
          <table:table-cell table:style-name="ce57" office:value-type="string">
            <text:p>L0</text:p>
          </table:table-cell>
          <table:table-cell table:style-name="ce57" office:value-type="string">
            <text:p>Name of project is mandatory</text:p>
          </table:table-cell>
          <table:table-cell table:style-name="ce57" office:value-type="string">
            <text:p>1. Login to Analyst</text:p>
            <text:p>2. Click on (+) button to add new project</text:p>
            <text:p>3. Enter project name</text:p>
          </table:table-cell>
          <table:table-cell table:style-name="ce57"/>
          <table:table-cell table:style-name="ce57" office:value-type="string">
            <text:p>1. Verify that mandatory name should be entered.</text:p>
            <text:p>2. Verify that the project is saved successfully</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P0007_BlankProjectName</text:p>
          </table:table-cell>
          <table:table-cell table:style-name="ce57" office:value-type="string">
            <text:p>L2</text:p>
          </table:table-cell>
          <table:table-cell table:style-name="ce57" office:value-type="string">
            <text:p>Enter blank project name</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This value is required is required” message should be display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6">
          <table:table-cell table:style-name="ce58" office:value-type="string">
            <text:p>AP0008_InvalidProjectName</text:p>
          </table:table-cell>
          <table:table-cell table:style-name="ce58" office:value-type="string">
            <text:p>L2</text:p>
          </table:table-cell>
          <table:table-cell table:style-name="ce58" office:value-type="string">
            <text:p>Enter invalid project name</text:p>
          </table:table-cell>
          <table:table-cell table:style-name="ce58" office:value-type="string">
            <text:p>1. Login to Analyst</text:p>
            <text:p>2. Click on (+) button to add new project</text:p>
            <text:p>3. Enter blank project name</text:p>
          </table:table-cell>
          <table:table-cell table:style-name="ce58" office:value-type="string">
            <text:p>“#@!@!@^$”</text:p>
          </table:table-cell>
          <table:table-cell table:style-name="ce58" office:value-type="string">
            <text:p>1. Verify that an appropriate error message should be shown</text:p>
            <text:p>2. Verify that invalid project name is not added</text:p>
          </table:table-cell>
          <table:table-cell table:style-name="ce58" office:value-type="string">
            <text:p>1. An appropriate error message is not shown</text:p>
            <text:p>2. Invalid project name can be add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67" table:number-columns-repeated="1009"/>
        </table:table-row>
        <table:table-row table:style-name="ro16">
          <table:table-cell table:style-name="ce57" office:value-type="string">
            <text:p>AP0009_SaveButtonPresent</text:p>
          </table:table-cell>
          <table:table-cell table:style-name="ce73" office:value-type="string">
            <text:p>L1</text:p>
          </table:table-cell>
          <table:table-cell table:style-name="ce59" office:value-type="string">
            <text:p>Verify Save button present </text:p>
          </table:table-cell>
          <table:table-cell table:style-name="ce59" office:value-type="string">
            <text:p>1. Login to Analyst</text:p>
            <text:p>2. Click on (+) button to add new project</text:p>
          </table:table-cell>
          <table:table-cell table:style-name="ce59"/>
          <table:table-cell table:style-name="ce59" office:value-type="string">
            <text:p>1. Verify that Save button is present</text:p>
          </table:table-cell>
          <table:table-cell table:style-name="ce59" office:value-type="string">
            <text:p>PASS</text:p>
          </table:table-cell>
          <table:table-cell table:style-name="ce59" table:number-columns-repeated="2"/>
          <table:table-cell table:style-name="ce59" office:value-type="string">
            <text:p>PASS</text:p>
          </table:table-cell>
          <table:table-cell table:style-name="ce59" table:number-columns-repeated="4"/>
          <table:table-cell office:value-type="string">
            <text:p>YES</text:p>
          </table:table-cell>
          <table:table-cell table:style-name="ce68" table:number-columns-repeated="1009"/>
        </table:table-row>
        <table:table-row table:style-name="ro9">
          <table:table-cell table:style-name="ce57" office:value-type="string">
            <text:p>AP0010_SaveDisabled</text:p>
          </table:table-cell>
          <table:table-cell table:style-name="ce57" office:value-type="string">
            <text:p>L1</text:p>
          </table:table-cell>
          <table:table-cell table:style-name="ce57" office:value-type="string">
            <text:p>Save button disabled</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Save button is disabl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11_CancelButtonPresent</text:p>
          </table:table-cell>
          <table:table-cell table:style-name="ce73" office:value-type="string">
            <text:p>L1</text:p>
          </table:table-cell>
          <table:table-cell table:style-name="ce59" office:value-type="string">
            <text:p>Verify Cancel button present </text:p>
          </table:table-cell>
          <table:table-cell table:style-name="ce59" office:value-type="string">
            <text:p>1. Login to Analyst</text:p>
            <text:p>2. Click on (+) button to add new project</text:p>
          </table:table-cell>
          <table:table-cell table:style-name="ce59"/>
          <table:table-cell table:style-name="ce59" office:value-type="string">
            <text:p>1. Verify that Cancel button is present</text:p>
          </table:table-cell>
          <table:table-cell table:style-name="ce59" office:value-type="string">
            <text:p>PASS</text:p>
          </table:table-cell>
          <table:table-cell table:style-name="ce59" table:number-columns-repeated="2"/>
          <table:table-cell table:style-name="ce59" office:value-type="string">
            <text:p>PASS</text:p>
          </table:table-cell>
          <table:table-cell table:style-name="ce59" table:number-columns-repeated="4"/>
          <table:table-cell office:value-type="string">
            <text:p>YES</text:p>
          </table:table-cell>
          <table:table-cell table:style-name="ce68" table:number-columns-repeated="1009"/>
        </table:table-row>
        <table:table-row table:style-name="ro8">
          <table:table-cell table:style-name="ce57" office:value-type="string">
            <text:p>AP0012_CancelProject</text:p>
          </table:table-cell>
          <table:table-cell table:style-name="ce57" office:value-type="string">
            <text:p>L1</text:p>
          </table:table-cell>
          <table:table-cell table:style-name="ce57" office:value-type="string">
            <text:p>Cancel new project</text:p>
          </table:table-cell>
          <table:table-cell table:style-name="ce57" office:value-type="string">
            <text:p>1. Login to Analyst</text:p>
            <text:p>2. Click on (+) button to add new project</text:p>
            <text:p>3. Click on Cancel button</text:p>
          </table:table-cell>
          <table:table-cell table:style-name="ce57"/>
          <table:table-cell table:style-name="ce57" office:value-type="string">
            <text:p>1. Verify that new project creation should be cancel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8">
          <table:table-cell table:style-name="ce57" office:value-type="string">
            <text:p>AP0013_DescriptionField</text:p>
          </table:table-cell>
          <table:table-cell table:style-name="ce57" office:value-type="string">
            <text:p>L1</text:p>
          </table:table-cell>
          <table:table-cell table:style-name="ce57" office:value-type="string">
            <text:p>Description of new project</text:p>
          </table:table-cell>
          <table:table-cell table:style-name="ce57" office:value-type="string">
            <text:p>1. Login to Analyst</text:p>
            <text:p>2. Click on (+) button to add new project</text:p>
            <text:p>3. Enter description of project</text:p>
          </table:table-cell>
          <table:table-cell table:style-name="ce57"/>
          <table:table-cell table:style-name="ce57" office:value-type="string">
            <text:p>1. Verify that description field is present.</text:p>
            <text:p>2. Verify that when description is entered, it is displayed in project frame</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8" office:value-type="string">
            <text:p>AP0014_BlankDescription</text:p>
          </table:table-cell>
          <table:table-cell table:style-name="ce58" office:value-type="string">
            <text:p>L2</text:p>
          </table:table-cell>
          <table:table-cell table:style-name="ce58" office:value-type="string">
            <text:p>Blank description</text:p>
          </table:table-cell>
          <table:table-cell table:style-name="ce58" office:value-type="string">
            <text:p>1. Login to Analyst</text:p>
            <text:p>2. Click on (+) button to add new project</text:p>
            <text:p>3. Leave the description field blank</text:p>
          </table:table-cell>
          <table:table-cell table:style-name="ce58"/>
          <table:table-cell table:style-name="ce58" office:value-type="string">
            <text:p>1. Verify that an appropriate error message is shown </text:p>
          </table:table-cell>
          <table:table-cell table:style-name="ce58" office:value-type="string">
            <text:p>1.An appropriate error message is <text:s/>not shown</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67" table:number-columns-repeated="1009"/>
        </table:table-row>
        <table:table-row table:style-name="ro6">
          <table:table-cell table:style-name="ce58" office:value-type="string">
            <text:p>AP0015_InvalidDescription</text:p>
          </table:table-cell>
          <table:table-cell table:style-name="ce58" office:value-type="string">
            <text:p>L2</text:p>
          </table:table-cell>
          <table:table-cell table:style-name="ce58" office:value-type="string">
            <text:p>Invalid description</text:p>
          </table:table-cell>
          <table:table-cell table:style-name="ce58" office:value-type="string">
            <text:p>1. Login to Analyst</text:p>
            <text:p>2. Click on (+) button to add new project</text:p>
            <text:p>3. Enter invalid description of project</text:p>
          </table:table-cell>
          <table:table-cell table:style-name="ce58" office:value-type="string">
            <text:p>“!@#!$^*^^$$^$*(^%$*^^%$21343665875#^%u^*%&amp;*”</text:p>
          </table:table-cell>
          <table:table-cell table:style-name="ce58" office:value-type="string">
            <text:p>1. Verify that an appropriate error message is shown </text:p>
            <text:p>2. Verify that invalid description is not saved</text:p>
          </table:table-cell>
          <table:table-cell table:style-name="ce58" office:value-type="string">
            <text:p>1. An appropriate error message is not shown </text:p>
            <text:p>2. Invalid description is sav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67" table:number-columns-repeated="1009"/>
        </table:table-row>
        <table:table-row table:style-name="ro6">
          <table:table-cell table:style-name="ce57" office:value-type="string">
            <text:p>AP0016_SummaryDisable</text:p>
          </table:table-cell>
          <table:table-cell table:style-name="ce57" office:value-type="string">
            <text:p>L1</text:p>
          </table:table-cell>
          <table:table-cell table:style-name="ce57" office:value-type="string">
            <text:p>Summary Disable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Summary button is present.</text:p>
            <text:p>2. Verify that Summary disable for new project or unsaved project</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9">
          <table:table-cell table:style-name="ce57" office:value-type="string">
            <text:p>AP0017_SummaryEnabled</text:p>
          </table:table-cell>
          <table:table-cell table:style-name="ce57" office:value-type="string">
            <text:p>L1</text:p>
          </table:table-cell>
          <table:table-cell table:style-name="ce57" office:value-type="string">
            <text:p>Summary Enabled</text:p>
          </table:table-cell>
          <table:table-cell table:style-name="ce57" office:value-type="string">
            <text:p>1. Login to Analyst</text:p>
            <text:p>2. Click on (+) button to add new project</text:p>
            <text:p>3. Add Project and save it.</text:p>
            <text:p>4. Click on Summary button</text:p>
          </table:table-cell>
          <table:table-cell table:style-name="ce57"/>
          <table:table-cell table:style-name="ce57" office:value-type="string">
            <text:p>1. Verify that when project is saved, Summary button is enabled.</text:p>
            <text:p>2. When clicked on Summary button, page with Summary details should be display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8">
          <table:table-cell table:style-name="ce57" office:value-type="string">
            <text:p>AP0018_InterviewsDisabled</text:p>
          </table:table-cell>
          <table:table-cell table:style-name="ce57" office:value-type="string">
            <text:p>L1</text:p>
          </table:table-cell>
          <table:table-cell table:style-name="ce57" office:value-type="string">
            <text:p>Interviews Disable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Interviews button is present.</text:p>
            <text:p>2. Verify that Interview is disable for new project or unsaved project</text:p>
          </table:table-cell>
          <table:table-cell table:style-name="ce57" table:number-columns-repeated="3"/>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9">
          <table:table-cell table:style-name="ce57" office:value-type="string">
            <text:p>AP0019_InterviewEnabled</text:p>
          </table:table-cell>
          <table:table-cell table:style-name="ce57" office:value-type="string">
            <text:p>L1</text:p>
          </table:table-cell>
          <table:table-cell table:style-name="ce57" office:value-type="string">
            <text:p>Interview button Enabled</text:p>
          </table:table-cell>
          <table:table-cell table:style-name="ce57" office:value-type="string">
            <text:p>1. Login to Analyst</text:p>
            <text:p>2. Click on (+) button to add new project</text:p>
            <text:p>3. Add Project and save it.</text:p>
            <text:p>4. Click on Interview button</text:p>
          </table:table-cell>
          <table:table-cell table:style-name="ce57"/>
          <table:table-cell table:style-name="ce57" office:value-type="string">
            <text:p>1. Verify that when project is saved, Interview button is enabled.</text:p>
            <text:p>2. When clicked on Interview button, page with Interview details should be displayed</text:p>
          </table:table-cell>
          <table:table-cell table:style-name="ce57" table:number-columns-repeated="3"/>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20_CalendarIconPresent</text:p>
          </table:table-cell>
          <table:table-cell table:style-name="ce57" office:value-type="string">
            <text:p>L1</text:p>
          </table:table-cell>
          <table:table-cell table:style-name="ce57" office:value-type="string">
            <text:p>Calendar icon present</text:p>
          </table:table-cell>
          <table:table-cell table:style-name="ce57" office:value-type="string">
            <text:p>1. Login to Analyst</text:p>
            <text:p>2. Click on (+) button</text:p>
          </table:table-cell>
          <table:table-cell table:style-name="ce57"/>
          <table:table-cell table:style-name="ce57" office:value-type="string">
            <text:p>1. Verify that Calendar icon is present</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8" office:value-type="string">
            <text:p>AP0021_ClickCalendarIcon</text:p>
          </table:table-cell>
          <table:table-cell table:style-name="ce58" office:value-type="string">
            <text:p>L1</text:p>
          </table:table-cell>
          <table:table-cell table:style-name="ce58" office:value-type="string">
            <text:p>Click on Calendar icon</text:p>
          </table:table-cell>
          <table:table-cell table:style-name="ce58" office:value-type="string">
            <text:p>1. Login to Analyst</text:p>
            <text:p>2. <text:s/>Click on (+) button</text:p>
            <text:p>3. Click Calendar icon</text:p>
          </table:table-cell>
          <table:table-cell table:style-name="ce58"/>
          <table:table-cell table:style-name="ce58" office:value-type="string">
            <text:p>1. Verify that the Calendar link opens</text:p>
          </table:table-cell>
          <table:table-cell table:style-name="ce58" office:value-type="string">
            <text:p>1. The Calendar link does not open</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67" table:number-columns-repeated="1009"/>
        </table:table-row>
        <table:table-row table:style-name="ro18">
          <table:table-cell table:style-name="ce57" office:value-type="string">
            <text:p>AP0022_ScrollBarPresent</text:p>
          </table:table-cell>
          <table:table-cell table:style-name="ce57" office:value-type="string">
            <text:p>L3</text:p>
          </table:table-cell>
          <table:table-cell table:style-name="ce57" office:value-type="string">
            <text:p>Verify that scroll bars are present &amp; are working properly on new project page</text:p>
          </table:table-cell>
          <table:table-cell table:style-name="ce57" office:value-type="string">
            <text:p>1. Login to Analyst</text:p>
            <text:p>2. Click on (+) button to add new project</text:p>
            <text:p>3. Enter project name</text:p>
            <text:p>4. Enter a longer description</text:p>
          </table:table-cell>
          <table:table-cell table:style-name="ce57"/>
          <table:table-cell table:style-name="ce57" office:value-type="string">
            <text:p>1. Verify that the scroll bar is present &amp; is working properly</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8" office:value-type="string">
            <text:p>AP0023_Grammar&amp;SpellingMistake</text:p>
          </table:table-cell>
          <table:table-cell table:style-name="ce58" office:value-type="string">
            <text:p>L3</text:p>
          </table:table-cell>
          <table:table-cell table:style-name="ce58" office:value-type="string">
            <text:p>Verify there is no grammar/spelling mistake on projects page</text:p>
          </table:table-cell>
          <table:table-cell table:style-name="ce58" office:value-type="string">
            <text:p>1. Login to Analyst</text:p>
          </table:table-cell>
          <table:table-cell table:style-name="ce58"/>
          <table:table-cell table:style-name="ce58" office:value-type="string">
            <text:p>1. Verify that <text:s/>there is no grammar/spelling mistake on projects page</text:p>
          </table:table-cell>
          <table:table-cell table:style-name="ce58" office:value-type="string">
            <text:p>1. There is a spelling mistake (“calendarar”)when focus is on Calendar icon on projects page</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67" table:number-columns-repeated="1009"/>
        </table:table-row>
        <table:table-row table:style-name="ro20">
          <table:table-cell table:style-name="ce60" office:value-type="string">
            <text:p>AI0024__FontType</text:p>
          </table:table-cell>
          <table:table-cell table:style-name="ce60" office:value-type="string">
            <text:p>L3</text:p>
          </table:table-cell>
          <table:table-cell table:style-name="ce60" office:value-type="string">
            <text:p>Screen Font Type on Projects <text:s/>page</text:p>
          </table:table-cell>
          <table:table-cell table:style-name="ce62" office:value-type="string">
            <text:p>1. Login to Analyst</text:p>
          </table:table-cell>
          <table:table-cell table:style-name="ce63"/>
          <table:table-cell table:style-name="ce6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60" office:value-type="string">
            <text:p>PASS</text:p>
          </table:table-cell>
          <table:table-cell table:style-name="ce64" table:number-columns-repeated="2"/>
          <table:table-cell table:style-name="ce60" office:value-type="string">
            <text:p>PASS</text:p>
          </table:table-cell>
          <table:table-cell table:style-name="ce60" table:number-columns-repeated="3"/>
          <table:table-cell table:style-name="ce65"/>
          <table:table-cell office:value-type="string">
            <text:p>YES</text:p>
          </table:table-cell>
          <table:table-cell table:style-name="ce69" table:number-columns-repeated="1006"/>
          <table:table-cell table:style-name="ce70" table:number-columns-repeated="3"/>
        </table:table-row>
        <table:table-row table:style-name="ro18">
          <table:table-cell table:style-name="ce60" office:value-type="string">
            <text:p>AI0025_Text&amp;ControlColor</text:p>
          </table:table-cell>
          <table:table-cell table:style-name="ce60" office:value-type="string">
            <text:p>L3</text:p>
          </table:table-cell>
          <table:table-cell table:style-name="ce60" office:value-type="string">
            <text:p>Colors of text and controls on Projects page</text:p>
          </table:table-cell>
          <table:table-cell table:style-name="ce62" office:value-type="string">
            <text:p>1. Login to Analyst</text:p>
          </table:table-cell>
          <table:table-cell table:style-name="ce63"/>
          <table:table-cell table:style-name="ce60" office:value-type="string">
            <text:p>1. Verify that screens do not use different color sets as to cause an inconsistent and poorly thought-out user interface design.</text:p>
          </table:table-cell>
          <table:table-cell table:style-name="ce60" office:value-type="string">
            <text:p>PASS</text:p>
          </table:table-cell>
          <table:table-cell table:style-name="ce60"/>
          <table:table-cell table:style-name="ce64"/>
          <table:table-cell table:style-name="ce60" office:value-type="string">
            <text:p>PASS</text:p>
          </table:table-cell>
          <table:table-cell table:style-name="ce60" table:number-columns-repeated="3"/>
          <table:table-cell table:style-name="ce65"/>
          <table:table-cell office:value-type="string">
            <text:p>YES</text:p>
          </table:table-cell>
          <table:table-cell table:style-name="ce69" table:number-columns-repeated="1006"/>
          <table:table-cell table:style-name="ce70" table:number-columns-repeated="3"/>
        </table:table-row>
        <table:table-row table:style-name="ro1" table:number-rows-repeated="65509">
          <table:table-cell table:number-columns-repeated="1024"/>
        </table:table-row>
        <table:table-row table:style-name="ro1">
          <table:table-cell table:number-columns-repeated="1024"/>
        </table:table-row>
      </table:table>
      <table:table table:name="Analyst_Interviews" table:style-name="ta2" table:print="false">
        <table:table-column table:style-name="co21" table:default-cell-style-name="ce57"/>
        <table:table-column table:style-name="co12" table:number-columns-repeated="2" table:default-cell-style-name="ce57"/>
        <table:table-column table:style-name="co22" table:default-cell-style-name="ce57"/>
        <table:table-column table:style-name="co12" table:default-cell-style-name="ce57"/>
        <table:table-column table:style-name="co23" table:default-cell-style-name="ce57"/>
        <table:table-column table:style-name="co24" table:default-cell-style-name="ce57"/>
        <table:table-column table:style-name="co12" table:number-columns-repeated="7" table:default-cell-style-name="ce57"/>
        <table:table-column table:style-name="co25"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1">
          <table:table-cell table:style-name="ce74" office:value-type="string">
            <text:p>AI0001_InterviewPageRenders</text:p>
          </table:table-cell>
          <table:table-cell table:style-name="ce74" office:value-type="string">
            <text:p>L1</text:p>
          </table:table-cell>
          <table:table-cell table:style-name="ce74" office:value-type="string">
            <text:p>Interviews page renders</text:p>
          </table:table-cell>
          <table:table-cell table:style-name="ce83" office:value-type="string">
            <text:p><text:span text:style-name="T1">1.Login to </text:span><text:span text:style-name="T1">Analyst </text:span></text:p>
            <text:p><text:span text:style-name="T1">2.Click the </text:span><text:span text:style-name="T1">desired </text:span><text:span text:style-name="T1">project </text:span><text:span text:style-name="T1">record. </text:span></text:p>
            <text:p><text:span text:style-name="T1">3.Click the </text:span><text:span text:style-name="T1">interviews </text:span><text:span text:style-name="T1">button</text:span></text:p>
          </table:table-cell>
          <table:table-cell table:style-name="ce85"/>
          <table:table-cell table:style-name="ce74" office:value-type="string">
            <text:p>1.Verify that the Interviews page is rendered</text:p>
          </table:table-cell>
          <table:table-cell table:style-name="ce74" office:value-type="string">
            <text:p>PASS</text:p>
          </table:table-cell>
          <table:table-cell table:style-name="ce61" office:value-type="string">
            <text:p>YES</text:p>
          </table:table-cell>
          <table:table-cell table:style-name="ce85"/>
          <table:table-cell table:style-name="ce74" office:value-type="string">
            <text:p>PASS</text:p>
          </table:table-cell>
          <table:table-cell table:style-name="ce85" table:number-columns-repeated="4"/>
          <table:table-cell table:style-name="ce74" office:value-type="string">
            <text:p>YES</text:p>
          </table:table-cell>
          <table:table-cell table:style-name="ce85" table:number-columns-repeated="1009"/>
        </table:table-row>
        <table:table-row table:style-name="ro9">
          <table:table-cell office:value-type="string">
            <text:p>AI0002_RecentInterviewTab</text:p>
          </table:table-cell>
          <table:table-cell office:value-type="string">
            <text:p>L1</text:p>
          </table:table-cell>
          <table:table-cell office:value-type="string">
            <text:p>Recent tab present on the interviews page</text:p>
          </table:table-cell>
          <table:table-cell office:value-type="string">
            <text:p>1.Login to Analyst </text:p>
            <text:p>2.Click the desired project record. </text:p>
            <text:p>3.Click the interviews button</text:p>
          </table:table-cell>
          <table:table-cell/>
          <table:table-cell office:value-type="string">
            <text:p>1.Verify that the Recent tab is present</text:p>
          </table:table-cell>
          <table:table-cell office:value-type="string">
            <text:p>PASS</text:p>
          </table:table-cell>
          <table:table-cell table:style-name="ce61"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03_ScheduleInterviewTab</text:p>
          </table:table-cell>
          <table:table-cell office:value-type="string">
            <text:p>L1</text:p>
          </table:table-cell>
          <table:table-cell office:value-type="string">
            <text:p>Scheduled tab present on the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able:table-cell>
          <table:table-cell/>
          <table:table-cell office:value-type="string">
            <text:p>1.Verify that the Scheduled tab is present</text:p>
          </table:table-cell>
          <table:table-cell office:value-type="string">
            <text:p>PASS</text:p>
          </table:table-cell>
          <table:table-cell table:style-name="ce61"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4_ScheduledInterviewHeaders</text:p>
          </table:table-cell>
          <table:table-cell office:value-type="string">
            <text:p>L1</text:p>
          </table:table-cell>
          <table:table-cell office:value-type="string">
            <text:p>Scheduled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header in the Recent tab contains the following columns- <text:s text:c="5"/>-Scheduled</text:p>
            <text:p>-Name</text:p>
          </table:table-cell>
          <table:table-cell office:value-type="string">
            <text:p>PASS</text:p>
          </table:table-cell>
          <table:table-cell table:style-name="ce61"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I0005_MessageInTheScheduledTab</text:p>
          </table:table-cell>
          <table:table-cell office:value-type="string">
            <text:p>L1</text:p>
          </table:table-cell>
          <table:table-cell office:value-type="string">
            <text:p>Messag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Recent tab has the message “<text:span text:style-name="T2">Manage </text:span><text:span text:style-name="T2">upcoming </text:span><text:span text:style-name="T2">interviews</text:span>”</text:p>
          </table:table-cell>
          <table:table-cell office:value-type="string">
            <text:p>PASS</text:p>
          </table:table-cell>
          <table:table-cell table:style-name="ce61"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6_InterviewButtonDisabled</text:p>
          </table:table-cell>
          <table:table-cell office:value-type="string">
            <text:p>L1</text:p>
          </table:table-cell>
          <table:table-cell office:value-type="string">
            <text:p>Interview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Interview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7_DeleteButtonDisabled</text:p>
          </table:table-cell>
          <table:table-cell office:value-type="string">
            <text:p>L1</text:p>
          </table:table-cell>
          <table:table-cell office:value-type="string">
            <text:p>Delete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elet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8_WhoDropDown</text:p>
          </table:table-cell>
          <table:table-cell office:value-type="string">
            <text:p>L1</text:p>
          </table:table-cell>
          <table:table-cell office:value-type="string">
            <text:p>Who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a 'Who' drop down is present for entering th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09_EnterWhoValid</text:p>
          </table:table-cell>
          <table:table-cell office:value-type="string">
            <text:p>L1</text:p>
          </table:table-cell>
          <table:table-cell office:value-type="string">
            <text:p>Enter valid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name </text:span><text:span text:style-name="T2">in the 'Who' </text:span><text:span text:style-name="T2">drop down.</text:span></text:p>
          </table:table-cell>
          <table:table-cell office:value-type="string">
            <text:p>Name=”Smith”</text:p>
          </table:table-cell>
          <table:table-cell office:value-type="string">
            <text:p>1.Verify that the name can be entered in the 'Who' drop down and the typed name is displayed properl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ScheduledTabNameDropDownContents</text:p>
          </table:table-cell>
          <table:table-cell office:value-type="string">
            <text:p>L1</text:p>
          </table:table-cell>
          <table:table-cell office:value-type="string">
            <text:p>Name Drop-down contents in Scheduled tab,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Who' Drop </text:span><text:span text:style-name="T2">down</text:span></text:p>
          </table:table-cell>
          <table:table-cell/>
          <table:table-cell office:value-type="string">
            <text:p>1.Verify that the drop-down contains the list of names(if already existing)</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table:style-name="ce58" office:value-type="string">
            <text:p>AI0011_EnterWhoInvalid</text:p>
          </table:table-cell>
          <table:table-cell table:style-name="ce58" office:value-type="string">
            <text:p>L2</text:p>
          </table:table-cell>
          <table:table-cell table:style-name="ce58" office:value-type="string">
            <text:p>Enter invalid name</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invalid name </text:span><text:span text:style-name="T2">in the 'Who' </text:span><text:span text:style-name="T2">drop down.</text:span></text:p>
          </table:table-cell>
          <table:table-cell table:style-name="ce58" office:value-type="string">
            <text:p>Name=”!@#$%%”</text:p>
          </table:table-cell>
          <table:table-cell table:style-name="ce58" office:value-type="string">
            <text:p>1.Verify that the proper error message is shown &amp; the interview is not scheduled.</text:p>
            <text:p>2.Verify that the record is not displayed in the table on the Interviews page</text:p>
          </table:table-cell>
          <table:table-cell table:style-name="ce58" office:value-type="string">
            <text:p>FAIL</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6">
          <table:table-cell office:value-type="string">
            <text:p>AI0012_WhenDateDropDown</text:p>
          </table:table-cell>
          <table:table-cell office:value-type="string">
            <text:p>L1</text:p>
          </table:table-cell>
          <table:table-cell office:value-type="string">
            <text:p>Date drop-down present in ScheduledTab on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ate drop down is present on the Interviews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13_ClickDateDropDown</text:p>
          </table:table-cell>
          <table:table-cell office:value-type="string">
            <text:p>L1</text:p>
          </table:table-cell>
          <table:table-cell office:value-type="string">
            <text:p>Click Date drop-down</text:p>
          </table:table-cell>
          <table:table-cell office:value-type="string">
            <text:p>1.Login to Analyst </text:p>
            <text:p>2.Click the desired project record. </text:p>
            <text:p>3.Click the interviews button</text:p>
            <text:p>4.Click the Scheduled tab</text:p>
            <text:p>5.Click the second drop-down on the Interviews page</text:p>
          </table:table-cell>
          <table:table-cell/>
          <table:table-cell office:value-type="string">
            <text:p>1.Verify that the calendar is displayed from which the date can be selec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14_WhenDateValid</text:p>
          </table:table-cell>
          <table:table-cell office:value-type="string">
            <text:p>L1</text:p>
          </table:table-cell>
          <table:table-cell office:value-type="string">
            <text:p>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he </text:span><text:span text:style-name="T2">Interviews </text:span><text:span text:style-name="T2">page</text:span></text:p>
            <text:p><text:span text:style-name="T2">6.Select a </text:span><text:span text:style-name="T2">valid date</text:span></text:p>
          </table:table-cell>
          <table:table-cell/>
          <table:table-cell office:value-type="string">
            <text:p>1.Verify that the valid date is selected from the date drop down &amp; it get's displayed in the When drop down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15_WhenDateInvalid</text:p>
          </table:table-cell>
          <table:table-cell office:value-type="string">
            <text:p>L2</text:p>
          </table:table-cell>
          <table:table-cell office:value-type="string">
            <text:p>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he </text:span><text:span text:style-name="T2">Interviews </text:span><text:span text:style-name="T2">page</text:span></text:p>
            <text:p><text:span text:style-name="T2">6.Select an </text:span><text:span text:style-name="T2">invalid date</text:span></text:p>
          </table:table-cell>
          <table:table-cell/>
          <table:table-cell office:value-type="string">
            <text:p>1.Verify that the invalid date is not selected from the date drop down &amp; it does not get displayed in the When drop down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16_WhenDateInvalidErrorMessage</text:p>
          </table:table-cell>
          <table:table-cell office:value-type="string">
            <text:p>L1</text:p>
          </table:table-cell>
          <table:table-cell office:value-type="string">
            <text:p>Error message when Invalid date is enter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he </text:span><text:span text:style-name="T2">Interviews </text:span><text:span text:style-name="T2">page</text:span></text:p>
            <text:p><text:span text:style-name="T2">6.Enter an </text:span><text:span text:style-name="T2">invalid date</text:span></text:p>
          </table:table-cell>
          <table:table-cell/>
          <table:table-cell office:value-type="string">
            <text:p>1.Verify that the error message is shown as “This value is out of range” or “The value entered is not vali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17_WhenDateInvalid</text:p>
          </table:table-cell>
          <table:table-cell office:value-type="string">
            <text:p>L2</text:p>
          </table:table-cell>
          <table:table-cell office:value-type="string">
            <text:p>Enter 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he </text:span><text:span text:style-name="T2">Interviews </text:span><text:span text:style-name="T2">page</text:span></text:p>
            <text:p><text:span text:style-name="T2">6.Enter <text:s/>an </text:span><text:span text:style-name="T2">invalid date</text:span></text:p>
          </table:table-cell>
          <table:table-cell/>
          <table:table-cell office:value-type="string">
            <text:p>1.Verify that an appropriate error message is shown as “The value entered is not vali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18_WhenTimeDropDown</text:p>
          </table:table-cell>
          <table:table-cell office:value-type="string">
            <text:p>L1</text:p>
          </table:table-cell>
          <table:table-cell office:value-type="string">
            <text:p>Time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text:s/>drop down is present for selecting time on the Interviews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9_ScheduledtabTimedrop-downClick</text:p>
          </table:table-cell>
          <table:table-cell office:value-type="string">
            <text:p>L1</text:p>
          </table:table-cell>
          <table:table-cell office:value-type="string">
            <text:p>Click the Time drop-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 on the </text:span><text:span text:style-name="T2">Interviews </text:span><text:span text:style-name="T2">page</text:span></text:p>
          </table:table-cell>
          <table:table-cell/>
          <table:table-cell office:value-type="string">
            <text:p>1.Verify that list is displayed having two columns-Hour,Minute &amp; two buttons-AM,PM</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0_WhenTimeValid</text:p>
          </table:table-cell>
          <table:table-cell office:value-type="string">
            <text:p>L1</text:p>
          </table:table-cell>
          <table:table-cell office:value-type="string">
            <text:p>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text:span></text:p>
            <text:p><text:span text:style-name="T2">6.Select the </text:span><text:span text:style-name="T2">time from the </text:span><text:span text:style-name="T2">drop down</text:span></text:p>
          </table:table-cell>
          <table:table-cell/>
          <table:table-cell office:value-type="string">
            <text:p>1.Verify that the time can be selected from the Time drop down &amp; then displayed in the Time drop dow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1_WhenTimeInvalid</text:p>
          </table:table-cell>
          <table:table-cell office:value-type="string">
            <text:p>L2</text:p>
          </table:table-cell>
          <table:table-cell office:value-type="string">
            <text:p>In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an </text:span><text:span text:style-name="T2">invalid time in </text:span><text:span text:style-name="T2">the time drop </text:span><text:span text:style-name="T2">down</text:span></text:p>
          </table:table-cell>
          <table:table-cell table:style-name="ce86" office:value-type="string">
            <text:p>“01AM”</text:p>
          </table:table-cell>
          <table:table-cell office:value-type="string">
            <text:p>1.Verify that appropriate error message is displayed <text: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table:style-name="ce75" office:value-type="string">
            <text:p>AI0022_ScheduleButtonDisabled</text:p>
          </table:table-cell>
          <table:table-cell office:value-type="string">
            <text:p>L1</text:p>
          </table:table-cell>
          <table:table-cell office:value-type="string">
            <text:p>Schedule button disabled when 'Who' is <text:s/>blank</text:p>
          </table:table-cell>
          <table:table-cell office:value-type="string">
            <text:p>1.Login to Analyst </text:p>
            <text:p>2.Click the desired project record. </text:p>
            <text:p>3.Click the interviews button</text:p>
            <text:p>4.Click the Scheduled tab</text:p>
            <text:p>5.Leave the 'Who' drop-down blank</text:p>
            <text:p>6.Select the date from the Date drop-down</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I0023_ScheduleButtonDisabled</text:p>
          </table:table-cell>
          <table:table-cell office:value-type="string">
            <text:p>L1</text:p>
          </table:table-cell>
          <table:table-cell office:value-type="string">
            <text:p>Schedule button disabled when Date field is blank</text:p>
          </table:table-cell>
          <table:table-cell office:value-type="string">
            <text:p>1.Login to Analyst </text:p>
            <text:p>2.Click the desired project record. </text:p>
            <text:p>3.Click the interviews button</text:p>
            <text:p>4.Click the Scheduled tab</text:p>
            <text:p>5.Enter name in the 'Who' drop-down</text:p>
            <text:p>6.Leave the Date drop-down blank</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table:style-name="ce75" office:value-type="string">
            <text:p>AI0024_ScheduleButtonEnabled</text:p>
          </table:table-cell>
          <table:table-cell office:value-type="string">
            <text:p>L1</text:p>
          </table:table-cell>
          <table:table-cell office:value-type="string">
            <text:p>Schedule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drop-down</text:p>
          </table:table-cell>
          <table:table-cell/>
          <table:table-cell office:value-type="string">
            <text:p>1.Verify that the Schedul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table:style-name="ce75" office:value-type="string">
            <text:p>AI0025_SameWho</text:p>
          </table:table-cell>
          <table:table-cell office:value-type="string">
            <text:p>L1</text:p>
          </table:table-cell>
          <table:table-cell office:value-type="string">
            <text:p>Same name in the 'Who'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the same name in the 'Who' drop down</text:p>
            <text:p>10.Select date from the Date drop down &amp; time from the Time drop down</text:p>
            <text:p>11.Click schedule button</text:p>
          </table:table-cell>
          <table:table-cell office:value-type="string">
            <text:p>“Smith”</text:p>
            <text:p>“Smith”</text:p>
          </table:table-cell>
          <table:table-cell office:value-type="string">
            <text:p>1.Verify that the interview is schedu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table:style-name="ce75" office:value-type="string">
            <text:p>AI0026_SameWhenDat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same date from the Date drop down &amp; select time from the Time drop down</text:p>
            <text:p>11.Click schedule button</text:p>
          </table:table-cell>
          <table:table-cell office:value-type="string">
            <text:p>“2/20/2013”</text:p>
            <text:p>“2/20/2013”</text:p>
          </table:table-cell>
          <table:table-cell office:value-type="string">
            <text:p>1.Verify that the interview is schedu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table:style-name="ce75" office:value-type="string">
            <text:p>AI0027_SameWhenTim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date from the Date drop down &amp; select the same time again from the Time drop down</text:p>
            <text:p>11.Click schedule button</text:p>
          </table:table-cell>
          <table:table-cell office:value-type="string">
            <text:p>“11:25 AM”</text:p>
            <text:p>“11:25 AM”</text:p>
          </table:table-cell>
          <table:table-cell office:value-type="string">
            <text:p>1.Verify that the interview is schedu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5">
          <table:table-cell table:style-name="ce76" office:value-type="string">
            <text:p>AI0028_DuplicateEnteriesWhoWhen</text:p>
          </table:table-cell>
          <table:table-cell table:style-name="ce58" office:value-type="string">
            <text:p>L2</text:p>
          </table:table-cell>
          <table:table-cell table:style-name="ce58" office:value-type="string">
            <text:p>Duplicate entries</text:p>
          </table:table-cell>
          <table:table-cell table:style-name="ce58"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same name in the 'Who' drop down</text:p>
            <text:p>10.Select same date from the Date drop down &amp; select the same time again from the Time drop down</text:p>
            <text:p>11.Click schedule button</text:p>
          </table:table-cell>
          <table:table-cell table:style-name="ce58"/>
          <table:table-cell table:style-name="ce58" office:value-type="string">
            <text:p>1.Verify that an appropriate error message is shown.</text:p>
            <text:p>2.Verify that the interview is not scheduled</text:p>
          </table:table-cell>
          <table:table-cell table:style-name="ce58" office:value-type="string">
            <text:p>FAIL</text:p>
          </table:table-cell>
          <table:table-cell table:style-name="ce58" table:number-columns-repeated="2"/>
          <table:table-cell table:style-name="ce58" office:value-type="string">
            <text:p>FAIL</text:p>
          </table:table-cell>
          <table:table-cell table:style-name="ce58" table:number-columns-repeated="2"/>
          <table:table-cell table:style-name="ce58" office:value-type="string">
            <text:p>#660</text:p>
          </table:table-cell>
          <table:table-cell table:style-name="ce58"/>
          <table:table-cell table:style-name="ce58" office:value-type="string">
            <text:p>YES</text:p>
          </table:table-cell>
          <table:table-cell table:style-name="ce58" table:number-columns-repeated="1009"/>
        </table:table-row>
        <table:table-row table:style-name="ro26">
          <table:table-cell table:style-name="ce75" office:value-type="string">
            <text:p>AI0029_IntervieweeScheduled</text:p>
          </table:table-cell>
          <table:table-cell office:value-type="string">
            <text:p>L0</text:p>
          </table:table-cell>
          <table:table-cell office:value-type="string">
            <text:p>Schedule an interview</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able:table-cell>
          <table:table-cell/>
          <table:table-cell office:value-type="string">
            <text:p>1.Verify that the interview gets scheduled and the Date,Name &amp; time record gets displayed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0_IntervieweeNames</text:p>
          </table:table-cell>
          <table:table-cell office:value-type="string">
            <text:p>L1</text:p>
          </table:table-cell>
          <table:table-cell office:value-type="string">
            <text:p>Enter name</text:p>
          </table:table-cell>
          <table:table-cell office:value-type="string">
            <text:p>1.Login to Analyst </text:p>
            <text:p>2.Click the desired project record. </text:p>
            <text:p>3.Click the interviews button</text:p>
            <text:p>4.Click the Scheduled tab</text:p>
            <text:p>5.Enter name in the 'Who' drop-down.</text:p>
          </table:table-cell>
          <table:table-cell office:value-type="string">
            <text:p>“Smith” </text:p>
          </table:table-cell>
          <table:table-cell office:value-type="string">
            <text:p>1.Verify that the name can be entered in the 'Who' drop down and the typed name is displayed properl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table:style-name="ce75" office:value-type="string">
            <text:p>AI0031_InterviewButtonEnabled</text:p>
          </table:table-cell>
          <table:table-cell office:value-type="string">
            <text:p>L1</text:p>
          </table:table-cell>
          <table:table-cell office:value-type="string">
            <text:p>Interview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Click on the record that appears</text:p>
          </table:table-cell>
          <table:table-cell/>
          <table:table-cell office:value-type="string">
            <text:p>1.Verify that the Interview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table:style-name="ce75" office:value-type="string">
            <text:p>AI0032_DeleteButtonEnabled</text:p>
          </table:table-cell>
          <table:table-cell office:value-type="string">
            <text:p>L1</text:p>
          </table:table-cell>
          <table:table-cell office:value-type="string">
            <text:p>Delete button enabled,Scheduled tab,interviews Page</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text:s/>drop-down</text:p>
            <text:p>8.Click Schedule button</text:p>
            <text:p>9.Click on the record that appears</text:p>
          </table:table-cell>
          <table:table-cell/>
          <table:table-cell office:value-type="string">
            <text:p>1.Verify that the Delet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table:style-name="ce75" office:value-type="string">
            <text:p>AI0033_RecentTabHeader</text:p>
          </table:table-cell>
          <table:table-cell office:value-type="string">
            <text:p>L1</text:p>
          </table:table-cell>
          <table:table-cell office:value-type="string">
            <text:p>Recent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able:table-cell>
          <table:table-cell/>
          <table:table-cell office:value-type="string">
            <text:p>1.Verify that <text:s/>the Recent tab header contains following columns</text:p>
            <text:p>-Date</text:p>
            <text:p>-Resource</text:p>
            <text:p>-Issues</text:p>
            <text:p>-Flow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table:style-name="ce75" office:value-type="string">
            <text:p>AI0034_MessageInTherecentTab</text:p>
          </table:table-cell>
          <table:table-cell office:value-type="string">
            <text:p>L1</text:p>
          </table:table-cell>
          <table:table-cell office:value-type="string">
            <text:p>Message in the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able:table-cell>
          <table:table-cell/>
          <table:table-cell office:value-type="string">
            <text:p>1.Verify that the Recent tab has the message “<text:span text:style-name="T2">Most recent </text:span><text:span text:style-name="T2">interviews </text:span><text:span text:style-name="T2">from each </text:span><text:span text:style-name="T2">resource</text:spa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table:style-name="ce75" office:value-type="string">
            <text:p>AI0035_RecentResource</text:p>
          </table:table-cell>
          <table:table-cell office:value-type="string">
            <text:p>L1</text:p>
          </table:table-cell>
          <table:table-cell office:value-type="string">
            <text:p>Recent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able:table-cell>
          <table:table-cell/>
          <table:table-cell office:value-type="string">
            <text:p>1.Verify that the Resource details are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6_ResourceValid</text:p>
          </table:table-cell>
          <table:table-cell office:value-type="string">
            <text:p>L1</text:p>
          </table:table-cell>
          <table:table-cell office:value-type="string">
            <text:p>Correct resource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See the </text:span><text:span text:style-name="T2">Resource text </text:span><text:span text:style-name="T2">field</text:span></text:p>
          </table:table-cell>
          <table:table-cell/>
          <table:table-cell office:value-type="string">
            <text:p>1.Verify that the valid resource name is present in the Resource text fiel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table:style-name="ce75" office:value-type="string">
            <text:p>AI0037_ResourceBlank</text:p>
          </table:table-cell>
          <table:table-cell office:value-type="string">
            <text:p>L2</text:p>
          </table:table-cell>
          <table:table-cell office:value-type="string">
            <text:p>Blank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Remove the </text:span><text:span text:style-name="T2">Resource </text:span><text:span text:style-name="T2">name from </text:span><text:span text:style-name="T2">the Resource </text:span><text:span text:style-name="T2">text field</text:span></text:p>
          </table:table-cell>
          <table:table-cell/>
          <table:table-cell office:value-type="string">
            <text:p>1.Verify that appropriate error message is displayed as ”This value is required”</text:p>
            <text:p>2.Verify that no changes are made to the Resource nam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table:style-name="ce75" office:value-type="string">
            <text:p>AI0038_ErrorMessageSmallLetterResource</text:p>
          </table:table-cell>
          <table:table-cell office:value-type="string">
            <text:p>L2</text:p>
          </table:table-cell>
          <table:table-cell office:value-type="string">
            <text:p>Error message after entering small letter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Enter a </text:span><text:span text:style-name="T2">resource </text:span><text:span text:style-name="T2">name starting </text:span><text:span text:style-name="T2">with small </text:span><text:span text:style-name="T2">letter</text:span></text:p>
          </table:table-cell>
          <table:table-cell office:value-type="string">
            <text:p>“resource1”</text:p>
          </table:table-cell>
          <table:table-cell office:value-type="string">
            <text:p>1.Verify that an appropriate error message is shown as 'Name must start with capital letter'</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table:style-name="ce75" office:value-type="string">
            <text:p>AI0039_CapsResourceName</text:p>
          </table:table-cell>
          <table:table-cell office:value-type="string">
            <text:p>L1</text:p>
          </table:table-cell>
          <table:table-cell office:value-type="string">
            <text:p>Enter resource name,Caps key o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Enter a </text:span><text:span text:style-name="T2">resource </text:span><text:span text:style-name="T2">name keeping </text:span><text:span text:style-name="T2">the caps key </text:span><text:span text:style-name="T2">on.</text:span></text:p>
          </table:table-cell>
          <table:table-cell office:value-type="string">
            <text:p>“RESOURCE2”</text:p>
          </table:table-cell>
          <table:table-cell office:value-type="string">
            <text:p>1.Verify that the typed resource name is displayed in the Resource text field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table:style-name="ce77" office:value-type="string">
            <text:p>AI0040_ErrorMessageCapsNotOnResource</text:p>
          </table:table-cell>
          <table:table-cell table:style-name="ce81" office:value-type="string">
            <text:p>L2</text:p>
          </table:table-cell>
          <table:table-cell table:style-name="ce81" office:value-type="string">
            <text:p>Error message when the name is not in small letters</text:p>
          </table:table-cell>
          <table:table-cell table:style-name="ce81"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Enter a </text:span><text:span text:style-name="T2">resource </text:span><text:span text:style-name="T2">name keeping </text:span><text:span text:style-name="T2">the caps key </text:span><text:span text:style-name="T2">on.</text:span></text:p>
          </table:table-cell>
          <table:table-cell table:style-name="ce81"/>
          <table:table-cell table:style-name="ce81" office:value-type="string">
            <text:p>1.Verify that an appropriate error message is shown if the name is starting with capital letter</text:p>
          </table:table-cell>
          <table:table-cell table:style-name="ce81" office:value-type="string">
            <text:p>PASS</text:p>
          </table:table-cell>
          <table:table-cell table:style-name="ce81" table:number-columns-repeated="2"/>
          <table:table-cell table:style-name="ce81" office:value-type="string">
            <text:p>PASS</text:p>
          </table:table-cell>
          <table:table-cell table:style-name="ce81" table:number-columns-repeated="4"/>
          <table:table-cell table:style-name="ce81" office:value-type="string">
            <text:p>YES</text:p>
          </table:table-cell>
          <table:table-cell table:style-name="ce81" table:number-columns-repeated="1009"/>
        </table:table-row>
        <table:table-row table:style-name="ro6">
          <table:table-cell table:style-name="ce78" office:value-type="string">
            <text:p>AI0041_ResourceRename</text:p>
          </table:table-cell>
          <table:table-cell table:style-name="ce59" office:value-type="string">
            <text:p>L1</text:p>
          </table:table-cell>
          <table:table-cell table:style-name="ce59" office:value-type="string">
            <text:p>Rename a resource</text:p>
          </table:table-cell>
          <table:table-cell table:style-name="ce59"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Rename the </text:span><text:span text:style-name="T2">existing </text:span><text:span text:style-name="T2">resource </text:span><text:span text:style-name="T2">name</text:span></text:p>
          </table:table-cell>
          <table:table-cell table:style-name="ce59"/>
          <table:table-cell table:style-name="ce59" office:value-type="string">
            <text:p>1.Verify that <text:s/>the resource can be renamed</text:p>
          </table:table-cell>
          <table:table-cell table:style-name="ce59" office:value-type="string">
            <text:p>PASS</text:p>
          </table:table-cell>
          <table:table-cell table:style-name="ce59" table:number-columns-repeated="2"/>
          <table:table-cell table:style-name="ce59" office:value-type="string">
            <text:p>PASS</text:p>
          </table:table-cell>
          <table:table-cell table:style-name="ce59" table:number-columns-repeated="2"/>
          <table:table-cell table:style-name="ce59" office:value-type="string">
            <text:p>#690</text:p>
          </table:table-cell>
          <table:table-cell table:style-name="ce59"/>
          <table:table-cell table:style-name="ce59" office:value-type="string">
            <text:p>YES</text:p>
          </table:table-cell>
          <table:table-cell table:style-name="ce59" table:number-columns-repeated="1009"/>
        </table:table-row>
        <table:table-row table:style-name="ro9">
          <table:table-cell table:style-name="ce75" office:value-type="string">
            <text:p>AL0042_CalendarPresent</text:p>
          </table:table-cell>
          <table:table-cell office:value-type="string">
            <text:p>L1</text:p>
          </table:table-cell>
          <table:table-cell office:value-type="string">
            <text:p>Calendar present</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able:table-cell>
          <table:table-cell/>
          <table:table-cell office:value-type="string">
            <text:p>1.Verify that <text:s/>the Calendar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table:style-name="ce75" office:value-type="string">
            <text:p>AL0043_CorectDetailsCalendar</text:p>
          </table:table-cell>
          <table:table-cell office:value-type="string">
            <text:p>L1</text:p>
          </table:table-cell>
          <table:table-cell office:value-type="string">
            <text:p>Correct details in the Calenda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able:table-cell>
          <table:table-cell/>
          <table:table-cell office:value-type="string">
            <text:p>1.Verify that the correct calendar details(Year,month,day) are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table:style-name="ce75" office:value-type="string">
            <text:p>AL0044_MetaDataPanel</text:p>
          </table:table-cell>
          <table:table-cell office:value-type="string">
            <text:p>L1</text:p>
          </table:table-cell>
          <table:table-cell office:value-type="string">
            <text:p>Metadata panel</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able:table-cell>
          <table:table-cell/>
          <table:table-cell office:value-type="string">
            <text:p>1.Verify that the metadata panel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L0045_AddMetaData</text:p>
          </table:table-cell>
          <table:table-cell office:value-type="string">
            <text:p>L1</text:p>
          </table:table-cell>
          <table:table-cell office:value-type="string">
            <text:p>Ad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able:table-cell>
          <table:table-cell/>
          <table:table-cell office:value-type="string">
            <text:p>1.Verify that a row with two text fields <text:s/>for name &amp; value appears in the metadata <text:s/>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table:style-name="ce76" office:value-type="string">
            <text:p>AL0046_AddBlankMetaDataName</text:p>
          </table:table-cell>
          <table:table-cell table:style-name="ce58" office:value-type="string">
            <text:p>L2</text:p>
          </table:table-cell>
          <table:table-cell table:style-name="ce58" office:value-type="string">
            <text:p>Add blank metadata name</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Leave the <text:s/></text:span><text:span text:style-name="T2">first text field </text:span><text:span text:style-name="T2">blank</text:span></text:p>
          </table:table-cell>
          <table:table-cell table:style-name="ce58"/>
          <table:table-cell table:style-name="ce58" office:value-type="string">
            <text:p>1.Verify that an appropriate error message is shown </text:p>
          </table:table-cell>
          <table:table-cell table:style-name="ce58" office:value-type="string">
            <text:p>1.An appropriate error message is not shown</text:p>
          </table:table-cell>
          <table:table-cell table:style-name="ce58" table:number-columns-repeated="2"/>
          <table:table-cell table:style-name="ce58" office:value-type="string">
            <text:p>FAIL</text:p>
          </table:table-cell>
          <table:table-cell table:style-name="ce58" table:number-columns-repeated="2"/>
          <table:table-cell table:style-name="ce58" office:value-type="string">
            <text:p>#730</text:p>
          </table:table-cell>
          <table:table-cell table:style-name="ce58"/>
          <table:table-cell table:style-name="ce58" office:value-type="string">
            <text:p>YES</text:p>
          </table:table-cell>
          <table:table-cell table:style-name="ce58" table:number-columns-repeated="1009"/>
        </table:table-row>
        <table:table-row table:style-name="ro6">
          <table:table-cell table:style-name="ce76" office:value-type="string">
            <text:p>AL0047_AddInvalidMetaDataName</text:p>
          </table:table-cell>
          <table:table-cell table:style-name="ce58" office:value-type="string">
            <text:p>L2</text:p>
          </table:table-cell>
          <table:table-cell table:style-name="ce58" office:value-type="string">
            <text:p>Add invalid metadata name</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Enter </text:span><text:span text:style-name="T2">invalid </text:span><text:span text:style-name="T2">metadata </text:span><text:span text:style-name="T2">name</text:span></text:p>
          </table:table-cell>
          <table:table-cell table:style-name="ce58" office:value-type="string">
            <text:p>“*&amp;%&amp;$#”</text:p>
          </table:table-cell>
          <table:table-cell table:style-name="ce58" office:value-type="string">
            <text:p>1.Verify that an appropriate error message is shown</text:p>
            <text:p>2.Verify that the property is not saved </text:p>
          </table:table-cell>
          <table:table-cell table:style-name="ce58" office:value-type="string">
            <text:p>1.The invalid metadata gets sav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18">
          <table:table-cell table:style-name="ce76" office:value-type="string">
            <text:p>AL0048_AddBlankMetaDateValue</text:p>
          </table:table-cell>
          <table:table-cell table:style-name="ce58" office:value-type="string">
            <text:p>L2</text:p>
          </table:table-cell>
          <table:table-cell table:style-name="ce58" office:value-type="string">
            <text:p>Add blank metadata value</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Leave the </text:span><text:span text:style-name="T2">second(value) </text:span><text:span text:style-name="T2">text field </text:span><text:span text:style-name="T2">blank</text:span></text:p>
          </table:table-cell>
          <table:table-cell table:style-name="ce58"/>
          <table:table-cell table:style-name="ce58" office:value-type="string">
            <text:p>1.Verify that an appropriate error message is shown </text:p>
          </table:table-cell>
          <table:table-cell table:style-name="ce58" office:value-type="string">
            <text:p>1.An appropriate error message is not shown</text:p>
          </table:table-cell>
          <table:table-cell table:style-name="ce58" table:number-columns-repeated="2"/>
          <table:table-cell table:style-name="ce58" office:value-type="string">
            <text:p>FAIL</text:p>
          </table:table-cell>
          <table:table-cell table:style-name="ce58" table:number-columns-repeated="2"/>
          <table:table-cell table:style-name="ce58" office:value-type="string">
            <text:p>#730</text:p>
          </table:table-cell>
          <table:table-cell table:style-name="ce58"/>
          <table:table-cell table:style-name="ce58" office:value-type="string">
            <text:p>YES</text:p>
          </table:table-cell>
          <table:table-cell table:style-name="ce58" table:number-columns-repeated="1009"/>
        </table:table-row>
        <table:table-row table:style-name="ro6">
          <table:table-cell table:style-name="ce76" office:value-type="string">
            <text:p>AI0049_AddInvalidMetaDataValue</text:p>
          </table:table-cell>
          <table:table-cell table:style-name="ce58" office:value-type="string">
            <text:p>L2</text:p>
          </table:table-cell>
          <table:table-cell table:style-name="ce58" office:value-type="string">
            <text:p>Add invalid metadata value</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Enter </text:span><text:span text:style-name="T2">invalid </text:span><text:span text:style-name="T2">metadata </text:span><text:span text:style-name="T2">value</text:span></text:p>
          </table:table-cell>
          <table:table-cell table:style-name="ce58" office:value-type="string">
            <text:p>“@$%^#@”</text:p>
          </table:table-cell>
          <table:table-cell table:style-name="ce58" office:value-type="string">
            <text:p>1.Verify that an appropriate error message is shown </text:p>
          </table:table-cell>
          <table:table-cell table:style-name="ce58" office:value-type="string">
            <text:p>1.An appropriate error message is not shown</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6">
          <table:table-cell table:style-name="ce75" office:value-type="string">
            <text:p>AI0050_AddValidMetaDataName</text:p>
          </table:table-cell>
          <table:table-cell office:value-type="string">
            <text:p>L1</text:p>
          </table:table-cell>
          <table:table-cell office:value-type="string">
            <text:p>Add valid <text:s/>meta data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Enter valid </text:span><text:span text:style-name="T2">metadata </text:span><text:span text:style-name="T2">name</text:span></text:p>
          </table:table-cell>
          <table:table-cell office:value-type="string">
            <text:p>“Title”</text:p>
          </table:table-cell>
          <table:table-cell office:value-type="string">
            <text:p>1.Verify that the name gets displayed in the name text field</text:p>
            <text:p>2.Verify that the property gets saved for the resourc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table:style-name="ce75" office:value-type="string">
            <text:p>AI0051_AddValidMetaDataValue</text:p>
          </table:table-cell>
          <table:table-cell office:value-type="string">
            <text:p>L1</text:p>
          </table:table-cell>
          <table:table-cell office:value-type="string">
            <text:p>Add valid <text:s/>meta data valu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Enter valid </text:span><text:span text:style-name="T2">metadata </text:span><text:span text:style-name="T2">name &amp; <text:s/></text:span><text:span text:style-name="T2">value</text:span></text:p>
          </table:table-cell>
          <table:table-cell office:value-type="string">
            <text:p>“Manager”</text:p>
          </table:table-cell>
          <table:table-cell office:value-type="string">
            <text:p>1.Verify that the value gets displayed in the value text field</text:p>
            <text:p>2.Verify that the property gets saved for the resourc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table:style-name="ce79" office:value-type="string">
            <text:p>AI0052_AddMultipleBlankMetaData</text:p>
          </table:table-cell>
          <table:table-cell table:style-name="ce82" office:value-type="string">
            <text:p>L2</text:p>
          </table:table-cell>
          <table:table-cell table:style-name="ce82" office:value-type="string">
            <text:p>Add multiple blank metadata</text:p>
          </table:table-cell>
          <table:table-cell table:style-name="ce8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Enter blank </text:span><text:span text:style-name="T2">metadata </text:span><text:span text:style-name="T2">multiple </text:span><text:span text:style-name="T2">times</text:span></text:p>
          </table:table-cell>
          <table:table-cell table:style-name="ce82"/>
          <table:table-cell table:style-name="ce82" office:value-type="string">
            <text:p>1.Verify that an appropriate error message is shown <text:s/></text:p>
            <text:p>2.Verify that blank rows are not added to the metadata panel</text:p>
          </table:table-cell>
          <table:table-cell table:style-name="ce82" office:value-type="string">
            <text:p>FAIL</text:p>
          </table:table-cell>
          <table:table-cell table:style-name="ce82" table:number-columns-repeated="2"/>
          <table:table-cell table:style-name="ce82" office:value-type="string">
            <text:p>FAIL</text:p>
          </table:table-cell>
          <table:table-cell table:style-name="ce82" table:number-columns-repeated="4"/>
          <table:table-cell table:style-name="ce82" office:value-type="string">
            <text:p>YES</text:p>
          </table:table-cell>
          <table:table-cell table:style-name="ce82" table:number-columns-repeated="1009"/>
        </table:table-row>
        <table:table-row table:style-name="ro26">
          <table:table-cell table:style-name="ce75" office:value-type="string">
            <text:p>AI0053_AddMultipleValidMetadata</text:p>
          </table:table-cell>
          <table:table-cell office:value-type="string">
            <text:p>L1</text:p>
          </table:table-cell>
          <table:table-cell office:value-type="string">
            <text:p>Add multiple vali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Enter name </text:span><text:span text:style-name="T2">in the first </text:span><text:span text:style-name="T2">text field &amp; </text:span><text:span text:style-name="T2">value in the </text:span><text:span text:style-name="T2">second</text:span></text:p>
            <text:p><text:span text:style-name="T2">8.Click add(+) </text:span><text:span text:style-name="T2">button</text:span></text:p>
            <text:p><text:span text:style-name="T2">9.Enter name </text:span><text:span text:style-name="T2">in the first </text:span><text:span text:style-name="T2">text field &amp; </text:span><text:span text:style-name="T2">value in the </text:span><text:span text:style-name="T2">second</text:span></text:p>
          </table:table-cell>
          <table:table-cell office:value-type="string">
            <text:p>“Title”</text:p>
            <text:p>“Manager”</text:p>
            <text:p>“Working at”</text:p>
            <text:p>“Company1”</text:p>
          </table:table-cell>
          <table:table-cell office:value-type="string">
            <text:p>1.Verify that <text:s/>the properties get saved &amp; displayed in the metadata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table:style-name="ce76" office:value-type="string">
            <text:p>AI0054_AddInvalidMetadata</text:p>
          </table:table-cell>
          <table:table-cell table:style-name="ce58" office:value-type="string">
            <text:p>L2</text:p>
          </table:table-cell>
          <table:table-cell table:style-name="ce58" office:value-type="string">
            <text:p>Add invalid metadata</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Enter </text:span><text:span text:style-name="T2">invalid name </text:span><text:span text:style-name="T2">in the first </text:span><text:span text:style-name="T2">text field &amp; </text:span><text:span text:style-name="T2">invalid value </text:span><text:span text:style-name="T2">in the second</text:span></text:p>
          </table:table-cell>
          <table:table-cell table:style-name="ce58" office:value-type="string">
            <text:p>“*^%$$^1”</text:p>
            <text:p>“*&amp;^%%&amp;”</text:p>
          </table:table-cell>
          <table:table-cell table:style-name="ce58" office:value-type="string">
            <text:p>1.Verify that an appropriate error message is shown 2.Verify that the property is not saved </text:p>
          </table:table-cell>
          <table:table-cell table:style-name="ce58" office:value-type="string">
            <text:p>1.An appropriate error message is not shown</text:p>
            <text:p>2. The property gets sav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18">
          <table:table-cell table:style-name="ce75" office:value-type="string">
            <text:p>AI0055_DeleteSingleMetaData</text:p>
          </table:table-cell>
          <table:table-cell office:value-type="string">
            <text:p>L1</text:p>
          </table:table-cell>
          <table:table-cell office:value-type="string">
            <text:p>Delete single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record in the </text:span><text:span text:style-name="T2">metadata </text:span><text:span text:style-name="T2">panel</text:span></text:p>
            <text:p><text:span text:style-name="T2">7.Click on the </text:span><text:span text:style-name="T2">delete(X) </text:span><text:span text:style-name="T2">button</text:span></text:p>
          </table:table-cell>
          <table:table-cell/>
          <table:table-cell office:value-type="string">
            <text:p>1.Verify that the selected record gets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table:style-name="ce75" office:value-type="string">
            <text:p>AI0056_DeleteMetaDataOneByOne</text:p>
          </table:table-cell>
          <table:table-cell office:value-type="string">
            <text:p>L1</text:p>
          </table:table-cell>
          <table:table-cell office:value-type="string">
            <text:p>Delete metadata one by on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record in the </text:span><text:span text:style-name="T2">metadata </text:span><text:span text:style-name="T2">panel</text:span></text:p>
            <text:p><text:span text:style-name="T2">7.Click on the </text:span><text:span text:style-name="T2">delete(X) </text:span><text:span text:style-name="T2">button</text:span></text:p>
            <text:p><text:span text:style-name="T2">8.Again select </text:span><text:span text:style-name="T2">another </text:span><text:span text:style-name="T2">record to be </text:span><text:span text:style-name="T2">deleted from </text:span><text:span text:style-name="T2">the metadata </text:span><text:span text:style-name="T2">panel</text:span></text:p>
            <text:p><text:span text:style-name="T2">9.Click on the </text:span><text:span text:style-name="T2">delete(X) </text:span><text:span text:style-name="T2">button</text:span></text:p>
          </table:table-cell>
          <table:table-cell/>
          <table:table-cell office:value-type="string">
            <text:p>1.Verify that the selected records get deleted one by on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table:style-name="ce76" office:value-type="string">
            <text:p>AI0057_DeleteIntervieweeFromRecent</text:p>
          </table:table-cell>
          <table:table-cell table:style-name="ce58" office:value-type="string">
            <text:p>L2</text:p>
          </table:table-cell>
          <table:table-cell table:style-name="ce58" office:value-type="string">
            <text:p>Delete interviewee from recent tab</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record to be </text:span><text:span text:style-name="T2">deleted</text:span></text:p>
          </table:table-cell>
          <table:table-cell table:style-name="ce58"/>
          <table:table-cell table:style-name="ce58" office:value-type="string">
            <text:p>1.Verify that the record can be deleted</text:p>
          </table:table-cell>
          <table:table-cell table:style-name="ce58" office:value-type="string">
            <text:p>1. The record cannot be delet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8">
          <table:table-cell table:style-name="ce76" office:value-type="string">
            <text:p>AI0058_ModifyDateOfRecentInterview</text:p>
          </table:table-cell>
          <table:table-cell table:style-name="ce58" office:value-type="string">
            <text:p>L2</text:p>
          </table:table-cell>
          <table:table-cell table:style-name="ce58" office:value-type="string">
            <text:p>Modify date <text:s/>in Recent tab</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able:table-cell>
          <table:table-cell table:style-name="ce58"/>
          <table:table-cell table:style-name="ce58" office:value-type="string">
            <text:p>1.Verify that the date can be modified</text:p>
          </table:table-cell>
          <table:table-cell table:style-name="ce58" office:value-type="string">
            <text:p>1. The date cannot be modifi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8">
          <table:table-cell table:style-name="ce76" office:value-type="string">
            <text:p>AI0059_ModifyOtherDetails</text:p>
          </table:table-cell>
          <table:table-cell table:style-name="ce58" office:value-type="string">
            <text:p>L2</text:p>
          </table:table-cell>
          <table:table-cell table:style-name="ce58" office:value-type="string">
            <text:p>Modify other details in Recent tab</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able:table-cell>
          <table:table-cell table:style-name="ce58"/>
          <table:table-cell table:style-name="ce58" office:value-type="string">
            <text:p>1.Verify that the record details <text:s/>can be modified</text:p>
          </table:table-cell>
          <table:table-cell table:style-name="ce58" office:value-type="string">
            <text:p>1. The record details cannot be modifi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6">
          <table:table-cell table:style-name="ce75" office:value-type="string">
            <text:p>AI0060_GoBackToParentLink</text:p>
          </table:table-cell>
          <table:table-cell office:value-type="string">
            <text:p>L1</text:p>
          </table:table-cell>
          <table:table-cell office:value-type="string">
            <text:p>Go back to parent links</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Interviews/Pr</text:span><text:span text:style-name="T2">ojects link on </text:span><text:span text:style-name="T2">the left top of </text:span><text:span text:style-name="T2">the page</text:span></text:p>
          </table:table-cell>
          <table:table-cell/>
          <table:table-cell office:value-type="string">
            <text:p>1.Verify that the respective parent page links are open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I0061_Grammar&amp;SpellingMistakeInRecentTab</text:p>
          </table:table-cell>
          <table:table-cell office:value-type="string">
            <text:p>L1</text:p>
          </table:table-cell>
          <table:table-cell office:value-type="string">
            <text:p>Grammar &amp; spelling mistake in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able:table-cell>
          <table:table-cell/>
          <table:table-cell office:value-type="string">
            <text:p>1. Verify that there is no grammar &amp; spelling mistake in the recent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62_Grammar&amp;SpellingMistakeInScheduledTab</text:p>
          </table:table-cell>
          <table:table-cell office:value-type="string">
            <text:p>L1</text:p>
          </table:table-cell>
          <table:table-cell office:value-type="string">
            <text:p>Grammar &amp; spelling mistak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 Verify that there is no grammar &amp; spelling mistake in the Scheduled <text:s/>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table:style-name="ce80" office:value-type="string">
            <text:p>AI0063__FontType</text:p>
          </table:table-cell>
          <table:table-cell table:style-name="ce80" office:value-type="string">
            <text:p>L3</text:p>
          </table:table-cell>
          <table:table-cell table:style-name="ce80" office:value-type="string">
            <text:p>Screen Font Type on Interviews page</text:p>
          </table:table-cell>
          <table:table-cell table:style-name="ce84"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87"/>
          <table:table-cell table:style-name="ce8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80" office:value-type="string">
            <text:p>PASS</text:p>
          </table:table-cell>
          <table:table-cell table:style-name="Default" table:number-columns-repeated="2"/>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10">
          <table:table-cell table:style-name="ce80" office:value-type="string">
            <text:p>AI0064_Text&amp;ControlColor</text:p>
          </table:table-cell>
          <table:table-cell table:style-name="ce80" office:value-type="string">
            <text:p>L3</text:p>
          </table:table-cell>
          <table:table-cell table:style-name="ce80" office:value-type="string">
            <text:p>Colors of text and controls on Interviews page</text:p>
          </table:table-cell>
          <table:table-cell table:style-name="ce84"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87"/>
          <table:table-cell table:style-name="ce80" office:value-type="string">
            <text:p>1. Verify that screens do not use different color sets as to cause an inconsistent and poorly thought-out user interface design.</text:p>
          </table:table-cell>
          <table:table-cell table:style-name="ce80" office:value-type="string">
            <text:p>PASS</text:p>
          </table:table-cell>
          <table:table-cell table:style-name="ce80"/>
          <table:table-cell table:style-name="Default"/>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1" table:number-rows-repeated="6">
          <table:table-cell table:style-name="ce75"/>
          <table:table-cell table:number-columns-repeated="1023"/>
        </table:table-row>
        <table:table-row table:style-name="ro1" table:number-rows-repeated="7">
          <table:table-cell table:number-columns-repeated="1024"/>
        </table:table-row>
        <table:table-row table:style-name="ro1" table:number-rows-repeated="10">
          <table:table-cell table:number-columns-repeated="3"/>
          <table:table-cell table:style-name="Default"/>
          <table:table-cell table:number-columns-repeated="1020"/>
        </table:table-row>
        <table:table-row table:style-name="ro1" table:number-rows-repeated="65447">
          <table:table-cell table:number-columns-repeated="1024"/>
        </table:table-row>
        <table:table-row table:style-name="ro1">
          <table:table-cell table:number-columns-repeated="1024"/>
        </table:table-row>
      </table:table>
      <table:table table:name="Analyst_Summarys" table:style-name="ta2" table:print="false">
        <table:table-column table:style-name="co12" table:number-columns-repeated="3" table:default-cell-style-name="ce75"/>
        <table:table-column table:style-name="co26" table:default-cell-style-name="ce75"/>
        <table:table-column table:style-name="co12" table:default-cell-style-name="ce75"/>
        <table:table-column table:style-name="co27" table:default-cell-style-name="ce75"/>
        <table:table-column table:style-name="co12" table:number-columns-repeated="8" table:default-cell-style-name="ce75"/>
        <table:table-column table:style-name="co28"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text:span text:style-name="T7">DATE : <text:s/></text:span><text:span text:style-name="T7">MARCH </text:span><text:span text:style-name="T7">22,2013</text:span></text:p>
            <text:p><text:span text:style-name="T7">REVISION: </text:span><text:span text:style-name="T7">4775</text:span></text:p>
            <text:p><text:span text:style-name="T7">BROWSER: </text:span><text:span text:style-name="T7">IE9</text:span></text:p>
          </table:table-cell>
          <table:table-cell table:style-name="ce56" table:number-columns-repeated="1009"/>
        </table:table-row>
        <table:table-row table:style-name="ro12">
          <table:table-cell table:style-name="ce74" office:value-type="string">
            <text:p>AS0001_SummaryPageRenders</text:p>
          </table:table-cell>
          <table:table-cell table:style-name="ce74" office:value-type="string">
            <text:p>L1</text:p>
          </table:table-cell>
          <table:table-cell table:style-name="ce74" office:value-type="string">
            <text:p>Summary page renders</text:p>
          </table:table-cell>
          <table:table-cell table:style-name="ce83" office:value-type="string">
            <text:p><text:span text:style-name="T1">1.Login to </text:span><text:span text:style-name="T1">Analyst </text:span></text:p>
            <text:p><text:span text:style-name="T1">2.Click the </text:span><text:span text:style-name="T1">desired </text:span><text:span text:style-name="T1">project </text:span><text:span text:style-name="T1">record. </text:span></text:p>
            <text:p><text:span text:style-name="T1">3.Click the </text:span><text:span text:style-name="T1">Summary </text:span><text:span text:style-name="T1">button</text:span></text:p>
          </table:table-cell>
          <table:table-cell table:style-name="ce85"/>
          <table:table-cell table:style-name="ce74" office:value-type="string">
            <text:p>1.Verify that the Summary page is rendered</text:p>
          </table:table-cell>
          <table:table-cell table:style-name="ce74" office:value-type="string">
            <text:p>PASS</text:p>
          </table:table-cell>
          <table:table-cell office:value-type="string">
            <text:p>YES</text:p>
          </table:table-cell>
          <table:table-cell table:style-name="ce85"/>
          <table:table-cell table:style-name="ce74" office:value-type="string">
            <text:p>PASS</text:p>
          </table:table-cell>
          <table:table-cell table:style-name="ce85" table:number-columns-repeated="4"/>
          <table:table-cell table:style-name="ce74" office:value-type="string">
            <text:p>YES</text:p>
          </table:table-cell>
          <table:table-cell table:style-name="ce85" table:number-columns-repeated="1009"/>
        </table:table-row>
        <table:table-row table:style-name="ro28">
          <table:table-cell table:style-name="ce74" office:value-type="string">
            <text:p>AS0002_TabsOnSummaryPage</text:p>
          </table:table-cell>
          <table:table-cell table:style-name="ce74" office:value-type="string">
            <text:p>L1</text:p>
          </table:table-cell>
          <table:table-cell table:style-name="ce74" office:value-type="string">
            <text:p>Tabs on Summary page</text:p>
          </table:table-cell>
          <table:table-cell table:style-name="ce83"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style-name="ce85"/>
          <table:table-cell table:style-name="ce74" office:value-type="string">
            <text:p>1. Verify that the Summary page has four tabs-</text:p>
            <text:p>- Documents</text:p>
            <text:p>-Issues</text:p>
            <text:p>-Flows</text:p>
            <text:p>-Approaches</text:p>
          </table:table-cell>
          <table:table-cell table:style-name="ce74" office:value-type="string">
            <text:p>PASS</text:p>
          </table:table-cell>
          <table:table-cell/>
          <table:table-cell table:style-name="ce85"/>
          <table:table-cell table:style-name="ce74" office:value-type="string">
            <text:p>PASS</text:p>
          </table:table-cell>
          <table:table-cell table:style-name="ce85" table:number-columns-repeated="4"/>
          <table:table-cell table:style-name="ce74" office:value-type="string">
            <text:p>YES</text:p>
          </table:table-cell>
          <table:table-cell table:style-name="ce85" table:number-columns-repeated="1009"/>
        </table:table-row>
        <table:table-row table:style-name="ro29">
          <table:table-cell table:style-name="ce74" office:value-type="string">
            <text:p>AS0003_MessageOnSummaryPage</text:p>
          </table:table-cell>
          <table:table-cell table:style-name="ce74" office:value-type="string">
            <text:p>L1</text:p>
          </table:table-cell>
          <table:table-cell table:style-name="ce74" office:value-type="string">
            <text:p>Message on Summary page</text:p>
          </table:table-cell>
          <table:table-cell table:style-name="ce83"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style-name="ce85"/>
          <table:table-cell table:style-name="ce74" office:value-type="string">
            <text:p>1. Verify that the message on the Summary page contains the message “This screen shows the combination of all data gathered in interviews. Interview some people first”,if no people have been interviewed</text:p>
          </table:table-cell>
          <table:table-cell table:style-name="ce74" office:value-type="string">
            <text:p>PASS</text:p>
          </table:table-cell>
          <table:table-cell/>
          <table:table-cell table:style-name="ce85"/>
          <table:table-cell table:style-name="ce74" office:value-type="string">
            <text:p>PASS</text:p>
          </table:table-cell>
          <table:table-cell table:style-name="ce85" table:number-columns-repeated="4"/>
          <table:table-cell table:style-name="ce74" office:value-type="string">
            <text:p>YES</text:p>
          </table:table-cell>
          <table:table-cell table:style-name="ce85" table:number-columns-repeated="1009"/>
        </table:table-row>
        <table:table-row table:style-name="ro16">
          <table:table-cell office:value-type="string">
            <text:p>AS0004_DocumentsTab</text:p>
          </table:table-cell>
          <table:table-cell office:value-type="string">
            <text:p>L1</text:p>
          </table:table-cell>
          <table:table-cell office:value-type="string">
            <text:p>Documents tab present</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table-cell office:value-type="string">
            <text:p>1.Verify that the Docu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74" office:value-type="string">
            <text:p>YES</text:p>
          </table:table-cell>
          <table:table-cell table:number-columns-repeated="1009"/>
        </table:table-row>
        <table:table-row table:style-name="ro8">
          <table:table-cell office:value-type="string">
            <text:p>AS0005_ClickDocumentTab</text:p>
          </table:table-cell>
          <table:table-cell office:value-type="string">
            <text:p>L1</text:p>
          </table:table-cell>
          <table:table-cell office:value-type="string">
            <text:p>Click Document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the Document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74" office:value-type="string">
            <text:p>YES</text:p>
          </table:table-cell>
          <table:table-cell table:number-columns-repeated="1009"/>
        </table:table-row>
        <table:table-row table:style-name="ro30">
          <table:table-cell office:value-type="string">
            <text:p>AS0006_MessageOnDocumentTab</text:p>
          </table:table-cell>
          <table:table-cell office:value-type="string">
            <text:p>L1</text:p>
          </table:table-cell>
          <table:table-cell office:value-type="string">
            <text:p>Message on the Document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table:style-name="ce88" office:value-type="string">
            <text:p>1.Verify that the message is displayed on the Documents tab as “Documents with pending issues. Select a phase and document to filter the issues lis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74" office:value-type="string">
            <text:p>YES</text:p>
          </table:table-cell>
          <table:table-cell table:number-columns-repeated="1009"/>
        </table:table-row>
        <table:table-row table:style-name="ro9">
          <table:table-cell office:value-type="string">
            <text:p>AS0007_DocumentTabPhasePanel</text:p>
          </table:table-cell>
          <table:table-cell office:value-type="string">
            <text:p>L0</text:p>
          </table:table-cell>
          <table:table-cell office:value-type="string">
            <text:p>Verify Phase panel present in Document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the Phase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74" office:value-type="string">
            <text:p>YES</text:p>
          </table:table-cell>
          <table:table-cell table:number-columns-repeated="1009"/>
        </table:table-row>
        <table:table-row table:style-name="ro9">
          <table:table-cell office:value-type="string">
            <text:p>AS0008_DocumentTabIssuePanel</text:p>
          </table:table-cell>
          <table:table-cell office:value-type="string">
            <text:p>L1</text:p>
          </table:table-cell>
          <table:table-cell office:value-type="string">
            <text:p>Verify</text:p>
            <text:p>Issues panel present in Document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the Issues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09_ClickPhaseOfDocument</text:p>
          </table:table-cell>
          <table:table-cell office:value-type="string">
            <text:p>L0</text:p>
          </table:table-cell>
          <table:table-cell office:value-type="string">
            <text:p>Click Phase in phase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record in the </text:span><text:span text:style-name="T4">Phase panel</text:span></text:p>
          </table:table-cell>
          <table:table-cell/>
          <table:table-cell office:value-type="string">
            <text:p>1.Verify that the Document panel open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10_PhaseInDocumentTab</text:p>
          </table:table-cell>
          <table:table-cell office:value-type="string">
            <text:p>L1</text:p>
          </table:table-cell>
          <table:table-cell office:value-type="string">
            <text:p>Phase present in Document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phase is pres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6" office:value-type="string">
            <text:p>AS0011_BlankPhaseInDocumentTab</text:p>
          </table:table-cell>
          <table:table-cell table:style-name="ce76" office:value-type="string">
            <text:p>L2</text:p>
          </table:table-cell>
          <table:table-cell table:style-name="ce76" office:value-type="string">
            <text:p>Blank phase in Document tab</text:p>
          </table:table-cell>
          <table:table-cell table:style-name="ce76"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style-name="ce76"/>
          <table:table-cell table:style-name="ce76" office:value-type="string">
            <text:p>1.Verify that blank phase is not present in the Documents tab</text:p>
          </table:table-cell>
          <table:table-cell table:style-name="ce76" office:value-type="string">
            <text:p>1.Blank phase is present in the Documents tab</text:p>
          </table:table-cell>
          <table:table-cell table:style-name="ce76" office:value-type="string">
            <text:p>YES</text:p>
          </table:table-cell>
          <table:table-cell table:style-name="ce76"/>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10">
          <table:table-cell table:style-name="ce76" office:value-type="string">
            <text:p>AS0012_InvalidPhaseInDocumentTab</text:p>
          </table:table-cell>
          <table:table-cell table:style-name="ce76" office:value-type="string">
            <text:p>L2</text:p>
          </table:table-cell>
          <table:table-cell table:style-name="ce76" office:value-type="string">
            <text:p>Invalid phase in Document tab</text:p>
          </table:table-cell>
          <table:table-cell table:style-name="ce76"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style-name="ce76"/>
          <table:table-cell table:style-name="ce76" office:value-type="string">
            <text:p>1.Verify that invalid phase is not present in the Documents tab</text:p>
          </table:table-cell>
          <table:table-cell table:style-name="ce76" office:value-type="string">
            <text:p>1.Invalid phase is present in the Documents tab</text:p>
          </table:table-cell>
          <table:table-cell table:style-name="ce76" office:value-type="string">
            <text:p>YES</text:p>
          </table:table-cell>
          <table:table-cell table:style-name="ce76"/>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8">
          <table:table-cell office:value-type="string">
            <text:p>AS0013_IssueCountInDocumentTab</text:p>
          </table:table-cell>
          <table:table-cell office:value-type="string">
            <text:p>L1</text:p>
          </table:table-cell>
          <table:table-cell office:value-type="string">
            <text:p>Issue count in Document <text:s/>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the Issue count is displayed in the Issues colum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4_DocumentsInDocumentPanel</text:p>
          </table:table-cell>
          <table:table-cell office:value-type="string">
            <text:p>L1</text:p>
          </table:table-cell>
          <table:table-cell office:value-type="string">
            <text:p>Documents in the Document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Phase in the </text:span><text:span text:style-name="T4">phase panel</text:span></text:p>
          </table:table-cell>
          <table:table-cell/>
          <table:table-cell office:value-type="string">
            <text:p>1.Verify that Documents are pres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6" office:value-type="string">
            <text:p>AS0015_BlankDocumentInDocumentTab</text:p>
          </table:table-cell>
          <table:table-cell table:style-name="ce76" office:value-type="string">
            <text:p>L2</text:p>
          </table:table-cell>
          <table:table-cell table:style-name="ce76" office:value-type="string">
            <text:p>Blank document in tab</text:p>
          </table:table-cell>
          <table:table-cell table:style-name="ce76"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phase in the </text:span><text:span text:style-name="T4">Phase panel</text:span></text:p>
          </table:table-cell>
          <table:table-cell table:style-name="ce76"/>
          <table:table-cell table:style-name="ce76" office:value-type="string">
            <text:p>1.Verify that <text:s/>Document panel contains no blank document</text:p>
          </table:table-cell>
          <table:table-cell table:style-name="ce76" office:value-type="string">
            <text:p>1.The Document panel contains <text:s/>blank document</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10">
          <table:table-cell table:style-name="ce76" office:value-type="string">
            <text:p>AS0016_InvalidDocumentInDocumentTab</text:p>
          </table:table-cell>
          <table:table-cell table:style-name="ce76" office:value-type="string">
            <text:p>L2</text:p>
          </table:table-cell>
          <table:table-cell table:style-name="ce76" office:value-type="string">
            <text:p>Invalid document in Document tab</text:p>
          </table:table-cell>
          <table:table-cell table:style-name="ce76"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phase in the </text:span><text:span text:style-name="T4">Phase panel</text:span></text:p>
          </table:table-cell>
          <table:table-cell table:style-name="ce76"/>
          <table:table-cell table:style-name="ce76" office:value-type="string">
            <text:p>1.Verify that <text:s/>Document panel contains no invalid document</text:p>
          </table:table-cell>
          <table:table-cell table:style-name="ce76" office:value-type="string">
            <text:p>1.The Document panel contains <text:s/>invalid document</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10">
          <table:table-cell office:value-type="string">
            <text:p>AS0017_ClickDocumentInDocumentPanel</text:p>
          </table:table-cell>
          <table:table-cell office:value-type="string">
            <text:p>L1</text:p>
          </table:table-cell>
          <table:table-cell office:value-type="string">
            <text:p>Click Document in the Document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document in </text:span><text:span text:style-name="T4">the </text:span><text:span text:style-name="T4">Document </text:span><text:span text:style-name="T4">panel</text:span></text:p>
          </table:table-cell>
          <table:table-cell/>
          <table:table-cell office:value-type="string">
            <text:p>1.Verify that a Issue description,count varies as we click on different document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8_IssueCountInDocumentPanelOfDocumentPanel</text:p>
          </table:table-cell>
          <table:table-cell office:value-type="string">
            <text:p>L1</text:p>
          </table:table-cell>
          <table:table-cell office:value-type="string">
            <text:p>Issue count in Document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document in </text:span><text:span text:style-name="T4">the </text:span><text:span text:style-name="T4">Document </text:span><text:span text:style-name="T4">tab</text:span></text:p>
          </table:table-cell>
          <table:table-cell/>
          <table:table-cell office:value-type="string">
            <text:p>1.Verify that the issue count varies as we click different document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9_IssuePanelInDocumentTab</text:p>
          </table:table-cell>
          <table:table-cell office:value-type="string">
            <text:p>L0</text:p>
          </table:table-cell>
          <table:table-cell office:value-type="string">
            <text:p>Issue panel in the Document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document in </text:span><text:span text:style-name="T4">the </text:span><text:span text:style-name="T4">Document </text:span><text:span text:style-name="T4">tab</text:span></text:p>
          </table:table-cell>
          <table:table-cell/>
          <table:table-cell office:value-type="string">
            <text:p>1.Verify that an issue panel is displayed after clicking the Document in the Document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20_HeaderOfIssuePanelInDocumentTab</text:p>
          </table:table-cell>
          <table:table-cell office:value-type="string">
            <text:p>L1</text:p>
          </table:table-cell>
          <table:table-cell office:value-type="string">
            <text:p>Header of Issue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the header of the Issue panel contains the following columns-- <text:s/></text:p>
            <text:p>-Issue</text:p>
            <text:p>-Description</text:p>
            <text:p>-Approach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1_IssuesInIssuePanelOfDocumentTab</text:p>
          </table:table-cell>
          <table:table-cell office:value-type="string">
            <text:p>L1</text:p>
          </table:table-cell>
          <table:table-cell office:value-type="string">
            <text:p>Click Issues in Issues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document in </text:span><text:span text:style-name="T4">the </text:span><text:span text:style-name="T4">Document </text:span><text:span text:style-name="T4">tab</text:span></text:p>
          </table:table-cell>
          <table:table-cell/>
          <table:table-cell office:value-type="string">
            <text:p>1.Verify that a Document panel is displayed with the Document name &amp; issue cou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2_ApproachCountInIssuePanelOfDocumentTab</text:p>
          </table:table-cell>
          <table:table-cell office:value-type="string">
            <text:p>L1</text:p>
          </table:table-cell>
          <table:table-cell office:value-type="string">
            <text:p>Approach count In the Issue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document in </text:span><text:span text:style-name="T4">the </text:span><text:span text:style-name="T4">Document </text:span><text:span text:style-name="T4">panel</text:span></text:p>
          </table:table-cell>
          <table:table-cell/>
          <table:table-cell office:value-type="string">
            <text:p>1.Verify that the Approach Description &amp; count varies as we click on a document in the Document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3_ClickIssueInIssuePanelOfDocumentTab</text:p>
          </table:table-cell>
          <table:table-cell office:value-type="string">
            <text:p>L1</text:p>
          </table:table-cell>
          <table:table-cell office:value-type="string">
            <text:p>Click issue in the Issues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n </text:span><text:span text:style-name="T4">issue in the </text:span><text:span text:style-name="T4">Issues <text:s/>panel</text:span></text:p>
          </table:table-cell>
          <table:table-cell/>
          <table:table-cell office:value-type="string">
            <text:p>1.Verify that a page is displayed for entering Issue detail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S0024_PercentCountOfDocumentTab</text:p>
          </table:table-cell>
          <table:table-cell office:value-type="string">
            <text:p>L1</text:p>
          </table:table-cell>
          <table:table-cell office:value-type="string">
            <text:p>Percent count <text:s/>displayed in Document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the percentage count is displayed at the bottom of the page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25_IssueTab</text:p>
          </table:table-cell>
          <table:table-cell office:value-type="string">
            <text:p>L1</text:p>
          </table:table-cell>
          <table:table-cell office:value-type="string">
            <text:p>Issues <text:s/>Tab present</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table-cell office:value-type="string">
            <text:p>1.Verify that the Issue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6_ClickIssueTab</text:p>
          </table:table-cell>
          <table:table-cell office:value-type="string">
            <text:p>L1</text:p>
          </table:table-cell>
          <table:table-cell office:value-type="string">
            <text:p>Click Issu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text:span><text:span text:style-name="T4">tab</text:span></text:p>
          </table:table-cell>
          <table:table-cell/>
          <table:table-cell office:value-type="string">
            <text:p>1.Verify that the Issue tab can be 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7_MessageOnIssueTab</text:p>
          </table:table-cell>
          <table:table-cell office:value-type="string">
            <text:p>L1</text:p>
          </table:table-cell>
          <table:table-cell office:value-type="string">
            <text:p>Message on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ab</text:span></text:p>
          </table:table-cell>
          <table:table-cell/>
          <table:table-cell table:style-name="ce88" office:value-type="string">
            <text:p>1.Verify that the Issue tab contains the message “Review all <text:s/>issues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8_ChartPanelForIssueTab</text:p>
          </table:table-cell>
          <table:table-cell office:value-type="string">
            <text:p>L1</text:p>
          </table:table-cell>
          <table:table-cell office:value-type="string">
            <text:p>Chart panel for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text:span><text:span text:style-name="T4">tab</text:span></text:p>
          </table:table-cell>
          <table:table-cell/>
          <table:table-cell office:value-type="string">
            <text:p>1.Verify that <text:s/>Chart panel is pres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9_NoPieDiagramForIssue</text:p>
          </table:table-cell>
          <table:table-cell office:value-type="string">
            <text:p>L1</text:p>
          </table:table-cell>
          <table:table-cell office:value-type="string">
            <text:p>No pie diagram for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text:span><text:span text:style-name="T4">tab</text:span></text:p>
          </table:table-cell>
          <table:table-cell/>
          <table:table-cell office:value-type="string">
            <text:p>1.Verify that pie diagram is pres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0_PieDiagramForIssueTab</text:p>
          </table:table-cell>
          <table:table-cell office:value-type="string">
            <text:p>L1</text:p>
          </table:table-cell>
          <table:table-cell office:value-type="string">
            <text:p>Pie diagram for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text:span><text:span text:style-name="T4">tab</text:span></text:p>
          </table:table-cell>
          <table:table-cell/>
          <table:table-cell office:value-type="string">
            <text:p>1.Verify that pie diagram is not pres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1_CategoryPanelInIssueTab</text:p>
          </table:table-cell>
          <table:table-cell office:value-type="string">
            <text:p>L1</text:p>
          </table:table-cell>
          <table:table-cell office:value-type="string">
            <text:p>Category panel in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text:span><text:span text:style-name="T4">tab</text:span></text:p>
          </table:table-cell>
          <table:table-cell/>
          <table:table-cell office:value-type="string">
            <text:p>1.Verify that Category panel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2_CategoriesInIssueTab</text:p>
          </table:table-cell>
          <table:table-cell office:value-type="string">
            <text:p>L1</text:p>
          </table:table-cell>
          <table:table-cell office:value-type="string">
            <text:p>Click Categories in Category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text:span><text:span text:style-name="T4">tab</text:span></text:p>
            <text:p><text:span text:style-name="T4">5.Click the </text:span><text:span text:style-name="T4">category in </text:span><text:span text:style-name="T4">the category </text:span><text:span text:style-name="T4">panel</text:span></text:p>
          </table:table-cell>
          <table:table-cell/>
          <table:table-cell office:value-type="string">
            <text:p>1.Verify that the Data in the Issues panel changes as we click on different categori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S0033_CategoryAndPieChartInIssuePanel</text:p>
          </table:table-cell>
          <table:table-cell office:value-type="string">
            <text:p>L1</text:p>
          </table:table-cell>
          <table:table-cell office:value-type="string">
            <text:p>Category &amp; pie chart in Issue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text:span><text:span text:style-name="T4">tab</text:span></text:p>
          </table:table-cell>
          <table:table-cell/>
          <table:table-cell office:value-type="string">
            <text:p>1.Verify that the pie chart is displayed as per the categories &amp; varies as categories change in number</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4_IssueInIssuesPanelIssuesTab</text:p>
          </table:table-cell>
          <table:table-cell office:value-type="string">
            <text:p>L1</text:p>
          </table:table-cell>
          <table:table-cell office:value-type="string">
            <text:p>Issues in Issues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text:span><text:span text:style-name="T4">tab</text:span></text:p>
            <text:p><text:span text:style-name="T4">5.Click on an </text:span><text:span text:style-name="T4">issue in the </text:span><text:span text:style-name="T4">Issues panel</text:span></text:p>
          </table:table-cell>
          <table:table-cell/>
          <table:table-cell office:value-type="string">
            <text:p>1.Verify that a page is displayed for entering Issue detail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5_PercentCountOfIssuesTab</text:p>
          </table:table-cell>
          <table:table-cell office:value-type="string">
            <text:p>L1</text:p>
          </table:table-cell>
          <table:table-cell office:value-type="string">
            <text:p>Percent count <text:s/>displayed in Issu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ab</text:span></text:p>
          </table:table-cell>
          <table:table-cell/>
          <table:table-cell office:value-type="string">
            <text:p>1.Verify that the percentage count is displayed at the bottom of the page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36_FlowsTab</text:p>
          </table:table-cell>
          <table:table-cell office:value-type="string">
            <text:p>L1</text:p>
          </table:table-cell>
          <table:table-cell office:value-type="string">
            <text:p>Flows tab present</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table-cell office:value-type="string">
            <text:p>1.Verify that <text:s/>the Flows tab is <text:s/>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7_ClickFlowsTab</text:p>
          </table:table-cell>
          <table:table-cell office:value-type="string">
            <text:p>L1</text:p>
          </table:table-cell>
          <table:table-cell office:value-type="string">
            <text:p>Click Flow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Verify that the Flows tab can be 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1">
          <table:table-cell office:value-type="string">
            <text:p>AS0038_MessageOnFlowsTab</text:p>
          </table:table-cell>
          <table:table-cell office:value-type="string">
            <text:p>L1</text:p>
          </table:table-cell>
          <table:table-cell office:value-type="string">
            <text:p>Message on Flows <text:s/>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table:style-name="ce88" office:value-type="string">
            <text:p><text:span text:style-name="T5">1.Verify that </text:span><text:span text:style-name="T5">the message </text:span><text:span text:style-name="T5">is displayed </text:span><text:span text:style-name="T5">on the Flows </text:span><text:span text:style-name="T5">tab as </text:span><text:span text:style-name="T5">“Review all </text:span><text:span text:style-name="T5">current </text:span><text:span text:style-name="T5">flows.</text:span><text:span text:style-name="T6">”</text:spa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9_HeaderForFlowsTab</text:p>
          </table:table-cell>
          <table:table-cell office:value-type="string">
            <text:p>L1</text:p>
          </table:table-cell>
          <table:table-cell office:value-type="string">
            <text:p>Header on flow tabs</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Verify that <text:s/>the header contains the following columns- <text:s text:c="4"/></text:p>
            <text:p>-From</text:p>
            <text:p>-To</text:p>
            <text:p>-Subjec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0_FlowPresentUnderFlowPanel</text:p>
          </table:table-cell>
          <table:table-cell office:value-type="string">
            <text:p>L1</text:p>
          </table:table-cell>
          <table:table-cell office:value-type="string">
            <text:p>Flows in Flow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 Verify that the flows are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41_ClickFlowPresentUnderFlowPanel</text:p>
          </table:table-cell>
          <table:table-cell office:value-type="string">
            <text:p>L1</text:p>
          </table:table-cell>
          <table:table-cell office:value-type="string">
            <text:p>Click Flow present under flow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ext:p><text:span text:style-name="T4">5.Click on a </text:span><text:span text:style-name="T4">record in the </text:span><text:span text:style-name="T4">Flows tab</text:span></text:p>
          </table:table-cell>
          <table:table-cell/>
          <table:table-cell office:value-type="string">
            <text:p>1. Verify that flows can be clicked.</text:p>
            <text:p>2. Verify that when clicked on flow, the flows editing page is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2_ScrollBar</text:p>
          </table:table-cell>
          <table:table-cell office:value-type="string">
            <text:p>L3</text:p>
          </table:table-cell>
          <table:table-cell office:value-type="string">
            <text:p>Scroll bar in the Flow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43_Approachestab</text:p>
          </table:table-cell>
          <table:table-cell office:value-type="string">
            <text:p>L1</text:p>
          </table:table-cell>
          <table:table-cell office:value-type="string">
            <text:p>Approaches tab present</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table-cell office:value-type="string">
            <text:p>1.Verify that the Approache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4_ClickApproachesTab</text:p>
          </table:table-cell>
          <table:table-cell office:value-type="string">
            <text:p>L1</text:p>
          </table:table-cell>
          <table:table-cell office:value-type="string">
            <text:p>Click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able:table-cell>
          <table:table-cell/>
          <table:table-cell office:value-type="string">
            <text:p>1.Verify that the Approaches tab can be 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5_MessageOnApproachesTab</text:p>
          </table:table-cell>
          <table:table-cell office:value-type="string">
            <text:p>L1</text:p>
          </table:table-cell>
          <table:table-cell office:value-type="string">
            <text:p>Message on Approaches <text:s/>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able:table-cell>
          <table:table-cell/>
          <table:table-cell office:value-type="string">
            <text:p>1.Verify that the message is displayed on the Approaches tab as “Approach-centric vie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S0046_HeaderApproachesTab</text:p>
          </table:table-cell>
          <table:table-cell office:value-type="string">
            <text:p>L1</text:p>
          </table:table-cell>
          <table:table-cell office:value-type="string">
            <text:p>Headers on Approach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able:table-cell>
          <table:table-cell/>
          <table:table-cell office:value-type="string">
            <text:p>1.Verify that the Approaches tab header contains following columns</text:p>
            <text:p>- Approach</text:p>
            <text:p>-Description</text:p>
            <text:p>-Issues</text:p>
            <text:p>-Start</text:p>
            <text:p>-End</text:p>
            <text:p>-Cost</text:p>
            <text:p>-Appro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7_CheckBoxPresentInApproved</text:p>
          </table:table-cell>
          <table:table-cell office:value-type="string">
            <text:p>L1</text:p>
          </table:table-cell>
          <table:table-cell office:value-type="string">
            <text:p>Check boxes present in Approved Column</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able:table-cell>
          <table:table-cell/>
          <table:table-cell office:value-type="string">
            <text:p>1.Verify that the Approved column contains <text:s/>checkbox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6" office:value-type="string">
            <text:p>AS0048_CheckUnCheckCheckBoxOfApproved</text:p>
          </table:table-cell>
          <table:table-cell table:style-name="ce76" office:value-type="string">
            <text:p>L1</text:p>
          </table:table-cell>
          <table:table-cell table:style-name="ce76" office:value-type="string">
            <text:p>Check and un-check check box in approve</text:p>
          </table:table-cell>
          <table:table-cell table:style-name="ce76"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ext:p><text:span text:style-name="T4">5.Check/Unch</text:span><text:span text:style-name="T4">eck the </text:span><text:span text:style-name="T4">checkboxes in </text:span><text:span text:style-name="T4">the Approved </text:span><text:span text:style-name="T4">column</text:span></text:p>
          </table:table-cell>
          <table:table-cell table:style-name="ce76"/>
          <table:table-cell table:style-name="ce76" office:value-type="string">
            <text:p>1.Verify that the checkboxes can be checked/unchecked</text:p>
          </table:table-cell>
          <table:table-cell table:style-name="ce76" office:value-type="string">
            <text:p>1. The check boxes cannot be checked/unchecked</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2">
          <table:table-cell table:style-name="ce76" office:value-type="string">
            <text:p>AS0049_CheckBoxState</text:p>
          </table:table-cell>
          <table:table-cell table:style-name="ce76" office:value-type="string">
            <text:p>L1</text:p>
          </table:table-cell>
          <table:table-cell table:style-name="ce76" office:value-type="string">
            <text:p>Check-box state saved</text:p>
          </table:table-cell>
          <table:table-cell table:style-name="ce76"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ext:p><text:span text:style-name="T4">5.Check the </text:span><text:span text:style-name="T4">checkbox in </text:span><text:span text:style-name="T4">the Approved </text:span><text:span text:style-name="T4">column</text:span></text:p>
            <text:p><text:span text:style-name="T4">6.Go back to </text:span><text:span text:style-name="T4">the Project </text:span><text:span text:style-name="T4">page</text:span></text:p>
            <text:p><text:span text:style-name="T4">7.Click the </text:span><text:span text:style-name="T4">Summary </text:span><text:span text:style-name="T4">button &amp; click </text:span><text:span text:style-name="T4">the </text:span><text:span text:style-name="T4">Approaches </text:span><text:span text:style-name="T4">tab</text:span></text:p>
          </table:table-cell>
          <table:table-cell table:style-name="ce76"/>
          <table:table-cell table:style-name="ce76" office:value-type="string">
            <text:p>1.Verify that the saved state of check box is displayed</text:p>
          </table:table-cell>
          <table:table-cell table:style-name="ce76" office:value-type="string">
            <text:p>1.The saved state of check box is not <text:s/>displayed</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9">
          <table:table-cell table:style-name="ce77" office:value-type="string">
            <text:p>AS0050_ApproachesPresentInApproachesPanel</text:p>
          </table:table-cell>
          <table:table-cell table:style-name="ce77" office:value-type="string">
            <text:p>L1</text:p>
          </table:table-cell>
          <table:table-cell table:style-name="ce77" office:value-type="string">
            <text:p>Approaches present in the Approaches panel</text:p>
          </table:table-cell>
          <table:table-cell table:style-name="ce77"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able:table-cell>
          <table:table-cell table:style-name="ce77"/>
          <table:table-cell table:style-name="ce77" office:value-type="string">
            <text:p>1.Verify that Approaches are present in the Approaches tab</text:p>
          </table:table-cell>
          <table:table-cell table:style-name="ce77" office:value-type="string">
            <text:p>PASS</text:p>
          </table:table-cell>
          <table:table-cell table:style-name="ce77" table:number-columns-repeated="2"/>
          <table:table-cell table:style-name="ce77" office:value-type="string">
            <text:p>PASS</text:p>
          </table:table-cell>
          <table:table-cell table:style-name="ce77" table:number-columns-repeated="4"/>
          <table:table-cell table:style-name="ce77" office:value-type="string">
            <text:p>YES</text:p>
          </table:table-cell>
          <table:table-cell table:style-name="ce77" table:number-columns-repeated="1009"/>
        </table:table-row>
        <table:table-row table:style-name="ro9">
          <table:table-cell office:value-type="string">
            <text:p>AS0051_ClickApproach</text:p>
          </table:table-cell>
          <table:table-cell office:value-type="string">
            <text:p>L1</text:p>
          </table:table-cell>
          <table:table-cell office:value-type="string">
            <text:p>Click approach </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ext:p><text:span text:style-name="T4">5.Click on an </text:span><text:span text:style-name="T4">approach</text:span></text:p>
          </table:table-cell>
          <table:table-cell/>
          <table:table-cell office:value-type="string">
            <text:p>1.Verify that an Issue panel is displayed with the Issue name &amp; 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2_ScrollBar</text:p>
          </table:table-cell>
          <table:table-cell office:value-type="string">
            <text:p>L3</text:p>
          </table:table-cell>
          <table:table-cell office:value-type="string">
            <text:p>Scroll bar for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Approaches </text:span><text:span text:style-name="T4">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S0053_DocumentCountInIssuePanelUnderIssueTab</text:p>
          </table:table-cell>
          <table:table-cell office:value-type="string">
            <text:p>L1</text:p>
          </table:table-cell>
          <table:table-cell office:value-type="string">
            <text:p>Document count in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ab</text:span></text:p>
          </table:table-cell>
          <table:table-cell/>
          <table:table-cell office:value-type="string">
            <text:p>1.Verify that the proper document count is displayed in the Documents column under the Issu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S0054_ApproachCountInIssuePanelUnderIssueTab</text:p>
          </table:table-cell>
          <table:table-cell office:value-type="string">
            <text:p>L1</text:p>
          </table:table-cell>
          <table:table-cell office:value-type="string">
            <text:p>Approach count in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ab</text:span></text:p>
          </table:table-cell>
          <table:table-cell/>
          <table:table-cell office:value-type="string">
            <text:p>1.Verify that the proper approach count is displayed in the Approaches column under the Issu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S0055_FlowCountInIssuePanelUnderIssueTab</text:p>
          </table:table-cell>
          <table:table-cell office:value-type="string">
            <text:p>L1</text:p>
          </table:table-cell>
          <table:table-cell office:value-type="string">
            <text:p>Flow count in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ab</text:span></text:p>
          </table:table-cell>
          <table:table-cell/>
          <table:table-cell office:value-type="string">
            <text:p>1.Verify that the proper approach count is displayed in the Flows column under the Issu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6_FromUnderFlowTab</text:p>
          </table:table-cell>
          <table:table-cell office:value-type="string">
            <text:p>L1</text:p>
          </table:table-cell>
          <table:table-cell office:value-type="string">
            <text:p>From under flow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Verify that the From column contains the appropriate nam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7_ToUnderFlowTab</text:p>
          </table:table-cell>
          <table:table-cell office:value-type="string">
            <text:p>L1</text:p>
          </table:table-cell>
          <table:table-cell office:value-type="string">
            <text:p>To under flow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Verify that the From column contains the appropriate nam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8_SubjectUnderFlowTab</text:p>
          </table:table-cell>
          <table:table-cell office:value-type="string">
            <text:p>L1</text:p>
          </table:table-cell>
          <table:table-cell office:value-type="string">
            <text:p>Subject under flow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Verify that the Subject column contains the Subject nam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S0059_IssueCountUnderApproachesTab</text:p>
          </table:table-cell>
          <table:table-cell office:value-type="string">
            <text:p>L1</text:p>
          </table:table-cell>
          <table:table-cell office:value-type="string">
            <text:p>Issue count under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Approaches </text:span><text:span text:style-name="T4">tab</text:span></text:p>
          </table:table-cell>
          <table:table-cell/>
          <table:table-cell office:value-type="string">
            <text:p>1.Verify that the appropriate issue count is displayed in Issues column <text:s/>under Approache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0_StartDateUnderApproachesTab</text:p>
          </table:table-cell>
          <table:table-cell office:value-type="string">
            <text:p>L1</text:p>
          </table:table-cell>
          <table:table-cell office:value-type="string">
            <text:p>Start Date under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Approaches </text:span><text:span text:style-name="T4">tab</text:span></text:p>
          </table:table-cell>
          <table:table-cell/>
          <table:table-cell office:value-type="string">
            <text:p>1.Verify that the appropriate start date is displayed in Start column <text:s/>under Approache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1_EndDateUnderApproachesTab</text:p>
          </table:table-cell>
          <table:table-cell office:value-type="string">
            <text:p>L1</text:p>
          </table:table-cell>
          <table:table-cell office:value-type="string">
            <text:p>End date under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Approaches </text:span><text:span text:style-name="T4">tab</text:span></text:p>
          </table:table-cell>
          <table:table-cell/>
          <table:table-cell office:value-type="string">
            <text:p>1.Verify that the appropriate end date is displayed in End column <text:s/>under Approache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2_CostUnderApproachTab</text:p>
          </table:table-cell>
          <table:table-cell office:value-type="string">
            <text:p>L1</text:p>
          </table:table-cell>
          <table:table-cell office:value-type="string">
            <text:p>Cost under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Approaches </text:span><text:span text:style-name="T4">tab</text:span></text:p>
          </table:table-cell>
          <table:table-cell/>
          <table:table-cell office:value-type="string">
            <text:p>1.Verify that the appropriate cost is displayed in Cost column <text:s/>under Approache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S0063_ApprovedUnderApproachesTab</text:p>
          </table:table-cell>
          <table:table-cell office:value-type="string">
            <text:p>L1</text:p>
          </table:table-cell>
          <table:table-cell office:value-type="string">
            <text:p>Approved column under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Approaches </text:span><text:span text:style-name="T4">tab</text:span></text:p>
          </table:table-cell>
          <table:table-cell/>
          <table:table-cell office:value-type="string">
            <text:p>1.Verify that the Approved column contains checked/unchecked <text:s/>checkbox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S0064_Grammar&amp;SpellingMistake</text:p>
          </table:table-cell>
          <table:table-cell office:value-type="string">
            <text:p>L3</text:p>
          </table:table-cell>
          <table:table-cell office:value-type="string">
            <text:p>Grammar &amp; spelling mistake on the Summary page</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table-cell table:style-name="ce57" office:value-type="string">
            <text:p>1. Verify that there is no grammar &amp; spelling mistake in the Scheduled <text:s/>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table:style-name="ce80" office:value-type="string">
            <text:p>AS0065__FontType</text:p>
          </table:table-cell>
          <table:table-cell table:style-name="ce80" office:value-type="string">
            <text:p>L3</text:p>
          </table:table-cell>
          <table:table-cell table:style-name="ce80" office:value-type="string">
            <text:p>Screen Font Type on Summary page</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style-name="ce87"/>
          <table:table-cell table:style-name="ce8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80" office:value-type="string">
            <text:p>PASS</text:p>
          </table:table-cell>
          <table:table-cell table:style-name="Default" table:number-columns-repeated="2"/>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10">
          <table:table-cell table:style-name="ce80" office:value-type="string">
            <text:p>AI0066_Text&amp;ControlColor</text:p>
          </table:table-cell>
          <table:table-cell table:style-name="ce80" office:value-type="string">
            <text:p>L3</text:p>
          </table:table-cell>
          <table:table-cell table:style-name="ce80" office:value-type="string">
            <text:p>Colors of text and controls on Summary page</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style-name="ce87"/>
          <table:table-cell table:style-name="ce80" office:value-type="string">
            <text:p>1. Verify that screens do not use different color sets as to cause an inconsistent and poorly thought-out user interface design.</text:p>
          </table:table-cell>
          <table:table-cell table:style-name="ce80" office:value-type="string">
            <text:p>PASS</text:p>
          </table:table-cell>
          <table:table-cell table:style-name="ce80"/>
          <table:table-cell table:style-name="Default"/>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1" table:number-rows-repeated="65468">
          <table:table-cell table:number-columns-repeated="1024"/>
        </table:table-row>
        <table:table-row table:style-name="ro1">
          <table:table-cell table:number-columns-repeated="1024"/>
        </table:table-row>
      </table:table>
      <table:table table:name="Analyst_Issues" table:style-name="ta2" table:print="false">
        <table:table-column table:style-name="co12" table:number-columns-repeated="3" table:default-cell-style-name="ce75"/>
        <table:table-column table:style-name="co29" table:default-cell-style-name="ce75"/>
        <table:table-column table:style-name="co12" table:default-cell-style-name="ce75"/>
        <table:table-column table:style-name="co30" table:default-cell-style-name="ce75"/>
        <table:table-column table:style-name="co12" table:number-columns-repeated="8" table:default-cell-style-name="ce75"/>
        <table:table-column table:style-name="co31"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9">
          <table:table-cell office:value-type="string">
            <text:p>AI0001_IssuesTabPresent</text:p>
          </table:table-cell>
          <table:table-cell office:value-type="string">
            <text:p>L1</text:p>
          </table:table-cell>
          <table:table-cell office:value-type="string">
            <text:p>Issue tab present</text:p>
          </table:table-cell>
          <table:table-cell office:value-type="string">
            <text:p>1.Login to Analyst</text:p>
            <text:p>2.Click the desired project record</text:p>
            <text:p>3.Click Interviews button</text:p>
            <text:p>4.Click on Recent interview button</text:p>
            <text:p>5. Click on Interviewee</text:p>
          </table:table-cell>
          <table:table-cell/>
          <table:table-cell office:value-type="string">
            <text:p>1.Verify that the Issues tab is present in Recent interviewe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2">
          <table:table-cell office:value-type="string">
            <text:p>AI0002_IssuesTabHeader</text:p>
          </table:table-cell>
          <table:table-cell office:value-type="string">
            <text:p>L1</text:p>
          </table:table-cell>
          <table:table-cell office:value-type="string">
            <text:p>Issue tab header</text:p>
          </table:table-cell>
          <table:table-cell office:value-type="string">
            <text:p>1. Login to Analyst</text:p>
            <text:p>2.Click the desired project record</text:p>
            <text:p>3.Click Interviews button</text:p>
            <text:p>4.Click on Recent interview button</text:p>
            <text:p>5.Click on Interviewee</text:p>
          </table:table-cell>
          <table:table-cell/>
          <table:table-cell office:value-type="string">
            <text:p>1.Verify that the header contains the following columns:</text:p>
            <text:p>-Issues</text:p>
            <text:p>-Description</text:p>
            <text:p>-Applies</text:p>
            <text:p>-Fix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03_VerifyIssueNotPresent</text:p>
          </table:table-cell>
          <table:table-cell office:value-type="string">
            <text:p>L1</text:p>
          </table:table-cell>
          <table:table-cell office:value-type="string">
            <text:p>Verify Issue not present</text:p>
          </table:table-cell>
          <table:table-cell office:value-type="string">
            <text:p>1.Login to Analyst</text:p>
            <text:p>2.Click the desired project record</text:p>
            <text:p>3.Click Interviews button</text:p>
            <text:p>4.Click a record in the Recent tab</text:p>
            <text:p>5.See the issues tab</text:p>
          </table:table-cell>
          <table:table-cell/>
          <table:table-cell office:value-type="string">
            <text:p>1.Verify that the Issues are not present in the Issu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04_AddIssueButtonPresent</text:p>
          </table:table-cell>
          <table:table-cell office:value-type="string">
            <text:p>L1</text:p>
          </table:table-cell>
          <table:table-cell office:value-type="string">
            <text:p>Add(+) issue button present</text:p>
          </table:table-cell>
          <table:table-cell office:value-type="string">
            <text:p>1.Login to Analyst</text:p>
            <text:p>2.Click the desired project record</text:p>
            <text:p>3.Click Interviews button</text:p>
            <text:p>4.Click a record in the Recent tab</text:p>
            <text:p>5.Click the Issues tab</text:p>
          </table:table-cell>
          <table:table-cell/>
          <table:table-cell office:value-type="string">
            <text:p>1.Verify that the Add button is pres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05_ClickIssueAddButton</text:p>
          </table:table-cell>
          <table:table-cell office:value-type="string">
            <text:p>L0</text:p>
          </table:table-cell>
          <table:table-cell office:value-type="string">
            <text:p>Click Add issue button</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New Issue page is displayed for adding the issue detail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06_CommentTextFieldPresent</text:p>
          </table:table-cell>
          <table:table-cell office:value-type="string">
            <text:p>L1</text:p>
          </table:table-cell>
          <table:table-cell office:value-type="string">
            <text:p>Comment text field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Comment <text:s/>text area is present on the New Issue page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07_SaveButtonDisabled</text:p>
          </table:table-cell>
          <table:table-cell office:value-type="string">
            <text:p>L1</text:p>
          </table:table-cell>
          <table:table-cell office:value-type="string">
            <text:p>Save button dis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Sa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08_CancelButtonPresent</text:p>
          </table:table-cell>
          <table:table-cell office:value-type="string">
            <text:p>L1</text:p>
          </table:table-cell>
          <table:table-cell office:value-type="string">
            <text:p>Cancel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Cancel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09_CancelAddingIssue</text:p>
          </table:table-cell>
          <table:table-cell office:value-type="string">
            <text:p>L1</text:p>
          </table:table-cell>
          <table:table-cell office:value-type="string">
            <text:p>Cancel adding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Click Cancel button</text:p>
          </table:table-cell>
          <table:table-cell/>
          <table:table-cell office:value-type="string">
            <text:p>1.Verify that the you are redirected back to the previous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10_CancelButtonEnabled</text:p>
          </table:table-cell>
          <table:table-cell office:value-type="string">
            <text:p>L1</text:p>
          </table:table-cell>
          <table:table-cell office:value-type="string">
            <text:p>Cancel button en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Cancel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011_EnterComment</text:p>
          </table:table-cell>
          <table:table-cell office:value-type="string">
            <text:p>L1</text:p>
          </table:table-cell>
          <table:table-cell office:value-type="string">
            <text:p>Enter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office:value-type="string">
            <text:p>“This is a comment”</text:p>
          </table:table-cell>
          <table:table-cell office:value-type="string">
            <text:p>1.Verify that comment can be entered in the Comment text area</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012_SaveButtonEnabled</text:p>
          </table:table-cell>
          <table:table-cell office:value-type="string">
            <text:p>L1</text:p>
          </table:table-cell>
          <table:table-cell office:value-type="string">
            <text:p>Save button enabled on New Issue pag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table:table-cell office:value-type="string">
            <text:p>1.Verify that the Sav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013_SaveIssue</text:p>
          </table:table-cell>
          <table:table-cell office:value-type="string">
            <text:p>L0</text:p>
          </table:table-cell>
          <table:table-cell office:value-type="string">
            <text:p>Save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issue get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014_VerifyIssuePresent</text:p>
          </table:table-cell>
          <table:table-cell office:value-type="string">
            <text:p>L1</text:p>
          </table:table-cell>
          <table:table-cell office:value-type="string">
            <text:p>Verify issue present in the Issues tab</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newly added issue is displayed in the Issues tab with description in the Description colum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table:style-name="ce78" office:value-type="string">
            <text:p>AI0015_BlankComment</text:p>
          </table:table-cell>
          <table:table-cell table:style-name="ce78" office:value-type="string">
            <text:p>L2</text:p>
          </table:table-cell>
          <table:table-cell table:style-name="ce78" office:value-type="string">
            <text:p>Blank comment</text:p>
          </table:table-cell>
          <table:table-cell table:style-name="ce78" office:value-type="string">
            <text:p>1.Login to Analyst</text:p>
            <text:p>2.Click the desired project record</text:p>
            <text:p>3.Click Interviews button</text:p>
            <text:p>4.Click a record in the Recent tab</text:p>
            <text:p>5.Click the Issues tab</text:p>
            <text:p>6.Click the Add(+) button</text:p>
            <text:p>7.Leave the Comment text area blank</text:p>
            <text:p>8.Click Save button</text:p>
          </table:table-cell>
          <table:table-cell table:style-name="ce78"/>
          <table:table-cell table:style-name="ce78" office:value-type="string">
            <text:p>1.Verify that the Save button is disabled</text:p>
            <text:p>2.Verify that issue is not saved</text:p>
          </table:table-cell>
          <table:table-cell table:style-name="ce78" office:value-type="string">
            <text:p>PASS</text:p>
          </table:table-cell>
          <table:table-cell table:style-name="ce78" table:number-columns-repeated="2"/>
          <table:table-cell table:style-name="ce78" office:value-type="string">
            <text:p>PASS</text:p>
          </table:table-cell>
          <table:table-cell table:style-name="ce78" table:number-columns-repeated="4"/>
          <table:table-cell table:style-name="ce78" office:value-type="string">
            <text:p>YES</text:p>
          </table:table-cell>
          <table:table-cell table:style-name="ce78" table:number-columns-repeated="1009"/>
        </table:table-row>
        <table:table-row table:style-name="ro22">
          <table:table-cell table:style-name="ce76" office:value-type="string">
            <text:p>AI0016_InvalidComment</text:p>
          </table:table-cell>
          <table:table-cell table:style-name="ce76" office:value-type="string">
            <text:p>L2</text:p>
          </table:table-cell>
          <table:table-cell table:style-name="ce76" office:value-type="string">
            <text:p>Invalid comment</text:p>
          </table:table-cell>
          <table:table-cell table:style-name="ce76" office:value-type="string">
            <text:p>1.Login to Analyst</text:p>
            <text:p>2.Click the desired project record</text:p>
            <text:p>3.Click Interviews button</text:p>
            <text:p>4.Click a record in the Recent tab</text:p>
            <text:p>5.Click the Issues tab</text:p>
            <text:p>6.Click the Add(+) button</text:p>
            <text:p>7.Enter invalid comment in the Comment text area</text:p>
            <text:p>8.Click Save button</text:p>
          </table:table-cell>
          <table:table-cell table:style-name="ce76" office:value-type="string">
            <text:p>“@#@$^$%^”</text:p>
          </table:table-cell>
          <table:table-cell table:style-name="ce76" office:value-type="string">
            <text:p>1.Verify that an appropriate error message is shown</text:p>
            <text:p>2.Verify that invalid comment is not saved</text:p>
          </table:table-cell>
          <table:table-cell table:style-name="ce76" office:value-type="string">
            <text:p>1. An appropriate error message is not shown</text:p>
            <text:p>2. Invalid comment is saved</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9">
          <table:table-cell office:value-type="string">
            <text:p>AI0017_ClickIssue</text:p>
          </table:table-cell>
          <table:table-cell office:value-type="string">
            <text:p>L1</text:p>
          </table:table-cell>
          <table:table-cell office:value-type="string">
            <text:p>Click issue in the Issue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 new page with Issue details is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18_IssueDropDownPresent</text:p>
          </table:table-cell>
          <table:table-cell office:value-type="string">
            <text:p>L1</text:p>
          </table:table-cell>
          <table:table-cell office:value-type="string">
            <text:p>Issue drop dow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n Issue drop down present on the new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19_IssueDropDownClick</text:p>
          </table:table-cell>
          <table:table-cell office:value-type="string">
            <text:p>L1</text:p>
          </table:table-cell>
          <table:table-cell office:value-type="string">
            <text:p>Click Issue drop down </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Issue drop down contains already existing issue id/id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020_SelectIssueId</text:p>
          </table:table-cell>
          <table:table-cell office:value-type="string">
            <text:p>L1</text:p>
          </table:table-cell>
          <table:table-cell office:value-type="string">
            <text:p>Select issue id and edit comment</text:p>
          </table:table-cell>
          <table:table-cell office:value-type="string">
            <text:p>1.Login to Analyst</text:p>
            <text:p>2.Click the desired project record</text:p>
            <text:p>3.Click Interviews button</text:p>
            <text:p>4.Click a record in the Recent tab</text:p>
            <text:p>5.Click on an issue in the Issues tab</text:p>
            <text:p>6.Select an Id from the Issue Drop down</text:p>
            <text:p>7.Make changes in the Comment</text:p>
            <text:p>8.Click Save button</text:p>
          </table:table-cell>
          <table:table-cell/>
          <table:table-cell office:value-type="string">
            <text:p>1.Verify that the issue can be selected from the list</text:p>
            <text:p>2.Verify that the description is saved for the selected Issue I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text:p>
          </table:table-cell>
          <table:table-cell/>
          <table:table-cell office:value-type="string">
            <text:p>1.Verify that the save button is disabled</text:p>
            <text:p>2.Verify that the Issue Id cannot be changed</text:p>
            <text:p>3.Verify that blank issue id is not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 &amp; enter an invalid issue id</text:p>
          </table:table-cell>
          <table:table-cell office:value-type="string">
            <text:p>“#^*”</text:p>
          </table:table-cell>
          <table:table-cell office:value-type="string">
            <text:p>1.Verify that the save button is disabled</text:p>
            <text:p>2.Verify that the Issue Id cannot be changed</text:p>
            <text:p>3.Verify that invalid issue id is not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23_SeeIssueIconPresent</text:p>
          </table:table-cell>
          <table:table-cell office:value-type="string">
            <text:p>L1</text:p>
          </table:table-cell>
          <table:table-cell office:value-type="string">
            <text:p>See Issue ico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See Issue ic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3_SeeIssueIconClick</text:p>
          </table:table-cell>
          <table:table-cell office:value-type="string">
            <text:p>L1</text:p>
          </table:table-cell>
          <table:table-cell office:value-type="string">
            <text:p>See Issu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a new page appears for editing the issu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4_VerifyIssueIdAndDescriptionPresent</text:p>
          </table:table-cell>
          <table:table-cell office:value-type="string">
            <text:p>L1</text:p>
          </table:table-cell>
          <table:table-cell office:value-type="string">
            <text:p>Issue Id &amp; description present </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new page that appears for editing the issue contains Issue Id &amp; 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5_EditButtonPresent</text:p>
          </table:table-cell>
          <table:table-cell office:value-type="string">
            <text:p>L1</text:p>
          </table:table-cell>
          <table:table-cell office:value-type="string">
            <text:p>Edit button present for editing the Issu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Edit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6_EditButtonClick</text:p>
          </table:table-cell>
          <table:table-cell office:value-type="string">
            <text:p>L1</text:p>
          </table:table-cell>
          <table:table-cell office:value-type="string">
            <text:p>Edit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two buttons appear-Save &amp; Canc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3">
          <table:table-cell office:value-type="string">
            <text:p>AI0027_IssueTextFieldPresent</text:p>
          </table:table-cell>
          <table:table-cell office:value-type="string">
            <text:p>L1</text:p>
          </table:table-cell>
          <table:table-cell office:value-type="string">
            <text:p>Issu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4">
          <table:table-cell office:value-type="string">
            <text:p>AI0028_VerifyIssuePresent</text:p>
          </table:table-cell>
          <table:table-cell office:value-type="string">
            <text:p>L1</text:p>
          </table:table-cell>
          <table:table-cell office:value-type="string">
            <text:p>Verify issue id is present in the Issue text-fiel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Id is present in the Issue text fiel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I0029_SaveButtonPresent</text:p>
          </table:table-cell>
          <table:table-cell office:value-type="string">
            <text:p>L1</text:p>
          </table:table-cell>
          <table:table-cell office:value-type="string">
            <text:p>Sav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Save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I0030_EditIssueId</text:p>
          </table:table-cell>
          <table:table-cell office:value-type="string">
            <text:p>L1</text:p>
          </table:table-cell>
          <table:table-cell office:value-type="string">
            <text:p>Edit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dit issue id</text:p>
            <text:p>9.Click Save button</text:p>
          </table:table-cell>
          <table:table-cell/>
          <table:table-cell office:value-type="string">
            <text:p>1. Verify that the Issue id should not be edi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3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rase the Issue id in the Issue text field</text:p>
          </table:table-cell>
          <table:table-cell/>
          <table:table-cell office:value-type="string">
            <text:p>1.Verify that the Save button is disabled</text:p>
            <text:p>2.Verify that blank Issue id is not saved</text:p>
            <text:p>3. Verify that an error message is shown as -”This value is requir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3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issue id in the Issue text field</text:p>
          </table:table-cell>
          <table:table-cell/>
          <table:table-cell office:value-type="string">
            <text:p>1.Verify that the Save button is disabled</text:p>
            <text:p>2.Verify that blank Issue id is not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33_DescriptionTextAreaPresent</text:p>
          </table:table-cell>
          <table:table-cell office:value-type="string">
            <text:p>L1</text:p>
          </table:table-cell>
          <table:table-cell office:value-type="string">
            <text:p>Description text area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text area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34_VerifyDescriptionPresent</text:p>
          </table:table-cell>
          <table:table-cell office:value-type="string">
            <text:p>L1</text:p>
          </table:table-cell>
          <table:table-cell office:value-type="string">
            <text:p>Verify Descripti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is present in the Description text area</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35_DescriptionTextWorking</text:p>
          </table:table-cell>
          <table:table-cell office:value-type="string">
            <text:p>L1</text:p>
          </table:table-cell>
          <table:table-cell office:value-type="string">
            <text:p>Description text area working</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description in the Description text area</text:p>
          </table:table-cell>
          <table:table-cell/>
          <table:table-cell office:value-type="string">
            <text:p>1.Verify that the description can be entered in the Description text area</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36_EditDescription</text:p>
          </table:table-cell>
          <table:table-cell office:value-type="string">
            <text:p>L1</text:p>
          </table:table-cell>
          <table:table-cell office:value-type="string">
            <text:p>Edit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hange the description in the Description text area</text:p>
            <text:p>9.Click Save button</text:p>
          </table:table-cell>
          <table:table-cell/>
          <table:table-cell office:value-type="string">
            <text:p>1.Verify that changes made to the description are saved</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37_BlankDescription</text:p>
          </table:table-cell>
          <table:table-cell office:value-type="string">
            <text:p>L2</text:p>
          </table:table-cell>
          <table:table-cell office:value-type="string">
            <text:p>Blank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Leave the Description text area blank</text:p>
            <text:p>9.Click Save button</text:p>
          </table:table-cell>
          <table:table-cell/>
          <table:table-cell office:value-type="string">
            <text:p>1.Verify that no description i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6" office:value-type="string">
            <text:p>AI0038_InvalidDescription</text:p>
          </table:table-cell>
          <table:table-cell table:style-name="ce76" office:value-type="string">
            <text:p>L2</text:p>
          </table:table-cell>
          <table:table-cell table:style-name="ce76" office:value-type="string">
            <text:p>Invalid description</text:p>
          </table:table-cell>
          <table:table-cell table:style-name="ce76"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description in the Description text area</text:p>
            <text:p>9.Click Save button</text:p>
          </table:table-cell>
          <table:table-cell table:style-name="ce76" office:value-type="string">
            <text:p>“@$%)(&amp;&amp;^%^^%$^%$^%$”</text:p>
          </table:table-cell>
          <table:table-cell table:style-name="ce76" office:value-type="string">
            <text:p>1.Verify that no invalid description is saved</text:p>
          </table:table-cell>
          <table:table-cell table:style-name="ce76" office:value-type="string">
            <text:p>1.Invalid description is saved</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43">
          <table:table-cell office:value-type="string">
            <text:p>AI0039_CategoriesPanelPresent</text:p>
          </table:table-cell>
          <table:table-cell office:value-type="string">
            <text:p>L1</text:p>
          </table:table-cell>
          <table:table-cell office:value-type="string">
            <text:p>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Categories panel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I0040_WriteIconPresent</text:p>
          </table:table-cell>
          <table:table-cell office:value-type="string">
            <text:p>L1</text:p>
          </table:table-cell>
          <table:table-cell office:value-type="string">
            <text:p>Write icon present near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Write icon is present near Categorie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I0041_WriteIconClick</text:p>
          </table:table-cell>
          <table:table-cell office:value-type="string">
            <text:p>L1</text:p>
          </table:table-cell>
          <table:table-cell office:value-type="string">
            <text:p>Writ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 window appears titled ”Associate categories with this Issu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6">
          <table:table-cell office:value-type="string">
            <text:p>AI0042_AvailableCategoriespanel</text:p>
          </table:table-cell>
          <table:table-cell office:value-type="string">
            <text:p>L1</text:p>
          </table:table-cell>
          <table:table-cell office:value-type="string">
            <text:p>Available 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vailable categories panel is present</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47">
          <table:table-cell office:value-type="string">
            <text:p>AI0043_VerifyCategoryNotPresent</text:p>
          </table:table-cell>
          <table:table-cell office:value-type="string">
            <text:p>L1</text:p>
          </table:table-cell>
          <table:table-cell office:value-type="string">
            <text:p>Verify no category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re are no categories in the Available categories section</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48">
          <table:table-cell office:value-type="string">
            <text:p>AI0044_AddButtonDisabled</text:p>
          </table:table-cell>
          <table:table-cell office:value-type="string">
            <text:p>L1</text:p>
          </table:table-cell>
          <table:table-cell office:value-type="string">
            <text:p>Add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9">
          <table:table-cell office:value-type="string">
            <text:p>AI0045_RemoveDisabled</text:p>
          </table:table-cell>
          <table:table-cell office:value-type="string">
            <text:p>L1</text:p>
          </table:table-cell>
          <table:table-cell office:value-type="string">
            <text:p>Remove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0">
          <table:table-cell office:value-type="string">
            <text:p>AI0046_AddButton(+)Present</text:p>
          </table:table-cell>
          <table:table-cell office:value-type="string">
            <text:p>L1</text:p>
          </table:table-cell>
          <table:table-cell office:value-type="string">
            <text:p>Verify Add category butt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present </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51">
          <table:table-cell office:value-type="string">
            <text:p>AI0047_AddButton(+)Click</text:p>
          </table:table-cell>
          <table:table-cell office:value-type="string">
            <text:p>L1</text:p>
          </table:table-cell>
          <table:table-cell office:value-type="string">
            <text:p>Click Add Category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a window titled “Add an issue category ” 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1">
          <table:table-cell office:value-type="string">
            <text:p>AI0048_CategoryNameTextFieldPresent</text:p>
          </table:table-cell>
          <table:table-cell office:value-type="string">
            <text:p>L1</text:p>
          </table:table-cell>
          <table:table-cell office:value-type="string">
            <text:p>Category nam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tegory name text field is present for entering the Category nam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I0049_AddButtonPresent</text:p>
          </table:table-cell>
          <table:table-cell office:value-type="string">
            <text:p>L1</text:p>
          </table:table-cell>
          <table:table-cell office:value-type="string">
            <text:p>Add button present,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the Add button is present </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52">
          <table:table-cell office:value-type="string">
            <text:p>AI0050_CancelButtonPresent</text:p>
          </table:table-cell>
          <table:table-cell office:value-type="string">
            <text:p>L1</text:p>
          </table:table-cell>
          <table:table-cell office:value-type="string">
            <text:p>Cancel button present in 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ncel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3">
          <table:table-cell office:value-type="string">
            <text:p>AI0051_ValidCategory</text:p>
          </table:table-cell>
          <table:table-cell office:value-type="string">
            <text:p>L1</text:p>
          </table:table-cell>
          <table:table-cell office:value-type="string">
            <text:p>Valid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office:value-type="string">
            <text:p>“Category1”</text:p>
          </table:table-cell>
          <table:table-cell office:value-type="string">
            <text:p>1.Verify that the Category is added &amp; displayed in the Available categorie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4">
          <table:table-cell table:style-name="ce79" office:value-type="string">
            <text:p>AI0052_InvalidCategory</text:p>
          </table:table-cell>
          <table:table-cell table:style-name="ce79" office:value-type="string">
            <text:p>L2</text:p>
          </table:table-cell>
          <table:table-cell table:style-name="ce79" office:value-type="string">
            <text:p>Invalid category</text:p>
          </table:table-cell>
          <table:table-cell table:style-name="ce79"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style-name="ce79" office:value-type="string">
            <text:p>“#$%^#$%^#$”</text:p>
          </table:table-cell>
          <table:table-cell table:style-name="ce79" office:value-type="string">
            <text:p>1.Verify that invalid category should not be added</text:p>
          </table:table-cell>
          <table:table-cell table:style-name="ce79" office:value-type="string">
            <text:p>1.Invalid category is added</text:p>
          </table:table-cell>
          <table:table-cell table:style-name="ce79" table:number-columns-repeated="2"/>
          <table:table-cell table:style-name="ce79" office:value-type="string">
            <text:p>FAIL</text:p>
          </table:table-cell>
          <table:table-cell table:style-name="ce79" table:number-columns-repeated="4"/>
          <table:table-cell table:style-name="ce79" office:value-type="string">
            <text:p>YES</text:p>
          </table:table-cell>
          <table:table-cell table:style-name="ce79" table:number-columns-repeated="1009"/>
        </table:table-row>
        <table:table-row table:style-name="ro55">
          <table:table-cell office:value-type="string">
            <text:p>AI0053_BlankCategory</text:p>
          </table:table-cell>
          <table:table-cell office:value-type="string">
            <text:p>L2</text:p>
          </table:table-cell>
          <table:table-cell office:value-type="string">
            <text:p>Blank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table-cell office:value-type="string">
            <text:p>1.Verify that blank category should not be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6">
          <table:table-cell office:value-type="string">
            <text:p>AI0054_MultipleCategories</text:p>
          </table:table-cell>
          <table:table-cell office:value-type="string">
            <text:p>L1</text:p>
          </table:table-cell>
          <table:table-cell office:value-type="string">
            <text:p>Add Multiple categories</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ext:p>12.Click Add(+) <text:s/>button</text:p>
            <text:p>13.Enter valid category name in the Category name text field</text:p>
            <text:p>14.Click Add button</text:p>
          </table:table-cell>
          <table:table-cell office:value-type="string">
            <text:p>“Category1”</text:p>
            <text:p>“Category2”</text:p>
            <text:p>“Category3”</text:p>
          </table:table-cell>
          <table:table-cell office:value-type="string">
            <text:p>1.Verify that multiple categories can be added</text:p>
            <text:p>2.Verify that the categories are displayed in the Available categorie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7">
          <table:table-cell office:value-type="string">
            <text:p>AI0055_CancelClick</text:p>
          </table:table-cell>
          <table:table-cell office:value-type="string">
            <text:p>L1</text:p>
          </table:table-cell>
          <table:table-cell office:value-type="string">
            <text:p>Cancel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Cancel button</text:p>
          </table:table-cell>
          <table:table-cell/>
          <table:table-cell office:value-type="string">
            <text:p>1.Verify that no category is add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8">
          <table:table-cell office:value-type="string">
            <text:p>AI0056_ClickAvailableCategory</text:p>
          </table:table-cell>
          <table:table-cell office:value-type="string">
            <text:p>L1</text:p>
          </table:table-cell>
          <table:table-cell office:value-type="string">
            <text:p>Click category in the available categories sec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clicked category is highligh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57_AddButtonEnabled</text:p>
          </table:table-cell>
          <table:table-cell office:value-type="string">
            <text:p>L1</text:p>
          </table:table-cell>
          <table:table-cell office:value-type="string">
            <text:p>Add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Add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9">
          <table:table-cell office:value-type="string">
            <text:p>AI0058_AddButtonClick</text:p>
          </table:table-cell>
          <table:table-cell office:value-type="string">
            <text:p>L1</text:p>
          </table:table-cell>
          <table:table-cell office:value-type="string">
            <text:p>Click Add button in Associate categories with this issu 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the Add button</text:p>
          </table:table-cell>
          <table:table-cell/>
          <table:table-cell office:value-type="string">
            <text:p>1.Verify that selected category in Available categories panel is transferred to the Selected Categories <text:s/>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0">
          <table:table-cell office:value-type="string">
            <text:p>AI0059_ClickSelectedCategory</text:p>
          </table:table-cell>
          <table:table-cell office:value-type="string">
            <text:p>L1</text:p>
          </table:table-cell>
          <table:table-cell office:value-type="string">
            <text:p>Click category in the Selected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the clicked category is highlighted</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61">
          <table:table-cell office:value-type="string">
            <text:p>AI0060_RemoveButtonEnabled</text:p>
          </table:table-cell>
          <table:table-cell office:value-type="string">
            <text:p>L1</text:p>
          </table:table-cell>
          <table:table-cell office:value-type="string">
            <text:p>Remove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Remove button is enabled</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59">
          <table:table-cell table:style-name="ce76" office:value-type="string">
            <text:p>AI0061_RemoveButtonClick</text:p>
          </table:table-cell>
          <table:table-cell table:style-name="ce76" office:value-type="string">
            <text:p>L1</text:p>
          </table:table-cell>
          <table:table-cell table:style-name="ce76" office:value-type="string">
            <text:p>Click Remove button in the Associate categories with this issue window</text:p>
          </table:table-cell>
          <table:table-cell table:style-name="ce76"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the Add button</text:p>
          </table:table-cell>
          <table:table-cell table:style-name="ce76"/>
          <table:table-cell table:style-name="ce76" office:value-type="string">
            <text:p>1.Verify that category in the Selected categories panel is transferred to the Available Categories <text:s/>panel</text:p>
          </table:table-cell>
          <table:table-cell table:style-name="ce76" office:value-type="string">
            <text:p>1. The category in the Selected categories panel is not transferred to Available categories panel</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62">
          <table:table-cell table:style-name="ce76" office:value-type="string">
            <text:p>AI0062_ClickAddMultipleTimes</text:p>
          </table:table-cell>
          <table:table-cell table:style-name="ce76" office:value-type="string">
            <text:p>L1</text:p>
          </table:table-cell>
          <table:table-cell table:style-name="ce76" office:value-type="string">
            <text:p>Click add multiple times</text:p>
          </table:table-cell>
          <table:table-cell table:style-name="ce76"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Add button multiple times</text:p>
            <text:p>(Pre-requisite:Multiple categories must be present in the Available categories panel)</text:p>
          </table:table-cell>
          <table:table-cell table:style-name="ce76"/>
          <table:table-cell table:style-name="ce76" office:value-type="string">
            <text:p>1.Verify that only selected Categories get transferred from the Available categories panel to Selected categories panel one by one</text:p>
          </table:table-cell>
          <table:table-cell table:style-name="ce76" office:value-type="string">
            <text:p>All the Categories get transferred from the Available categories panel to Selected categories panel</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63">
          <table:table-cell table:style-name="ce76" office:value-type="string">
            <text:p>AI0063_ClickRemoveMultipleTimes</text:p>
          </table:table-cell>
          <table:table-cell table:style-name="ce76" office:value-type="string">
            <text:p>L1</text:p>
          </table:table-cell>
          <table:table-cell table:style-name="ce76" office:value-type="string">
            <text:p>Click remove multiple times</text:p>
          </table:table-cell>
          <table:table-cell table:style-name="ce76"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Add button multiple times</text:p>
            <text:p>(Pre-requisite:Multiple categories must be present in the Selected categories panel)</text:p>
          </table:table-cell>
          <table:table-cell table:style-name="ce76"/>
          <table:table-cell table:style-name="ce76" office:value-type="string">
            <text:p>1.Verify that only selected Categories get transferred from the Selected categories panel to Available categories panel one by one</text:p>
          </table:table-cell>
          <table:table-cell table:style-name="ce76" office:value-type="string">
            <text:p>1.All Categories get transferred from the Selected categories panel to Available categories panel</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9">
          <table:table-cell office:value-type="string">
            <text:p>AI0064_DoneButtonPresent</text:p>
          </table:table-cell>
          <table:table-cell office:value-type="string">
            <text:p>L1</text:p>
          </table:table-cell>
          <table:table-cell office:value-type="string">
            <text:p>Don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Done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9">
          <table:table-cell office:value-type="string">
            <text:p>AI0065_DoneButtonClick</text:p>
          </table:table-cell>
          <table:table-cell office:value-type="string">
            <text:p>L1</text:p>
          </table:table-cell>
          <table:table-cell office:value-type="string">
            <text:p>Done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the Add(+) button &amp; add the categories</text:p>
            <text:p>10.Click the Done button</text:p>
          </table:table-cell>
          <table:table-cell/>
          <table:table-cell office:value-type="string">
            <text:p>1.Verify that all the changes made are saved</text:p>
            <text:p>2.Verify that the window “Associate categories with this issue” dis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4">
          <table:table-cell office:value-type="string">
            <text:p>AI0066_CommentsTabPresent</text:p>
          </table:table-cell>
          <table:table-cell office:value-type="string">
            <text:p>L1</text:p>
          </table:table-cell>
          <table:table-cell office:value-type="string">
            <text:p>Comments tab present on the 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Comment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67_HeaderOnCommentsTab</text:p>
          </table:table-cell>
          <table:table-cell office:value-type="string">
            <text:p>L1</text:p>
          </table:table-cell>
          <table:table-cell office:value-type="string">
            <text:p>Header on the Comment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 Verify that the header on the Comments tab contains <text:s/>the following columns-</text:p>
            <text:p>-From</text:p>
            <text:p>-Comments</text:p>
            <text:p>-Applies</text:p>
            <text:p>-Fixed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68_FromColumn</text:p>
          </table:table-cell>
          <table:table-cell office:value-type="string">
            <text:p>L1</text:p>
          </table:table-cell>
          <table:table-cell office:value-type="string">
            <text:p>Verify name is present under From colum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rom column contains the Nam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69_CommentColumn</text:p>
          </table:table-cell>
          <table:table-cell office:value-type="string">
            <text:p>L1</text:p>
          </table:table-cell>
          <table:table-cell office:value-type="string">
            <text:p>Comment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comment column contains the comm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70_AppliesColumn</text:p>
          </table:table-cell>
          <table:table-cell office:value-type="string">
            <text:p>L1</text:p>
          </table:table-cell>
          <table:table-cell office:value-type="string">
            <text:p>Applies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Applies column contains checked/unchecked check box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71_FixedColumn</text:p>
          </table:table-cell>
          <table:table-cell office:value-type="string">
            <text:p>L1</text:p>
          </table:table-cell>
          <table:table-cell office:value-type="string">
            <text:p>Fixed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ixed column in the Comments tab contains checked/unchecked checkbox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72_ClickRecordInCommentsTab</text:p>
          </table:table-cell>
          <table:table-cell office:value-type="string">
            <text:p>L1</text:p>
          </table:table-cell>
          <table:table-cell office:value-type="string">
            <text:p>Click on a record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on a record in the Comments tab</text:p>
          </table:table-cell>
          <table:table-cell/>
          <table:table-cell office:value-type="string">
            <text:p>1.Verify that the page with the issue details is show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4">
          <table:table-cell office:value-type="string">
            <text:p>AI0073_ApproachesTabPresent</text:p>
          </table:table-cell>
          <table:table-cell office:value-type="string">
            <text:p>L1</text:p>
          </table:table-cell>
          <table:table-cell office:value-type="string">
            <text:p>Approaches tab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Approache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5">
          <table:table-cell office:value-type="string">
            <text:p>AI0074_HeaderOnApproachesTab</text:p>
          </table:table-cell>
          <table:table-cell office:value-type="string">
            <text:p>L1</text:p>
          </table:table-cell>
          <table:table-cell office:value-type="string">
            <text:p>Header on 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 Verify that the header on the Approaches tab contains the following columns-</text:p>
            <text:p>-Name</text:p>
            <text:p>-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5">
          <table:table-cell office:value-type="string">
            <text:p>AI0075_NameColumninApproachesTab</text:p>
          </table:table-cell>
          <table:table-cell office:value-type="string">
            <text:p>L1</text:p>
          </table:table-cell>
          <table:table-cell office:value-type="string">
            <text:p>Name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name column contains name of the Approach</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6">
          <table:table-cell office:value-type="string">
            <text:p>AI0075_DescriptionColumninApproachesTab</text:p>
          </table:table-cell>
          <table:table-cell office:value-type="string">
            <text:p>L1</text:p>
          </table:table-cell>
          <table:table-cell office:value-type="string">
            <text:p>Description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Description column contains the description of the Approach</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076_WriteIconPresent</text:p>
          </table:table-cell>
          <table:table-cell office:value-type="string">
            <text:p>L1</text:p>
          </table:table-cell>
          <table:table-cell office:value-type="string">
            <text:p>Write icon present near <text:s/>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Write icon is present near the Approach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8">
          <table:table-cell table:style-name="ce76" office:value-type="string">
            <text:p>AI0077_ClickWriteIcon</text:p>
          </table:table-cell>
          <table:table-cell table:style-name="ce76" office:value-type="string">
            <text:p>L1</text:p>
          </table:table-cell>
          <table:table-cell table:style-name="ce76" office:value-type="string">
            <text:p>Click the Write icon near the Approaches tab</text:p>
          </table:table-cell>
          <table:table-cell table:style-name="ce76"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76"/>
          <table:table-cell table:style-name="ce76" office:value-type="string">
            <text:p>1.Verify that <text:s/>a new window appears for adding the approaches</text:p>
          </table:table-cell>
          <table:table-cell table:style-name="ce76" office:value-type="string">
            <text:p>1.A new window does not appear for adding the approaches</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3">
          <table:table-cell table:style-name="ce79" office:value-type="string">
            <text:p>AI0078_ClickAnApproachInApproachesTab</text:p>
          </table:table-cell>
          <table:table-cell table:style-name="ce79" office:value-type="string">
            <text:p>L1</text:p>
          </table:table-cell>
          <table:table-cell table:style-name="ce79" office:value-type="string">
            <text:p>Click an approach in the Approaches tab</text:p>
          </table:table-cell>
          <table:table-cell table:style-name="ce79"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79"/>
          <table:table-cell table:style-name="ce79" office:value-type="string">
            <text:p>1.Verify that the page with the Approach details gets <text:s/>opened</text:p>
          </table:table-cell>
          <table:table-cell table:style-name="ce79" office:value-type="string">
            <text:p>1.The page with the Approach details does not get <text:s/>opened</text:p>
          </table:table-cell>
          <table:table-cell table:style-name="ce79" table:number-columns-repeated="2"/>
          <table:table-cell table:style-name="ce79" office:value-type="string">
            <text:p>FAIL</text:p>
          </table:table-cell>
          <table:table-cell table:style-name="ce79" table:number-columns-repeated="4"/>
          <table:table-cell table:style-name="ce79" office:value-type="string">
            <text:p>YES</text:p>
          </table:table-cell>
          <table:table-cell table:style-name="ce79" table:number-columns-repeated="1009"/>
        </table:table-row>
        <table:table-row table:style-name="ro23">
          <table:table-cell office:value-type="string">
            <text:p>AI0079_Flows TabPresent</text:p>
          </table:table-cell>
          <table:table-cell office:value-type="string">
            <text:p>L1</text:p>
          </table:table-cell>
          <table:table-cell office:value-type="string">
            <text:p>Flow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low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80_HeaderOnFlowsTab</text:p>
          </table:table-cell>
          <table:table-cell office:value-type="string">
            <text:p>L1</text:p>
          </table:table-cell>
          <table:table-cell office:value-type="string">
            <text:p>Header o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header on the flows tab contains the following columns-</text:p>
            <text:p>-From</text:p>
            <text:p>-To</text:p>
            <text:p>-Name</text:p>
            <text:p>-Phase</text:p>
            <text:p>-Document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81_FromColumnInFlowsTab</text:p>
          </table:table-cell>
          <table:table-cell office:value-type="string">
            <text:p>L1</text:p>
          </table:table-cell>
          <table:table-cell office:value-type="string">
            <text:p>From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82_ToColumnInFlowsTab</text:p>
          </table:table-cell>
          <table:table-cell office:value-type="string">
            <text:p>L1</text:p>
          </table:table-cell>
          <table:table-cell office:value-type="string">
            <text:p>To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83_NameColumnInFlowsTab</text:p>
          </table:table-cell>
          <table:table-cell office:value-type="string">
            <text:p>L1</text:p>
          </table:table-cell>
          <table:table-cell office:value-type="string">
            <text:p>Nam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Name column contains <text:s/>the name of the subjec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84_PhaseColumnInFlowsTab</text:p>
          </table:table-cell>
          <table:table-cell office:value-type="string">
            <text:p>L1</text:p>
          </table:table-cell>
          <table:table-cell office:value-type="string">
            <text:p>Phas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Phase column contains <text:s/>the name of the phase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85_DocumentColumnInFlowsTab</text:p>
          </table:table-cell>
          <table:table-cell office:value-type="string">
            <text:p>L1</text:p>
          </table:table-cell>
          <table:table-cell office:value-type="string">
            <text:p>Document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Document column contains <text:s/>the name of the docum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86_ClickFlowIn FlowsTab</text:p>
          </table:table-cell>
          <table:table-cell office:value-type="string">
            <text:p>L1</text:p>
          </table:table-cell>
          <table:table-cell office:value-type="string">
            <text:p>Click flow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ext:p>9.Click on a flow in the Flows tab</text:p>
          </table:table-cell>
          <table:table-cell/>
          <table:table-cell office:value-type="string">
            <text:p>1.Verify that the Edit flow page 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7_DeleteCategoryButton(X)Present</text:p>
          </table:table-cell>
          <table:table-cell office:value-type="string">
            <text:p>L1</text:p>
          </table:table-cell>
          <table:table-cell office:value-type="string">
            <text:p>Delete Category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able:table-cell>
          <table:table-cell/>
          <table:table-cell office:value-type="string">
            <text:p>1.Verify that Delete button(X) is present for deleting the categor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88_DeleteCategoryButton(X)Working</text:p>
          </table:table-cell>
          <table:table-cell office:value-type="string">
            <text:p>L1</text:p>
          </table:table-cell>
          <table:table-cell office:value-type="string">
            <text:p>Delete Category button working</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text:p>
          </table:table-cell>
          <table:table-cell/>
          <table:table-cell office:value-type="string">
            <text:p>1.Verify that the selected category is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6">
          <table:table-cell office:value-type="string">
            <text:p>AI0089_ClickDeleteMultipleTimes</text:p>
          </table:table-cell>
          <table:table-cell office:value-type="string">
            <text:p>L1</text:p>
          </table:table-cell>
          <table:table-cell office:value-type="string">
            <text:p>Click Delete button multiple times,Deleting categories</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 multiple times</text:p>
          </table:table-cell>
          <table:table-cell/>
          <table:table-cell office:value-type="string">
            <text:p>1.Verify that only the selected categories are deleted one by on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90_DeleteIssueButtonPresent</text:p>
          </table:table-cell>
          <table:table-cell office:value-type="string">
            <text:p>L1</text:p>
          </table:table-cell>
          <table:table-cell office:value-type="string">
            <text:p>Delete button present on Issue page for Deleting issues</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lete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office:value-type="string">
            <text:p>AI0091_DeleteIssueButtonWorking</text:p>
          </table:table-cell>
          <table:table-cell office:value-type="string">
            <text:p>L1</text:p>
          </table:table-cell>
          <table:table-cell office:value-type="string">
            <text:p>Delete button working,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able:table-cell>
          <table:table-cell/>
          <table:table-cell office:value-type="string">
            <text:p>1.Verify that the Issue is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1">
          <table:table-cell office:value-type="string">
            <text:p>AI0092_DeleteCancel</text:p>
          </table:table-cell>
          <table:table-cell office:value-type="string">
            <text:p>L1</text:p>
          </table:table-cell>
          <table:table-cell office:value-type="string">
            <text:p>Delete Cancel</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ext:p>7.Click the Cancel button</text:p>
          </table:table-cell>
          <table:table-cell/>
          <table:table-cell office:value-type="string">
            <text:p>1.Verify that the Issue is not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93_AppliesCheckboxPresent</text:p>
          </table:table-cell>
          <table:table-cell office:value-type="string">
            <text:p>L1</text:p>
          </table:table-cell>
          <table:table-cell office:value-type="string">
            <text:p>Applies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94_AppliesCheckboxWorking</text:p>
          </table:table-cell>
          <table:table-cell office:value-type="string">
            <text:p>L1</text:p>
          </table:table-cell>
          <table:table-cell office:value-type="string">
            <text:p>Applies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can be checked/unche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95_FixedCheckBoxPresent</text:p>
          </table:table-cell>
          <table:table-cell office:value-type="string">
            <text:p>L1</text:p>
          </table:table-cell>
          <table:table-cell office:value-type="string">
            <text:p>Fixed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Fixed check box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96_FixedCheckBoxWorking</text:p>
          </table:table-cell>
          <table:table-cell office:value-type="string">
            <text:p>L1</text:p>
          </table:table-cell>
          <table:table-cell office:value-type="string">
            <text:p>Fixed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Fixed check box can be checked/unche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97_SaveCheckBoxState</text:p>
          </table:table-cell>
          <table:table-cell office:value-type="string">
            <text:p>L1</text:p>
          </table:table-cell>
          <table:table-cell office:value-type="string">
            <text:p>Save Checkbox state(Applies&amp;fixed)</text:p>
          </table:table-cell>
          <table:table-cell office:value-type="string">
            <text:p>1.Login to Analyst</text:p>
            <text:p>2.Click the desired project record</text:p>
            <text:p>3.Click Interviews button</text:p>
            <text:p>4.Click a record in the Recent tab</text:p>
            <text:p>5.Click on an issue in the Issues tab</text:p>
            <text:p>6.Check the Applies/Fixed check box</text:p>
            <text:p>7.Click the Save button</text:p>
          </table:table-cell>
          <table:table-cell/>
          <table:table-cell office:value-type="string">
            <text:p>1.Verify that the checkbox state i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098_AppliesColumnIssuesPanel</text:p>
          </table:table-cell>
          <table:table-cell office:value-type="string">
            <text:p>L1</text:p>
          </table:table-cell>
          <table:table-cell office:value-type="string">
            <text:p>Check Applies check box</text:p>
          </table:table-cell>
          <table:table-cell office:value-type="string">
            <text:p>1.Login to Analyst</text:p>
            <text:p>2.Click the desired project record</text:p>
            <text:p>3.Click Interviews button</text:p>
            <text:p>4.Click a record in the Recent tab</text:p>
            <text:p>5.Click on an issue in the Issues tab</text:p>
            <text:p>6.Check the Applies check box</text:p>
            <text:p>7.Click the Save button</text:p>
            <text:p>8.Go to Issues tab</text:p>
          </table:table-cell>
          <table:table-cell/>
          <table:table-cell office:value-type="string">
            <text:p>1.Verify that Applies column contains value true for the issue selected/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099_AppliesColumnIssuesPanel</text:p>
          </table:table-cell>
          <table:table-cell office:value-type="string">
            <text:p>L1</text:p>
          </table:table-cell>
          <table:table-cell office:value-type="string">
            <text:p>Uncheck Applies check box </text:p>
          </table:table-cell>
          <table:table-cell office:value-type="string">
            <text:p>1.Login to Analyst</text:p>
            <text:p>2.Click the desired project record</text:p>
            <text:p>3.Click Interviews button</text:p>
            <text:p>4.Click a record in the Recent tab</text:p>
            <text:p>5.Click on an issue in the Issues tab</text:p>
            <text:p>6.Uncheck the Applies check box</text:p>
            <text:p>7.Click the Save button</text:p>
            <text:p>8.Go to Issues tab</text:p>
          </table:table-cell>
          <table:table-cell/>
          <table:table-cell office:value-type="string">
            <text:p>1.Verify that Applies column contains value false for the issue selected/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00_FixedColumnIssuesPanel</text:p>
          </table:table-cell>
          <table:table-cell office:value-type="string">
            <text:p>L1</text:p>
          </table:table-cell>
          <table:table-cell office:value-type="string">
            <text:p>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Check the Fixed check box</text:p>
            <text:p>7.Click the Save button</text:p>
            <text:p>8.Go to Issues tab</text:p>
          </table:table-cell>
          <table:table-cell/>
          <table:table-cell office:value-type="string">
            <text:p>1.Verify that Fixed column contains value true for the issue selected/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01_FixedColumnIssuesPanel</text:p>
          </table:table-cell>
          <table:table-cell office:value-type="string">
            <text:p>L1</text:p>
          </table:table-cell>
          <table:table-cell office:value-type="string">
            <text:p>Un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Uncheck the Fixed check box</text:p>
            <text:p>7.Click the Save button</text:p>
            <text:p>8.Go to Issues tab</text:p>
          </table:table-cell>
          <table:table-cell/>
          <table:table-cell office:value-type="string">
            <text:p>1.Verify that Fixed column contains value false for the issue selected/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102_AffectedFlowsTabPresent</text:p>
          </table:table-cell>
          <table:table-cell office:value-type="string">
            <text:p>L1</text:p>
          </table:table-cell>
          <table:table-cell office:value-type="string">
            <text:p>Affected flow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Affected flow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03_NoAffectedFlows</text:p>
          </table:table-cell>
          <table:table-cell office:value-type="string">
            <text:p>L1</text:p>
          </table:table-cell>
          <table:table-cell office:value-type="string">
            <text:p>No affected flow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able:table-cell>
          <table:table-cell/>
          <table:table-cell office:value-type="string">
            <text:p>1.Verify that no flows are present under Affected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104_WriteIconPresent</text:p>
          </table:table-cell>
          <table:table-cell office:value-type="string">
            <text:p>L1</text:p>
          </table:table-cell>
          <table:table-cell office:value-type="string">
            <text:p>Write icon present near Affected flow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Write icon is present on the Issue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105_ClickWriteIconWhenNoFlowsPresent</text:p>
          </table:table-cell>
          <table:table-cell office:value-type="string">
            <text:p>L1</text:p>
          </table:table-cell>
          <table:table-cell office:value-type="string">
            <text:p>Click Write Icon when no flow is present </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able:table-cell>
          <table:table-cell/>
          <table:table-cell table:style-name="ce88" office:value-type="string">
            <text:p>1.Verify that a new window titled “Associate flows with this issue” appears</text:p>
            <text:p>2.Verify that there are no flows present </text:p>
            <text:p>3.Verify that the Add &amp; Remove buttons are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06_DoneButtonPresent</text:p>
          </table:table-cell>
          <table:table-cell office:value-type="string">
            <text:p>L1</text:p>
          </table:table-cell>
          <table:table-cell office:value-type="string">
            <text:p>Done button present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Done button is present in the “Associate flow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07_ClickDoneButton</text:p>
          </table:table-cell>
          <table:table-cell office:value-type="string">
            <text:p>L1</text:p>
          </table:table-cell>
          <table:table-cell office:value-type="string">
            <text:p>Click the Done button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ext:p>7. Click the Done button</text:p>
          </table:table-cell>
          <table:table-cell/>
          <table:table-cell office:value-type="string">
            <text:p>1.Verify that the “Associate flows with this issue ” window dis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08_ClickWriteIconWhenFlowIsPresent</text:p>
          </table:table-cell>
          <table:table-cell office:value-type="string">
            <text:p>L1</text:p>
          </table:table-cell>
          <table:table-cell office:value-type="string">
            <text:p>Click Write icon when flow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ext:s/>flow/flows are present in the right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09_AddButtonDisabled</text:p>
          </table:table-cell>
          <table:table-cell office:value-type="string">
            <text:p>L1</text:p>
          </table:table-cell>
          <table:table-cell office:value-type="string">
            <text:p>Add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Add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10_RemoveButtonDisabled</text:p>
          </table:table-cell>
          <table:table-cell office:value-type="string">
            <text:p>L1</text:p>
          </table:table-cell>
          <table:table-cell office:value-type="string">
            <text:p>Remove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
            <text:p>1.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11_ClickFlowInRightPanel</text:p>
          </table:table-cell>
          <table:table-cell office:value-type="string">
            <text:p>L1</text:p>
          </table:table-cell>
          <table:table-cell office:value-type="string">
            <text:p>Click flow in the righ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able:table-cell>
          <table:table-cell/>
          <table:table-cell office:value-type="string">
            <text:p>1.Verify that the clicked flow is highlighted</text:p>
            <text:p>2.Verify that the Add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112_ClickAddButton</text:p>
          </table:table-cell>
          <table:table-cell office:value-type="string">
            <text:p>L1</text:p>
          </table:table-cell>
          <table:table-cell office:value-type="string">
            <text:p>Click the Add button to add flow to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ext:p>9.Click the Add button</text:p>
          </table:table-cell>
          <table:table-cell/>
          <table:table-cell office:value-type="string">
            <text:p>1.Verify that the flow is added to the left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13_ClickFlowInLeftPanel</text:p>
          </table:table-cell>
          <table:table-cell office:value-type="string">
            <text:p>L1</text:p>
          </table:table-cell>
          <table:table-cell office:value-type="string">
            <text:p>Click flow in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able:table-cell>
          <table:table-cell/>
          <table:table-cell office:value-type="string">
            <text:p>1.Verify that the clicked flow is highlighted</text:p>
            <text:p>2.Verify that the Remov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table:style-name="ce76" office:value-type="string">
            <text:p>AI0114_ClickRemoveButton</text:p>
          </table:table-cell>
          <table:table-cell table:style-name="ce76" office:value-type="string">
            <text:p>L1</text:p>
          </table:table-cell>
          <table:table-cell table:style-name="ce76" office:value-type="string">
            <text:p>Click the Remove button to remove <text:s/>flow from the left panel</text:p>
          </table:table-cell>
          <table:table-cell table:style-name="ce76"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ext:p>9.Click the Remove button</text:p>
          </table:table-cell>
          <table:table-cell table:style-name="ce76"/>
          <table:table-cell table:style-name="ce76" office:value-type="string">
            <text:p>1.Verify that the flow is removed from the left panel and added in the right panel</text:p>
          </table:table-cell>
          <table:table-cell table:style-name="ce76" office:value-type="string">
            <text:p>1.The flow is not removed from the left panel and not added in the right panel</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9">
          <table:table-cell office:value-type="string">
            <text:p>AI0115_RelevantApproachesTabPresent</text:p>
          </table:table-cell>
          <table:table-cell office:value-type="string">
            <text:p>L1</text:p>
          </table:table-cell>
          <table:table-cell office:value-type="string">
            <text:p>Relevant Approache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Relevant approache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16_RelevantApproachesTabHeader</text:p>
          </table:table-cell>
          <table:table-cell office:value-type="string">
            <text:p>L1</text:p>
          </table:table-cell>
          <table:table-cell office:value-type="string">
            <text:p>Header on the Relevant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Relevant approaches tab header contains the following columns-</text:p>
            <text:p>-Name</text:p>
            <text:p>-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17_VerifyNoRelevantApproachesPresent</text:p>
          </table:table-cell>
          <table:table-cell office:value-type="string">
            <text:p>L1</text:p>
          </table:table-cell>
          <table:table-cell office:value-type="string">
            <text:p>Verify that no relevant approaches are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no relevant approaches are present in the Relevant approache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18_WriteIconPresent</text:p>
          </table:table-cell>
          <table:table-cell office:value-type="string">
            <text:p>L1</text:p>
          </table:table-cell>
          <table:table-cell office:value-type="string">
            <text:p>Write ic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Write ic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19_ClickWriteIcon</text:p>
          </table:table-cell>
          <table:table-cell office:value-type="string">
            <text:p>L1</text:p>
          </table:table-cell>
          <table:table-cell office:value-type="string">
            <text:p>Click Write icon for adding relevant approaches</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 new window titled “Associate approaches with this issue” 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20_PanelsPresent</text:p>
          </table:table-cell>
          <table:table-cell office:value-type="string">
            <text:p>L1</text:p>
          </table:table-cell>
          <table:table-cell office:value-type="string">
            <text:p>Panel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wo panels are present</text:p>
            <text:p>-Available</text:p>
            <text:p>-Selec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121_VerifyNoApproachesPresent</text:p>
          </table:table-cell>
          <table:table-cell office:value-type="string">
            <text:p>L1</text:p>
          </table:table-cell>
          <table:table-cell office:value-type="string">
            <text:p>No approache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no approaches are present in the Available &amp; Selected panels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22_DoneButtonPresentInAssociateApproaches</text:p>
          </table:table-cell>
          <table:table-cell office:value-type="string">
            <text:p>L1</text:p>
          </table:table-cell>
          <table:table-cell office:value-type="string">
            <text:p>Done button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e Done button is present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23_ClickDoneButtonInAssociateApproaches</text:p>
          </table:table-cell>
          <table:table-cell office:value-type="string">
            <text:p>L1</text:p>
          </table:table-cell>
          <table:table-cell office:value-type="string">
            <text:p>Click Done button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ssociate Approaches with this window” disappears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24_VerifyApproachesPresentInAvailablePanel</text:p>
          </table:table-cell>
          <table:table-cell office:value-type="string">
            <text:p>L1</text:p>
          </table:table-cell>
          <table:table-cell office:value-type="string">
            <text:p>Verify <text:s/>approach/approaches present in the Available panel</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pproach/approaches are present in the Availabl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25_AddButtonDisabledInAssociateApproaches</text:p>
          </table:table-cell>
          <table:table-cell office:value-type="string">
            <text:p>L1</text:p>
          </table:table-cell>
          <table:table-cell office:value-type="string">
            <text:p>Add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dd button is present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26_RemoveButtonDisabledInAssociateApproaches</text:p>
          </table:table-cell>
          <table:table-cell office:value-type="string">
            <text:p>L1</text:p>
          </table:table-cell>
          <table:table-cell office:value-type="string">
            <text:p>Remove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Remove button is disabled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127_AddButtonEnabledInAssociateApproaches</text:p>
          </table:table-cell>
          <table:table-cell office:value-type="string">
            <text:p>L1</text:p>
          </table:table-cell>
          <table:table-cell office:value-type="string">
            <text:p>Add button en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able:table-cell>
          <table:table-cell/>
          <table:table-cell office:value-type="string">
            <text:p>1.Verify that the Add button in the ”Associate approaches with this issue” window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table:style-name="ce76" office:value-type="string">
            <text:p>AI0128_AddAvailableApproachToSelectedApproach</text:p>
          </table:table-cell>
          <table:table-cell table:style-name="ce76" office:value-type="string">
            <text:p>L1</text:p>
          </table:table-cell>
          <table:table-cell table:style-name="ce76" office:value-type="string">
            <text:p>Add available approach to Selected panel</text:p>
          </table:table-cell>
          <table:table-cell table:style-name="ce76"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ext:p>9.Click the Add button</text:p>
          </table:table-cell>
          <table:table-cell table:style-name="ce76"/>
          <table:table-cell table:style-name="ce76" office:value-type="string">
            <text:p>1.Verify that the <text:s/>approach is transferred from Available panel to Selected panel</text:p>
          </table:table-cell>
          <table:table-cell table:style-name="ce76" office:value-type="string">
            <text:p>1.The <text:s/>approach is not transferred from Available panel to Selected panel</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2">
          <table:table-cell table:style-name="ce79" office:value-type="string">
            <text:p>AI0129_RemoveButtonEnabled</text:p>
          </table:table-cell>
          <table:table-cell table:style-name="ce79" office:value-type="string">
            <text:p>L1</text:p>
          </table:table-cell>
          <table:table-cell table:style-name="ce79" office:value-type="string">
            <text:p>Remove button enabled</text:p>
          </table:table-cell>
          <table:table-cell table:style-name="ce7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able:table-cell>
          <table:table-cell table:style-name="ce79"/>
          <table:table-cell table:style-name="ce79" office:value-type="string">
            <text:p>1.Verify that the approach in the selected panel gets highlighted</text:p>
            <text:p>2.Verify that the remove button is enabled</text:p>
          </table:table-cell>
          <table:table-cell table:style-name="ce79" office:value-type="string">
            <text:p>1.There is no approach to select in the selected panel</text:p>
            <text:p>2.The remove button is not <text:s/>enabled</text:p>
          </table:table-cell>
          <table:table-cell table:style-name="ce79" table:number-columns-repeated="2"/>
          <table:table-cell table:style-name="ce79" office:value-type="string">
            <text:p>FAIL</text:p>
          </table:table-cell>
          <table:table-cell table:style-name="ce79" table:number-columns-repeated="4"/>
          <table:table-cell table:style-name="ce79" office:value-type="string">
            <text:p>YES</text:p>
          </table:table-cell>
          <table:table-cell table:style-name="ce79" table:number-columns-repeated="1009"/>
        </table:table-row>
        <table:table-row table:style-name="ro19">
          <table:table-cell table:style-name="ce79" office:value-type="string">
            <text:p>AI0130_RemoveSelectedApproach</text:p>
          </table:table-cell>
          <table:table-cell table:style-name="ce79" office:value-type="string">
            <text:p>L1</text:p>
          </table:table-cell>
          <table:table-cell table:style-name="ce79" office:value-type="string">
            <text:p>Remove selected approach</text:p>
          </table:table-cell>
          <table:table-cell table:style-name="ce7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ext:p>9.Click Remove button</text:p>
          </table:table-cell>
          <table:table-cell table:style-name="ce79"/>
          <table:table-cell table:style-name="ce79" office:value-type="string">
            <text:p>1.Verify that the approach is removed from the Selected panel</text:p>
          </table:table-cell>
          <table:table-cell table:style-name="ce79" office:value-type="string">
            <text:p>1.The approach is not removed from the selected panel</text:p>
          </table:table-cell>
          <table:table-cell table:style-name="ce79" table:number-columns-repeated="2"/>
          <table:table-cell table:style-name="ce79" office:value-type="string">
            <text:p>FAIL</text:p>
          </table:table-cell>
          <table:table-cell table:style-name="ce79" table:number-columns-repeated="4"/>
          <table:table-cell table:style-name="ce79" office:value-type="string">
            <text:p>YES</text:p>
          </table:table-cell>
          <table:table-cell table:style-name="ce79" table:number-columns-repeated="1009"/>
        </table:table-row>
        <table:table-row table:style-name="ro9">
          <table:table-cell office:value-type="string">
            <text:p>AI0131_DetailsTabPresent</text:p>
          </table:table-cell>
          <table:table-cell office:value-type="string">
            <text:p>L1</text:p>
          </table:table-cell>
          <table:table-cell office:value-type="string">
            <text:p>Detail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tails tab is present on the Issues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32_AddDetailsButtonPresent</text:p>
          </table:table-cell>
          <table:table-cell office:value-type="string">
            <text:p>L1</text:p>
          </table:table-cell>
          <table:table-cell office:value-type="string">
            <text:p>Add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Add Details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33_ClickAddDetailsButton</text:p>
          </table:table-cell>
          <table:table-cell office:value-type="string">
            <text:p>L1</text:p>
          </table:table-cell>
          <table:table-cell office:value-type="string">
            <text:p>ClickAddDetailsButton</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able:table-cell>
          <table:table-cell/>
          <table:table-cell office:value-type="string">
            <text:p>1.Verify that two text-fields appear for adding the detail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134_AddDetails</text:p>
          </table:table-cell>
          <table:table-cell office:value-type="string">
            <text:p>L1</text:p>
          </table:table-cell>
          <table:table-cell office:value-type="string">
            <text:p>Add details </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ext:p>8.Enter details in the first text field</text:p>
            <text:p>8.Enter details in the second text field</text:p>
          </table:table-cell>
          <table:table-cell office:value-type="string">
            <text:p>“Testing”</text:p>
            <text:p>“Details for testing”</text:p>
          </table:table-cell>
          <table:table-cell office:value-type="string">
            <text:p>1.Verify that the entered details are displayed &amp; added to the detail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3">
          <table:table-cell table:style-name="ce76" office:value-type="string">
            <text:p>AI0135_AddMultipleDetails</text:p>
          </table:table-cell>
          <table:table-cell table:style-name="ce76" office:value-type="string">
            <text:p>L1</text:p>
          </table:table-cell>
          <table:table-cell table:style-name="ce76" office:value-type="string">
            <text:p>Add multiple details </text:p>
          </table:table-cell>
          <table:table-cell table:style-name="ce76"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 </text:p>
            <text:p>8.Enter details in the first text field</text:p>
            <text:p>9.Enter details in the second text field</text:p>
            <text:p>10.Click the Add details (+) button</text:p>
            <text:p>11.Enter details in the first text field</text:p>
            <text:p>12.Enter details in the second text field</text:p>
          </table:table-cell>
          <table:table-cell table:style-name="ce76" office:value-type="string">
            <text:p>“Testing”</text:p>
            <text:p>“Details for testing”</text:p>
            <text:p/>
            <text:p>“Designing”</text:p>
            <text:p>“Details for designing”</text:p>
          </table:table-cell>
          <table:table-cell table:style-name="ce76" office:value-type="string">
            <text:p>1.Verify that the multiple details are displayed &amp; added to the details tab </text:p>
          </table:table-cell>
          <table:table-cell table:style-name="ce76" office:value-type="string">
            <text:p>1.Add button cannot be clicked once one detail record is added</text:p>
            <text:p>2.Multiple details are not displayed &amp; not added to the details tab </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6">
          <table:table-cell office:value-type="string">
            <text:p>AI0136_DeleteDetailsButtonPresent</text:p>
          </table:table-cell>
          <table:table-cell office:value-type="string">
            <text:p>L1</text:p>
          </table:table-cell>
          <table:table-cell office:value-type="string">
            <text:p>Delete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Delete details button is present before every record in the Detail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137_DeleteDetails</text:p>
          </table:table-cell>
          <table:table-cell office:value-type="string">
            <text:p>L1</text:p>
          </table:table-cell>
          <table:table-cell office:value-type="string">
            <text:p>Delete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able:table-cell>
          <table:table-cell/>
          <table:table-cell office:value-type="string">
            <text:p>1.Verify that a confirm dialog box appears</text:p>
            <text:p>2.Verify that selected record of the details gets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I0138_CancelDeleteDetails</text:p>
          </table:table-cell>
          <table:table-cell office:value-type="string">
            <text:p>L1</text:p>
          </table:table-cell>
          <table:table-cell office:value-type="string">
            <text:p>Cancel deleting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ext:p>8.Click Cancel button</text:p>
          </table:table-cell>
          <table:table-cell/>
          <table:table-cell office:value-type="string">
            <text:p>1.Verify that the details are not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39_ScrollbarPresent</text:p>
          </table:table-cell>
          <table:table-cell office:value-type="string">
            <text:p>L3</text:p>
          </table:table-cell>
          <table:table-cell office:value-type="string">
            <text:p>Verify that the scroll bar is present if there is a large issue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lengthy comment in the Comment text area</text:p>
          </table:table-cell>
          <table:table-cell/>
          <table:table-cell office:value-type="string">
            <text:p>1. Verify that scroll bar is present in the comment text area &amp; is working properly</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140_Grammar&amp;SpellingMistake</text:p>
          </table:table-cell>
          <table:table-cell office:value-type="string">
            <text:p>L3</text:p>
          </table:table-cell>
          <table:table-cell office:value-type="string">
            <text:p>Grammar &amp; spelling mistake on the Issues tab</text:p>
          </table:table-cell>
          <table:table-cell office:value-type="string">
            <text:p><text:span text:style-name="T4">1.Login to </text:span><text:span text:style-name="T4">Analyst</text:span></text:p>
            <text:p>2.Click the desired project record</text:p>
            <text:p>3.Click Interviews button</text:p>
            <text:p>4.Click a record in the Recent tab</text:p>
            <text:p>5.Click on <text:s/>Issues tab</text:p>
          </table:table-cell>
          <table:table-cell/>
          <table:table-cell table:style-name="ce57" office:value-type="string">
            <text:p>1. Verify that there is no grammar &amp; spelling mistake in the Issu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table:style-name="ce80" office:value-type="string">
            <text:p>AS0141__FontType</text:p>
          </table:table-cell>
          <table:table-cell table:style-name="ce80" office:value-type="string">
            <text:p>L3</text:p>
          </table:table-cell>
          <table:table-cell table:style-name="ce80" office:value-type="string">
            <text:p>Screen Font Type in Issues tab</text:p>
          </table:table-cell>
          <table:table-cell office:value-type="string">
            <text:p><text:span text:style-name="T4">1.Login to </text:span><text:span text:style-name="T4">Analyst</text:span></text:p>
            <text:p>2.Click the desired project record</text:p>
            <text:p>3.Click Interviews button</text:p>
            <text:p>4.Click a record in the Recent tab</text:p>
            <text:p>5.Click on <text:s/>Issues tab</text:p>
          </table:table-cell>
          <table:table-cell table:style-name="ce87"/>
          <table:table-cell table:style-name="ce8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80" office:value-type="string">
            <text:p>PASS</text:p>
          </table:table-cell>
          <table:table-cell table:style-name="Default" table:number-columns-repeated="2"/>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6">
          <table:table-cell table:style-name="ce80" office:value-type="string">
            <text:p>AI0142_Text&amp;ControlColor</text:p>
          </table:table-cell>
          <table:table-cell table:style-name="ce80" office:value-type="string">
            <text:p>L3</text:p>
          </table:table-cell>
          <table:table-cell table:style-name="ce80" office:value-type="string">
            <text:p>Colors of text and controls </text:p>
          </table:table-cell>
          <table:table-cell office:value-type="string">
            <text:p><text:span text:style-name="T4">1.Login to </text:span><text:span text:style-name="T4">Analyst</text:span></text:p>
            <text:p>2.Click the desired project record</text:p>
            <text:p>3.Click Interviews button</text:p>
            <text:p>4.Click a record in the Recent tab</text:p>
            <text:p>5.Click on <text:s/>Issues tab</text:p>
          </table:table-cell>
          <table:table-cell table:style-name="ce87"/>
          <table:table-cell table:style-name="ce80" office:value-type="string">
            <text:p>1. Verify that screens do not use different color sets as to cause an inconsistent and poorly thought-out user interface design.</text:p>
          </table:table-cell>
          <table:table-cell table:style-name="ce80" office:value-type="string">
            <text:p>PASS</text:p>
          </table:table-cell>
          <table:table-cell table:style-name="ce80"/>
          <table:table-cell table:style-name="Default"/>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1" table:number-rows-repeated="65390">
          <table:table-cell table:number-columns-repeated="1024"/>
        </table:table-row>
        <table:table-row table:style-name="ro1">
          <table:table-cell table:number-columns-repeated="1024"/>
        </table:table-row>
      </table:table>
      <table:table table:name="Analyst_Flows" table:style-name="ta2" table:print="false">
        <table:table-column table:style-name="co12" table:number-columns-repeated="3" table:default-cell-style-name="ce75"/>
        <table:table-column table:style-name="co32" table:default-cell-style-name="ce75"/>
        <table:table-column table:style-name="co12" table:default-cell-style-name="ce75"/>
        <table:table-column table:style-name="co33" table:default-cell-style-name="ce75"/>
        <table:table-column table:style-name="co34" table:default-cell-style-name="ce75"/>
        <table:table-column table:style-name="co12" table:number-columns-repeated="7" table:default-cell-style-name="ce75"/>
        <table:table-column table:style-name="co35"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8">
          <table:table-cell office:value-type="string">
            <text:p>AF0001_FlowsTabPresent</text:p>
          </table:table-cell>
          <table:table-cell office:value-type="string">
            <text:p>L1</text:p>
          </table:table-cell>
          <table:table-cell office:value-type="string">
            <text:p>Flows tab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flow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F0002_FlowsTabHeader</text:p>
          </table:table-cell>
          <table:table-cell office:value-type="string">
            <text:p>L1</text:p>
          </table:table-cell>
          <table:table-cell office:value-type="string">
            <text:p>Header on Flows tab</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Verify that the Flows tab header contains the following columns</text:p>
            <text:p>-From</text:p>
            <text:p>-To</text:p>
            <text:p>-Subjec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3">
          <table:table-cell office:value-type="string">
            <text:p>AF0003_VerifyNoFlowsPresent</text:p>
          </table:table-cell>
          <table:table-cell office:value-type="string">
            <text:p>L1</text:p>
          </table:table-cell>
          <table:table-cell office:value-type="string">
            <text:p>Verify no flows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no flows are present under the flow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F0004_AddFlowButtonPresent</text:p>
          </table:table-cell>
          <table:table-cell office:value-type="string">
            <text:p>L1</text:p>
          </table:table-cell>
          <table:table-cell office:value-type="string">
            <text:p>Add flow button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Add flow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5_ClickAddFlowButton</text:p>
          </table:table-cell>
          <table:table-cell office:value-type="string">
            <text:p>L1</text:p>
          </table:table-cell>
          <table:table-cell office:value-type="string">
            <text:p>Click Add flow button</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Edit flow page is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6_SaveButtonDisabled</text:p>
          </table:table-cell>
          <table:table-cell office:value-type="string">
            <text:p>L1</text:p>
          </table:table-cell>
          <table:table-cell office:value-type="string">
            <text:p>Sav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Sa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7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Delet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8_FromTextFieldPresent</text:p>
          </table:table-cell>
          <table:table-cell office:value-type="string">
            <text:p>L1</text:p>
          </table:table-cell>
          <table:table-cell office:value-type="string">
            <text:p>From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From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F0009_EnterFrom</text:p>
          </table:table-cell>
          <table:table-cell office:value-type="string">
            <text:p>L1</text:p>
          </table:table-cell>
          <table:table-cell office:value-type="string">
            <text:p>Enter from</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able:table-cell>
          <table:table-cell/>
          <table:table-cell office:value-type="string">
            <text:p>1.Verify that name can be entered in the From text fiel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0_ToTextFieldPresent</text:p>
          </table:table-cell>
          <table:table-cell office:value-type="string">
            <text:p>L1</text:p>
          </table:table-cell>
          <table:table-cell office:value-type="string">
            <text:p>To text field present on Edit flow page</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To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F0011_EnterTo</text:p>
          </table:table-cell>
          <table:table-cell office:value-type="string">
            <text:p>L1</text:p>
          </table:table-cell>
          <table:table-cell office:value-type="string">
            <text:p>Enter to</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ext:p>7.Enter name in To text field</text:p>
          </table:table-cell>
          <table:table-cell office:value-type="string">
            <text:p>“John”</text:p>
          </table:table-cell>
          <table:table-cell office:value-type="string">
            <text:p>1.Verify that name can be entered in the To text fiel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2_SubjectTextFieldPresent</text:p>
          </table:table-cell>
          <table:table-cell office:value-type="string">
            <text:p>L1</text:p>
          </table:table-cell>
          <table:table-cell office:value-type="string">
            <text:p>Subject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Subject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F0013_EnterSubject</text:p>
          </table:table-cell>
          <table:table-cell office:value-type="string">
            <text:p>L1</text:p>
          </table:table-cell>
          <table:table-cell office:value-type="string">
            <text:p>Enter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8. Enter the subject in the Subject text field</text:p>
          </table:table-cell>
          <table:table-cell office:value-type="string">
            <text:p>“Subject1”</text:p>
          </table:table-cell>
          <table:table-cell office:value-type="string">
            <text:p>1.Verify that the subject can be entered in the Subject text fiel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F0014_SaveButtonEnabled</text:p>
          </table:table-cell>
          <table:table-cell office:value-type="string">
            <text:p>L1</text:p>
          </table:table-cell>
          <table:table-cell office:value-type="string">
            <text:p>Sa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6. Enter the subject in the Subject text field</text:p>
          </table:table-cell>
          <table:table-cell/>
          <table:table-cell office:value-type="string">
            <text:p>1.Verify that the Sav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F0015_BlankSubject</text:p>
          </table:table-cell>
          <table:table-cell office:value-type="string">
            <text:p>L2</text:p>
          </table:table-cell>
          <table:table-cell office:value-type="string">
            <text:p>Blank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p>
            <text:p>8. Leave the Subject text field blank</text:p>
          </table:table-cell>
          <table:table-cell/>
          <table:table-cell office:value-type="string">
            <text:p>1. Verify that an appropriate error message is displayed as “This value is required”</text:p>
            <text:p>2.Verify that the Save button is disabled</text:p>
            <text:p>3.Verify that blank subject is not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table:style-name="ce76" office:value-type="string">
            <text:p>AF0016_InvalidSubject</text:p>
          </table:table-cell>
          <table:table-cell table:style-name="ce76" office:value-type="string">
            <text:p>L2</text:p>
          </table:table-cell>
          <table:table-cell table:style-name="ce76" office:value-type="string">
            <text:p>Invalid subject</text:p>
          </table:table-cell>
          <table:table-cell table:style-name="ce76" office:value-type="string">
            <text:p>1. Login to Analyst</text:p>
            <text:p>2. Click Interviews <text:s/>button</text:p>
            <text:p>3. Click a record in the <text:s text:c="2"/><text:s text:c="6"/>Recent tab</text:p>
            <text:p>4. Click the Flows tab</text:p>
            <text:p>5. Click Add flow(+) button </text:p>
            <text:p>6. Enter an invalid subject</text:p>
          </table:table-cell>
          <table:table-cell table:style-name="ce76"/>
          <table:table-cell table:style-name="ce76" office:value-type="string">
            <text:p>1. Verify that an appropriate error message is shown</text:p>
            <text:p>2. Verify that the invalid subject is not saved</text:p>
          </table:table-cell>
          <table:table-cell table:style-name="ce76" office:value-type="string">
            <text:p>1. An appropriate error message is not shown</text:p>
            <text:p>2. Invalid subject is saved</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10">
          <table:table-cell office:value-type="string">
            <text:p>AF0017_DocumentDropDownPresent</text:p>
          </table:table-cell>
          <table:table-cell office:value-type="string">
            <text:p>L1</text:p>
          </table:table-cell>
          <table:table-cell office:value-type="string">
            <text:p>Document drop down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a Document drop dow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18_ClickDocumentDropDown</text:p>
          </table:table-cell>
          <table:table-cell office:value-type="string">
            <text:p>L1</text:p>
          </table:table-cell>
          <table:table-cell office:value-type="string">
            <text:p>Click Document Drop down</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able:table-cell>
          <table:table-cell/>
          <table:table-cell office:value-type="string">
            <text:p>1. Verify that the Document drop down contains a list of document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F0019_ValidDocument</text:p>
          </table:table-cell>
          <table:table-cell office:value-type="string">
            <text:p>L1</text:p>
          </table:table-cell>
          <table:table-cell office:value-type="string">
            <text:p>Valid document</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ext:p>7. Select a valid document from the list</text:p>
          </table:table-cell>
          <table:table-cell/>
          <table:table-cell office:value-type="string">
            <text:p>1. Verify that the valid Document can be selected from the list</text:p>
            <text:p>2. Verify that the document get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table:style-name="ce76" office:value-type="string">
            <text:p>AF0020_BlankDocument</text:p>
          </table:table-cell>
          <table:table-cell table:style-name="ce76" office:value-type="string">
            <text:p>L2</text:p>
          </table:table-cell>
          <table:table-cell table:style-name="ce76" office:value-type="string">
            <text:p>Blank document</text:p>
          </table:table-cell>
          <table:table-cell table:style-name="ce76"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Select a blank document from the list</text:p>
            <text:p>11.Click Save button</text:p>
          </table:table-cell>
          <table:table-cell table:style-name="ce76"/>
          <table:table-cell table:style-name="ce76" office:value-type="string">
            <text:p>1. Verify that an appropriate error message is shown </text:p>
            <text:p>2.Verify that a blank document cannot be saved</text:p>
          </table:table-cell>
          <table:table-cell table:style-name="ce76" office:value-type="string">
            <text:p>1. An appropriate error message is not shown 2. A blank document can be saved</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5">
          <table:table-cell office:value-type="string">
            <text:p>AF0021_InvalidDocument</text:p>
          </table:table-cell>
          <table:table-cell office:value-type="string">
            <text:p>L2</text:p>
          </table:table-cell>
          <table:table-cell office:value-type="string">
            <text:p>Invalid documen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Enter an invalid document name in the Document drop down</text:p>
            <text:p>11. Click Save button</text:p>
          </table:table-cell>
          <table:table-cell/>
          <table:table-cell office:value-type="string">
            <text:p>1.Verify that the invalid document does not get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22_DescriptiontextfieldPresent</text:p>
          </table:table-cell>
          <table:table-cell office:value-type="string">
            <text:p>L1</text:p>
          </table:table-cell>
          <table:table-cell office:value-type="string">
            <text:p>Description text field present </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Description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23_EnterDescription</text:p>
          </table:table-cell>
          <table:table-cell office:value-type="string">
            <text:p>L1</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description in the Description text field</text:p>
          </table:table-cell>
          <table:table-cell/>
          <table:table-cell office:value-type="string">
            <text:p>1. Verify that the description can be entered in the Description text fiel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office:value-type="string">
            <text:p>AF0024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Leave the description text field blank</text:p>
            <text:p>10.Click Save button</text:p>
          </table:table-cell>
          <table:table-cell/>
          <table:table-cell office:value-type="string">
            <text:p>1. Verify that the flow get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table:style-name="ce76" office:value-type="string">
            <text:p>AF0025_InvalidDescription</text:p>
          </table:table-cell>
          <table:table-cell table:style-name="ce76" office:value-type="string">
            <text:p>L2</text:p>
          </table:table-cell>
          <table:table-cell table:style-name="ce76" office:value-type="string">
            <text:p>Invalid description</text:p>
          </table:table-cell>
          <table:table-cell table:style-name="ce76"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text:p>
            <text:p>9. Enter invalid description in the Description text field</text:p>
            <text:p>10. Click save button</text:p>
          </table:table-cell>
          <table:table-cell table:style-name="ce76" office:value-type="string">
            <text:p>“#@^$^#^%”</text:p>
          </table:table-cell>
          <table:table-cell table:style-name="ce76" office:value-type="string">
            <text:p>1.Verify that the appropriate error message is shown</text:p>
            <text:p>2. Verify that the invalid description is not saved</text:p>
          </table:table-cell>
          <table:table-cell table:style-name="ce76" office:value-type="string">
            <text:p>1.The appropriate error message is not shown</text:p>
            <text:p>2.The invalid description is saved</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0">
          <table:table-cell table:style-name="ce76" office:value-type="string">
            <text:p>AF0026_BlankFrom</text:p>
          </table:table-cell>
          <table:table-cell table:style-name="ce76" office:value-type="string">
            <text:p>L2</text:p>
          </table:table-cell>
          <table:table-cell table:style-name="ce76" office:value-type="string">
            <text:p>Blank From</text:p>
          </table:table-cell>
          <table:table-cell table:style-name="ce76" office:value-type="string">
            <text:p>1. Login to Analyst</text:p>
            <text:p>2. Click Interviews <text:s/>button</text:p>
            <text:p>3. Click a record in the <text:s text:c="2"/><text:s text:c="6"/>Recent tab</text:p>
            <text:p>4. Click the Flows tab</text:p>
            <text:p>5. Click Add flow(+) button</text:p>
            <text:p>6. Leave the From text field blank</text:p>
            <text:p>7. Enter name in the To text field</text:p>
            <text:p>8. Enter Subject in subject text field</text:p>
            <text:p>9. Click Save button</text:p>
          </table:table-cell>
          <table:table-cell table:style-name="ce76"/>
          <table:table-cell table:style-name="ce76" office:value-type="string">
            <text:p>1. Verify that the blank From is not saved</text:p>
            <text:p>2.Verify that an appropriate error message is shown</text:p>
          </table:table-cell>
          <table:table-cell table:style-name="ce76" office:value-type="string">
            <text:p>1.Blank From is <text:s/>saved</text:p>
            <text:p>2.An appropriate error message is not <text:s/>shown</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0">
          <table:table-cell table:style-name="ce76" office:value-type="string">
            <text:p>AF0027_InvalidFrom</text:p>
          </table:table-cell>
          <table:table-cell table:style-name="ce76" office:value-type="string">
            <text:p>L2</text:p>
          </table:table-cell>
          <table:table-cell table:style-name="ce76" office:value-type="string">
            <text:p>Invalid From</text:p>
          </table:table-cell>
          <table:table-cell table:style-name="ce76" office:value-type="string">
            <text:p>1. Login to Analyst</text:p>
            <text:p>2. Click Interviews <text:s/>button</text:p>
            <text:p>3. Click a record in the <text:s text:c="2"/><text:s text:c="6"/>Recent tab</text:p>
            <text:p>4. Click the Flows tab</text:p>
            <text:p>5. Click Add flow(+) button</text:p>
            <text:p>6. Enter invalid name in the From text field</text:p>
            <text:p>7. Enter name in the To text field</text:p>
            <text:p>8. Enter Subject in subject text field</text:p>
            <text:p>9. Click Save button</text:p>
          </table:table-cell>
          <table:table-cell table:style-name="ce76" office:value-type="string">
            <text:p>“&amp;$$%^$”</text:p>
          </table:table-cell>
          <table:table-cell table:style-name="ce76" office:value-type="string">
            <text:p>1. Verify that the invalid name is not saved</text:p>
            <text:p>2. Verify that an appropriate error message is shown</text:p>
          </table:table-cell>
          <table:table-cell table:style-name="ce76" office:value-type="string">
            <text:p>1. The invalid name is saved</text:p>
            <text:p>2. An appropriate error message is not shown</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0">
          <table:table-cell table:style-name="ce76" office:value-type="string">
            <text:p>AF0028_BlankTo</text:p>
          </table:table-cell>
          <table:table-cell table:style-name="ce76" office:value-type="string">
            <text:p>L2</text:p>
          </table:table-cell>
          <table:table-cell table:style-name="ce76" office:value-type="string">
            <text:p>Blank To</text:p>
          </table:table-cell>
          <table:table-cell table:style-name="ce76"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Leave the To text field blank</text:p>
            <text:p>8. Enter Subject in subject text field</text:p>
            <text:p>9. Click Save button</text:p>
          </table:table-cell>
          <table:table-cell table:style-name="ce76"/>
          <table:table-cell table:style-name="ce76" office:value-type="string">
            <text:p>1. Verify that blank To field is not saved</text:p>
            <text:p>2. Verify that an appropriate error message is shown</text:p>
          </table:table-cell>
          <table:table-cell table:style-name="ce76" office:value-type="string">
            <text:p>1. The blank To field is saved</text:p>
            <text:p>2. An appropriate error message is not shown</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0">
          <table:table-cell table:style-name="ce76" office:value-type="string">
            <text:p>AF0029_InvalidTo</text:p>
          </table:table-cell>
          <table:table-cell table:style-name="ce76" office:value-type="string">
            <text:p>L2</text:p>
          </table:table-cell>
          <table:table-cell table:style-name="ce76" office:value-type="string">
            <text:p>Invalid To</text:p>
          </table:table-cell>
          <table:table-cell table:style-name="ce76"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invalid name in the To text field</text:p>
            <text:p>8. Enter Subject in subject text field</text:p>
            <text:p>9. Click Save button</text:p>
          </table:table-cell>
          <table:table-cell table:style-name="ce76"/>
          <table:table-cell table:style-name="ce76" office:value-type="string">
            <text:p>1. Verify that invalid name is not saved</text:p>
            <text:p>2. Verify that an appropriate error message is shown</text:p>
          </table:table-cell>
          <table:table-cell table:style-name="ce76" office:value-type="string">
            <text:p>1. Invalid name can be saved</text:p>
            <text:p>2. An appropriate error message is not shown</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75">
          <table:table-cell office:value-type="string">
            <text:p>AF0030_AddValidFlow</text:p>
          </table:table-cell>
          <table:table-cell office:value-type="string">
            <text:p>L0</text:p>
          </table:table-cell>
          <table:table-cell office:value-type="string">
            <text:p>Add Valid Flow</text:p>
          </table:table-cell>
          <table:table-cell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name in the To text field</text:p>
            <text:p>8. Enter Subject in subject text field</text:p>
            <text:p>9. Enter description in the description text field</text:p>
            <text:p>10. Click Save button</text:p>
          </table:table-cell>
          <table:table-cell/>
          <table:table-cell office:value-type="string">
            <text:p>1.Verify that a flow is created and added to the Flow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31_VerifyIssuePanelPresent</text:p>
          </table:table-cell>
          <table:table-cell office:value-type="string">
            <text:p>L1</text:p>
          </table:table-cell>
          <table:table-cell office:value-type="string">
            <text:p>Verify Issue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able:table-cell>
          <table:table-cell/>
          <table:table-cell office:value-type="string">
            <text:p>1. Verify that the Issue panel is present on the Edit flow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2_IssuePanelHeader</text:p>
          </table:table-cell>
          <table:table-cell office:value-type="string">
            <text:p>L1</text:p>
          </table:table-cell>
          <table:table-cell office:value-type="string">
            <text:p>Header on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header on the Issue panel has the following columns-</text:p>
            <text:p>-Issue</text:p>
            <text:p>-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3_VerifyNoIssuePresent</text:p>
          </table:table-cell>
          <table:table-cell office:value-type="string">
            <text:p>L1</text:p>
          </table:table-cell>
          <table:table-cell office:value-type="string">
            <text:p>Verify no issue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no issues are present in the Issu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4_VerifyWriteIconPresent</text:p>
          </table:table-cell>
          <table:table-cell office:value-type="string">
            <text:p>L1</text:p>
          </table:table-cell>
          <table:table-cell office:value-type="string">
            <text:p>Verify Write ic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Write icon is present near the Issu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35_ClickWriteIcon</text:p>
          </table:table-cell>
          <table:table-cell office:value-type="string">
            <text:p>L1</text:p>
          </table:table-cell>
          <table:table-cell office:value-type="string">
            <text:p>Click the Write ic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 new window appears with the title “Associate flows with this <text:s/>issu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36_IssueDescriptionPanel</text:p>
          </table:table-cell>
          <table:table-cell office:value-type="string">
            <text:p>L1</text:p>
          </table:table-cell>
          <table:table-cell office:value-type="string">
            <text:p>Verify Issu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description panel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37_AvailableDescriptionPanel</text:p>
          </table:table-cell>
          <table:table-cell office:value-type="string">
            <text:p>L1</text:p>
          </table:table-cell>
          <table:table-cell office:value-type="string">
            <text:p>Verify Availabl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vailable description panel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38_VerifyBlankPanels</text:p>
          </table:table-cell>
          <table:table-cell office:value-type="string">
            <text:p>L1</text:p>
          </table:table-cell>
          <table:table-cell office:value-type="string">
            <text:p>Verify that the panels contain no data</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panels contain no data (when there are no issue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F0039_AddButtonPresent</text:p>
          </table:table-cell>
          <table:table-cell office:value-type="string">
            <text:p>L1</text:p>
          </table:table-cell>
          <table:table-cell office:value-type="string">
            <text:p>Verify that Add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dd button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40_AddButtonDisabled</text:p>
          </table:table-cell>
          <table:table-cell office:value-type="string">
            <text:p>L1</text:p>
          </table:table-cell>
          <table:table-cell office:value-type="string">
            <text:p>Verify that Add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dd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office:value-type="string">
            <text:p>AF0041_RemoveButtonPresent</text:p>
          </table:table-cell>
          <table:table-cell office:value-type="string">
            <text:p>L1</text:p>
          </table:table-cell>
          <table:table-cell office:value-type="string">
            <text:p>Verify that Remove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Remove button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42_RemoveButtonDisabled</text:p>
          </table:table-cell>
          <table:table-cell office:value-type="string">
            <text:p>L1</text:p>
          </table:table-cell>
          <table:table-cell office:value-type="string">
            <text:p>Verify that remove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43_DoneButtonPresent</text:p>
          </table:table-cell>
          <table:table-cell office:value-type="string">
            <text:p>L1</text:p>
          </table:table-cell>
          <table:table-cell office:value-type="string">
            <text:p>Verify that Done butt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Done button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F0044_ClickDoneButton</text:p>
          </table:table-cell>
          <table:table-cell office:value-type="string">
            <text:p>L1</text:p>
          </table:table-cell>
          <table:table-cell office:value-type="string">
            <text:p>Click Done butt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Done button</text:p>
          </table:table-cell>
          <table:table-cell/>
          <table:table-cell office:value-type="string">
            <text:p>1. Verify that the “Associate issues with this flow” window dis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45_VerifyIssuePresent</text:p>
          </table:table-cell>
          <table:table-cell office:value-type="string">
            <text:p>L1</text:p>
          </table:table-cell>
          <table:table-cell office:value-type="string">
            <text:p>Verify that issue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is present in the issu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46_IssuePresentInIssueDescription</text:p>
          </table:table-cell>
          <table:table-cell office:value-type="string">
            <text:p>L1</text:p>
          </table:table-cell>
          <table:table-cell office:value-type="string">
            <text:p>Verify that Issue/Issues are present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issue/issues are present in the Issue <text:s/>description panel and/or the Available Description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F0047_ClickIssueInAvailableDescription</text:p>
          </table:table-cell>
          <table:table-cell office:value-type="string">
            <text:p>L1</text:p>
          </table:table-cell>
          <table:table-cell office:value-type="string">
            <text:p>Click the issue in the Availabl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Verify that the selected issue is highligh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F0048_AddButtonEnabled</text:p>
          </table:table-cell>
          <table:table-cell office:value-type="string">
            <text:p>L1</text:p>
          </table:table-cell>
          <table:table-cell office:value-type="string">
            <text:p>Verify that Add button is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 Verify that the Add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F0049_AddIssueToIssueDescriptionPanel</text:p>
          </table:table-cell>
          <table:table-cell office:value-type="string">
            <text:p>L1</text:p>
          </table:table-cell>
          <table:table-cell office:value-type="string">
            <text:p>Add issue to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ext:p>8. Click Add button</text:p>
          </table:table-cell>
          <table:table-cell/>
          <table:table-cell office:value-type="string">
            <text:p>1. Verify that the issue is added to the Description panel &amp; removed from the Available Description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F0050_ClickIssueIssueDescriptionPanel</text:p>
          </table:table-cell>
          <table:table-cell office:value-type="string">
            <text:p>L1</text:p>
          </table:table-cell>
          <table:table-cell office:value-type="string">
            <text:p>Click the issue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selected issue in the Issue Description panel is highligh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F0051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Remov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table:style-name="ce79" office:value-type="string">
            <text:p>AF0052_RemoveIssueFromDescriptionPanel</text:p>
          </table:table-cell>
          <table:table-cell table:style-name="ce79" office:value-type="string">
            <text:p>L1</text:p>
          </table:table-cell>
          <table:table-cell table:style-name="ce79" office:value-type="string">
            <text:p>Remove issue from the Issue description panel</text:p>
          </table:table-cell>
          <table:table-cell table:style-name="ce79"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ext:p>8. Click Remove button</text:p>
          </table:table-cell>
          <table:table-cell table:style-name="ce79"/>
          <table:table-cell table:style-name="ce79" office:value-type="string">
            <text:p>1. Verify that the selected issue in the Description panel gets removed &amp; added to the Available Description section</text:p>
          </table:table-cell>
          <table:table-cell table:style-name="ce79" office:value-type="string">
            <text:p>1.The selected issue in the Description panel gets removed but is not <text:s/>added to the Available Description panel</text:p>
          </table:table-cell>
          <table:table-cell table:style-name="ce79" table:number-columns-repeated="2"/>
          <table:table-cell table:style-name="ce79" office:value-type="string">
            <text:p>FAIL</text:p>
          </table:table-cell>
          <table:table-cell table:style-name="ce79" table:number-columns-repeated="4"/>
          <table:table-cell table:style-name="ce79" office:value-type="string">
            <text:p>YES</text:p>
          </table:table-cell>
          <table:table-cell table:style-name="ce79" table:number-columns-repeated="1009"/>
        </table:table-row>
        <table:table-row table:style-name="ro20">
          <table:table-cell office:value-type="string">
            <text:p>AF0053_AddIssueInIssuePanel</text:p>
          </table:table-cell>
          <table:table-cell office:value-type="string">
            <text:p>L1</text:p>
          </table:table-cell>
          <table:table-cell office:value-type="string">
            <text:p>Add an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Select an issue in the Available Description panel</text:p>
            <text:p>8. Click Add button</text:p>
            <text:p>9.Click Done button</text:p>
          </table:table-cell>
          <table:table-cell/>
          <table:table-cell office:value-type="string">
            <text:p>1.Verify that the Issue and it's description get displayed in the Issu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54_ClickIssue</text:p>
          </table:table-cell>
          <table:table-cell office:value-type="string">
            <text:p>L1</text:p>
          </table:table-cell>
          <table:table-cell office:value-type="string">
            <text:p>Click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an issue in the Issue panel</text:p>
          </table:table-cell>
          <table:table-cell/>
          <table:table-cell office:value-type="string">
            <text:p>1. Verify that new page appears showing the issue details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055_ScrollbarPresent</text:p>
          </table:table-cell>
          <table:table-cell office:value-type="string">
            <text:p>L3</text:p>
          </table:table-cell>
          <table:table-cell office:value-type="string">
            <text:p>Verify that the scroll bar is present if there is a large flow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lengthy description in the Description text field</text:p>
          </table:table-cell>
          <table:table-cell/>
          <table:table-cell office:value-type="string">
            <text:p>1. Verify that scroll bar is present in the Description text area &amp; is working properl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56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4">1.Login to </text:span><text:span text:style-name="T4">Analyst</text:span></text:p>
            <text:p>2.Click the desired project record</text:p>
            <text:p>3.Click Interviews button</text:p>
            <text:p>4.Click a record in the Recent tab</text:p>
            <text:p>5.Click on <text:s/>Flows <text:s/>tab</text:p>
          </table:table-cell>
          <table:table-cell/>
          <table:table-cell table:style-name="ce57" office:value-type="string">
            <text:p>1. Verify that there is no grammar &amp; spelling mistake in the Flow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table:style-name="ce80" office:value-type="string">
            <text:p>AS0057__FontType</text:p>
          </table:table-cell>
          <table:table-cell table:style-name="ce80" office:value-type="string">
            <text:p>L3</text:p>
          </table:table-cell>
          <table:table-cell table:style-name="ce80" office:value-type="string">
            <text:p>Screen Font Type in Flows tab</text:p>
          </table:table-cell>
          <table:table-cell office:value-type="string">
            <text:p><text:span text:style-name="T4">1.Login to </text:span><text:span text:style-name="T4">Analyst</text:span></text:p>
            <text:p>2.Click the desired project record</text:p>
            <text:p>3.Click Interviews button</text:p>
            <text:p>4.Click a record in the Recent tab</text:p>
            <text:p>5.Click on <text:s/>Flows tab</text:p>
          </table:table-cell>
          <table:table-cell table:style-name="ce87"/>
          <table:table-cell table:style-name="ce8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80" office:value-type="string">
            <text:p>PASS</text:p>
          </table:table-cell>
          <table:table-cell table:style-name="Default" table:number-columns-repeated="2"/>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6">
          <table:table-cell table:style-name="ce80" office:value-type="string">
            <text:p>AI0058_Text&amp;ControlColor</text:p>
          </table:table-cell>
          <table:table-cell table:style-name="ce80" office:value-type="string">
            <text:p>L3</text:p>
          </table:table-cell>
          <table:table-cell table:style-name="ce80" office:value-type="string">
            <text:p>Colors of text and controls </text:p>
          </table:table-cell>
          <table:table-cell office:value-type="string">
            <text:p><text:span text:style-name="T4">1.Login to </text:span><text:span text:style-name="T4">Analyst</text:span></text:p>
            <text:p>2.Click the desired project record</text:p>
            <text:p>3.Click Interviews button</text:p>
            <text:p>4.Click a record in the Recent tab</text:p>
            <text:p>5.Click on Flows <text:s/>tab</text:p>
          </table:table-cell>
          <table:table-cell table:style-name="ce87"/>
          <table:table-cell table:style-name="ce80" office:value-type="string">
            <text:p>1. Verify that screens do not use different color sets as to cause an inconsistent and poorly thought-out user interface design.</text:p>
          </table:table-cell>
          <table:table-cell table:style-name="ce80" office:value-type="string">
            <text:p>PASS</text:p>
          </table:table-cell>
          <table:table-cell table:style-name="ce80"/>
          <table:table-cell table:style-name="Default"/>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1" table:number-rows-repeated="65476">
          <table:table-cell table:number-columns-repeated="1024"/>
        </table:table-row>
        <table:table-row table:style-name="ro1">
          <table:table-cell table:number-columns-repeated="1024"/>
        </table:table-row>
      </table:table>
      <table:table table:name="Analyst_Approaches" table:style-name="ta2" table:print="false">
        <table:table-column table:style-name="co12" table:number-columns-repeated="2" table:default-cell-style-name="ce75"/>
        <table:table-column table:style-name="co36" table:default-cell-style-name="ce75"/>
        <table:table-column table:style-name="co35" table:default-cell-style-name="ce75"/>
        <table:table-column table:style-name="co12" table:default-cell-style-name="ce75"/>
        <table:table-column table:style-name="co37" table:default-cell-style-name="ce75"/>
        <table:table-column table:style-name="co38" table:default-cell-style-name="ce75"/>
        <table:table-column table:style-name="co12" table:number-columns-repeated="7" table:default-cell-style-name="ce75"/>
        <table:table-column table:style-name="co39"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8">
          <table:table-cell office:value-type="string">
            <text:p>AA0001_ApproachesTabPresent</text:p>
          </table:table-cell>
          <table:table-cell office:value-type="string">
            <text:p>L1</text:p>
          </table:table-cell>
          <table:table-cell office:value-type="string">
            <text:p>Verify that Approaches tab is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Approache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2_HeaderOnApproachesTab</text:p>
          </table:table-cell>
          <table:table-cell office:value-type="string">
            <text:p>L1</text:p>
          </table:table-cell>
          <table:table-cell office:value-type="string">
            <text:p>Header on the Approaches tab</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pproaches tab contains the following columns-</text:p>
            <text:p>-Name</text:p>
            <text:p>-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3_VerifyNoApproachesPresent</text:p>
          </table:table-cell>
          <table:table-cell office:value-type="string">
            <text:p>L1</text:p>
          </table:table-cell>
          <table:table-cell office:value-type="string">
            <text:p>Verify that no approaches are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no approaches <text:s/>are present in the Approach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4_AddApproachesButtonPresent</text:p>
          </table:table-cell>
          <table:table-cell office:value-type="string">
            <text:p>L1</text:p>
          </table:table-cell>
          <table:table-cell office:value-type="string">
            <text:p>Verify that Add Approaches button is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dd approaches (+)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5_ClickAddApproachesButton</text:p>
          </table:table-cell>
          <table:table-cell office:value-type="string">
            <text:p>L1</text:p>
          </table:table-cell>
          <table:table-cell office:value-type="string">
            <text:p>Click Add approaches button</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 new page titled Edit approach is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6_SaveButtonPresent</text:p>
          </table:table-cell>
          <table:table-cell office:value-type="string">
            <text:p>L1</text:p>
          </table:table-cell>
          <table:table-cell office:value-type="string">
            <text:p>Verify that Save button is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7_SaveButtonDisabled</text:p>
          </table:table-cell>
          <table:table-cell office:value-type="string">
            <text:p>L1</text:p>
          </table:table-cell>
          <table:table-cell office:value-type="string">
            <text:p>Save button is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8_DeleteButtonPresent</text:p>
          </table:table-cell>
          <table:table-cell office:value-type="string">
            <text:p>L1</text:p>
          </table:table-cell>
          <table:table-cell office:value-type="string">
            <text:p>Verify Delete button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9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10_NameFieldPresent</text:p>
          </table:table-cell>
          <table:table-cell office:value-type="string">
            <text:p>L1</text:p>
          </table:table-cell>
          <table:table-cell office:value-type="string">
            <text:p>Name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Name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A0011_EnterName</text:p>
          </table:table-cell>
          <table:table-cell office:value-type="string">
            <text:p>L1</text:p>
          </table:table-cell>
          <table:table-cell office:value-type="string">
            <text:p>Enter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name in the Name text field</text:p>
          </table:table-cell>
          <table:table-cell office:value-type="string">
            <text:p>“John”</text:p>
          </table:table-cell>
          <table:table-cell office:value-type="string">
            <text:p>1.Verify that the name can be entered in the Name text field</text:p>
            <text:p>2. Verify that the entered name is displayed correctly</text:p>
            <text:p>3. Verify that the Save button gets enabled</text:p>
            <text:p>4. Verify that the approach name i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12_BlankName</text:p>
          </table:table-cell>
          <table:table-cell office:value-type="string">
            <text:p>L2</text:p>
          </table:table-cell>
          <table:table-cell office:value-type="string">
            <text:p>Blank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Name text field blank</text:p>
          </table:table-cell>
          <table:table-cell/>
          <table:table-cell office:value-type="string">
            <text:p>1. Verify that the blank approach name is not saved</text:p>
            <text:p>2. Verify that an appropriate error message is shown as-”This value is requir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table:style-name="ce76" office:value-type="string">
            <text:p>AA0013_InvalidName</text:p>
          </table:table-cell>
          <table:table-cell table:style-name="ce76" office:value-type="string">
            <text:p>L2</text:p>
          </table:table-cell>
          <table:table-cell table:style-name="ce76" office:value-type="string">
            <text:p>Invalid name</text:p>
          </table:table-cell>
          <table:table-cell table:style-name="ce76" office:value-type="string">
            <text:p>1. Login to Analyst</text:p>
            <text:p>2. Click Interviews <text:s/>button</text:p>
            <text:p>3. Click a record in the <text:s text:c="2"/><text:s text:c="6"/>Recent tab</text:p>
            <text:p>4. Click on the Approaches tab</text:p>
            <text:p>5. Click the Add button</text:p>
            <text:p>6. Enter an invalid name in the Name text field</text:p>
          </table:table-cell>
          <table:table-cell table:style-name="ce76" office:value-type="string">
            <text:p>“*&amp;^&amp;$%#”</text:p>
          </table:table-cell>
          <table:table-cell table:style-name="ce76" office:value-type="string">
            <text:p>1. Verify that the invalid approach name is not saved</text:p>
            <text:p>2. Verify that appropriate error message is shown</text:p>
          </table:table-cell>
          <table:table-cell table:style-name="ce76" office:value-type="string">
            <text:p>1. Invalid approach name is saved</text:p>
            <text:p>2. An appropriate error message is not displayed </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6">
          <table:table-cell office:value-type="string">
            <text:p>AA0014_DescriptionFieldPresent</text:p>
          </table:table-cell>
          <table:table-cell office:value-type="string">
            <text:p>L1</text:p>
          </table:table-cell>
          <table:table-cell office:value-type="string">
            <text:p>Description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scription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A0015_EnterDescription</text:p>
          </table:table-cell>
          <table:table-cell office:value-type="string">
            <text:p>L2</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office:value-type="string">
            <text:p>“This is the description for the approach”</text:p>
          </table:table-cell>
          <table:table-cell office:value-type="string">
            <text:p>1. Verify that description can be entered in the Description text field</text:p>
            <text:p>2. Verify that the entered description is displayed properly</text:p>
            <text:p>3. Verify that the description for the approach get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A0016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Description text field blank</text:p>
            <text:p>7. Click Save button</text:p>
          </table:table-cell>
          <table:table-cell/>
          <table:table-cell office:value-type="string">
            <text:p>1. Verify that no description is saved for the approach</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table:style-name="ce76" office:value-type="string">
            <text:p>AA0017_InvalidDescription</text:p>
          </table:table-cell>
          <table:table-cell table:style-name="ce76" office:value-type="string">
            <text:p>L2</text:p>
          </table:table-cell>
          <table:table-cell table:style-name="ce76" office:value-type="string">
            <text:p>Invalid description</text:p>
          </table:table-cell>
          <table:table-cell table:style-name="ce76" office:value-type="string">
            <text:p>1. Login to Analyst</text:p>
            <text:p>2. Click Interviews <text:s/>button</text:p>
            <text:p>3. Click a record in the <text:s text:c="2"/><text:s text:c="6"/>Recent tab</text:p>
            <text:p>4. Click on the Approaches tab</text:p>
            <text:p>5. Click the Add button</text:p>
            <text:p>6. Enter invalid description in the Description text field</text:p>
            <text:p>7. Click Save button</text:p>
          </table:table-cell>
          <table:table-cell table:style-name="ce76" office:value-type="string">
            <text:p>“*^&amp;%**^$@%^# #$^&amp;*)98”</text:p>
          </table:table-cell>
          <table:table-cell table:style-name="ce76" office:value-type="string">
            <text:p>1. Verify that an appropriate error message is shown</text:p>
            <text:p>2.Verify that invalid description is not saved</text:p>
          </table:table-cell>
          <table:table-cell table:style-name="ce76" office:value-type="string">
            <text:p>1. Verify that an appropriate error message is shown</text:p>
            <text:p>2. Verify that invalid description is not saved</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6">
          <table:table-cell office:value-type="string">
            <text:p>AA0018_StartDropDownPresent</text:p>
          </table:table-cell>
          <table:table-cell office:value-type="string">
            <text:p>L1</text:p>
          </table:table-cell>
          <table:table-cell office:value-type="string">
            <text:p>Start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tart drop dow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A0019_ClickStartDropDown</text:p>
          </table:table-cell>
          <table:table-cell office:value-type="string">
            <text:p>L1</text:p>
          </table:table-cell>
          <table:table-cell office:value-type="string">
            <text:p>Click Start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able:table-cell>
          <table:table-cell/>
          <table:table-cell office:value-type="string">
            <text:p>1. Verify that the start drop down contains the Calendar</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20_ValidStartDate</text:p>
          </table:table-cell>
          <table:table-cell office:value-type="string">
            <text:p>L1</text:p>
          </table:table-cell>
          <table:table-cell office:value-type="string">
            <text:p>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Select valid date </text:p>
          </table:table-cell>
          <table:table-cell/>
          <table:table-cell office:value-type="string">
            <text:p>1. Verify that the valid date can be selected from the Start drop dow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21_InvalidStartDate</text:p>
          </table:table-cell>
          <table:table-cell office:value-type="string">
            <text:p>L2</text:p>
          </table:table-cell>
          <table:table-cell office:value-type="string">
            <text:p>In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Enter <text:s/>invalid start date </text:p>
          </table:table-cell>
          <table:table-cell office:value-type="string">
            <text:p>“02-08-2113”</text:p>
          </table:table-cell>
          <table:table-cell office:value-type="string">
            <text:p>1. Verify that the an appropriate error message is displayed as “The value entered is not vali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table:style-name="ce76" office:value-type="string">
            <text:p>AA0022_BlankStartDate</text:p>
          </table:table-cell>
          <table:table-cell table:style-name="ce76" office:value-type="string">
            <text:p>L2</text:p>
          </table:table-cell>
          <table:table-cell table:style-name="ce76" office:value-type="string">
            <text:p>Blank start date</text:p>
          </table:table-cell>
          <table:table-cell table:style-name="ce76" office:value-type="string">
            <text:p>1. Login to Analyst</text:p>
            <text:p>2. Click Interviews <text:s/>button</text:p>
            <text:p>3. Click a record in the <text:s text:c="2"/><text:s text:c="6"/>Recent tab</text:p>
            <text:p>4. Click on the Approaches tab</text:p>
            <text:p>5. Click the Add button</text:p>
            <text:p>6. Leave the Start field blank </text:p>
          </table:table-cell>
          <table:table-cell table:style-name="ce76"/>
          <table:table-cell table:style-name="ce76" office:value-type="string">
            <text:p>1. Verify that an appropriate error message is shown </text:p>
          </table:table-cell>
          <table:table-cell table:style-name="ce76" office:value-type="string">
            <text:p>1. An appropriate error message is not shown</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6">
          <table:table-cell office:value-type="string">
            <text:p>AA0023_EndDateDropDownPresent</text:p>
          </table:table-cell>
          <table:table-cell office:value-type="string">
            <text:p>L1</text:p>
          </table:table-cell>
          <table:table-cell office:value-type="string">
            <text:p>End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End drop down is pres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A0024_ClickEndDropDown</text:p>
          </table:table-cell>
          <table:table-cell office:value-type="string">
            <text:p>L1</text:p>
          </table:table-cell>
          <table:table-cell office:value-type="string">
            <text:p>Click End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able:table-cell>
          <table:table-cell/>
          <table:table-cell office:value-type="string">
            <text:p>1. Verify that the Calendar is show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A0025_ValidEndDate</text:p>
          </table:table-cell>
          <table:table-cell office:value-type="string">
            <text:p>L1</text:p>
          </table:table-cell>
          <table:table-cell office:value-type="string">
            <text:p>Valid End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 proper end date greater than the start date</text:p>
          </table:table-cell>
          <table:table-cell/>
          <table:table-cell office:value-type="string">
            <text:p>1. Verify that the End date is selected and displayed in the End drop dow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table:style-name="ce79" office:value-type="string">
            <text:p>AA0026_InvalidEndDate</text:p>
          </table:table-cell>
          <table:table-cell table:style-name="ce79" office:value-type="string">
            <text:p>L2</text:p>
          </table:table-cell>
          <table:table-cell table:style-name="ce79" office:value-type="string">
            <text:p>Invalid End date</text:p>
          </table:table-cell>
          <table:table-cell table:style-name="ce79"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n invalid end date smaller than the start date</text:p>
          </table:table-cell>
          <table:table-cell table:style-name="ce79"/>
          <table:table-cell table:style-name="ce79" office:value-type="string">
            <text:p>1. Verify that an end date greater than the start date cannot be selected</text:p>
            <text:p>2. Verify that the end date is not displayed in the End drop down</text:p>
          </table:table-cell>
          <table:table-cell table:style-name="ce79" office:value-type="string">
            <text:p>1.An end date greater than the start date can be selected</text:p>
            <text:p>2.An end date is not displayed in the End drop down</text:p>
          </table:table-cell>
          <table:table-cell table:style-name="ce79" table:number-columns-repeated="2"/>
          <table:table-cell table:style-name="ce79" office:value-type="string">
            <text:p>FAIL</text:p>
          </table:table-cell>
          <table:table-cell table:style-name="ce79" table:number-columns-repeated="4"/>
          <table:table-cell table:style-name="ce79" office:value-type="string">
            <text:p>YES</text:p>
          </table:table-cell>
          <table:table-cell table:style-name="ce79" table:number-columns-repeated="1009"/>
        </table:table-row>
        <table:table-row table:style-name="ro22">
          <table:table-cell table:style-name="ce76" office:value-type="string">
            <text:p>AA0027_BlankEndDate</text:p>
          </table:table-cell>
          <table:table-cell table:style-name="ce76" office:value-type="string">
            <text:p>L2</text:p>
          </table:table-cell>
          <table:table-cell table:style-name="ce76" office:value-type="string">
            <text:p>Blank End date</text:p>
          </table:table-cell>
          <table:table-cell table:style-name="ce76" office:value-type="string">
            <text:p>1. Login to Analyst</text:p>
            <text:p>2. Click Interviews <text:s/>button</text:p>
            <text:p>3. Click a record in the <text:s text:c="2"/><text:s text:c="6"/>Recent tab</text:p>
            <text:p>4. Click on the Approaches tab</text:p>
            <text:p>5. Click the Add button</text:p>
            <text:p>6. Click the End drop down</text:p>
            <text:p>7. Leave the End date <text:s/>blank</text:p>
          </table:table-cell>
          <table:table-cell table:style-name="ce76"/>
          <table:table-cell table:style-name="ce76" office:value-type="string">
            <text:p>1. Verify that an appropriate error message is shown</text:p>
          </table:table-cell>
          <table:table-cell table:style-name="ce76" office:value-type="string">
            <text:p>1.An appropriate error message is not <text:s/>shown</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6">
          <table:table-cell office:value-type="string">
            <text:p>AA0028_CosttextFieldPresent</text:p>
          </table:table-cell>
          <table:table-cell office:value-type="string">
            <text:p>L1</text:p>
          </table:table-cell>
          <table:table-cell office:value-type="string">
            <text:p>Verify <text:s/>Cost text field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cost text field is present &amp; contains amount 0 dollar($0.00)</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A0029_ValidCost</text:p>
          </table:table-cell>
          <table:table-cell office:value-type="string">
            <text:p>L1</text:p>
          </table:table-cell>
          <table:table-cell office:value-type="string">
            <text:p>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valid cost in the Cost text field</text:p>
            <text:p>7. Click Save button</text:p>
          </table:table-cell>
          <table:table-cell table:style-name="ce89" office:value-type="currency" office:currency="USD" office:value="10">
            <text:p>$10.00</text:p>
          </table:table-cell>
          <table:table-cell office:value-type="string">
            <text:p>1. Verify that the cost is displayed in dollars in the Cost text field</text:p>
            <text:p>2. Verify that the cost i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table:style-name="ce79" office:value-type="string">
            <text:p>AA0030_BlankCost</text:p>
          </table:table-cell>
          <table:table-cell table:style-name="ce79" office:value-type="string">
            <text:p>L2</text:p>
          </table:table-cell>
          <table:table-cell table:style-name="ce79" office:value-type="string">
            <text:p>Blank cost</text:p>
          </table:table-cell>
          <table:table-cell table:style-name="ce79" office:value-type="string">
            <text:p>1. Login to Analyst</text:p>
            <text:p>2. Click Interviews <text:s/>button</text:p>
            <text:p>3. Click a record in the <text:s text:c="2"/><text:s text:c="6"/>Recent tab</text:p>
            <text:p>4. Click on the Approaches tab</text:p>
            <text:p>5. Click the Add button</text:p>
            <text:p>6. Leave the Cost text field blank</text:p>
            <text:p>7. Click Save button</text:p>
          </table:table-cell>
          <table:table-cell table:style-name="ce79"/>
          <table:table-cell table:style-name="ce79" office:value-type="string">
            <text:p>1. Verify that an appropriate error message is shown</text:p>
          </table:table-cell>
          <table:table-cell table:style-name="ce79" office:value-type="string">
            <text:p>1. An appropriate error message is not shown</text:p>
          </table:table-cell>
          <table:table-cell table:style-name="ce79" table:number-columns-repeated="2"/>
          <table:table-cell table:style-name="ce79" office:value-type="string">
            <text:p>FAIL</text:p>
          </table:table-cell>
          <table:table-cell table:style-name="ce79" table:number-columns-repeated="4"/>
          <table:table-cell table:style-name="ce79" office:value-type="string">
            <text:p>YES</text:p>
          </table:table-cell>
          <table:table-cell table:style-name="ce79" table:number-columns-repeated="1009"/>
        </table:table-row>
        <table:table-row table:style-name="ro19">
          <table:table-cell office:value-type="string">
            <text:p>AA0031_InvalidCost</text:p>
          </table:table-cell>
          <table:table-cell office:value-type="string">
            <text:p>L2</text:p>
          </table:table-cell>
          <table:table-cell office:value-type="string">
            <text:p>In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invalid cost in the Cost text field</text:p>
            <text:p>7. Click Save button</text:p>
          </table:table-cell>
          <table:table-cell/>
          <table:table-cell office:value-type="string">
            <text:p>1. Verify that an invalid cost is not saved</text:p>
            <text:p>2. Verify that an appropriate error message is shown as “The value entered is not vali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2_ApprovedCheckBoxPresent</text:p>
          </table:table-cell>
          <table:table-cell office:value-type="string">
            <text:p>L1</text:p>
          </table:table-cell>
          <table:table-cell office:value-type="string">
            <text:p>Approved check box <text:s/>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n Approved check box is pres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33_Check/uncheckApprovedCheckBox</text:p>
          </table:table-cell>
          <table:table-cell office:value-type="string">
            <text:p>L1</text:p>
          </table:table-cell>
          <table:table-cell office:value-type="string">
            <text:p>Check/uncheck Approved checkbox</text:p>
          </table:table-cell>
          <table:table-cell office:value-type="string">
            <text:p>1. Login to Analyst</text:p>
            <text:p>2. Click Interviews <text:s/>button</text:p>
            <text:p>3. Click a record in the <text:s text:c="2"/><text:s text:c="6"/>Recent tab</text:p>
            <text:p>4. Click on the Approaches tab</text:p>
            <text:p>5. Click the Add button</text:p>
            <text:p>6. Check/uncheck the approved checkbox</text:p>
          </table:table-cell>
          <table:table-cell/>
          <table:table-cell office:value-type="string">
            <text:p>1. Verify that the Approved check box can be checked/unche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4_IssuesPanelPresent</text:p>
          </table:table-cell>
          <table:table-cell office:value-type="string">
            <text:p>L1</text:p>
          </table:table-cell>
          <table:table-cell office:value-type="string">
            <text:p>Verify that Issues panel is present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Issue panel is present on the Edit approach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A0035_HeaderOnIssuesPanel</text:p>
          </table:table-cell>
          <table:table-cell office:value-type="string">
            <text:p>L1</text:p>
          </table:table-cell>
          <table:table-cell office:value-type="string">
            <text:p>Header on the Issues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header on the Issues panel contains the following columns-</text:p>
            <text:p>-Addresses</text:p>
            <text:p>-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A0036_VerifyNoIssuesPresent</text:p>
          </table:table-cell>
          <table:table-cell office:value-type="string">
            <text:p>L1</text:p>
          </table:table-cell>
          <table:table-cell office:value-type="string">
            <text:p>Verify that no issues are present in the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no issues are present in the Issu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A0037_VerifyWriteIconPresent</text:p>
          </table:table-cell>
          <table:table-cell office:value-type="string">
            <text:p>L1</text:p>
          </table:table-cell>
          <table:table-cell office:value-type="string">
            <text:p>Verify Write icon present near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Write icon is present near the issue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38_ClickWriteIcon</text:p>
          </table:table-cell>
          <table:table-cell office:value-type="string">
            <text:p>L1</text:p>
          </table:table-cell>
          <table:table-cell office:value-type="string">
            <text:p>Click Write ico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a new window appears with title “Associate issues with this approach”</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39_VerifyBlankPanelsPresent</text:p>
          </table:table-cell>
          <table:table-cell office:value-type="string">
            <text:p>L1</text:p>
          </table:table-cell>
          <table:table-cell office:value-type="string">
            <text:p>Verify that panels on “Associate issues with this approach” contain no data</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panels on “Associate issues with this approach” contain no data</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40_AddButtonPresent</text:p>
          </table:table-cell>
          <table:table-cell office:value-type="string">
            <text:p>L1</text:p>
          </table:table-cell>
          <table:table-cell office:value-type="string">
            <text:p>Verify Add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present in “Associate issues with this approach”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41_AddButtonDisabled</text:p>
          </table:table-cell>
          <table:table-cell office:value-type="string">
            <text:p>L1</text:p>
          </table:table-cell>
          <table:table-cell office:value-type="string">
            <text:p>Verify Add button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42_RemoveButtonPresent</text:p>
          </table:table-cell>
          <table:table-cell office:value-type="string">
            <text:p>L1</text:p>
          </table:table-cell>
          <table:table-cell office:value-type="string">
            <text:p>Verify Remov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present in “Associate issues with this approach”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43_RemoveButtonDisabled</text:p>
          </table:table-cell>
          <table:table-cell office:value-type="string">
            <text:p>L1</text:p>
          </table:table-cell>
          <table:table-cell office:value-type="string">
            <text:p>Verify Remove button is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44_DoneButtonPresent</text:p>
          </table:table-cell>
          <table:table-cell office:value-type="string">
            <text:p>L1</text:p>
          </table:table-cell>
          <table:table-cell office:value-type="string">
            <text:p>Verify Don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Done button is present in the “Associate issues with this approach”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A0045_ClickDoneButton</text:p>
          </table:table-cell>
          <table:table-cell office:value-type="string">
            <text:p>L1</text:p>
          </table:table-cell>
          <table:table-cell office:value-type="string">
            <text:p>Click Done button </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the Done button</text:p>
          </table:table-cell>
          <table:table-cell/>
          <table:table-cell office:value-type="string">
            <text:p>1. Verify that the “Associate issues with this approach” window dis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A0046_VerifyThatIssuesArePresent</text:p>
          </table:table-cell>
          <table:table-cell office:value-type="string">
            <text:p>L1</text:p>
          </table:table-cell>
          <table:table-cell office:value-type="string">
            <text:p>Verify that issues are present in the Issue 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issues are present in the Issue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47_VerifyRightPanelContainsIssues</text:p>
          </table:table-cell>
          <table:table-cell office:value-type="string">
            <text:p>L1</text:p>
          </table:table-cell>
          <table:table-cell office:value-type="string">
            <text:p>Verify that the right panel contains Issue/issu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ight panel contains issue/issu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A0048_AddIssueToLeftPanel</text:p>
          </table:table-cell>
          <table:table-cell office:value-type="string">
            <text:p>L1</text:p>
          </table:table-cell>
          <table:table-cell office:value-type="string">
            <text:p>Add Issue to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able:table-cell>
          <table:table-cell/>
          <table:table-cell office:value-type="string">
            <text:p>1. Verify that the issue is added to the left panel &amp; removed from the right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A0049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able:table-cell>
          <table:table-cell/>
          <table:table-cell office:value-type="string">
            <text:p>1. Verify that the Remov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A0050_RemoveIssuesFromLeftPanel</text:p>
          </table:table-cell>
          <table:table-cell office:value-type="string">
            <text:p>L1</text:p>
          </table:table-cell>
          <table:table-cell office:value-type="string">
            <text:p>Remove issues from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ext:p>8. Click on Remove button</text:p>
          </table:table-cell>
          <table:table-cell/>
          <table:table-cell office:value-type="string">
            <text:p>1. Verify that the issue is removed from the left panel and added to the right panel(In case of removing multiple issues,the issues are not immediately seen in the right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A0051_ClickAddButtonMultipleTimes</text:p>
          </table:table-cell>
          <table:table-cell office:value-type="string">
            <text:p>L1</text:p>
          </table:table-cell>
          <table:table-cell office:value-type="string">
            <text:p>Click Add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text:s/>panel</text:p>
            <text:p>8. Click on Add <text:s/>button multiple times</text:p>
            <text:p>(Pre-requisite:There should be multiple issues in the right panel)</text:p>
          </table:table-cell>
          <table:table-cell/>
          <table:table-cell office:value-type="string">
            <text:p>1. Verify that the only the selected issue is added to the left panel</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A0052_ClickRemoveButtonMultipleTimes</text:p>
          </table:table-cell>
          <table:table-cell office:value-type="string">
            <text:p>L1</text:p>
          </table:table-cell>
          <table:table-cell office:value-type="string">
            <text:p>Click Remove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text:s/>panel</text:p>
            <text:p>8. Click on Remove <text:s/>button multiple times</text:p>
            <text:p>(Pre-requisite:There should be multiple issues in the left panel)</text:p>
          </table:table-cell>
          <table:table-cell/>
          <table:table-cell office:value-type="string">
            <text:p>1. Verify that only the selected issues are deleted one by on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0">
          <table:table-cell office:value-type="string">
            <text:p>AA0053_AddIssueToIssuePanel</text:p>
          </table:table-cell>
          <table:table-cell office:value-type="string">
            <text:p>L0</text:p>
          </table:table-cell>
          <table:table-cell office:value-type="string">
            <text:p>Add Issue to Issue <text:s/>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ext:p>9. Click Done button</text:p>
          </table:table-cell>
          <table:table-cell/>
          <table:table-cell office:value-type="string">
            <text:p>1. Verify that Issue is added to the issue panel on the Edit approach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table:style-name="ce76" office:value-type="string">
            <text:p>AA0054_ClickOnIssueInIssuePanel</text:p>
          </table:table-cell>
          <table:table-cell table:style-name="ce76" office:value-type="string">
            <text:p>L1</text:p>
          </table:table-cell>
          <table:table-cell table:style-name="ce76" office:value-type="string">
            <text:p>Click on Issue in issue panel on the Edit approach page</text:p>
          </table:table-cell>
          <table:table-cell table:style-name="ce76" office:value-type="string">
            <text:p>1. Login to Analyst</text:p>
            <text:p>2. Click Interviews <text:s/>button</text:p>
            <text:p>3. Click a record in the <text:s text:c="2"/><text:s text:c="6"/>Recent tab</text:p>
            <text:p>4. Click on the Approaches tab</text:p>
            <text:p>5. Click the Add button</text:p>
            <text:p>6. Click on an issue in the Issue panel</text:p>
          </table:table-cell>
          <table:table-cell table:style-name="ce76"/>
          <table:table-cell table:style-name="ce76" office:value-type="string">
            <text:p>1. Verify that a page with issue details appears</text:p>
          </table:table-cell>
          <table:table-cell table:style-name="ce76" office:value-type="string">
            <text:p>1. A page with issue details does not appear</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19">
          <table:table-cell table:style-name="ce78" office:value-type="string">
            <text:p>AA0055_EditApproach</text:p>
          </table:table-cell>
          <table:table-cell table:style-name="ce78" office:value-type="string">
            <text:p>L1</text:p>
          </table:table-cell>
          <table:table-cell table:style-name="ce78" office:value-type="string">
            <text:p>Edit approach</text:p>
          </table:table-cell>
          <table:table-cell table:style-name="ce78" office:value-type="string">
            <text:p>1. Login to Analyst</text:p>
            <text:p>2. Click Interviews <text:s/>button</text:p>
            <text:p>3. Click a record in the <text:s text:c="2"/><text:s text:c="6"/>Recent tab</text:p>
            <text:p>4. Click on the Approaches tab</text:p>
            <text:p>5. Click on an approach</text:p>
            <text:p>6. Edit the approach name /description.</text:p>
            <text:p>7. Click the Save button</text:p>
          </table:table-cell>
          <table:table-cell table:style-name="ce78"/>
          <table:table-cell table:style-name="ce78" office:value-type="string">
            <text:p>1. Verify that the changes made to the approach are saved</text:p>
          </table:table-cell>
          <table:table-cell table:style-name="ce78" office:value-type="string">
            <text:p>PASS</text:p>
          </table:table-cell>
          <table:table-cell table:style-name="ce78" table:number-columns-repeated="2"/>
          <table:table-cell table:style-name="ce78" office:value-type="string">
            <text:p>PASS</text:p>
          </table:table-cell>
          <table:table-cell table:style-name="ce78" table:number-columns-repeated="4"/>
          <table:table-cell table:style-name="ce78" office:value-type="string">
            <text:p>YES</text:p>
          </table:table-cell>
          <table:table-cell table:style-name="ce78" table:number-columns-repeated="1009"/>
        </table:table-row>
        <table:table-row table:style-name="ro6">
          <table:table-cell office:value-type="string">
            <text:p>AA0056_ClickOnApproachInApproachTab</text:p>
          </table:table-cell>
          <table:table-cell office:value-type="string">
            <text:p>L1</text:p>
          </table:table-cell>
          <table:table-cell office:value-type="string">
            <text:p>Click on an approach in approach tab</text:p>
          </table:table-cell>
          <table:table-cell office:value-type="string">
            <text:p>1. Login to Analyst</text:p>
            <text:p>2. Click Interviews <text:s/>button</text:p>
            <text:p>3. Click a record in the <text:s text:c="2"/><text:s text:c="6"/>Recent tab</text:p>
            <text:p>4. Click on the Approaches tab</text:p>
            <text:p>5. Click on an approach</text:p>
          </table:table-cell>
          <table:table-cell/>
          <table:table-cell office:value-type="string">
            <text:p>1. Verify that the Edit approach page is open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I0057_ScrollbarPresent</text:p>
          </table:table-cell>
          <table:table-cell office:value-type="string">
            <text:p>L3</text:p>
          </table:table-cell>
          <table:table-cell office:value-type="string">
            <text:p>Verify that the scroll bar is present if there is a large Approach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table:table-cell office:value-type="string">
            <text:p>1. Verify that scroll bar is present in the Description text area &amp; is working properl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58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4">1. Login to </text:span><text:span text:style-name="T4">Analyst</text:span></text:p>
            <text:p>2. Click Interviews <text:s/>button</text:p>
            <text:p>3. Click a record in the <text:s text:c="2"/><text:s text:c="6"/>Recent tab</text:p>
            <text:p>4. Click on the Approaches tab</text:p>
          </table:table-cell>
          <table:table-cell/>
          <table:table-cell table:style-name="ce57" office:value-type="string">
            <text:p>1. Verify that there is no grammar &amp; spelling mistake in the Flow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table:style-name="ce80" office:value-type="string">
            <text:p>AS0059__FontType</text:p>
          </table:table-cell>
          <table:table-cell table:style-name="ce80" office:value-type="string">
            <text:p>L3</text:p>
          </table:table-cell>
          <table:table-cell table:style-name="ce80" office:value-type="string">
            <text:p>Screen Font Type in Flows tab</text:p>
          </table:table-cell>
          <table:table-cell office:value-type="string">
            <text:p><text:span text:style-name="T4">1. Login to </text:span><text:span text:style-name="T4">Analyst</text:span></text:p>
            <text:p>2. Click Interviews <text:s/>button</text:p>
            <text:p>3. Click a record in the <text:s text:c="2"/><text:s text:c="6"/>Recent tab</text:p>
            <text:p>4. Click on the Approaches tab</text:p>
          </table:table-cell>
          <table:table-cell table:style-name="ce87"/>
          <table:table-cell table:style-name="ce8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80" office:value-type="string">
            <text:p>PASS</text:p>
          </table:table-cell>
          <table:table-cell table:style-name="Default" table:number-columns-repeated="2"/>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1" table:number-rows-repeated="65475">
          <table:table-cell table:number-columns-repeated="1024"/>
        </table:table-row>
        <table:table-row table:style-name="ro1">
          <table:table-cell table:number-columns-repeated="1024"/>
        </table:table-row>
      </table:table>
      <table:table table:name="Analyst_Documents" table:style-name="ta2" table:print="false">
        <table:table-column table:style-name="co12" table:number-columns-repeated="3" table:default-cell-style-name="ce57"/>
        <table:table-column table:style-name="co37" table:default-cell-style-name="ce57"/>
        <table:table-column table:style-name="co12" table:default-cell-style-name="ce57"/>
        <table:table-column table:style-name="co60" table:default-cell-style-name="ce57"/>
        <table:table-column table:style-name="co12" table:number-columns-repeated="8" table:default-cell-style-name="ce57"/>
        <table:table-column table:style-name="co28"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89">
          <table:table-cell office:value-type="string">
            <text:p>AD0001_DocumentPageRenders</text:p>
          </table:table-cell>
          <table:table-cell office:value-type="string">
            <text:p>L1</text:p>
          </table:table-cell>
          <table:table-cell office:value-type="string">
            <text:p>Documents page renders</text:p>
          </table:table-cell>
          <table:table-cell office:value-type="string">
            <text:p><text:span text:style-name="T4">1.Login to Analyst </text:span></text:p>
            <text:p><text:span text:style-name="T4">2.Click the Documents </text:span><text:span text:style-name="T4">button on Projects page</text:span></text:p>
          </table:table-cell>
          <table:table-cell/>
          <table:table-cell office:value-type="string">
            <text:p>1.Verify that the Documents page is render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D0002_MessageOnDocumentPage</text:p>
          </table:table-cell>
          <table:table-cell office:value-type="string">
            <text:p>L1</text:p>
          </table:table-cell>
          <table:table-cell office:value-type="string">
            <text:p>Message on the Documents page</text:p>
          </table:table-cell>
          <table:table-cell office:value-type="string">
            <text:p><text:span text:style-name="T4">1.Login to Analyst</text:span></text:p>
            <text:p><text:span text:style-name="T4">2.Click the Documents </text:span><text:span text:style-name="T4">button on Projects page</text:span></text:p>
          </table:table-cell>
          <table:table-cell/>
          <table:table-cell table:style-name="ce127" office:value-type="string">
            <text:p><text:span text:style-name="T5">1.Verify that the </text:span><text:span text:style-name="T5">Documents page has <text:s/>the </text:span><text:span text:style-name="T5">message “</text:span><text:span text:style-name="T9">Manage the list </text:span><text:span text:style-name="T9">of global documents </text:span><text:span text:style-name="T9">referred to by flows and </text:span><text:span text:style-name="T9">issues</text:span><text:span text:style-name="T5">”</text:spa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3_HeaderInDocumentPage</text:p>
          </table:table-cell>
          <table:table-cell office:value-type="string">
            <text:p>L1</text:p>
          </table:table-cell>
          <table:table-cell office:value-type="string">
            <text:p>Headers in Documents</text:p>
          </table:table-cell>
          <table:table-cell office:value-type="string">
            <text:p>1.Login to Analyst 2.Click the Documents button on Projects page</text:p>
          </table:table-cell>
          <table:table-cell/>
          <table:table-cell office:value-type="string">
            <text:p>1.Verify that the header contains the following columns-</text:p>
            <text:p>-Phase</text:p>
            <text:p>-Docum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4_ClickPhasesInDocumentPanel</text:p>
          </table:table-cell>
          <table:table-cell office:value-type="string">
            <text:p>L0</text:p>
          </table:table-cell>
          <table:table-cell office:value-type="string">
            <text:p>Click phase</text:p>
          </table:table-cell>
          <table:table-cell office:value-type="string">
            <text:p>1.Login to Analyst 2.Click the Documents button on Projects page</text:p>
            <text:p>3.Click the phase in the Phase column</text:p>
          </table:table-cell>
          <table:table-cell/>
          <table:table-cell office:value-type="string">
            <text:p>1.Verify that a dropdown 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05_ClickDocumentInDocumentPanel</text:p>
          </table:table-cell>
          <table:table-cell office:value-type="string">
            <text:p>L0</text:p>
          </table:table-cell>
          <table:table-cell office:value-type="string">
            <text:p>Click Document</text:p>
          </table:table-cell>
          <table:table-cell office:value-type="string">
            <text:p>1.Login to Analyst 2.Click the Documents button on Projects page</text:p>
            <text:p>3.Click the document in the Document column</text:p>
          </table:table-cell>
          <table:table-cell/>
          <table:table-cell office:value-type="string">
            <text:p>1.Verify that the Document field can be edi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D0006_AddDocumentButtonPresent</text:p>
          </table:table-cell>
          <table:table-cell office:value-type="string">
            <text:p>L1</text:p>
          </table:table-cell>
          <table:table-cell office:value-type="string">
            <text:p>Add document button(+) present</text:p>
          </table:table-cell>
          <table:table-cell office:value-type="string">
            <text:p>1.Login to Analyst 2.Click the Documents button on Projects page</text:p>
          </table:table-cell>
          <table:table-cell/>
          <table:table-cell office:value-type="string">
            <text:p>1.Verify that the Add document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7_AddDocument</text:p>
          </table:table-cell>
          <table:table-cell office:value-type="string">
            <text:p>L0</text:p>
          </table:table-cell>
          <table:table-cell office:value-type="string">
            <text:p>Add Document</text:p>
          </table:table-cell>
          <table:table-cell office:value-type="string">
            <text:p>1.Login to Analyst 2.Click the Documents button on Projects page</text:p>
            <text:p>3.Click the add(+) button</text:p>
          </table:table-cell>
          <table:table-cell/>
          <table:table-cell office:value-type="string">
            <text:p>1. Verify that document is add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D0008_PhaseDropDownPresent</text:p>
          </table:table-cell>
          <table:table-cell office:value-type="string">
            <text:p>L1</text:p>
          </table:table-cell>
          <table:table-cell office:value-type="string">
            <text:p>Phase drop down presen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Phase drop dow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D0009_PhaseDropDownList</text:p>
          </table:table-cell>
          <table:table-cell office:value-type="string">
            <text:p>L1</text:p>
          </table:table-cell>
          <table:table-cell office:value-type="string">
            <text:p>Phase drop down Lis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the phase drop down contains list of phas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D0010_SelectPhaseFromList</text:p>
          </table:table-cell>
          <table:table-cell office:value-type="string">
            <text:p>L1</text:p>
          </table:table-cell>
          <table:table-cell office:value-type="string">
            <text:p>Select appropriate phase from dropdown list</text:p>
          </table:table-cell>
          <table:table-cell office:value-type="string">
            <text:p>1.Login to Analyst 2.Click the Documents button on Projects page</text:p>
            <text:p>3.Click the add(+) button</text:p>
            <text:p>4.Click the record in Phase column</text:p>
            <text:p>5.Select a phase from the drop down </text:p>
          </table:table-cell>
          <table:table-cell/>
          <table:table-cell office:value-type="string">
            <text:p>1.Verify that the phase can be selected from the drop-down &amp; the selected phase is displayed in the Phase colum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table:style-name="ce58" office:value-type="string">
            <text:p>AD0011_BlankPhase</text:p>
          </table:table-cell>
          <table:table-cell table:style-name="ce58" office:value-type="string">
            <text:p>L2</text:p>
          </table:table-cell>
          <table:table-cell table:style-name="ce58" office:value-type="string">
            <text:p>Blank phase</text:p>
          </table:table-cell>
          <table:table-cell table:style-name="ce58" office:value-type="string">
            <text:p>1.Login to Analyst 2.Click the Documents button on Projects page</text:p>
            <text:p>3.Click the add(+) button</text:p>
            <text:p>4.Click the record in Phase column</text:p>
            <text:p>5.Leave the phase column blank</text:p>
          </table:table-cell>
          <table:table-cell table:style-name="ce58"/>
          <table:table-cell table:style-name="ce58" office:value-type="string">
            <text:p>1.Verify that blank phase should not be added &amp; displayed.</text:p>
            <text:p>2.Verify that appropriate error message is shown</text:p>
          </table:table-cell>
          <table:table-cell table:style-name="ce58" table:number-columns-repeated="3"/>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19">
          <table:table-cell table:style-name="ce59" office:value-type="string">
            <text:p>AD0012_InvalidPhase</text:p>
          </table:table-cell>
          <table:table-cell table:style-name="ce59" office:value-type="string">
            <text:p>L2</text:p>
          </table:table-cell>
          <table:table-cell table:style-name="ce59" office:value-type="string">
            <text:p>Invalid phase</text:p>
          </table:table-cell>
          <table:table-cell table:style-name="ce59" office:value-type="string">
            <text:p>1.Login to Analyst 2.Click the Documents button on Projects page</text:p>
            <text:p>3.Click the add(+) button</text:p>
            <text:p>4.Click the record in Phase column</text:p>
            <text:p>5.Enter an invalid phase</text:p>
          </table:table-cell>
          <table:table-cell table:style-name="ce59" office:value-type="string">
            <text:p>“*&amp;^#%@”</text:p>
          </table:table-cell>
          <table:table-cell table:style-name="ce59" office:value-type="string">
            <text:p>1.Verify that an appropriate error message is shown</text:p>
            <text:p>2.Verify that invalid phase is not displayed</text:p>
          </table:table-cell>
          <table:table-cell table:style-name="ce59" office:value-type="string">
            <text:p>PASS</text:p>
          </table:table-cell>
          <table:table-cell table:style-name="ce59" table:number-columns-repeated="2"/>
          <table:table-cell table:style-name="ce59" office:value-type="string">
            <text:p>PASS</text:p>
          </table:table-cell>
          <table:table-cell table:style-name="ce59" table:number-columns-repeated="4"/>
          <table:table-cell table:style-name="ce59" office:value-type="string">
            <text:p>YES</text:p>
          </table:table-cell>
          <table:table-cell table:style-name="ce59" table:number-columns-repeated="1009"/>
        </table:table-row>
        <table:table-row table:style-name="ro26">
          <table:table-cell table:style-name="ce58" office:value-type="string">
            <text:p>AD0013_BlankDocument</text:p>
          </table:table-cell>
          <table:table-cell table:style-name="ce58" office:value-type="string">
            <text:p>L2</text:p>
          </table:table-cell>
          <table:table-cell table:style-name="ce58" office:value-type="string">
            <text:p>Blank document</text:p>
          </table:table-cell>
          <table:table-cell table:style-name="ce58" office:value-type="string">
            <text:p>1.Login to Analyst 2.Click the Documents button on Projects page</text:p>
            <text:p>3.Click the add(+) button</text:p>
            <text:p>4.Click the document in Document column</text:p>
            <text:p>5.Leave Document field in Document column blank</text:p>
          </table:table-cell>
          <table:table-cell table:style-name="ce58"/>
          <table:table-cell table:style-name="ce58" office:value-type="string">
            <text:p>1.Verify that an appropriate error message is shown 2.Verify that blank document is not displayed</text:p>
          </table:table-cell>
          <table:table-cell table:style-name="ce58" office:value-type="string">
            <text:p>1.An appropriate error message is not shown </text:p>
            <text:p>2.Blank document is display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26">
          <table:table-cell table:style-name="ce58" office:value-type="string">
            <text:p>AD0014_InvalidDocument</text:p>
          </table:table-cell>
          <table:table-cell table:style-name="ce58" office:value-type="string">
            <text:p>L2</text:p>
          </table:table-cell>
          <table:table-cell table:style-name="ce58" office:value-type="string">
            <text:p>Invalid document</text:p>
          </table:table-cell>
          <table:table-cell table:style-name="ce58" office:value-type="string">
            <text:p>1.Login to Analyst 2.Click the Documents button on Projects page</text:p>
            <text:p>3.Click the add(+) button</text:p>
            <text:p>4.Click the record in Document column</text:p>
            <text:p>5.Enter invalid document in the Document column</text:p>
          </table:table-cell>
          <table:table-cell table:style-name="ce58" office:value-type="string">
            <text:p>“@@@@@@$%”</text:p>
          </table:table-cell>
          <table:table-cell table:style-name="ce58" office:value-type="string">
            <text:p>1.Verify that an appropriate error message is shown 2.Verify that invalid document is not displayed</text:p>
          </table:table-cell>
          <table:table-cell table:style-name="ce58" office:value-type="string">
            <text:p>1.An appropriate error message is not shown 2.The invalid document is display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26">
          <table:table-cell table:style-name="ce58" office:value-type="string">
            <text:p>AD0015_BlankPhaseAndDocument</text:p>
          </table:table-cell>
          <table:table-cell table:style-name="ce58" office:value-type="string">
            <text:p>L2</text:p>
          </table:table-cell>
          <table:table-cell table:style-name="ce58" office:value-type="string">
            <text:p>Blank phase &amp; document</text:p>
          </table:table-cell>
          <table:table-cell table:style-name="ce58" office:value-type="string">
            <text:p>1.Login to Analyst 2.Click the Documents button on Projects page</text:p>
            <text:p>3.Click the add(+) button</text:p>
            <text:p>4.Leave record in the Phase column blank</text:p>
            <text:p>5.Leave record in the Document column blank</text:p>
          </table:table-cell>
          <table:table-cell table:style-name="ce58"/>
          <table:table-cell table:style-name="ce58" office:value-type="string">
            <text:p>1.Verify that blank phase &amp; document are not added &amp; displayed</text:p>
          </table:table-cell>
          <table:table-cell table:style-name="ce58" office:value-type="string">
            <text:p>1.The blank phase &amp; document are added &amp; display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27">
          <table:table-cell table:style-name="ce82" office:value-type="string">
            <text:p>AD0016_InvalidPhaseAndDocument</text:p>
          </table:table-cell>
          <table:table-cell table:style-name="ce82" office:value-type="string">
            <text:p>L2</text:p>
          </table:table-cell>
          <table:table-cell table:style-name="ce82" office:value-type="string">
            <text:p>Invalid phase &amp; document</text:p>
          </table:table-cell>
          <table:table-cell table:style-name="ce82" office:value-type="string">
            <text:p>1.Login to Analyst 2.Click the Documents button on Projects page</text:p>
            <text:p>3.Click the add(+) button</text:p>
            <text:p>4.Enter an invalid phase in the phase column</text:p>
            <text:p>5.Enter an invalid document in the Document column</text:p>
          </table:table-cell>
          <table:table-cell table:style-name="ce82" office:value-type="string">
            <text:p>“&amp;^@#$%”</text:p>
            <text:p>“@#$%^%”</text:p>
          </table:table-cell>
          <table:table-cell table:style-name="ce82" office:value-type="string">
            <text:p>1.Verify that invalid phase &amp; document are not added &amp; displayed</text:p>
          </table:table-cell>
          <table:table-cell table:style-name="ce82" office:value-type="string">
            <text:p>1.Blank phase is added &amp; displayed</text:p>
            <text:p>2.Invalid document is added &amp; displayed</text:p>
          </table:table-cell>
          <table:table-cell table:style-name="ce82" table:number-columns-repeated="2"/>
          <table:table-cell table:style-name="ce82" office:value-type="string">
            <text:p>FAIL</text:p>
          </table:table-cell>
          <table:table-cell table:style-name="ce82" table:number-columns-repeated="4"/>
          <table:table-cell table:style-name="ce82" office:value-type="string">
            <text:p>YES</text:p>
          </table:table-cell>
          <table:table-cell table:style-name="ce82" table:number-columns-repeated="1009"/>
        </table:table-row>
        <table:table-row table:style-name="ro10">
          <table:table-cell table:style-name="ce82" office:value-type="string">
            <text:p>AD0017_EditPhase</text:p>
          </table:table-cell>
          <table:table-cell table:style-name="ce82" office:value-type="string">
            <text:p>L1</text:p>
          </table:table-cell>
          <table:table-cell table:style-name="ce82" office:value-type="string">
            <text:p>Edit phase</text:p>
          </table:table-cell>
          <table:table-cell table:style-name="ce82" office:value-type="string">
            <text:p>1.Login to Analyst 2.Click the Documents button on Projects page</text:p>
            <text:p>3.Click on a Phase in the Phase column</text:p>
          </table:table-cell>
          <table:table-cell table:style-name="ce82"/>
          <table:table-cell table:style-name="ce82" office:value-type="string">
            <text:p>1.Verify that the Phase can be edited &amp; the changed phase is displayed</text:p>
          </table:table-cell>
          <table:table-cell table:style-name="ce82" office:value-type="string">
            <text:p>1.The phase can be edited and the changed phase is not displayed</text:p>
          </table:table-cell>
          <table:table-cell table:style-name="ce82" table:number-columns-repeated="2"/>
          <table:table-cell table:style-name="ce82" office:value-type="string">
            <text:p>FAIL</text:p>
          </table:table-cell>
          <table:table-cell table:style-name="ce82" table:number-columns-repeated="4"/>
          <table:table-cell table:style-name="ce82" office:value-type="string">
            <text:p>YES</text:p>
          </table:table-cell>
          <table:table-cell table:style-name="ce82" table:number-columns-repeated="1009"/>
        </table:table-row>
        <table:table-row table:style-name="ro6">
          <table:table-cell table:style-name="ce59" office:value-type="string">
            <text:p>AD0018_EditDocument</text:p>
          </table:table-cell>
          <table:table-cell table:style-name="ce59" office:value-type="string">
            <text:p>L1</text:p>
          </table:table-cell>
          <table:table-cell table:style-name="ce59" office:value-type="string">
            <text:p>Edit document</text:p>
          </table:table-cell>
          <table:table-cell table:style-name="ce59" office:value-type="string">
            <text:p>1.Login to Analyst 2.Click the Documents button on Projects page</text:p>
            <text:p>3.Click on a Document in the Document column</text:p>
          </table:table-cell>
          <table:table-cell table:style-name="ce59"/>
          <table:table-cell table:style-name="ce59" office:value-type="string">
            <text:p>1.Verify that the Document can be edited &amp; the changed Document is displayed</text:p>
          </table:table-cell>
          <table:table-cell table:style-name="ce59" office:value-type="string">
            <text:p>PASS</text:p>
          </table:table-cell>
          <table:table-cell table:style-name="ce59" table:number-columns-repeated="2"/>
          <table:table-cell table:style-name="ce59" office:value-type="string">
            <text:p>PASS</text:p>
          </table:table-cell>
          <table:table-cell table:style-name="ce59" table:number-columns-repeated="4"/>
          <table:table-cell table:style-name="ce59" office:value-type="string">
            <text:p>YES</text:p>
          </table:table-cell>
          <table:table-cell table:style-name="ce59" table:number-columns-repeated="1009"/>
        </table:table-row>
        <table:table-row table:style-name="ro8">
          <table:table-cell table:style-name="ce59" office:value-type="string">
            <text:p>AD0019_DeleteButtonPresent</text:p>
          </table:table-cell>
          <table:table-cell table:style-name="ce59" office:value-type="string">
            <text:p>L1</text:p>
          </table:table-cell>
          <table:table-cell table:style-name="ce59" office:value-type="string">
            <text:p>Delete button present</text:p>
          </table:table-cell>
          <table:table-cell table:style-name="ce59" office:value-type="string">
            <text:p>1.Login to Analyst 2.Click the Documents button on Projects page </text:p>
          </table:table-cell>
          <table:table-cell table:style-name="ce59"/>
          <table:table-cell table:style-name="ce59" office:value-type="string">
            <text:p>1.Verify that a delete button(X) is present before every record </text:p>
          </table:table-cell>
          <table:table-cell table:style-name="ce59" office:value-type="string">
            <text:p>PASS</text:p>
          </table:table-cell>
          <table:table-cell table:style-name="ce59" table:number-columns-repeated="2"/>
          <table:table-cell table:style-name="ce59" office:value-type="string">
            <text:p>PASS</text:p>
          </table:table-cell>
          <table:table-cell table:style-name="ce59" table:number-columns-repeated="4"/>
          <table:table-cell table:style-name="ce59" office:value-type="string">
            <text:p>YES</text:p>
          </table:table-cell>
          <table:table-cell table:style-name="ce59" table:number-columns-repeated="1009"/>
        </table:table-row>
        <table:table-row table:style-name="ro22">
          <table:table-cell table:style-name="ce82" office:value-type="string">
            <text:p>AD0020_DeleteDocument</text:p>
          </table:table-cell>
          <table:table-cell table:style-name="ce82" office:value-type="string">
            <text:p>L1</text:p>
          </table:table-cell>
          <table:table-cell table:style-name="ce82" office:value-type="string">
            <text:p>Delete document</text:p>
          </table:table-cell>
          <table:table-cell table:style-name="ce82" office:value-type="string">
            <text:p>1.Login to Analyst 2.Click the Documents button on Projects page </text:p>
            <text:p>3.Click the Delete(X) button present before the document to be deleted</text:p>
            <text:p>4.Click ok button</text:p>
          </table:table-cell>
          <table:table-cell table:style-name="ce82"/>
          <table:table-cell table:style-name="ce82" office:value-type="string">
            <text:p>1.Verify that a confirm dialog appears after clicking the Delete button</text:p>
            <text:p>2.Verify that the record gets deleted</text:p>
          </table:table-cell>
          <table:table-cell table:style-name="ce82" office:value-type="string">
            <text:p>FAIL</text:p>
          </table:table-cell>
          <table:table-cell table:style-name="ce82" table:number-columns-repeated="2"/>
          <table:table-cell table:style-name="ce82" office:value-type="string">
            <text:p>FAIL</text:p>
          </table:table-cell>
          <table:table-cell table:style-name="ce82" table:number-columns-repeated="4"/>
          <table:table-cell table:style-name="ce82" office:value-type="string">
            <text:p>YES</text:p>
          </table:table-cell>
          <table:table-cell table:style-name="ce82" table:number-columns-repeated="1009"/>
        </table:table-row>
        <table:table-row table:style-name="ro22">
          <table:table-cell office:value-type="string">
            <text:p>AD0021_DeleteCancel</text:p>
          </table:table-cell>
          <table:table-cell office:value-type="string">
            <text:p>L1</text:p>
          </table:table-cell>
          <table:table-cell office:value-type="string">
            <text:p>Cancel delete document</text:p>
          </table:table-cell>
          <table:table-cell office:value-type="string">
            <text:p>1.Login to Analyst 2.Click the Documents button on Projects page </text:p>
            <text:p>3.Click the Delete(X) button present before the document to be deleted</text:p>
            <text:p>4.Click Cancel button</text:p>
          </table:table-cell>
          <table:table-cell/>
          <table:table-cell office:value-type="string">
            <text:p>1.Verify that the record is not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D0022_PhasesButtonPresent</text:p>
          </table:table-cell>
          <table:table-cell office:value-type="string">
            <text:p>L1</text:p>
          </table:table-cell>
          <table:table-cell office:value-type="string">
            <text:p>Phases button present</text:p>
          </table:table-cell>
          <table:table-cell office:value-type="string">
            <text:p>1.Login to Analyst 2.Click the Documents button on Projects page </text:p>
          </table:table-cell>
          <table:table-cell/>
          <table:table-cell office:value-type="string">
            <text:p>1.Verify that the Phases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D0023_ClickPhaseButton</text:p>
          </table:table-cell>
          <table:table-cell office:value-type="string">
            <text:p>L1</text:p>
          </table:table-cell>
          <table:table-cell office:value-type="string">
            <text:p>Click Phases button</text:p>
          </table:table-cell>
          <table:table-cell office:value-type="string">
            <text:p>1.Login to Analyst 2.Click the Documents button on Projects page</text:p>
            <text:p>3.Click Phases button </text:p>
          </table:table-cell>
          <table:table-cell/>
          <table:table-cell office:value-type="string">
            <text:p>1.Verify that Phases page open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D0024_HeaderInPhase</text:p>
          </table:table-cell>
          <table:table-cell office:value-type="string">
            <text:p>L1</text:p>
          </table:table-cell>
          <table:table-cell office:value-type="string">
            <text:p>Header in Phase</text:p>
          </table:table-cell>
          <table:table-cell office:value-type="string">
            <text:p>1.Login to Analyst 2.Click the Documents button on Projects page</text:p>
            <text:p>3.Click Phases button </text:p>
          </table:table-cell>
          <table:table-cell/>
          <table:table-cell office:value-type="string">
            <text:p>1.Verify that the header contains the following columns-Nam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5_AddButtonInPhase</text:p>
          </table:table-cell>
          <table:table-cell office:value-type="string">
            <text:p>L1</text:p>
          </table:table-cell>
          <table:table-cell office:value-type="string">
            <text:p>Add button in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a text field appears for entering phase in the Name colum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6_AddPhase</text:p>
          </table:table-cell>
          <table:table-cell office:value-type="string">
            <text:p>L1</text:p>
          </table:table-cell>
          <table:table-cell office:value-type="string">
            <text:p>Add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the phase gets add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table:style-name="ce58" office:value-type="string">
            <text:p>AD0027_AddInvalidPhase</text:p>
          </table:table-cell>
          <table:table-cell table:style-name="ce58" office:value-type="string">
            <text:p>L2</text:p>
          </table:table-cell>
          <table:table-cell table:style-name="ce58" office:value-type="string">
            <text:p>Add Invalid phase</text:p>
          </table:table-cell>
          <table:table-cell table:style-name="ce58" office:value-type="string">
            <text:p>1.Login to Analyst 2.Click the Documents button on Projects page</text:p>
            <text:p>3.Click Phases button</text:p>
            <text:p>4.Click the Add(+) button </text:p>
          </table:table-cell>
          <table:table-cell table:style-name="ce58" office:value-type="string">
            <text:p>“%@$#@”</text:p>
          </table:table-cell>
          <table:table-cell table:style-name="ce58" office:value-type="string">
            <text:p>1.Verify that invalid phase is not added</text:p>
          </table:table-cell>
          <table:table-cell table:style-name="ce58" office:value-type="string">
            <text:p>1. Invalid phase can be add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6">
          <table:table-cell table:style-name="ce58" office:value-type="string">
            <text:p>AD0028_AddBlankPahse</text:p>
          </table:table-cell>
          <table:table-cell table:style-name="ce58" office:value-type="string">
            <text:p>L2</text:p>
          </table:table-cell>
          <table:table-cell table:style-name="ce58" office:value-type="string">
            <text:p>Add blank phase</text:p>
          </table:table-cell>
          <table:table-cell table:style-name="ce58" office:value-type="string">
            <text:p>1.Login to Analyst 2.Click the Documents button on Projects page</text:p>
            <text:p>3.Click Phases button</text:p>
            <text:p>4.Click the Add(+) button </text:p>
          </table:table-cell>
          <table:table-cell table:style-name="ce58"/>
          <table:table-cell table:style-name="ce58" office:value-type="string">
            <text:p>1. Verify that blank phase is not added</text:p>
          </table:table-cell>
          <table:table-cell table:style-name="ce58" office:value-type="string">
            <text:p>1. Blank phase can be add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22">
          <table:table-cell office:value-type="string">
            <text:p>AD0029_DeletePhase</text:p>
          </table:table-cell>
          <table:table-cell office:value-type="string">
            <text:p>L1</text:p>
          </table:table-cell>
          <table:table-cell office:value-type="string">
            <text:p>Delete Phase</text:p>
          </table:table-cell>
          <table:table-cell office:value-type="string">
            <text:p>1.Login to Analyst 2.Click the Documents button on Projects page</text:p>
            <text:p>3.Click Phases button</text:p>
            <text:p>4.Click the Delete button that is present before the Phase to be deleted</text:p>
          </table:table-cell>
          <table:table-cell/>
          <table:table-cell office:value-type="string">
            <text:p>1.Verify that a confirm dialog box appears</text:p>
            <text:p>2.Verify that the Phase gets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D0030_CancelDeleteingPhase</text:p>
          </table:table-cell>
          <table:table-cell office:value-type="string">
            <text:p>L1</text:p>
          </table:table-cell>
          <table:table-cell office:value-type="string">
            <text:p>Cancel deleting phase</text:p>
          </table:table-cell>
          <table:table-cell office:value-type="string">
            <text:p>1.Login to Analyst 2.Click the Documents button on Projects page</text:p>
            <text:p>3.Click Phases button</text:p>
            <text:p>4.Click the Delete button that is present before the Phase to be deleted</text:p>
            <text:p>5. Click Cancel button</text:p>
          </table:table-cell>
          <table:table-cell/>
          <table:table-cell office:value-type="string">
            <text:p>1.Verify that the Phase is not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1_ScrollBarPresent</text:p>
          </table:table-cell>
          <table:table-cell office:value-type="string">
            <text:p>L3</text:p>
          </table:table-cell>
          <table:table-cell office:value-type="string">
            <text:p>Verify scroll bar is present on Documents page</text:p>
          </table:table-cell>
          <table:table-cell office:value-type="string">
            <text:p>1.Login to Analyst 2.Click the Documents button on Projects page</text:p>
          </table:table-cell>
          <table:table-cell/>
          <table:table-cell office:value-type="string">
            <text:p>1. Verify that the scroll bar is present for large number of documents on the Documents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2_Grammar&amp;SpellingMistake</text:p>
          </table:table-cell>
          <table:table-cell table:style-name="ce75" office:value-type="string">
            <text:p>L3</text:p>
          </table:table-cell>
          <table:table-cell table:style-name="ce75" office:value-type="string">
            <text:p>Grammar &amp; spelling mistake on the Documents page</text:p>
          </table:table-cell>
          <table:table-cell table:style-name="ce75" office:value-type="string">
            <text:p><text:span text:style-name="T4">1.Login to Analyst</text:span></text:p>
            <text:p><text:span text:style-name="T4">2.Click the Documents </text:span><text:span text:style-name="T4">button on Projects page</text:span></text:p>
          </table:table-cell>
          <table:table-cell table:style-name="ce75"/>
          <table:table-cell office:value-type="string">
            <text:p>1. Verify that there is no grammar &amp; spelling mistake in the Documents page</text:p>
          </table:table-cell>
          <table:table-cell table:style-name="ce75" office:value-type="string">
            <text:p>PASS</text:p>
          </table:table-cell>
          <table:table-cell table:style-name="ce75" table:number-columns-repeated="2"/>
          <table:table-cell table:style-name="ce75" office:value-type="string">
            <text:p>PASS</text:p>
          </table:table-cell>
          <table:table-cell table:style-name="ce75" table:number-columns-repeated="4"/>
          <table:table-cell table:style-name="ce75" office:value-type="string">
            <text:p>YES</text:p>
          </table:table-cell>
          <table:table-cell table:style-name="ce75" table:number-columns-repeated="1009"/>
        </table:table-row>
        <table:table-row table:style-name="ro90">
          <table:table-cell table:style-name="ce80" office:value-type="string">
            <text:p>AS0033__FontType</text:p>
          </table:table-cell>
          <table:table-cell table:style-name="ce80" office:value-type="string">
            <text:p>L3</text:p>
          </table:table-cell>
          <table:table-cell table:style-name="ce80" office:value-type="string">
            <text:p>Screen Font Type on Documents page</text:p>
          </table:table-cell>
          <table:table-cell table:style-name="ce75" office:value-type="string">
            <text:p><text:span text:style-name="T4">1.Login to Analyst</text:span></text:p>
            <text:p><text:span text:style-name="T4">2.Click the Documents </text:span><text:span text:style-name="T4">button on Projects page</text:span></text:p>
          </table:table-cell>
          <table:table-cell table:style-name="ce87"/>
          <table:table-cell table:style-name="ce8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80" office:value-type="string">
            <text:p>PASS</text:p>
          </table:table-cell>
          <table:table-cell table:style-name="Default" table:number-columns-repeated="2"/>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1" table:number-rows-repeated="65501">
          <table:table-cell table:number-columns-repeated="1024"/>
        </table:table-row>
        <table:table-row table:style-name="ro1">
          <table:table-cell table:number-columns-repeated="1024"/>
        </table:table-row>
      </table:table>
      <table:table table:name="Accessibility_Test" table:style-name="ta2" table:print="false">
        <table:table-column table:style-name="co12" table:number-columns-repeated="2" table:default-cell-style-name="ce47"/>
        <table:table-column table:style-name="co12" table:default-cell-style-name="ce75"/>
        <table:table-column table:style-name="co12" table:number-columns-repeated="2" table:default-cell-style-name="ce47"/>
        <table:table-column table:style-name="co41" table:default-cell-style-name="ce75"/>
        <table:table-column table:style-name="co12" table:number-columns-repeated="1018" table:default-cell-style-name="ce47"/>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9">
          <table:table-cell office:value-type="string">
            <text:p>AAT0001</text:p>
          </table:table-cell>
          <table:table-cell office:value-type="string">
            <text:p>L1</text:p>
          </table:table-cell>
          <table:table-cell office:value-type="string">
            <text:p>Access using Keyboard only</text:p>
          </table:table-cell>
          <table:table-cell table:number-columns-repeated="2"/>
          <table:table-cell office:value-type="string">
            <text:p>Verify whether a user can operate the website using keyboard buttons only</text:p>
          </table:table-cell>
          <table:table-cell office:value-type="string">
            <text:p>FAIL</text:p>
          </table:table-cell>
          <table:table-cell table:number-columns-repeated="5"/>
          <table:table-cell office:value-type="string">
            <text:p>#733</text:p>
          </table:table-cell>
          <table:table-cell table:number-columns-repeated="1011"/>
        </table:table-row>
        <table:table-row table:style-name="ro10">
          <table:table-cell office:value-type="string">
            <text:p>AAT0002</text:p>
          </table:table-cell>
          <table:table-cell office:value-type="string">
            <text:p>L1</text:p>
          </table:table-cell>
          <table:table-cell office:value-type="string">
            <text:p>Traverse through Keyboard</text:p>
          </table:table-cell>
          <table:table-cell table:number-columns-repeated="2"/>
          <table:table-cell office:value-type="string">
            <text:p>Verify a user can traverse from one tab to other using the tab button, enter button, space bar</text:p>
          </table:table-cell>
          <table:table-cell office:value-type="string">
            <text:p>FAIL</text:p>
          </table:table-cell>
          <table:table-cell table:number-columns-repeated="1017"/>
        </table:table-row>
        <table:table-row table:style-name="ro79">
          <table:table-cell office:value-type="string">
            <text:p>AAT0003</text:p>
          </table:table-cell>
          <table:table-cell office:value-type="string">
            <text:p>L1</text:p>
          </table:table-cell>
          <table:table-cell office:value-type="string">
            <text:p>Scroll down and up using keyboard keys</text:p>
          </table:table-cell>
          <table:table-cell table:style-name="Default"/>
          <table:table-cell/>
          <table:table-cell office:value-type="string">
            <text:p>Verify whether a user is able to scroll down on a page by using keyboard</text:p>
          </table:table-cell>
          <table:table-cell office:value-type="string">
            <text:p>PASS</text:p>
          </table:table-cell>
          <table:table-cell table:number-columns-repeated="5"/>
          <table:table-cell office:value-type="string">
            <text:p>#734</text:p>
          </table:table-cell>
          <table:table-cell table:number-columns-repeated="1011"/>
        </table:table-row>
        <table:table-row table:style-name="ro1" table:number-rows-repeated="2">
          <table:table-cell table:number-columns-repeated="3"/>
          <table:table-cell table:style-name="Default"/>
          <table:table-cell table:number-columns-repeated="1020"/>
        </table:table-row>
        <table:table-row table:style-name="ro1" table:number-rows-repeated="65529">
          <table:table-cell table:number-columns-repeated="1024"/>
        </table:table-row>
        <table:table-row table:style-name="ro1">
          <table:table-cell table:number-columns-repeated="1024"/>
        </table:table-row>
      </table:table>
      <table:table table:name="Security_Tests" table:style-name="ta2" table:print="false">
        <table:table-column table:style-name="co12" table:number-columns-repeated="2" table:default-cell-style-name="ce75"/>
        <table:table-column table:style-name="co42" table:default-cell-style-name="ce75"/>
        <table:table-column table:style-name="co12" table:number-columns-repeated="2" table:default-cell-style-name="ce75"/>
        <table:table-column table:style-name="co43" table:default-cell-style-name="ce75"/>
        <table:table-column table:style-name="co12" table:number-columns-repeated="1018" table:default-cell-style-name="ce75"/>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8">
          <table:table-cell table:style-name="ce77" office:value-type="string">
            <text:p>AST0001_BackAndForwardButton</text:p>
          </table:table-cell>
          <table:table-cell table:style-name="ce77" office:value-type="string">
            <text:p>L2</text:p>
          </table:table-cell>
          <table:table-cell office:value-type="string">
            <text:p>After signing out if user clicks the back button, he should not be able to see his account again</text:p>
          </table:table-cell>
          <table:table-cell table:style-name="ce91"/>
          <table:table-cell table:style-name="ce77"/>
          <table:table-cell office:value-type="string">
            <text:p>Verify after signing out if user clicks the back button, he should not be able to see his account again</text:p>
          </table:table-cell>
          <table:table-cell table:style-name="ce77" office:value-type="string">
            <text:p>FAIL</text:p>
          </table:table-cell>
          <table:table-cell table:style-name="ce77" office:value-type="string">
            <text:p>NO</text:p>
          </table:table-cell>
          <table:table-cell table:style-name="ce77" table:number-columns-repeated="4"/>
          <table:table-cell table:style-name="ce77" office:value-type="string">
            <text:p>#704</text:p>
          </table:table-cell>
          <table:table-cell table:style-name="ce77" table:number-columns-repeated="1011"/>
        </table:table-row>
        <table:table-row table:style-name="ro8">
          <table:table-cell office:value-type="string">
            <text:p>AST0002_BookmarkPages</text:p>
          </table:table-cell>
          <table:table-cell office:value-type="string">
            <text:p>L2</text:p>
          </table:table-cell>
          <table:table-cell office:value-type="string">
            <text:p>User tries to access a bookmarked page he should be first redirected to the Log in page </text:p>
          </table:table-cell>
          <table:table-cell table:style-name="ce91"/>
          <table:table-cell/>
          <table:table-cell office:value-type="string">
            <text:p>Verify if a user tries to access a bookmarked page he should be first redirected to the Log in page </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21">
          <table:table-cell office:value-type="string">
            <text:p>AST0003_DownloadingFile</text:p>
          </table:table-cell>
          <table:table-cell office:value-type="string">
            <text:p>L2</text:p>
          </table:table-cell>
          <table:table-cell office:value-type="string">
            <text:p>No user should be able to download a file without logging into the system</text:p>
          </table:table-cell>
          <table:table-cell table:style-name="ce91"/>
          <table:table-cell/>
          <table:table-cell office:value-type="string">
            <text:p>No user should be able to download a file without logging into the system</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4_EncryptedPassword</text:p>
          </table:table-cell>
          <table:table-cell office:value-type="string">
            <text:p>L2</text:p>
          </table:table-cell>
          <table:table-cell office:value-type="string">
            <text:p>Password should be displayed in encrypted format</text:p>
          </table:table-cell>
          <table:table-cell table:style-name="ce91"/>
          <table:table-cell/>
          <table:table-cell office:value-type="string">
            <text:p>Verify that password should is displayed in encrypted format</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6">
          <table:table-cell office:value-type="string">
            <text:p>AST0005_ExpiresPassword</text:p>
          </table:table-cell>
          <table:table-cell office:value-type="string">
            <text:p>L2</text:p>
          </table:table-cell>
          <table:table-cell office:value-type="string">
            <text:p>Passwords should not repeat. New passwords should not match old ones</text:p>
          </table:table-cell>
          <table:table-cell table:style-name="ce91"/>
          <table:table-cell/>
          <table:table-cell office:value-type="string">
            <text:p>Verify passwords should not repeat. New passwords should not match old one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6_PasswordLessCharacters</text:p>
          </table:table-cell>
          <table:table-cell office:value-type="string">
            <text:p>L2</text:p>
          </table:table-cell>
          <table:table-cell office:value-type="string">
            <text:p>Password should not be less than 6 characters</text:p>
          </table:table-cell>
          <table:table-cell table:style-name="ce91"/>
          <table:table-cell/>
          <table:table-cell office:value-type="string">
            <text:p>Verify the password should not be less than 6 character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9">
          <table:table-cell office:value-type="string">
            <text:p>AST0007_ResetPassword</text:p>
          </table:table-cell>
          <table:table-cell office:value-type="string">
            <text:p>L2</text:p>
          </table:table-cell>
          <table:table-cell office:value-type="string">
            <text:p>User enters wrong password more than 5 times then he should not be able to login to the Analyst until admin resets his password</text:p>
          </table:table-cell>
          <table:table-cell table:style-name="ce91"/>
          <table:table-cell/>
          <table:table-cell office:value-type="string">
            <text:p>Verify if a user enters wrong password more than 5 times then he should not be able to login to the Analyst until admin resets his password</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8">
          <table:table-cell office:value-type="string">
            <text:p>AST0008_AccessDifferentMachines</text:p>
          </table:table-cell>
          <table:table-cell office:value-type="string">
            <text:p>L2</text:p>
          </table:table-cell>
          <table:table-cell office:value-type="string">
            <text:p>User account should not be accessible from different machines at the same time</text:p>
          </table:table-cell>
          <table:table-cell table:style-name="ce91"/>
          <table:table-cell/>
          <table:table-cell office:value-type="string">
            <text:p>Verify whether a user account should not be accessible from different machines at the same time</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
          <table:table-cell table:number-columns-repeated="3"/>
          <table:table-cell table:style-name="ce91"/>
          <table:table-cell table:number-columns-repeated="1020"/>
        </table:table-row>
        <table:table-row table:style-name="ro1" table:number-rows-repeated="65525">
          <table:table-cell table:number-columns-repeated="1024"/>
        </table:table-row>
        <table:table-row table:style-name="ro1">
          <table:table-cell table:number-columns-repeated="1024"/>
        </table:table-row>
      </table:table>
      <table:table table:name="End_To_End" table:style-name="ta2" table:print="false">
        <table:table-column table:style-name="co44" table:default-cell-style-name="ce57"/>
        <table:table-column table:style-name="co12" table:number-columns-repeated="2" table:default-cell-style-name="ce57"/>
        <table:table-column table:style-name="co45" table:default-cell-style-name="ce57"/>
        <table:table-column table:style-name="co12" table:number-columns-repeated="1020" table:default-cell-style-name="ce57"/>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
          <table:table-cell office:value-type="string">
            <text:p>ETE001_Login</text:p>
          </table:table-cell>
          <table:table-cell office:value-type="string">
            <text:p>L0</text:p>
          </table:table-cell>
          <table:table-cell table:style-name="ce75" office:value-type="string">
            <text:p>Analyst Login</text:p>
          </table:table-cell>
          <table:table-cell office:value-type="string">
            <text:p>Login to Analyst as scott</text:p>
          </table:table-cell>
          <table:table-cell office:value-type="string">
            <text:p>scott and demo</text:p>
          </table:table-cell>
          <table:table-cell table:number-columns-repeated="4"/>
          <table:table-cell office:value-type="string">
            <text:p>PASS</text:p>
          </table:table-cell>
          <table:table-cell table:number-columns-repeated="1014"/>
        </table:table-row>
        <table:table-row table:style-name="ro7">
          <table:table-cell office:value-type="string">
            <text:p>ETE002_ClickNewProject</text:p>
          </table:table-cell>
          <table:table-cell office:value-type="string">
            <text:p>L0</text:p>
          </table:table-cell>
          <table:table-cell table:number-columns-repeated="2" office:value-type="string">
            <text:p>Create new project</text:p>
          </table:table-cell>
          <table:table-cell office:value-type="string">
            <text:p>Testing Projecr</text:p>
          </table:table-cell>
          <table:table-cell table:number-columns-repeated="4"/>
          <table:table-cell office:value-type="string">
            <text:p>PASS</text:p>
          </table:table-cell>
          <table:table-cell table:number-columns-repeated="1014"/>
        </table:table-row>
        <table:table-row table:style-name="ro8">
          <table:table-cell office:value-type="string">
            <text:p>ETE003_AddNewInterview</text:p>
          </table:table-cell>
          <table:table-cell office:value-type="string">
            <text:p>L0</text:p>
          </table:table-cell>
          <table:table-cell office:value-type="string">
            <text:p>Add new interview</text:p>
          </table:table-cell>
          <table:table-cell office:value-type="string">
            <text:p>Go to interviews and click on schedule tab. Add new Interview and click on interview button</text:p>
          </table:table-cell>
          <table:table-cell office:value-type="string">
            <text:p>Sandra, 12/05/2012, 11:00am</text:p>
          </table:table-cell>
          <table:table-cell table:number-columns-repeated="4"/>
          <table:table-cell office:value-type="string">
            <text:p>PASS</text:p>
          </table:table-cell>
          <table:table-cell table:number-columns-repeated="1014"/>
        </table:table-row>
        <table:table-row table:style-name="ro7">
          <table:table-cell office:value-type="string">
            <text:p>ETE004_ModifyInterview</text:p>
          </table:table-cell>
          <table:table-cell office:value-type="string">
            <text:p>L1</text:p>
          </table:table-cell>
          <table:table-cell office:value-type="string">
            <text:p>Modify Interview</text:p>
          </table:table-cell>
          <table:table-cell office:value-type="string">
            <text:p>Add meta data details for the interviewee</text:p>
          </table:table-cell>
          <table:table-cell office:value-type="string">
            <text:p>Role: SDET</text:p>
          </table:table-cell>
          <table:table-cell table:number-columns-repeated="4"/>
          <table:table-cell office:value-type="string">
            <text:p>PASS</text:p>
          </table:table-cell>
          <table:table-cell table:number-columns-repeated="1014"/>
        </table:table-row>
        <table:table-row table:style-name="ro7">
          <table:table-cell office:value-type="string">
            <text:p>ETE005_AddIssues</text:p>
          </table:table-cell>
          <table:table-cell office:value-type="string">
            <text:p>L1</text:p>
          </table:table-cell>
          <table:table-cell office:value-type="string">
            <text:p>Add new issues</text:p>
          </table:table-cell>
          <table:table-cell office:value-type="string">
            <text:p>Add new issues if any</text:p>
          </table:table-cell>
          <table:table-cell office:value-type="string">
            <text:p>This is not benifical</text:p>
          </table:table-cell>
          <table:table-cell table:number-columns-repeated="4"/>
          <table:table-cell office:value-type="string">
            <text:p>PASS</text:p>
          </table:table-cell>
          <table:table-cell table:number-columns-repeated="1014"/>
        </table:table-row>
        <table:table-row table:style-name="ro7">
          <table:table-cell office:value-type="string">
            <text:p>ETE006_AddNewFlows</text:p>
          </table:table-cell>
          <table:table-cell office:value-type="string">
            <text:p>L1</text:p>
          </table:table-cell>
          <table:table-cell office:value-type="string">
            <text:p>Add new flows</text:p>
          </table:table-cell>
          <table:table-cell office:value-type="string">
            <text:p>Add new flows if any for the issues</text:p>
          </table:table-cell>
          <table:table-cell office:value-type="string">
            <text:p>Sam to dave</text:p>
          </table:table-cell>
          <table:table-cell table:number-columns-repeated="4"/>
          <table:table-cell office:value-type="string">
            <text:p>PASS</text:p>
          </table:table-cell>
          <table:table-cell table:number-columns-repeated="1014"/>
        </table:table-row>
        <table:table-row table:style-name="ro16">
          <table:table-cell office:value-type="string">
            <text:p>ETE007_AddNewApproach</text:p>
          </table:table-cell>
          <table:table-cell office:value-type="string">
            <text:p>L1</text:p>
          </table:table-cell>
          <table:table-cell office:value-type="string">
            <text:p>Add new Approaches</text:p>
          </table:table-cell>
          <table:table-cell office:value-type="string">
            <text:p>Add new approaches for the issues and flows</text:p>
          </table:table-cell>
          <table:table-cell office:value-type="string">
            <text:p>Approach is select new one</text:p>
          </table:table-cell>
          <table:table-cell table:number-columns-repeated="4"/>
          <table:table-cell office:value-type="string">
            <text:p>PASS</text:p>
          </table:table-cell>
          <table:table-cell table:number-columns-repeated="1014"/>
        </table:table-row>
        <table:table-row table:style-name="ro8">
          <table:table-cell office:value-type="string">
            <text:p>ETE008_AttachFlowToIssue</text:p>
          </table:table-cell>
          <table:table-cell office:value-type="string">
            <text:p>L1</text:p>
          </table:table-cell>
          <table:table-cell office:value-type="string">
            <text:p>Attach flow to issue</text:p>
          </table:table-cell>
          <table:table-cell office:value-type="string">
            <text:p>Click on the attachments and select an flow from the right panel of Edit flows for issues</text:p>
          </table:table-cell>
          <table:table-cell table:number-columns-repeated="5"/>
          <table:table-cell office:value-type="string">
            <text:p>PASS</text:p>
          </table:table-cell>
          <table:table-cell table:number-columns-repeated="1014"/>
        </table:table-row>
        <table:table-row table:style-name="ro8">
          <table:table-cell office:value-type="string">
            <text:p>ETE009_AttachIssueToFlow</text:p>
          </table:table-cell>
          <table:table-cell office:value-type="string">
            <text:p>L1</text:p>
          </table:table-cell>
          <table:table-cell office:value-type="string">
            <text:p>Attach issues to the flows</text:p>
          </table:table-cell>
          <table:table-cell office:value-type="string">
            <text:p>Click on the attachments and select an Issue from the right panel of Edit issues for flows</text:p>
          </table:table-cell>
          <table:table-cell table:number-columns-repeated="5"/>
          <table:table-cell office:value-type="string">
            <text:p>PASS</text:p>
          </table:table-cell>
          <table:table-cell table:number-columns-repeated="1014"/>
        </table:table-row>
        <table:table-row table:style-name="ro8">
          <table:table-cell office:value-type="string">
            <text:p>ETE010_AttachIssueToApproach</text:p>
          </table:table-cell>
          <table:table-cell office:value-type="string">
            <text:p>L1</text:p>
          </table:table-cell>
          <table:table-cell office:value-type="string">
            <text:p>Attach issue to approach</text:p>
          </table:table-cell>
          <table:table-cell office:value-type="string">
            <text:p>Click on the attachments and select an Issue from the right panel of Edit issues for approaches</text:p>
          </table:table-cell>
          <table:table-cell table:number-columns-repeated="5"/>
          <table:table-cell office:value-type="string">
            <text:p>PASS</text:p>
          </table:table-cell>
          <table:table-cell table:number-columns-repeated="1014"/>
        </table:table-row>
        <table:table-row table:style-name="ro16">
          <table:table-cell office:value-type="string">
            <text:p>ETE011_SummaryTab</text:p>
          </table:table-cell>
          <table:table-cell office:value-type="string">
            <text:p>L0</text:p>
          </table:table-cell>
          <table:table-cell office:value-type="string">
            <text:p>Summary details</text:p>
          </table:table-cell>
          <table:table-cell office:value-type="string">
            <text:p>Click on Summary to view all details of Issues, Flows and Approaches</text:p>
          </table:table-cell>
          <table:table-cell table:number-columns-repeated="5"/>
          <table:table-cell office:value-type="string">
            <text:p>PASS</text:p>
          </table:table-cell>
          <table:table-cell table:number-columns-repeated="1014"/>
        </table:table-row>
        <table:table-row table:style-name="ro16">
          <table:table-cell office:value-type="string">
            <text:p>ETE012_Documents</text:p>
          </table:table-cell>
          <table:table-cell office:value-type="string">
            <text:p>L1</text:p>
          </table:table-cell>
          <table:table-cell office:value-type="string">
            <text:p>Documents</text:p>
          </table:table-cell>
          <table:table-cell office:value-type="string">
            <text:p>Add global documents and phase for that document</text:p>
          </table:table-cell>
          <table:table-cell office:value-type="string">
            <text:p>Scan- External Documents</text:p>
          </table:table-cell>
          <table:table-cell table:number-columns-repeated="4"/>
          <table:table-cell office:value-type="string">
            <text:p>PASS</text:p>
          </table:table-cell>
          <table:table-cell table:number-columns-repeated="1014"/>
        </table:table-row>
        <table:table-row table:style-name="ro7">
          <table:table-cell office:value-type="string">
            <text:p>ETE013</text:p>
          </table:table-cell>
          <table:table-cell office:value-type="string">
            <text:p>L1</text:p>
          </table:table-cell>
          <table:table-cell office:value-type="string">
            <text:p>Pie Chart in Issue</text:p>
          </table:table-cell>
          <table:table-cell office:value-type="string">
            <text:p>Verify pie chart of issues in Summary</text:p>
          </table:table-cell>
          <table:table-cell table:number-columns-repeated="5"/>
          <table:table-cell office:value-type="string">
            <text:p>PASS</text:p>
          </table:table-cell>
          <table:table-cell table:number-columns-repeated="1014"/>
        </table:table-row>
        <table:table-row table:style-name="ro1" table:number-rows-repeated="65521">
          <table:table-cell table:number-columns-repeated="1024"/>
        </table:table-row>
        <table:table-row table:style-name="ro1">
          <table:table-cell table:number-columns-repeated="1024"/>
        </table:table-row>
      </table:table>
      <table:table table:name="Cross_Browser_Compatibility" table:style-name="ta2" table:print="false">
        <table:table-column table:style-name="co12" table:number-columns-repeated="3" table:default-cell-style-name="ce75"/>
        <table:table-column table:style-name="co61" table:default-cell-style-name="ce75"/>
        <table:table-column table:style-name="co12" table:default-cell-style-name="ce75"/>
        <table:table-column table:style-name="co62" table:default-cell-style-name="ce75"/>
        <table:table-column table:style-name="co12" table:number-columns-repeated="1018" table:default-cell-style-name="ce75"/>
        <table:table-row table:style-name="ro91">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2">
          <table:table-cell office:value-type="string">
            <text:p>CBC0001_BackgroundOfLoginPage</text:p>
          </table:table-cell>
          <table:table-cell office:value-type="string">
            <text:p>L3</text:p>
          </table:table-cell>
          <table:table-cell office:value-type="string">
            <text:p>Background is white for login page</text:p>
          </table:table-cell>
          <table:table-cell office:value-type="string">
            <text:p>1. Enter Analyst URL</text:p>
          </table:table-cell>
          <table:table-cell/>
          <table:table-cell office:value-type="string">
            <text:p>1. Verify that the background color of the login page is white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92">
          <table:table-cell office:value-type="string">
            <text:p>CBC0002_LoginTableOnLoginPage</text:p>
          </table:table-cell>
          <table:table-cell office:value-type="string">
            <text:p>L3</text:p>
          </table:table-cell>
          <table:table-cell office:value-type="string">
            <text:p>Login table on the login page</text:p>
          </table:table-cell>
          <table:table-cell office:value-type="string">
            <text:p>1. Enter Analyst URL</text:p>
          </table:table-cell>
          <table:table-cell/>
          <table:table-cell office:value-type="string">
            <text:p>1. Verify that the Login table has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92">
          <table:table-cell office:value-type="string">
            <text:p>CBC00003_TitleOnLoginPage</text:p>
          </table:table-cell>
          <table:table-cell office:value-type="string">
            <text:p>L3</text:p>
          </table:table-cell>
          <table:table-cell office:value-type="string">
            <text:p>Font of the Title on login page</text:p>
          </table:table-cell>
          <table:table-cell office:value-type="string">
            <text:p>1. Enter Analyst URL</text:p>
          </table:table-cell>
          <table:table-cell/>
          <table:table-cell office:value-type="string">
            <text:p>1. Verify that the font of the title on the Login page is similar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9">
          <table:table-cell office:value-type="string">
            <text:p>CBC00004_TextFieldsForUsernameAndPassword</text:p>
          </table:table-cell>
          <table:table-cell office:value-type="string">
            <text:p>L3</text:p>
          </table:table-cell>
          <table:table-cell office:value-type="string">
            <text:p>Verify Text fields for username &amp; password</text:p>
          </table:table-cell>
          <table:table-cell office:value-type="string">
            <text:p>1. Enter Analyst URL</text:p>
          </table:table-cell>
          <table:table-cell/>
          <table:table-cell office:value-type="string">
            <text:p>1. Verify that textfields for username and Password are present with same look and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0">
          <table:table-cell office:value-type="string">
            <text:p>CBC00005_LoginButtonOnLogin page</text:p>
          </table:table-cell>
          <table:table-cell office:value-type="string">
            <text:p>L3</text:p>
          </table:table-cell>
          <table:table-cell office:value-type="string">
            <text:p>Verify the Login button on Login page</text:p>
          </table:table-cell>
          <table:table-cell office:value-type="string">
            <text:p>1. Enter Analyst URL</text:p>
            <text:p>2. Enter username in the Username text field &amp; password in the Password text field</text:p>
            <text:p>3. Click Login button</text:p>
          </table:table-cell>
          <table:table-cell/>
          <table:table-cell office:value-type="string">
            <text:p>1.Verify that 'Login' button is present with same look and feel across all browsers.</text:p>
            <text:p>2.Verify that when clicked on Login button,page redirects to other page in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6">
          <table:table-cell office:value-type="string">
            <text:p>CBC00006_VerifyFontTypeAndSize</text:p>
          </table:table-cell>
          <table:table-cell office:value-type="string">
            <text:p>L3</text:p>
          </table:table-cell>
          <table:table-cell office:value-type="string">
            <text:p>Verify the Font type &amp; size on Login page</text:p>
          </table:table-cell>
          <table:table-cell office:value-type="string">
            <text:p>1. Enter Analyst URL</text:p>
            <text:p>2. Enter username in the Username text field &amp; password in the Password text field</text:p>
          </table:table-cell>
          <table:table-cell/>
          <table:table-cell office:value-type="string">
            <text:p>1.Verify that Screen font type and size on Login page are same for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6">
          <table:table-cell office:value-type="string">
            <text:p>CBC0007_VerifyChannelsAnalystTitle</text:p>
          </table:table-cell>
          <table:table-cell office:value-type="string">
            <text:p>L3</text:p>
          </table:table-cell>
          <table:table-cell office:value-type="string">
            <text:p>Verify the Title on Projects page</text:p>
          </table:table-cell>
          <table:table-cell office:value-type="string">
            <text:p>1. Login to Analyst using valid credentials</text:p>
          </table:table-cell>
          <table:table-cell/>
          <table:table-cell office:value-type="string">
            <text:p>1. Verify that the “Channels Analyst” title present on the Projects page has <text:s/>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92">
          <table:table-cell office:value-type="string">
            <text:p>CBC0008_VerifyBackgroundColor</text:p>
          </table:table-cell>
          <table:table-cell office:value-type="string">
            <text:p>L3</text:p>
          </table:table-cell>
          <table:table-cell office:value-type="string">
            <text:p>Verify background color </text:p>
          </table:table-cell>
          <table:table-cell office:value-type="string">
            <text:p>1. Login to Analyst using valid credentials</text:p>
          </table:table-cell>
          <table:table-cell/>
          <table:table-cell office:value-type="string">
            <text:p>1. Verify that the background color is same i.e. gray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93">
          <table:table-cell office:value-type="string">
            <text:p>CBC0009_TableOnProjectsPage</text:p>
          </table:table-cell>
          <table:table-cell office:value-type="string">
            <text:p>L3</text:p>
          </table:table-cell>
          <table:table-cell office:value-type="string">
            <text:p>Verify the tables present for Projects have a similar look &amp; feel across all browsers</text:p>
          </table:table-cell>
          <table:table-cell office:value-type="string">
            <text:p>1. Login to Analyst using valid credentials</text:p>
          </table:table-cell>
          <table:table-cell/>
          <table:table-cell office:value-type="string">
            <text:p>1. Verify that the table on the Projects page has a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9">
          <table:table-cell office:value-type="string">
            <text:p>CBC0010_ButtonsOnProjectsPage</text:p>
          </table:table-cell>
          <table:table-cell office:value-type="string">
            <text:p>L3</text:p>
          </table:table-cell>
          <table:table-cell office:value-type="string">
            <text:p>Verify buttons on the Projects page</text:p>
          </table:table-cell>
          <table:table-cell office:value-type="string">
            <text:p>1. Login to Analyst using valid credentials</text:p>
          </table:table-cell>
          <table:table-cell/>
          <table:table-cell office:value-type="string">
            <text:p>1. Verify that the buttons on the Projects page have a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9">
          <table:table-cell office:value-type="string">
            <text:p>CBC0011_TableOnDocumentsPage</text:p>
          </table:table-cell>
          <table:table-cell office:value-type="string">
            <text:p>L3</text:p>
          </table:table-cell>
          <table:table-cell office:value-type="string">
            <text:p>Verify table on the documents page</text:p>
          </table:table-cell>
          <table:table-cell office:value-type="string">
            <text:p>1. Login to Analyst using valid credentials</text:p>
            <text:p>2. Click the Documents button</text:p>
          </table:table-cell>
          <table:table-cell/>
          <table:table-cell office:value-type="string">
            <text:p>1. Verify that the table on the documents page has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6">
          <table:table-cell office:value-type="string">
            <text:p>CBC0012_VerifyButtonsOnNewProjectPage</text:p>
          </table:table-cell>
          <table:table-cell office:value-type="string">
            <text:p>L3</text:p>
          </table:table-cell>
          <table:table-cell office:value-type="string">
            <text:p>Verify buttons on the New project page</text:p>
          </table:table-cell>
          <table:table-cell office:value-type="string">
            <text:p>1. Login to Analyst using valid credentials</text:p>
            <text:p>2. Click the Add projects button on the New project page</text:p>
          </table:table-cell>
          <table:table-cell/>
          <table:table-cell office:value-type="string">
            <text:p>1. Verify the buttons on the New project page have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6">
          <table:table-cell office:value-type="string">
            <text:p>CBC0013_VerifyTextFieldsForProjectNameAndDescription</text:p>
          </table:table-cell>
          <table:table-cell office:value-type="string">
            <text:p>L3</text:p>
          </table:table-cell>
          <table:table-cell office:value-type="string">
            <text:p>Verify text fields for Project name &amp; description</text:p>
          </table:table-cell>
          <table:table-cell office:value-type="string">
            <text:p>1. Login to Analyst using valid credentials</text:p>
            <text:p>2. Click the Add projects button on the New project page</text:p>
          </table:table-cell>
          <table:table-cell/>
          <table:table-cell office:value-type="string">
            <text:p>1. Verify that the text fields for project name &amp; description have a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0">
          <table:table-cell office:value-type="string">
            <text:p>CBC0014_SummaryPage</text:p>
          </table:table-cell>
          <table:table-cell office:value-type="string">
            <text:p>L3</text:p>
          </table:table-cell>
          <table:table-cell office:value-type="string">
            <text:p>Verify look &amp; feel of the Summary page</text:p>
          </table:table-cell>
          <table:table-cell office:value-type="string">
            <text:p>1. Login to Analyst using valid credentials</text:p>
            <text:p>2. Click the Project name on the Projects page</text:p>
            <text:p>3. Click the Summary button</text:p>
          </table:table-cell>
          <table:table-cell/>
          <table:table-cell office:value-type="string">
            <text:p>1. Verify that the Summary page has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0">
          <table:table-cell office:value-type="string">
            <text:p>CBC0015_InterviewsPage</text:p>
          </table:table-cell>
          <table:table-cell office:value-type="string">
            <text:p>L3</text:p>
          </table:table-cell>
          <table:table-cell office:value-type="string">
            <text:p>Verify look &amp; feel of the Interviews page</text:p>
          </table:table-cell>
          <table:table-cell office:value-type="string">
            <text:p><text:span text:style-name="T2">1. Login to Analyst using </text:span><text:span text:style-name="T2">valid credentials</text:span></text:p>
            <text:p><text:span text:style-name="T2">2. Click the Project name </text:span><text:span text:style-name="T2">on the Projects page</text:span></text:p>
            <text:p><text:span text:style-name="T2">3. Click the Interviews </text:span><text:span text:style-name="T2">button</text:span></text:p>
          </table:table-cell>
          <table:table-cell/>
          <table:table-cell office:value-type="string">
            <text:p>1. Verify that the look &amp; feel of Interviews page is similar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0">
          <table:table-cell office:value-type="string">
            <text:p>CBC0016_FontType&amp;SizeOnInterviewsPage</text:p>
          </table:table-cell>
          <table:table-cell office:value-type="string">
            <text:p>L3</text:p>
          </table:table-cell>
          <table:table-cell office:value-type="string">
            <text:p>Verify font size &amp; type on Interviews page</text:p>
          </table:table-cell>
          <table:table-cell office:value-type="string">
            <text:p><text:span text:style-name="T2">1. Login to Analyst using </text:span><text:span text:style-name="T2">valid credentials</text:span></text:p>
            <text:p><text:span text:style-name="T2">2. Click the Project name </text:span><text:span text:style-name="T2">on the Projects page</text:span></text:p>
            <text:p><text:span text:style-name="T2">3. Click the Interviews </text:span><text:span text:style-name="T2">button</text:span></text:p>
          </table:table-cell>
          <table:table-cell/>
          <table:table-cell office:value-type="string">
            <text:p>1. Verify that the Font type &amp; size on Interviews page is similar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94">
          <table:table-cell office:value-type="string">
            <text:p>CBC0017_VerifyButtons&amp;DropDownsInScheduledTabInterviewsPage</text:p>
          </table:table-cell>
          <table:table-cell office:value-type="string">
            <text:p>L3</text:p>
          </table:table-cell>
          <table:table-cell office:value-type="string">
            <text:p>Verify the buttons &amp; drop downs in scheduled tab on the Interviews page</text:p>
          </table:table-cell>
          <table:table-cell office:value-type="string">
            <text:p><text:span text:style-name="T2">1. Login to Analyst using </text:span><text:span text:style-name="T2">valid credentials</text:span></text:p>
            <text:p><text:span text:style-name="T2">2. Click the Project name </text:span><text:span text:style-name="T2">on the Projects page</text:span></text:p>
            <text:p><text:span text:style-name="T2">3. Click the Interviews </text:span><text:span text:style-name="T2">button</text:span></text:p>
            <text:p><text:span text:style-name="T2">4. Click the scheduled tab</text:span></text:p>
          </table:table-cell>
          <table:table-cell/>
          <table:table-cell office:value-type="string">
            <text:p>1. Verify that the buttons &amp; drop downs on the Interviews page have a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92">
          <table:table-cell office:value-type="string">
            <text:p>CBC0018_LogoutButton</text:p>
          </table:table-cell>
          <table:table-cell office:value-type="string">
            <text:p>L3</text:p>
          </table:table-cell>
          <table:table-cell office:value-type="string">
            <text:p>Verify Logout button on every page</text:p>
          </table:table-cell>
          <table:table-cell office:value-type="string">
            <text:p>1. Login to Analyst using valid credentials</text:p>
          </table:table-cell>
          <table:table-cell/>
          <table:table-cell office:value-type="string">
            <text:p>1. Verify the logout button has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 table:number-rows-repeated="65516">
          <table:table-cell table:number-columns-repeated="1024"/>
        </table:table-row>
        <table:table-row table:style-name="ro1">
          <table:table-cell table:number-columns-repeated="1024"/>
        </table:table-row>
      </table:table>
      <table:table table:name="Backup_Recovery" table:style-name="ta2" table:print="false">
        <table:table-column table:style-name="co12" table:number-columns-repeated="5" table:default-cell-style-name="ce75"/>
        <table:table-column table:style-name="co65" table:default-cell-style-name="ce75"/>
        <table:table-column table:style-name="co12" table:number-columns-repeated="1018" table:default-cell-style-name="ce75"/>
        <table:table-row table:style-name="ro99">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00">
          <table:table-cell office:value-type="string">
            <text:p>BR0001_BackupOfData</text:p>
          </table:table-cell>
          <table:table-cell office:value-type="string">
            <text:p>L1</text:p>
          </table:table-cell>
          <table:table-cell office:value-type="string">
            <text:p>Verify the backup of data</text:p>
          </table:table-cell>
          <table:table-cell table:number-columns-repeated="2"/>
          <table:table-cell office:value-type="string">
            <text:p>1. Verify that the data backup is stor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00">
          <table:table-cell office:value-type="string">
            <text:p>BR0002_RecoveryOfData</text:p>
          </table:table-cell>
          <table:table-cell office:value-type="string">
            <text:p>L1</text:p>
          </table:table-cell>
          <table:table-cell office:value-type="string">
            <text:p>Verify the recovery of data</text:p>
          </table:table-cell>
          <table:table-cell table:number-columns-repeated="2"/>
          <table:table-cell office:value-type="string">
            <text:p>1. Verify that the data backup is recover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 table:number-rows-repeated="65532">
          <table:table-cell table:number-columns-repeated="1024"/>
        </table:table-row>
        <table:table-row table:style-name="ro1">
          <table:table-cell table:number-columns-repeated="1024"/>
        </table:table-row>
      </table:table>
      <table:table table:name="Analyst_TestData" table:style-name="ta2" table:print="false">
        <table:table-column table:style-name="co12" table:number-columns-repeated="1024" table:default-cell-style-name="Default"/>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Logs_And_Reports" table:style-name="ta2" table:print="false">
        <table:table-column table:style-name="co12" table:number-columns-repeated="1024" table:default-cell-style-name="ce47"/>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2">
          <table:table-cell table:style-name="ce75" office:value-type="string">
            <text:p>ALR0001_NoLogsReports</text:p>
          </table:table-cell>
          <table:table-cell office:value-type="string">
            <text:p>L1</text:p>
          </table:table-cell>
          <table:table-cell table:style-name="ce75" office:value-type="string">
            <text:p>No logs and reports are generated</text:p>
          </table:table-cell>
          <table:table-cell table:number-columns-repeated="2"/>
          <table:table-cell table:style-name="ce75" office:value-type="string">
            <text:p>Logs should be generated</text:p>
          </table:table-cell>
          <table:table-cell office:value-type="string">
            <text:p>FAIL</text:p>
          </table:table-cell>
          <table:table-cell office:value-type="string">
            <text:p>NO</text:p>
          </table:table-cell>
          <table:table-cell/>
          <table:table-cell office:value-type="string">
            <text:p>FAIL</text:p>
          </table:table-cell>
          <table:table-cell table:number-columns-repeated="1014"/>
        </table:table-row>
        <table:table-row table:style-name="ro1" table:number-rows-repeated="65533">
          <table:table-cell table:number-columns-repeated="1024"/>
        </table:table-row>
        <table:table-row table:style-name="ro1">
          <table:table-cell table:number-columns-repeated="1024"/>
        </table:table-row>
      </table:table>
      <table:table table:name="Defects_Tests" table:style-name="ta2" table:print="false">
        <table:table-column table:style-name="co12" table:number-columns-repeated="2" table:default-cell-style-name="Default"/>
        <table:table-column table:style-name="co18" table:default-cell-style-name="Default"/>
        <table:table-column table:style-name="co12" table:number-columns-repeated="1021" table:default-cell-style-name="Default"/>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5">
          <table:table-cell table:style-name="ce128" office:value-type="string">
            <text:p><text:a xlink:href="https://wush.net/trac/mindalliance/ticket/644">644</text:a></text:p>
          </table:table-cell>
          <table:table-cell table:style-name="ce128" office:value-type="string">
            <text:p>major</text:p>
          </table:table-cell>
          <table:table-cell table:style-name="ce128" office:value-type="string">
            <text:p><text:a xlink:href="https://wush.net/trac/mindalliance/ticket/644">Observed Null pointer exception when name from "Recent Interview" was remov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5">645</text:a></text:p>
          </table:table-cell>
          <table:table-cell table:style-name="ce128" office:value-type="string">
            <text:p>major</text:p>
          </table:table-cell>
          <table:table-cell table:style-name="ce128" office:value-type="string">
            <text:p><text:a xlink:href="https://wush.net/trac/mindalliance/ticket/645">New project cannot be deleted without adding its detail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6">646</text:a></text:p>
          </table:table-cell>
          <table:table-cell table:style-name="ce128" office:value-type="string">
            <text:p>minor</text:p>
          </table:table-cell>
          <table:table-cell table:style-name="ce128" office:value-type="string">
            <text:p><text:a xlink:href="https://wush.net/trac/mindalliance/ticket/646">Sometimes blank white page is observed when the "Documents" tab page was scrolled up and dow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7">647</text:a></text:p>
          </table:table-cell>
          <table:table-cell table:style-name="ce128" office:value-type="string">
            <text:p>major</text:p>
          </table:table-cell>
          <table:table-cell table:style-name="ce128" office:value-type="string">
            <text:p><text:a xlink:href="https://wush.net/trac/mindalliance/ticket/647">UI gets disturb when project name was added for more than 100 character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8">648</text:a></text:p>
          </table:table-cell>
          <table:table-cell table:style-name="ce128" office:value-type="string">
            <text:p>major</text:p>
          </table:table-cell>
          <table:table-cell table:style-name="ce128" office:value-type="string">
            <text:p><text:a xlink:href="https://wush.net/trac/mindalliance/ticket/648">Observed JDBC error if "Project Name" is more than 100 characters and if we click on "Save"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9">649</text:a></text:p>
          </table:table-cell>
          <table:table-cell table:style-name="ce128" office:value-type="string">
            <text:p>major</text:p>
          </table:table-cell>
          <table:table-cell table:style-name="ce128" office:value-type="string">
            <text:p><text:a xlink:href="https://wush.net/trac/mindalliance/ticket/649">Observed com.wavemaker.common.WMRuntimeException while deleting "Docum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0">650</text:a></text:p>
          </table:table-cell>
          <table:table-cell table:style-name="ce128" office:value-type="string">
            <text:p>minor</text:p>
          </table:table-cell>
          <table:table-cell table:style-name="ce128" office:value-type="string">
            <text:p><text:a xlink:href="https://wush.net/trac/mindalliance/ticket/650">Observed Warning icon for "Who" under "Schedule Interview" even if the name is specified.</text:a></text:p>
          </table:table-cell>
          <table:table-cell table:style-name="ce128" office:value-type="string">
            <text:p>assign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1">651</text:a></text:p>
          </table:table-cell>
          <table:table-cell table:style-name="ce128" office:value-type="string">
            <text:p>major</text:p>
          </table:table-cell>
          <table:table-cell table:style-name="ce128" office:value-type="string">
            <text:p><text:a xlink:href="https://wush.net/trac/mindalliance/ticket/651">Observed "not-null property reference" exception for adding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2">652</text:a></text:p>
          </table:table-cell>
          <table:table-cell table:style-name="ce128" office:value-type="string">
            <text:p>major</text:p>
          </table:table-cell>
          <table:table-cell table:style-name="ce128" office:value-type="string">
            <text:p><text:a xlink:href="https://wush.net/trac/mindalliance/ticket/652">Proper value is expected for property instead of "&amp;nbsp" under Recent intervie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3">653</text:a></text:p>
          </table:table-cell>
          <table:table-cell table:style-name="ce128" office:value-type="string">
            <text:p>major</text:p>
          </table:table-cell>
          <table:table-cell table:style-name="ce128" office:value-type="string">
            <text:p><text:a xlink:href="https://wush.net/trac/mindalliance/ticket/653">Unable to load services/runtimeService.json status:403 error observed for adding flo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4">654</text:a></text:p>
          </table:table-cell>
          <table:table-cell table:style-name="ce128" office:value-type="string">
            <text:p>major</text:p>
          </table:table-cell>
          <table:table-cell table:style-name="ce128" office:value-type="string">
            <text:p><text:a xlink:href="https://wush.net/trac/mindalliance/ticket/654">Unable to load services/runtimeService.json status:403 error observed for adding Approach</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5">655</text:a></text:p>
          </table:table-cell>
          <table:table-cell table:style-name="ce128" office:value-type="string">
            <text:p>minor</text:p>
          </table:table-cell>
          <table:table-cell table:style-name="ce128" office:value-type="string">
            <text:p><text:a xlink:href="https://wush.net/trac/mindalliance/ticket/655">UI has horizontal scrollbars on 800x600</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6">656</text:a></text:p>
          </table:table-cell>
          <table:table-cell table:style-name="ce128" office:value-type="string">
            <text:p>minor</text:p>
          </table:table-cell>
          <table:table-cell table:style-name="ce128" office:value-type="string">
            <text:p><text:a xlink:href="https://wush.net/trac/mindalliance/ticket/656">Observed Failed to Logout error when clicked on "Logout" butto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7">657</text:a></text:p>
          </table:table-cell>
          <table:table-cell table:style-name="ce128" office:value-type="string">
            <text:p>minor</text:p>
          </table:table-cell>
          <table:table-cell table:style-name="ce128" office:value-type="string">
            <text:p><text:a xlink:href="https://wush.net/trac/mindalliance/ticket/657">Issue name as "-I" is observed while adding new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8">658</text:a></text:p>
          </table:table-cell>
          <table:table-cell table:style-name="ce128" office:value-type="string">
            <text:p>major</text:p>
          </table:table-cell>
          <table:table-cell table:style-name="ce128" office:value-type="string">
            <text:p><text:a xlink:href="https://wush.net/trac/mindalliance/ticket/658">Observed "not-null property" exception for adding Soluti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9">659</text:a></text:p>
          </table:table-cell>
          <table:table-cell table:style-name="ce128" office:value-type="string">
            <text:p>major</text:p>
          </table:table-cell>
          <table:table-cell table:style-name="ce128" office:value-type="string">
            <text:p><text:a xlink:href="https://wush.net/trac/mindalliance/ticket/659">Scheduled interviews should can be edit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0">660</text:a></text:p>
          </table:table-cell>
          <table:table-cell table:style-name="ce128" office:value-type="string">
            <text:p>minor</text:p>
          </table:table-cell>
          <table:table-cell table:style-name="ce128" office:value-type="string">
            <text:p><text:a xlink:href="https://wush.net/trac/mindalliance/ticket/660">Duplicate entries gets added in Interviews</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1">661</text:a></text:p>
          </table:table-cell>
          <table:table-cell table:style-name="ce128" office:value-type="string">
            <text:p>major</text:p>
          </table:table-cell>
          <table:table-cell table:style-name="ce128" office:value-type="string">
            <text:p><text:a xlink:href="https://wush.net/trac/mindalliance/ticket/661">When same project name is added twice, error message is display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2">662</text:a></text:p>
          </table:table-cell>
          <table:table-cell table:style-name="ce128" office:value-type="string">
            <text:p>minor</text:p>
          </table:table-cell>
          <table:table-cell table:style-name="ce128" office:value-type="string">
            <text:p><text:a xlink:href="https://wush.net/trac/mindalliance/ticket/662">Even if project is not added, "Interviews, Summary and Solution" buttons are enabl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3">663</text:a></text:p>
          </table:table-cell>
          <table:table-cell table:style-name="ce128" office:value-type="string">
            <text:p>minor</text:p>
          </table:table-cell>
          <table:table-cell table:style-name="ce128" office:value-type="string">
            <text:p><text:a xlink:href="https://wush.net/trac/mindalliance/ticket/663">Even if project is not added, when clicked "Interviews, Summary and Solution" buttons, respective frames are display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4">664</text:a></text:p>
          </table:table-cell>
          <table:table-cell table:style-name="ce128" office:value-type="string">
            <text:p>minor</text:p>
          </table:table-cell>
          <table:table-cell table:style-name="ce128" office:value-type="string">
            <text:p><text:a xlink:href="https://wush.net/trac/mindalliance/ticket/664">Detail Issue Summary screen/graph is not displayed under Summary tab even if issues are pres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5">665</text:a></text:p>
          </table:table-cell>
          <table:table-cell table:style-name="ce128" office:value-type="string">
            <text:p>minor</text:p>
          </table:table-cell>
          <table:table-cell table:style-name="ce128" office:value-type="string">
            <text:p><text:a xlink:href="https://wush.net/trac/mindalliance/ticket/665">Install Microsoft silver light is displayed in IE 9 for Issue Summary graph</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6">666</text:a></text:p>
          </table:table-cell>
          <table:table-cell table:style-name="ce128" office:value-type="string">
            <text:p>major</text:p>
          </table:table-cell>
          <table:table-cell table:style-name="ce128" office:value-type="string">
            <text:p><text:a xlink:href="https://wush.net/trac/mindalliance/ticket/666">Even if issues was added they are not displayed under Issues Summary</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7">667</text:a></text:p>
          </table:table-cell>
          <table:table-cell table:style-name="ce128" office:value-type="string">
            <text:p>major</text:p>
          </table:table-cell>
          <table:table-cell table:style-name="ce128" office:value-type="string">
            <text:p><text:a xlink:href="https://wush.net/trac/mindalliance/ticket/667">If 1 detail of an issue is present, we cannot click (+) button to add new detail</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8">668</text:a></text:p>
          </table:table-cell>
          <table:table-cell table:style-name="ce128" office:value-type="string">
            <text:p>major</text:p>
          </table:table-cell>
          <table:table-cell table:style-name="ce128" office:value-type="string">
            <text:p><text:a xlink:href="https://wush.net/trac/mindalliance/ticket/668">Wrong count is observed for "Edit Approach Issues" - right hand side issu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9">669</text:a></text:p>
          </table:table-cell>
          <table:table-cell table:style-name="ce128" office:value-type="string">
            <text:p>critical</text:p>
          </table:table-cell>
          <table:table-cell table:style-name="ce128" office:value-type="string">
            <text:p><text:a xlink:href="https://wush.net/trac/mindalliance/ticket/669">Failed to update connection properties connection error was observed when clicked on saved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2">672</text:a></text:p>
          </table:table-cell>
          <table:table-cell table:style-name="ce128" office:value-type="string">
            <text:p>blocker</text:p>
          </table:table-cell>
          <table:table-cell table:style-name="ce128" office:value-type="string">
            <text:p><text:a xlink:href="https://wush.net/trac/mindalliance/ticket/672">Cannot Click on Run button in WaveMaker hence Analyst was not started on build 4695.</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3">673</text:a></text:p>
          </table:table-cell>
          <table:table-cell table:style-name="ce128" office:value-type="string">
            <text:p>minor</text:p>
          </table:table-cell>
          <table:table-cell table:style-name="ce128" office:value-type="string">
            <text:p><text:a xlink:href="https://wush.net/trac/mindalliance/ticket/673">Even if project is present, no project is displayed initially when the page is loaded for the first tim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4">674</text:a></text:p>
          </table:table-cell>
          <table:table-cell table:style-name="ce128" office:value-type="string">
            <text:p>major</text:p>
          </table:table-cell>
          <table:table-cell table:style-name="ce128" office:value-type="string">
            <text:p><text:a xlink:href="https://wush.net/trac/mindalliance/ticket/674">Deleted issue if displayed in Edit Approach Issues window even though another issue with same id is add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5">675</text:a></text:p>
          </table:table-cell>
          <table:table-cell table:style-name="ce128" office:value-type="string">
            <text:p>major</text:p>
          </table:table-cell>
          <table:table-cell table:style-name="ce128" office:value-type="string">
            <text:p><text:a xlink:href="https://wush.net/trac/mindalliance/ticket/675">Different issue is displayed in Recent Interview's Issues Tab and Summary's Issue Tab</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6">676</text:a></text:p>
          </table:table-cell>
          <table:table-cell table:style-name="ce128" office:value-type="string">
            <text:p>major</text:p>
          </table:table-cell>
          <table:table-cell table:style-name="ce128" office:value-type="string">
            <text:p><text:a xlink:href="https://wush.net/trac/mindalliance/ticket/676">Duplicate Issue is observed in Edit Approach issues window</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7">677</text:a></text:p>
          </table:table-cell>
          <table:table-cell table:style-name="ce128" office:value-type="string">
            <text:p>major</text:p>
          </table:table-cell>
          <table:table-cell table:style-name="ce128" office:value-type="string">
            <text:p><text:a xlink:href="https://wush.net/trac/mindalliance/ticket/677">If an Issue is added to an Edit flow's issue's it is not displayed in same at left sid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8">678</text:a></text:p>
          </table:table-cell>
          <table:table-cell table:style-name="ce128" office:value-type="string">
            <text:p>major</text:p>
          </table:table-cell>
          <table:table-cell table:style-name="ce128" office:value-type="string">
            <text:p><text:a xlink:href="https://wush.net/trac/mindalliance/ticket/678">If no issue is present in Edit flow's issue, Add button is expected to be disabl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9">679</text:a></text:p>
          </table:table-cell>
          <table:table-cell table:style-name="ce128" office:value-type="string">
            <text:p>major</text:p>
          </table:table-cell>
          <table:table-cell table:style-name="ce128" office:value-type="string">
            <text:p><text:a xlink:href="https://wush.net/trac/mindalliance/ticket/679">For new project when clicked on issue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0">680</text:a></text:p>
          </table:table-cell>
          <table:table-cell table:style-name="ce128" office:value-type="string">
            <text:p>major</text:p>
          </table:table-cell>
          <table:table-cell table:style-name="ce128" office:value-type="string">
            <text:p><text:a xlink:href="https://wush.net/trac/mindalliance/ticket/680">For new project when clicked on flow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1">681</text:a></text:p>
          </table:table-cell>
          <table:table-cell table:style-name="ce128" office:value-type="string">
            <text:p>major</text:p>
          </table:table-cell>
          <table:table-cell table:style-name="ce128" office:value-type="string">
            <text:p><text:a xlink:href="https://wush.net/trac/mindalliance/ticket/681">For new project sometimes when clicked on Approaches, no approach is observed even if approach is presen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3">683</text:a></text:p>
          </table:table-cell>
          <table:table-cell table:style-name="ce128" office:value-type="string">
            <text:p>major</text:p>
          </table:table-cell>
          <table:table-cell table:style-name="ce128" office:value-type="string">
            <text:p><text:a xlink:href="https://wush.net/trac/mindalliance/ticket/683">Scroll button for Recent interviews do not scroll to the top of page lis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4">684</text:a></text:p>
          </table:table-cell>
          <table:table-cell table:style-name="ce128" office:value-type="string">
            <text:p>blocker</text:p>
          </table:table-cell>
          <table:table-cell table:style-name="ce128" office:value-type="string">
            <text:p><text:a xlink:href="https://wush.net/trac/mindalliance/ticket/684">Observed error for adding new project on build 4701</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visibility="filter">
          <table:table-cell table:style-name="ce128" office:value-type="string">
            <text:p><text:a xlink:href="https://wush.net/trac/mindalliance/ticket/686">686</text:a></text:p>
          </table:table-cell>
          <table:table-cell table:style-name="ce128" office:value-type="string">
            <text:p>minor</text:p>
          </table:table-cell>
          <table:table-cell table:style-name="ce128" office:value-type="string">
            <text:p><text:a xlink:href="https://wush.net/trac/mindalliance/ticket/686">No default Project is observed in KM Analyst on Revision 4701</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7">687</text:a></text:p>
          </table:table-cell>
          <table:table-cell table:style-name="ce128" office:value-type="string">
            <text:p>major</text:p>
          </table:table-cell>
          <table:table-cell table:style-name="ce128" office:value-type="string">
            <text:p><text:a xlink:href="https://wush.net/trac/mindalliance/ticket/687">Document created is not observed in the Flow'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8">688</text:a></text:p>
          </table:table-cell>
          <table:table-cell table:style-name="ce128" office:value-type="string">
            <text:p>major</text:p>
          </table:table-cell>
          <table:table-cell table:style-name="ce128" office:value-type="string">
            <text:p><text:a xlink:href="https://wush.net/trac/mindalliance/ticket/688">Issue cannot be added to the flow if the flow is created but not sa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0">690</text:a></text:p>
          </table:table-cell>
          <table:table-cell table:style-name="ce128" office:value-type="string">
            <text:p>major</text:p>
          </table:table-cell>
          <table:table-cell table:style-name="ce128" office:value-type="string">
            <text:p><text:a xlink:href="https://wush.net/trac/mindalliance/ticket/690">Cannot rename the interview already add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1">691</text:a></text:p>
          </table:table-cell>
          <table:table-cell table:style-name="ce128" office:value-type="string">
            <text:p>minor</text:p>
          </table:table-cell>
          <table:table-cell table:style-name="ce128" office:value-type="string">
            <text:p><text:a xlink:href="https://wush.net/trac/mindalliance/ticket/691">Spelling mistake is observed for "Relevent Approaches" under Issue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2">692</text:a></text:p>
          </table:table-cell>
          <table:table-cell table:style-name="ce128" office:value-type="string">
            <text:p>critical</text:p>
          </table:table-cell>
          <table:table-cell table:style-name="ce128" office:value-type="string">
            <text:p><text:a xlink:href="https://wush.net/trac/mindalliance/ticket/692">If duplicate interviewees are created, one already have issues and when clicked on other interviewee under schedule tab for interview, the issues of existing interviewee are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3">693</text:a></text:p>
          </table:table-cell>
          <table:table-cell table:style-name="ce128" office:value-type="string">
            <text:p>critical</text:p>
          </table:table-cell>
          <table:table-cell table:style-name="ce128" office:value-type="string">
            <text:p><text:a xlink:href="https://wush.net/trac/mindalliance/ticket/693">When interviewee of same name removes the existing issues of previous one, and if new issue is added, the issue id is not same and details are also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4">694</text:a></text:p>
          </table:table-cell>
          <table:table-cell table:style-name="ce128" office:value-type="string">
            <text:p>minor</text:p>
          </table:table-cell>
          <table:table-cell table:style-name="ce128" office:value-type="string">
            <text:p><text:a xlink:href="https://wush.net/trac/mindalliance/ticket/694">Spelling mistake is observed for "Calendar" on home page as "calendar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5">695</text:a></text:p>
          </table:table-cell>
          <table:table-cell table:style-name="ce128" office:value-type="string">
            <text:p>major</text:p>
          </table:table-cell>
          <table:table-cell table:style-name="ce128" office:value-type="string">
            <text:p><text:a xlink:href="https://wush.net/trac/mindalliance/ticket/695">The Document details are not displayed in Document panel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6">696</text:a></text:p>
          </table:table-cell>
          <table:table-cell table:style-name="ce128" office:value-type="string">
            <text:p>major</text:p>
          </table:table-cell>
          <table:table-cell table:style-name="ce128" office:value-type="string">
            <text:p><text:a xlink:href="https://wush.net/trac/mindalliance/ticket/696">Blank phase is accepted in Phas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7">697</text:a></text:p>
          </table:table-cell>
          <table:table-cell table:style-name="ce128" office:value-type="string">
            <text:p>major</text:p>
          </table:table-cell>
          <table:table-cell table:style-name="ce128" office:value-type="string">
            <text:p><text:a xlink:href="https://wush.net/trac/mindalliance/ticket/697">Blank Document is accepted in Document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8">698</text:a></text:p>
          </table:table-cell>
          <table:table-cell table:style-name="ce128" office:value-type="string">
            <text:p>major</text:p>
          </table:table-cell>
          <table:table-cell table:style-name="ce128" office:value-type="string">
            <text:p><text:a xlink:href="https://wush.net/trac/mindalliance/ticket/698">Blank phase and document is accepted in flow's document as nul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9">699</text:a></text:p>
          </table:table-cell>
          <table:table-cell table:style-name="ce128" office:value-type="string">
            <text:p>major</text:p>
          </table:table-cell>
          <table:table-cell table:style-name="ce128" office:value-type="string">
            <text:p><text:a xlink:href="https://wush.net/trac/mindalliance/ticket/699">Documents are not displayed but the document count is displayed in Summary, if the flow contains "null" a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0">700</text:a></text:p>
          </table:table-cell>
          <table:table-cell table:style-name="ce128" office:value-type="string">
            <text:p>major</text:p>
          </table:table-cell>
          <table:table-cell table:style-name="ce128" office:value-type="string">
            <text:p><text:a xlink:href="https://wush.net/trac/mindalliance/ticket/700">Some time Read Time out error was observed when clicked on save button multiple tim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1">701</text:a></text:p>
          </table:table-cell>
          <table:table-cell table:style-name="ce128" office:value-type="string">
            <text:p>critical</text:p>
          </table:table-cell>
          <table:table-cell table:style-name="ce128" office:value-type="string">
            <text:p><text:a xlink:href="https://wush.net/trac/mindalliance/ticket/701">If flow is not saved and when when clicked on attachment option, previous project issue list is observed in the left panel of "Associate issues with this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2">702</text:a></text:p>
          </table:table-cell>
          <table:table-cell table:style-name="ce128" office:value-type="string">
            <text:p>minor</text:p>
          </table:table-cell>
          <table:table-cell table:style-name="ce128" office:value-type="string">
            <text:p><text:a xlink:href="https://wush.net/trac/mindalliance/ticket/702">Calendar icon link on projects page do not display calend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3">703</text:a></text:p>
          </table:table-cell>
          <table:table-cell table:style-name="ce128" office:value-type="string">
            <text:p>major</text:p>
          </table:table-cell>
          <table:table-cell table:style-name="ce128" office:value-type="string">
            <text:p><text:a xlink:href="https://wush.net/trac/mindalliance/ticket/703">Multiple issues are added and removed at same time in Associate issues to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4">704</text:a></text:p>
          </table:table-cell>
          <table:table-cell table:style-name="ce128" office:value-type="string">
            <text:p>major</text:p>
          </table:table-cell>
          <table:table-cell table:style-name="ce128" office:value-type="string">
            <text:p><text:a xlink:href="https://wush.net/trac/mindalliance/ticket/704">Security Issue is observed when clicked on back button of browser through issues panel, logout page is displayed but user is not logou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5">705</text:a></text:p>
          </table:table-cell>
          <table:table-cell table:style-name="ce128" office:value-type="string">
            <text:p>major</text:p>
          </table:table-cell>
          <table:table-cell table:style-name="ce128" office:value-type="string">
            <text:p><text:a xlink:href="https://wush.net/trac/mindalliance/ticket/705">If an issue is resolved, they are observed in Issue tab of Summary Repor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6">706</text:a></text:p>
          </table:table-cell>
          <table:table-cell table:style-name="ce128" office:value-type="string">
            <text:p>major</text:p>
          </table:table-cell>
          <table:table-cell table:style-name="ce128" office:value-type="string">
            <text:p><text:a xlink:href="https://wush.net/trac/mindalliance/ticket/706">Flow is not created but the issues are already associated to i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7">707</text:a></text:p>
          </table:table-cell>
          <table:table-cell table:style-name="ce128" office:value-type="string">
            <text:p>major</text:p>
          </table:table-cell>
          <table:table-cell table:style-name="ce128" office:value-type="string">
            <text:p><text:a xlink:href="https://wush.net/trac/mindalliance/ticket/707">Same issues are observed on left side as well as right in "Associate issues with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8">708</text:a></text:p>
          </table:table-cell>
          <table:table-cell table:style-name="ce128" office:value-type="string">
            <text:p>major</text:p>
          </table:table-cell>
          <table:table-cell table:style-name="ce128" office:value-type="string">
            <text:p><text:a xlink:href="https://wush.net/trac/mindalliance/ticket/708">Sometimes old projects issues and flows are observed in new projec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9">709</text:a></text:p>
          </table:table-cell>
          <table:table-cell table:style-name="ce128" office:value-type="string">
            <text:p>major</text:p>
          </table:table-cell>
          <table:table-cell table:style-name="ce128" office:value-type="string">
            <text:p><text:a xlink:href="https://wush.net/trac/mindalliance/ticket/709">Any approval approved from summary is not actually appr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0">710</text:a></text:p>
          </table:table-cell>
          <table:table-cell table:style-name="ce128" office:value-type="string">
            <text:p>major</text:p>
          </table:table-cell>
          <table:table-cell table:style-name="ce128" office:value-type="string">
            <text:p><text:a xlink:href="https://wush.net/trac/mindalliance/ticket/710">Check box for Fix issue doesn't work from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1">711</text:a></text:p>
          </table:table-cell>
          <table:table-cell table:style-name="ce128" office:value-type="string">
            <text:p>major</text:p>
          </table:table-cell>
          <table:table-cell table:style-name="ce128" office:value-type="string">
            <text:p><text:a xlink:href="https://wush.net/trac/mindalliance/ticket/711">When clicked on '''Delete''' button of issue from Summary, the Description of issue is removed and the Issue Id get '''0'''</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2">712</text:a></text:p>
          </table:table-cell>
          <table:table-cell table:style-name="ce128" office:value-type="string">
            <text:p>minor</text:p>
          </table:table-cell>
          <table:table-cell table:style-name="ce128" office:value-type="string">
            <text:p><text:a xlink:href="https://wush.net/trac/mindalliance/ticket/712">Start date for approach is more than End dat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3">713</text:a></text:p>
          </table:table-cell>
          <table:table-cell table:style-name="ce128" office:value-type="string">
            <text:p>minor</text:p>
          </table:table-cell>
          <table:table-cell table:style-name="ce128" office:value-type="string">
            <text:p><text:a xlink:href="https://wush.net/trac/mindalliance/ticket/713">Alarm should be raised before an Scheduled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4">714</text:a></text:p>
          </table:table-cell>
          <table:table-cell table:style-name="ce128" office:value-type="string">
            <text:p>major</text:p>
          </table:table-cell>
          <table:table-cell table:style-name="ce128" office:value-type="string">
            <text:p><text:a xlink:href="https://wush.net/trac/mindalliance/ticket/714">No issue is present in issue panel but the count as Issue(1) is displayed in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5">715</text:a></text:p>
          </table:table-cell>
          <table:table-cell table:style-name="ce128" office:value-type="string">
            <text:p>major</text:p>
          </table:table-cell>
          <table:table-cell table:style-name="ce128" office:value-type="string">
            <text:p><text:a xlink:href="https://wush.net/trac/mindalliance/ticket/715">Even if the issue is deleted from Summary, the issue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6">716</text:a></text:p>
          </table:table-cell>
          <table:table-cell table:style-name="ce128" office:value-type="string">
            <text:p>major</text:p>
          </table:table-cell>
          <table:table-cell table:style-name="ce128" office:value-type="string">
            <text:p><text:a xlink:href="https://wush.net/trac/mindalliance/ticket/716">Even if the flow is deleted from Summary, the flow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7">717</text:a></text:p>
          </table:table-cell>
          <table:table-cell table:style-name="ce128" office:value-type="string">
            <text:p>major</text:p>
          </table:table-cell>
          <table:table-cell table:style-name="ce128" office:value-type="string">
            <text:p><text:a xlink:href="https://wush.net/trac/mindalliance/ticket/717">If the issue is deleted through Summary and if clicked on Edit button of issue under Summary, the issue id and description gets blank, text field gets enabled, "Save" and "Cancel" button gets enabl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8">718</text:a></text:p>
          </table:table-cell>
          <table:table-cell table:style-name="ce128" office:value-type="string">
            <text:p>major</text:p>
          </table:table-cell>
          <table:table-cell table:style-name="ce128" office:value-type="string">
            <text:p><text:a xlink:href="https://wush.net/trac/mindalliance/ticket/718">If pressed on Cancel button, the issue is deleted but the issue is still present in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9">719</text:a></text:p>
          </table:table-cell>
          <table:table-cell table:style-name="ce128" office:value-type="string">
            <text:p>major</text:p>
          </table:table-cell>
          <table:table-cell table:style-name="ce128" office:value-type="string">
            <text:p><text:a xlink:href="https://wush.net/trac/mindalliance/ticket/719">Error message is observed when clicked on Save button of delete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2">722</text:a></text:p>
          </table:table-cell>
          <table:table-cell table:style-name="ce128" office:value-type="string">
            <text:p>major</text:p>
          </table:table-cell>
          <table:table-cell table:style-name="ce128" office:value-type="string">
            <text:p><text:a xlink:href="https://wush.net/trac/mindalliance/ticket/722">Flow is not removed from the Affected flow's Associate flow to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3">723</text:a></text:p>
          </table:table-cell>
          <table:table-cell table:style-name="ce128" office:value-type="string">
            <text:p>major</text:p>
          </table:table-cell>
          <table:table-cell table:style-name="ce128" office:value-type="string">
            <text:p><text:a xlink:href="https://wush.net/trac/mindalliance/ticket/723">Approaches is not removed from the Relevent Approach's Associate approaches with this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4">724</text:a></text:p>
          </table:table-cell>
          <table:table-cell table:style-name="ce128" office:value-type="string">
            <text:p>minor</text:p>
          </table:table-cell>
          <table:table-cell table:style-name="ce128" office:value-type="string">
            <text:p><text:a xlink:href="https://wush.net/trac/mindalliance/ticket/724">Header's for Details tab under Issues is not obser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5">725</text:a></text:p>
          </table:table-cell>
          <table:table-cell table:style-name="ce128" office:value-type="string">
            <text:p>major</text:p>
          </table:table-cell>
          <table:table-cell table:style-name="ce128" office:value-type="string">
            <text:p><text:a xlink:href="https://wush.net/trac/mindalliance/ticket/725">If an Issue or Flow is removed from left side panel of Associate Issue/Flow to this issue/flow window, it is not observed in right sid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7">727</text:a></text:p>
          </table:table-cell>
          <table:table-cell table:style-name="ce128" office:value-type="string">
            <text:p>major</text:p>
          </table:table-cell>
          <table:table-cell table:style-name="ce128" office:value-type="string">
            <text:p><text:a xlink:href="https://wush.net/trac/mindalliance/ticket/727">Approach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8">728</text:a></text:p>
          </table:table-cell>
          <table:table-cell table:style-name="ce128" office:value-type="string">
            <text:p>major</text:p>
          </table:table-cell>
          <table:table-cell table:style-name="ce128" office:value-type="string">
            <text:p><text:a xlink:href="https://wush.net/trac/mindalliance/ticket/728">Approach cannot be editt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9">729</text:a></text:p>
          </table:table-cell>
          <table:table-cell table:style-name="ce128" office:value-type="string">
            <text:p>major</text:p>
          </table:table-cell>
          <table:table-cell table:style-name="ce128" office:value-type="string">
            <text:p><text:a xlink:href="https://wush.net/trac/mindalliance/ticket/729">Approach attachment option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0">730</text:a></text:p>
          </table:table-cell>
          <table:table-cell table:style-name="ce128" office:value-type="string">
            <text:p>major</text:p>
          </table:table-cell>
          <table:table-cell table:style-name="ce128" office:value-type="string">
            <text:p><text:a xlink:href="https://wush.net/trac/mindalliance/ticket/730">Blank metadata is added in Recent interview's interviewe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1">731</text:a></text:p>
          </table:table-cell>
          <table:table-cell table:style-name="ce128" office:value-type="string">
            <text:p>minor</text:p>
          </table:table-cell>
          <table:table-cell table:style-name="ce128" office:value-type="string">
            <text:p><text:a xlink:href="https://wush.net/trac/mindalliance/ticket/731">Multiple times blank metadata can be added into Recent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3">733</text:a></text:p>
          </table:table-cell>
          <table:table-cell table:style-name="ce128" office:value-type="string">
            <text:p>major</text:p>
          </table:table-cell>
          <table:table-cell table:style-name="ce128" office:value-type="string">
            <text:p><text:a xlink:href="https://wush.net/trac/mindalliance/ticket/733">Accessibility issue is observed when pressed enter through an keyboard on interview button, the page is redirected to projects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4">734</text:a></text:p>
          </table:table-cell>
          <table:table-cell table:style-name="ce128" office:value-type="string">
            <text:p>minor</text:p>
          </table:table-cell>
          <table:table-cell table:style-name="ce128" office:value-type="string">
            <text:p><text:a xlink:href="https://wush.net/trac/mindalliance/ticket/734">Accessibility issue is observed for Document while scrolling through keyboar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5">735</text:a></text:p>
          </table:table-cell>
          <table:table-cell table:style-name="ce128" office:value-type="string">
            <text:p>minor</text:p>
          </table:table-cell>
          <table:table-cell table:style-name="ce128" office:value-type="string">
            <text:p><text:a xlink:href="https://wush.net/trac/mindalliance/ticket/735">Password functionality should be availabl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6">736</text:a></text:p>
          </table:table-cell>
          <table:table-cell table:style-name="ce128" office:value-type="string">
            <text:p>major</text:p>
          </table:table-cell>
          <table:table-cell table:style-name="ce128" office:value-type="string">
            <text:p><text:a xlink:href="https://wush.net/trac/mindalliance/ticket/736">Error is observed if Project Description is added for more than 10000 word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7">737</text:a></text:p>
          </table:table-cell>
          <table:table-cell table:style-name="ce128" office:value-type="string">
            <text:p>major</text:p>
          </table:table-cell>
          <table:table-cell table:style-name="ce128" office:value-type="string">
            <text:p><text:a xlink:href="https://wush.net/trac/mindalliance/ticket/737">No Logs and Reports are generated for Analys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8">738</text:a></text:p>
          </table:table-cell>
          <table:table-cell table:style-name="ce128" office:value-type="string">
            <text:p>major</text:p>
          </table:table-cell>
          <table:table-cell table:style-name="ce128" office:value-type="string">
            <text:p><text:a xlink:href="https://wush.net/trac/mindalliance/ticket/738">Allow resizing of issues lists in Summary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9">739</text:a></text:p>
          </table:table-cell>
          <table:table-cell table:style-name="ce128" office:value-type="string">
            <text:p>major</text:p>
          </table:table-cell>
          <table:table-cell table:style-name="ce128" office:value-type="string">
            <text:p><text:a xlink:href="https://wush.net/trac/mindalliance/ticket/739">Show full issue screen when adding a new issu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77">777</text:a></text:p>
          </table:table-cell>
          <table:table-cell table:style-name="ce128" office:value-type="string">
            <text:p>major</text:p>
          </table:table-cell>
          <table:table-cell table:style-name="ce128" office:value-type="string">
            <text:p><text:a xlink:href="https://wush.net/trac/mindalliance/ticket/777">Even if Phase is deleted from Documents, the list of deleted phases is observed in dropdown while adding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1" table:visibility="filter" table:number-rows-repeated="65446">
          <table:table-cell table:number-columns-repeated="1024"/>
        </table:table-row>
        <table:table-row table:style-name="ro1" table:visibility="filter">
          <table:table-cell table:number-columns-repeated="1024"/>
        </table:table-row>
      </table:table>
      <table:database-ranges>
        <table:database-range table:target-range-address="Defects_Tests.A1:Defects_Tests.AMJ65536" table:display-filter-buttons="true">
          <table:filter>
            <table:filter-condition table:field-number="9" table:value="PASS"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Calibri" svg:font-family="Calibri"/>
    <style:font-face style:name="Calibri1" svg:font-family="Calibri1"/>
    <style:font-face style:name="Calibri2" svg:font-family="Calibri2"/>
    <style:font-face style:name="Calibri3" svg:font-family="Calibri3"/>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number-style style:name="N10000" number:language="en" number:country="US">
      <number:number number:min-integer-digits="1"/>
    </number:number-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10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10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1">05/01/2013</text:date>, <text:time>12:25:0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5-01T12:25:08.21</dc:date>
    <meta:editing-cycles>1593</meta:editing-cycles>
    <meta:editing-duration>PT116H24M19S</meta:editing-duration>
    <dc:creator>abc xyz</dc:creator>
    <meta:document-statistic meta:table-count="18" meta:cell-count="5431" meta:object-count="0"/>
  </office:meta>
</office:document-meta>
</file>